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5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19.61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41.87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26.95mm"/>
    </style:style>
    <style:style style:name="co14" style:family="table-column">
      <style:table-column-properties fo:break-before="auto" style:column-width="29.56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2.52mm"/>
    </style:style>
    <style:style style:name="co18" style:family="table-column">
      <style:table-column-properties fo:break-before="auto" style:column-width="103.63mm"/>
    </style:style>
    <style:style style:name="ro1" style:family="table-row">
      <style:table-row-properties style:row-height="5.8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7.62mm" fo:break-before="auto" style:use-optimal-row-height="true"/>
    </style:style>
    <style:style style:name="ta1" style:family="table" style:master-page-name="PageStyle_5f_卡牌">
      <style:table-properties table:display="true" style:writing-mode="lr-tb" tableooo:tab-color="#c0c0c0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48" style:family="table-cell" style:parent-style-name="卡牌类型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7"/>
      <style:map style:condition="cell-content()=&quot;术士&quot;" style:apply-style-name="术士" style:base-cell-address="卡牌.C1097"/>
      <style:map style:condition="cell-content()=&quot;法师&quot;" style:apply-style-name="法师" style:base-cell-address="卡牌.C1097"/>
      <style:map style:condition="cell-content()=&quot;潜行者&quot;" style:apply-style-name="潜行者" style:base-cell-address="卡牌.C1097"/>
      <style:map style:condition="cell-content()=&quot;猎人&quot;" style:apply-style-name="猎人" style:base-cell-address="卡牌.C1097"/>
      <style:map style:condition="cell-content()=&quot;德鲁伊&quot;" style:apply-style-name="德鲁伊" style:base-cell-address="卡牌.C1097"/>
      <style:map style:condition="cell-content()=&quot;萨满祭司&quot;" style:apply-style-name="萨满祭司" style:base-cell-address="卡牌.C1097"/>
      <style:map style:condition="cell-content()=&quot;圣骑士&quot;" style:apply-style-name="圣骑士" style:base-cell-address="卡牌.C1097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8"/>
      <style:map style:condition="cell-content()=&quot;术士&quot;" style:apply-style-name="术士" style:base-cell-address="卡牌.C1098"/>
      <style:map style:condition="cell-content()=&quot;法师&quot;" style:apply-style-name="法师" style:base-cell-address="卡牌.C1098"/>
      <style:map style:condition="cell-content()=&quot;潜行者&quot;" style:apply-style-name="潜行者" style:base-cell-address="卡牌.C1098"/>
      <style:map style:condition="cell-content()=&quot;猎人&quot;" style:apply-style-name="猎人" style:base-cell-address="卡牌.C1098"/>
      <style:map style:condition="cell-content()=&quot;德鲁伊&quot;" style:apply-style-name="德鲁伊" style:base-cell-address="卡牌.C1098"/>
      <style:map style:condition="cell-content()=&quot;萨满祭司&quot;" style:apply-style-name="萨满祭司" style:base-cell-address="卡牌.C1098"/>
      <style:map style:condition="cell-content()=&quot;圣骑士&quot;" style:apply-style-name="圣骑士" style:base-cell-address="卡牌.C1098"/>
    </style:style>
    <style:style style:name="ce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099"/>
      <style:map style:condition="cell-content()=&quot;术士&quot;" style:apply-style-name="术士" style:base-cell-address="卡牌.C1099"/>
      <style:map style:condition="cell-content()=&quot;法师&quot;" style:apply-style-name="法师" style:base-cell-address="卡牌.C1099"/>
      <style:map style:condition="cell-content()=&quot;潜行者&quot;" style:apply-style-name="潜行者" style:base-cell-address="卡牌.C1099"/>
      <style:map style:condition="cell-content()=&quot;猎人&quot;" style:apply-style-name="猎人" style:base-cell-address="卡牌.C1099"/>
      <style:map style:condition="cell-content()=&quot;德鲁伊&quot;" style:apply-style-name="德鲁伊" style:base-cell-address="卡牌.C1099"/>
      <style:map style:condition="cell-content()=&quot;萨满祭司&quot;" style:apply-style-name="萨满祭司" style:base-cell-address="卡牌.C1099"/>
      <style:map style:condition="cell-content()=&quot;圣骑士&quot;" style:apply-style-name="圣骑士" style:base-cell-address="卡牌.C1099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0"/>
      <style:map style:condition="cell-content()=&quot;术士&quot;" style:apply-style-name="术士" style:base-cell-address="卡牌.C1100"/>
      <style:map style:condition="cell-content()=&quot;法师&quot;" style:apply-style-name="法师" style:base-cell-address="卡牌.C1100"/>
      <style:map style:condition="cell-content()=&quot;潜行者&quot;" style:apply-style-name="潜行者" style:base-cell-address="卡牌.C1100"/>
      <style:map style:condition="cell-content()=&quot;猎人&quot;" style:apply-style-name="猎人" style:base-cell-address="卡牌.C1100"/>
      <style:map style:condition="cell-content()=&quot;德鲁伊&quot;" style:apply-style-name="德鲁伊" style:base-cell-address="卡牌.C1100"/>
      <style:map style:condition="cell-content()=&quot;萨满祭司&quot;" style:apply-style-name="萨满祭司" style:base-cell-address="卡牌.C1100"/>
      <style:map style:condition="cell-content()=&quot;圣骑士&quot;" style:apply-style-name="圣骑士" style:base-cell-address="卡牌.C1100"/>
    </style:style>
    <style:style style:name="ce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1"/>
      <style:map style:condition="cell-content()=&quot;术士&quot;" style:apply-style-name="术士" style:base-cell-address="卡牌.C1101"/>
      <style:map style:condition="cell-content()=&quot;法师&quot;" style:apply-style-name="法师" style:base-cell-address="卡牌.C1101"/>
      <style:map style:condition="cell-content()=&quot;潜行者&quot;" style:apply-style-name="潜行者" style:base-cell-address="卡牌.C1101"/>
      <style:map style:condition="cell-content()=&quot;猎人&quot;" style:apply-style-name="猎人" style:base-cell-address="卡牌.C1101"/>
      <style:map style:condition="cell-content()=&quot;德鲁伊&quot;" style:apply-style-name="德鲁伊" style:base-cell-address="卡牌.C1101"/>
      <style:map style:condition="cell-content()=&quot;萨满祭司&quot;" style:apply-style-name="萨满祭司" style:base-cell-address="卡牌.C1101"/>
      <style:map style:condition="cell-content()=&quot;圣骑士&quot;" style:apply-style-name="圣骑士" style:base-cell-address="卡牌.C1101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2"/>
      <style:map style:condition="cell-content()=&quot;术士&quot;" style:apply-style-name="术士" style:base-cell-address="卡牌.C1102"/>
      <style:map style:condition="cell-content()=&quot;法师&quot;" style:apply-style-name="法师" style:base-cell-address="卡牌.C1102"/>
      <style:map style:condition="cell-content()=&quot;潜行者&quot;" style:apply-style-name="潜行者" style:base-cell-address="卡牌.C1102"/>
      <style:map style:condition="cell-content()=&quot;猎人&quot;" style:apply-style-name="猎人" style:base-cell-address="卡牌.C1102"/>
      <style:map style:condition="cell-content()=&quot;德鲁伊&quot;" style:apply-style-name="德鲁伊" style:base-cell-address="卡牌.C1102"/>
      <style:map style:condition="cell-content()=&quot;萨满祭司&quot;" style:apply-style-name="萨满祭司" style:base-cell-address="卡牌.C1102"/>
      <style:map style:condition="cell-content()=&quot;圣骑士&quot;" style:apply-style-name="圣骑士" style:base-cell-address="卡牌.C1102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3"/>
      <style:map style:condition="cell-content()=&quot;术士&quot;" style:apply-style-name="术士" style:base-cell-address="卡牌.C1103"/>
      <style:map style:condition="cell-content()=&quot;法师&quot;" style:apply-style-name="法师" style:base-cell-address="卡牌.C1103"/>
      <style:map style:condition="cell-content()=&quot;潜行者&quot;" style:apply-style-name="潜行者" style:base-cell-address="卡牌.C1103"/>
      <style:map style:condition="cell-content()=&quot;猎人&quot;" style:apply-style-name="猎人" style:base-cell-address="卡牌.C1103"/>
      <style:map style:condition="cell-content()=&quot;德鲁伊&quot;" style:apply-style-name="德鲁伊" style:base-cell-address="卡牌.C1103"/>
      <style:map style:condition="cell-content()=&quot;萨满祭司&quot;" style:apply-style-name="萨满祭司" style:base-cell-address="卡牌.C1103"/>
      <style:map style:condition="cell-content()=&quot;圣骑士&quot;" style:apply-style-name="圣骑士" style:base-cell-address="卡牌.C1103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4"/>
      <style:map style:condition="cell-content()=&quot;术士&quot;" style:apply-style-name="术士" style:base-cell-address="卡牌.C1104"/>
      <style:map style:condition="cell-content()=&quot;法师&quot;" style:apply-style-name="法师" style:base-cell-address="卡牌.C1104"/>
      <style:map style:condition="cell-content()=&quot;潜行者&quot;" style:apply-style-name="潜行者" style:base-cell-address="卡牌.C1104"/>
      <style:map style:condition="cell-content()=&quot;猎人&quot;" style:apply-style-name="猎人" style:base-cell-address="卡牌.C1104"/>
      <style:map style:condition="cell-content()=&quot;德鲁伊&quot;" style:apply-style-name="德鲁伊" style:base-cell-address="卡牌.C1104"/>
      <style:map style:condition="cell-content()=&quot;萨满祭司&quot;" style:apply-style-name="萨满祭司" style:base-cell-address="卡牌.C1104"/>
      <style:map style:condition="cell-content()=&quot;圣骑士&quot;" style:apply-style-name="圣骑士" style:base-cell-address="卡牌.C1104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5"/>
      <style:map style:condition="cell-content()=&quot;术士&quot;" style:apply-style-name="术士" style:base-cell-address="卡牌.C1105"/>
      <style:map style:condition="cell-content()=&quot;法师&quot;" style:apply-style-name="法师" style:base-cell-address="卡牌.C1105"/>
      <style:map style:condition="cell-content()=&quot;潜行者&quot;" style:apply-style-name="潜行者" style:base-cell-address="卡牌.C1105"/>
      <style:map style:condition="cell-content()=&quot;猎人&quot;" style:apply-style-name="猎人" style:base-cell-address="卡牌.C1105"/>
      <style:map style:condition="cell-content()=&quot;德鲁伊&quot;" style:apply-style-name="德鲁伊" style:base-cell-address="卡牌.C1105"/>
      <style:map style:condition="cell-content()=&quot;萨满祭司&quot;" style:apply-style-name="萨满祭司" style:base-cell-address="卡牌.C1105"/>
      <style:map style:condition="cell-content()=&quot;圣骑士&quot;" style:apply-style-name="圣骑士" style:base-cell-address="卡牌.C1105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7"/>
      <style:map style:condition="cell-content()=&quot;术士&quot;" style:apply-style-name="术士" style:base-cell-address="卡牌.C1107"/>
      <style:map style:condition="cell-content()=&quot;法师&quot;" style:apply-style-name="法师" style:base-cell-address="卡牌.C1107"/>
      <style:map style:condition="cell-content()=&quot;潜行者&quot;" style:apply-style-name="潜行者" style:base-cell-address="卡牌.C1107"/>
      <style:map style:condition="cell-content()=&quot;猎人&quot;" style:apply-style-name="猎人" style:base-cell-address="卡牌.C1107"/>
      <style:map style:condition="cell-content()=&quot;德鲁伊&quot;" style:apply-style-name="德鲁伊" style:base-cell-address="卡牌.C1107"/>
      <style:map style:condition="cell-content()=&quot;萨满祭司&quot;" style:apply-style-name="萨满祭司" style:base-cell-address="卡牌.C1107"/>
      <style:map style:condition="cell-content()=&quot;圣骑士&quot;" style:apply-style-name="圣骑士" style:base-cell-address="卡牌.C1107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8"/>
      <style:map style:condition="cell-content()=&quot;术士&quot;" style:apply-style-name="术士" style:base-cell-address="卡牌.C1108"/>
      <style:map style:condition="cell-content()=&quot;法师&quot;" style:apply-style-name="法师" style:base-cell-address="卡牌.C1108"/>
      <style:map style:condition="cell-content()=&quot;潜行者&quot;" style:apply-style-name="潜行者" style:base-cell-address="卡牌.C1108"/>
      <style:map style:condition="cell-content()=&quot;猎人&quot;" style:apply-style-name="猎人" style:base-cell-address="卡牌.C1108"/>
      <style:map style:condition="cell-content()=&quot;德鲁伊&quot;" style:apply-style-name="德鲁伊" style:base-cell-address="卡牌.C1108"/>
      <style:map style:condition="cell-content()=&quot;萨满祭司&quot;" style:apply-style-name="萨满祭司" style:base-cell-address="卡牌.C1108"/>
      <style:map style:condition="cell-content()=&quot;圣骑士&quot;" style:apply-style-name="圣骑士" style:base-cell-address="卡牌.C1108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09"/>
      <style:map style:condition="cell-content()=&quot;术士&quot;" style:apply-style-name="术士" style:base-cell-address="卡牌.C1109"/>
      <style:map style:condition="cell-content()=&quot;法师&quot;" style:apply-style-name="法师" style:base-cell-address="卡牌.C1109"/>
      <style:map style:condition="cell-content()=&quot;潜行者&quot;" style:apply-style-name="潜行者" style:base-cell-address="卡牌.C1109"/>
      <style:map style:condition="cell-content()=&quot;猎人&quot;" style:apply-style-name="猎人" style:base-cell-address="卡牌.C1109"/>
      <style:map style:condition="cell-content()=&quot;德鲁伊&quot;" style:apply-style-name="德鲁伊" style:base-cell-address="卡牌.C1109"/>
      <style:map style:condition="cell-content()=&quot;萨满祭司&quot;" style:apply-style-name="萨满祭司" style:base-cell-address="卡牌.C1109"/>
      <style:map style:condition="cell-content()=&quot;圣骑士&quot;" style:apply-style-name="圣骑士" style:base-cell-address="卡牌.C1109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0"/>
      <style:map style:condition="cell-content()=&quot;术士&quot;" style:apply-style-name="术士" style:base-cell-address="卡牌.C1110"/>
      <style:map style:condition="cell-content()=&quot;法师&quot;" style:apply-style-name="法师" style:base-cell-address="卡牌.C1110"/>
      <style:map style:condition="cell-content()=&quot;潜行者&quot;" style:apply-style-name="潜行者" style:base-cell-address="卡牌.C1110"/>
      <style:map style:condition="cell-content()=&quot;猎人&quot;" style:apply-style-name="猎人" style:base-cell-address="卡牌.C1110"/>
      <style:map style:condition="cell-content()=&quot;德鲁伊&quot;" style:apply-style-name="德鲁伊" style:base-cell-address="卡牌.C1110"/>
      <style:map style:condition="cell-content()=&quot;萨满祭司&quot;" style:apply-style-name="萨满祭司" style:base-cell-address="卡牌.C1110"/>
      <style:map style:condition="cell-content()=&quot;圣骑士&quot;" style:apply-style-name="圣骑士" style:base-cell-address="卡牌.C1110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1"/>
      <style:map style:condition="cell-content()=&quot;术士&quot;" style:apply-style-name="术士" style:base-cell-address="卡牌.C1111"/>
      <style:map style:condition="cell-content()=&quot;法师&quot;" style:apply-style-name="法师" style:base-cell-address="卡牌.C1111"/>
      <style:map style:condition="cell-content()=&quot;潜行者&quot;" style:apply-style-name="潜行者" style:base-cell-address="卡牌.C1111"/>
      <style:map style:condition="cell-content()=&quot;猎人&quot;" style:apply-style-name="猎人" style:base-cell-address="卡牌.C1111"/>
      <style:map style:condition="cell-content()=&quot;德鲁伊&quot;" style:apply-style-name="德鲁伊" style:base-cell-address="卡牌.C1111"/>
      <style:map style:condition="cell-content()=&quot;萨满祭司&quot;" style:apply-style-name="萨满祭司" style:base-cell-address="卡牌.C1111"/>
      <style:map style:condition="cell-content()=&quot;圣骑士&quot;" style:apply-style-name="圣骑士" style:base-cell-address="卡牌.C1111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2"/>
      <style:map style:condition="cell-content()=&quot;术士&quot;" style:apply-style-name="术士" style:base-cell-address="卡牌.C1112"/>
      <style:map style:condition="cell-content()=&quot;法师&quot;" style:apply-style-name="法师" style:base-cell-address="卡牌.C1112"/>
      <style:map style:condition="cell-content()=&quot;潜行者&quot;" style:apply-style-name="潜行者" style:base-cell-address="卡牌.C1112"/>
      <style:map style:condition="cell-content()=&quot;猎人&quot;" style:apply-style-name="猎人" style:base-cell-address="卡牌.C1112"/>
      <style:map style:condition="cell-content()=&quot;德鲁伊&quot;" style:apply-style-name="德鲁伊" style:base-cell-address="卡牌.C1112"/>
      <style:map style:condition="cell-content()=&quot;萨满祭司&quot;" style:apply-style-name="萨满祭司" style:base-cell-address="卡牌.C1112"/>
      <style:map style:condition="cell-content()=&quot;圣骑士&quot;" style:apply-style-name="圣骑士" style:base-cell-address="卡牌.C1112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3"/>
      <style:map style:condition="cell-content()=&quot;术士&quot;" style:apply-style-name="术士" style:base-cell-address="卡牌.C1113"/>
      <style:map style:condition="cell-content()=&quot;法师&quot;" style:apply-style-name="法师" style:base-cell-address="卡牌.C1113"/>
      <style:map style:condition="cell-content()=&quot;潜行者&quot;" style:apply-style-name="潜行者" style:base-cell-address="卡牌.C1113"/>
      <style:map style:condition="cell-content()=&quot;猎人&quot;" style:apply-style-name="猎人" style:base-cell-address="卡牌.C1113"/>
      <style:map style:condition="cell-content()=&quot;德鲁伊&quot;" style:apply-style-name="德鲁伊" style:base-cell-address="卡牌.C1113"/>
      <style:map style:condition="cell-content()=&quot;萨满祭司&quot;" style:apply-style-name="萨满祭司" style:base-cell-address="卡牌.C1113"/>
      <style:map style:condition="cell-content()=&quot;圣骑士&quot;" style:apply-style-name="圣骑士" style:base-cell-address="卡牌.C1113"/>
    </style:style>
    <style:style style:name="ce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4"/>
      <style:map style:condition="cell-content()=&quot;术士&quot;" style:apply-style-name="术士" style:base-cell-address="卡牌.C1114"/>
      <style:map style:condition="cell-content()=&quot;法师&quot;" style:apply-style-name="法师" style:base-cell-address="卡牌.C1114"/>
      <style:map style:condition="cell-content()=&quot;潜行者&quot;" style:apply-style-name="潜行者" style:base-cell-address="卡牌.C1114"/>
      <style:map style:condition="cell-content()=&quot;猎人&quot;" style:apply-style-name="猎人" style:base-cell-address="卡牌.C1114"/>
      <style:map style:condition="cell-content()=&quot;德鲁伊&quot;" style:apply-style-name="德鲁伊" style:base-cell-address="卡牌.C1114"/>
      <style:map style:condition="cell-content()=&quot;萨满祭司&quot;" style:apply-style-name="萨满祭司" style:base-cell-address="卡牌.C1114"/>
      <style:map style:condition="cell-content()=&quot;圣骑士&quot;" style:apply-style-name="圣骑士" style:base-cell-address="卡牌.C1114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5"/>
      <style:map style:condition="cell-content()=&quot;术士&quot;" style:apply-style-name="术士" style:base-cell-address="卡牌.C1115"/>
      <style:map style:condition="cell-content()=&quot;法师&quot;" style:apply-style-name="法师" style:base-cell-address="卡牌.C1115"/>
      <style:map style:condition="cell-content()=&quot;潜行者&quot;" style:apply-style-name="潜行者" style:base-cell-address="卡牌.C1115"/>
      <style:map style:condition="cell-content()=&quot;猎人&quot;" style:apply-style-name="猎人" style:base-cell-address="卡牌.C1115"/>
      <style:map style:condition="cell-content()=&quot;德鲁伊&quot;" style:apply-style-name="德鲁伊" style:base-cell-address="卡牌.C1115"/>
      <style:map style:condition="cell-content()=&quot;萨满祭司&quot;" style:apply-style-name="萨满祭司" style:base-cell-address="卡牌.C1115"/>
      <style:map style:condition="cell-content()=&quot;圣骑士&quot;" style:apply-style-name="圣骑士" style:base-cell-address="卡牌.C1115"/>
    </style:style>
    <style:style style:name="ce5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6"/>
      <style:map style:condition="cell-content()=&quot;术士&quot;" style:apply-style-name="术士" style:base-cell-address="卡牌.C1116"/>
      <style:map style:condition="cell-content()=&quot;法师&quot;" style:apply-style-name="法师" style:base-cell-address="卡牌.C1116"/>
      <style:map style:condition="cell-content()=&quot;潜行者&quot;" style:apply-style-name="潜行者" style:base-cell-address="卡牌.C1116"/>
      <style:map style:condition="cell-content()=&quot;猎人&quot;" style:apply-style-name="猎人" style:base-cell-address="卡牌.C1116"/>
      <style:map style:condition="cell-content()=&quot;德鲁伊&quot;" style:apply-style-name="德鲁伊" style:base-cell-address="卡牌.C1116"/>
      <style:map style:condition="cell-content()=&quot;萨满祭司&quot;" style:apply-style-name="萨满祭司" style:base-cell-address="卡牌.C1116"/>
      <style:map style:condition="cell-content()=&quot;圣骑士&quot;" style:apply-style-name="圣骑士" style:base-cell-address="卡牌.C1116"/>
    </style:style>
    <style:style style:name="ce5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7"/>
      <style:map style:condition="cell-content()=&quot;术士&quot;" style:apply-style-name="术士" style:base-cell-address="卡牌.C1117"/>
      <style:map style:condition="cell-content()=&quot;法师&quot;" style:apply-style-name="法师" style:base-cell-address="卡牌.C1117"/>
      <style:map style:condition="cell-content()=&quot;潜行者&quot;" style:apply-style-name="潜行者" style:base-cell-address="卡牌.C1117"/>
      <style:map style:condition="cell-content()=&quot;猎人&quot;" style:apply-style-name="猎人" style:base-cell-address="卡牌.C1117"/>
      <style:map style:condition="cell-content()=&quot;德鲁伊&quot;" style:apply-style-name="德鲁伊" style:base-cell-address="卡牌.C1117"/>
      <style:map style:condition="cell-content()=&quot;萨满祭司&quot;" style:apply-style-name="萨满祭司" style:base-cell-address="卡牌.C1117"/>
      <style:map style:condition="cell-content()=&quot;圣骑士&quot;" style:apply-style-name="圣骑士" style:base-cell-address="卡牌.C1117"/>
    </style:style>
    <style:style style:name="ce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8"/>
      <style:map style:condition="cell-content()=&quot;术士&quot;" style:apply-style-name="术士" style:base-cell-address="卡牌.C1118"/>
      <style:map style:condition="cell-content()=&quot;法师&quot;" style:apply-style-name="法师" style:base-cell-address="卡牌.C1118"/>
      <style:map style:condition="cell-content()=&quot;潜行者&quot;" style:apply-style-name="潜行者" style:base-cell-address="卡牌.C1118"/>
      <style:map style:condition="cell-content()=&quot;猎人&quot;" style:apply-style-name="猎人" style:base-cell-address="卡牌.C1118"/>
      <style:map style:condition="cell-content()=&quot;德鲁伊&quot;" style:apply-style-name="德鲁伊" style:base-cell-address="卡牌.C1118"/>
      <style:map style:condition="cell-content()=&quot;萨满祭司&quot;" style:apply-style-name="萨满祭司" style:base-cell-address="卡牌.C1118"/>
      <style:map style:condition="cell-content()=&quot;圣骑士&quot;" style:apply-style-name="圣骑士" style:base-cell-address="卡牌.C1118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19"/>
      <style:map style:condition="cell-content()=&quot;术士&quot;" style:apply-style-name="术士" style:base-cell-address="卡牌.C1119"/>
      <style:map style:condition="cell-content()=&quot;法师&quot;" style:apply-style-name="法师" style:base-cell-address="卡牌.C1119"/>
      <style:map style:condition="cell-content()=&quot;潜行者&quot;" style:apply-style-name="潜行者" style:base-cell-address="卡牌.C1119"/>
      <style:map style:condition="cell-content()=&quot;猎人&quot;" style:apply-style-name="猎人" style:base-cell-address="卡牌.C1119"/>
      <style:map style:condition="cell-content()=&quot;德鲁伊&quot;" style:apply-style-name="德鲁伊" style:base-cell-address="卡牌.C1119"/>
      <style:map style:condition="cell-content()=&quot;萨满祭司&quot;" style:apply-style-name="萨满祭司" style:base-cell-address="卡牌.C1119"/>
      <style:map style:condition="cell-content()=&quot;圣骑士&quot;" style:apply-style-name="圣骑士" style:base-cell-address="卡牌.C1119"/>
    </style:style>
    <style:style style:name="ce5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0"/>
      <style:map style:condition="cell-content()=&quot;术士&quot;" style:apply-style-name="术士" style:base-cell-address="卡牌.C1120"/>
      <style:map style:condition="cell-content()=&quot;法师&quot;" style:apply-style-name="法师" style:base-cell-address="卡牌.C1120"/>
      <style:map style:condition="cell-content()=&quot;潜行者&quot;" style:apply-style-name="潜行者" style:base-cell-address="卡牌.C1120"/>
      <style:map style:condition="cell-content()=&quot;猎人&quot;" style:apply-style-name="猎人" style:base-cell-address="卡牌.C1120"/>
      <style:map style:condition="cell-content()=&quot;德鲁伊&quot;" style:apply-style-name="德鲁伊" style:base-cell-address="卡牌.C1120"/>
      <style:map style:condition="cell-content()=&quot;萨满祭司&quot;" style:apply-style-name="萨满祭司" style:base-cell-address="卡牌.C1120"/>
      <style:map style:condition="cell-content()=&quot;圣骑士&quot;" style:apply-style-name="圣骑士" style:base-cell-address="卡牌.C1120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1"/>
      <style:map style:condition="cell-content()=&quot;术士&quot;" style:apply-style-name="术士" style:base-cell-address="卡牌.C1121"/>
      <style:map style:condition="cell-content()=&quot;法师&quot;" style:apply-style-name="法师" style:base-cell-address="卡牌.C1121"/>
      <style:map style:condition="cell-content()=&quot;潜行者&quot;" style:apply-style-name="潜行者" style:base-cell-address="卡牌.C1121"/>
      <style:map style:condition="cell-content()=&quot;猎人&quot;" style:apply-style-name="猎人" style:base-cell-address="卡牌.C1121"/>
      <style:map style:condition="cell-content()=&quot;德鲁伊&quot;" style:apply-style-name="德鲁伊" style:base-cell-address="卡牌.C1121"/>
      <style:map style:condition="cell-content()=&quot;萨满祭司&quot;" style:apply-style-name="萨满祭司" style:base-cell-address="卡牌.C1121"/>
      <style:map style:condition="cell-content()=&quot;圣骑士&quot;" style:apply-style-name="圣骑士" style:base-cell-address="卡牌.C1121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2"/>
      <style:map style:condition="cell-content()=&quot;术士&quot;" style:apply-style-name="术士" style:base-cell-address="卡牌.C1122"/>
      <style:map style:condition="cell-content()=&quot;法师&quot;" style:apply-style-name="法师" style:base-cell-address="卡牌.C1122"/>
      <style:map style:condition="cell-content()=&quot;潜行者&quot;" style:apply-style-name="潜行者" style:base-cell-address="卡牌.C1122"/>
      <style:map style:condition="cell-content()=&quot;猎人&quot;" style:apply-style-name="猎人" style:base-cell-address="卡牌.C1122"/>
      <style:map style:condition="cell-content()=&quot;德鲁伊&quot;" style:apply-style-name="德鲁伊" style:base-cell-address="卡牌.C1122"/>
      <style:map style:condition="cell-content()=&quot;萨满祭司&quot;" style:apply-style-name="萨满祭司" style:base-cell-address="卡牌.C1122"/>
      <style:map style:condition="cell-content()=&quot;圣骑士&quot;" style:apply-style-name="圣骑士" style:base-cell-address="卡牌.C1122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3"/>
      <style:map style:condition="cell-content()=&quot;术士&quot;" style:apply-style-name="术士" style:base-cell-address="卡牌.C1123"/>
      <style:map style:condition="cell-content()=&quot;法师&quot;" style:apply-style-name="法师" style:base-cell-address="卡牌.C1123"/>
      <style:map style:condition="cell-content()=&quot;潜行者&quot;" style:apply-style-name="潜行者" style:base-cell-address="卡牌.C1123"/>
      <style:map style:condition="cell-content()=&quot;猎人&quot;" style:apply-style-name="猎人" style:base-cell-address="卡牌.C1123"/>
      <style:map style:condition="cell-content()=&quot;德鲁伊&quot;" style:apply-style-name="德鲁伊" style:base-cell-address="卡牌.C1123"/>
      <style:map style:condition="cell-content()=&quot;萨满祭司&quot;" style:apply-style-name="萨满祭司" style:base-cell-address="卡牌.C1123"/>
      <style:map style:condition="cell-content()=&quot;圣骑士&quot;" style:apply-style-name="圣骑士" style:base-cell-address="卡牌.C1123"/>
    </style:style>
    <style:style style:name="ce6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4"/>
      <style:map style:condition="cell-content()=&quot;术士&quot;" style:apply-style-name="术士" style:base-cell-address="卡牌.C1124"/>
      <style:map style:condition="cell-content()=&quot;法师&quot;" style:apply-style-name="法师" style:base-cell-address="卡牌.C1124"/>
      <style:map style:condition="cell-content()=&quot;潜行者&quot;" style:apply-style-name="潜行者" style:base-cell-address="卡牌.C1124"/>
      <style:map style:condition="cell-content()=&quot;猎人&quot;" style:apply-style-name="猎人" style:base-cell-address="卡牌.C1124"/>
      <style:map style:condition="cell-content()=&quot;德鲁伊&quot;" style:apply-style-name="德鲁伊" style:base-cell-address="卡牌.C1124"/>
      <style:map style:condition="cell-content()=&quot;萨满祭司&quot;" style:apply-style-name="萨满祭司" style:base-cell-address="卡牌.C1124"/>
      <style:map style:condition="cell-content()=&quot;圣骑士&quot;" style:apply-style-name="圣骑士" style:base-cell-address="卡牌.C1124"/>
    </style:style>
    <style:style style:name="ce6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5"/>
      <style:map style:condition="cell-content()=&quot;术士&quot;" style:apply-style-name="术士" style:base-cell-address="卡牌.C1125"/>
      <style:map style:condition="cell-content()=&quot;法师&quot;" style:apply-style-name="法师" style:base-cell-address="卡牌.C1125"/>
      <style:map style:condition="cell-content()=&quot;潜行者&quot;" style:apply-style-name="潜行者" style:base-cell-address="卡牌.C1125"/>
      <style:map style:condition="cell-content()=&quot;猎人&quot;" style:apply-style-name="猎人" style:base-cell-address="卡牌.C1125"/>
      <style:map style:condition="cell-content()=&quot;德鲁伊&quot;" style:apply-style-name="德鲁伊" style:base-cell-address="卡牌.C1125"/>
      <style:map style:condition="cell-content()=&quot;萨满祭司&quot;" style:apply-style-name="萨满祭司" style:base-cell-address="卡牌.C1125"/>
      <style:map style:condition="cell-content()=&quot;圣骑士&quot;" style:apply-style-name="圣骑士" style:base-cell-address="卡牌.C1125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6"/>
      <style:map style:condition="cell-content()=&quot;术士&quot;" style:apply-style-name="术士" style:base-cell-address="卡牌.C1126"/>
      <style:map style:condition="cell-content()=&quot;法师&quot;" style:apply-style-name="法师" style:base-cell-address="卡牌.C1126"/>
      <style:map style:condition="cell-content()=&quot;潜行者&quot;" style:apply-style-name="潜行者" style:base-cell-address="卡牌.C1126"/>
      <style:map style:condition="cell-content()=&quot;猎人&quot;" style:apply-style-name="猎人" style:base-cell-address="卡牌.C1126"/>
      <style:map style:condition="cell-content()=&quot;德鲁伊&quot;" style:apply-style-name="德鲁伊" style:base-cell-address="卡牌.C1126"/>
      <style:map style:condition="cell-content()=&quot;萨满祭司&quot;" style:apply-style-name="萨满祭司" style:base-cell-address="卡牌.C1126"/>
      <style:map style:condition="cell-content()=&quot;圣骑士&quot;" style:apply-style-name="圣骑士" style:base-cell-address="卡牌.C1126"/>
    </style:style>
    <style:style style:name="ce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7"/>
      <style:map style:condition="cell-content()=&quot;术士&quot;" style:apply-style-name="术士" style:base-cell-address="卡牌.C1127"/>
      <style:map style:condition="cell-content()=&quot;法师&quot;" style:apply-style-name="法师" style:base-cell-address="卡牌.C1127"/>
      <style:map style:condition="cell-content()=&quot;潜行者&quot;" style:apply-style-name="潜行者" style:base-cell-address="卡牌.C1127"/>
      <style:map style:condition="cell-content()=&quot;猎人&quot;" style:apply-style-name="猎人" style:base-cell-address="卡牌.C1127"/>
      <style:map style:condition="cell-content()=&quot;德鲁伊&quot;" style:apply-style-name="德鲁伊" style:base-cell-address="卡牌.C1127"/>
      <style:map style:condition="cell-content()=&quot;萨满祭司&quot;" style:apply-style-name="萨满祭司" style:base-cell-address="卡牌.C1127"/>
      <style:map style:condition="cell-content()=&quot;圣骑士&quot;" style:apply-style-name="圣骑士" style:base-cell-address="卡牌.C1127"/>
    </style:style>
    <style:style style:name="ce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8"/>
      <style:map style:condition="cell-content()=&quot;术士&quot;" style:apply-style-name="术士" style:base-cell-address="卡牌.C1128"/>
      <style:map style:condition="cell-content()=&quot;法师&quot;" style:apply-style-name="法师" style:base-cell-address="卡牌.C1128"/>
      <style:map style:condition="cell-content()=&quot;潜行者&quot;" style:apply-style-name="潜行者" style:base-cell-address="卡牌.C1128"/>
      <style:map style:condition="cell-content()=&quot;猎人&quot;" style:apply-style-name="猎人" style:base-cell-address="卡牌.C1128"/>
      <style:map style:condition="cell-content()=&quot;德鲁伊&quot;" style:apply-style-name="德鲁伊" style:base-cell-address="卡牌.C1128"/>
      <style:map style:condition="cell-content()=&quot;萨满祭司&quot;" style:apply-style-name="萨满祭司" style:base-cell-address="卡牌.C1128"/>
      <style:map style:condition="cell-content()=&quot;圣骑士&quot;" style:apply-style-name="圣骑士" style:base-cell-address="卡牌.C1128"/>
    </style:style>
    <style:style style:name="ce6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29"/>
      <style:map style:condition="cell-content()=&quot;术士&quot;" style:apply-style-name="术士" style:base-cell-address="卡牌.C1129"/>
      <style:map style:condition="cell-content()=&quot;法师&quot;" style:apply-style-name="法师" style:base-cell-address="卡牌.C1129"/>
      <style:map style:condition="cell-content()=&quot;潜行者&quot;" style:apply-style-name="潜行者" style:base-cell-address="卡牌.C1129"/>
      <style:map style:condition="cell-content()=&quot;猎人&quot;" style:apply-style-name="猎人" style:base-cell-address="卡牌.C1129"/>
      <style:map style:condition="cell-content()=&quot;德鲁伊&quot;" style:apply-style-name="德鲁伊" style:base-cell-address="卡牌.C1129"/>
      <style:map style:condition="cell-content()=&quot;萨满祭司&quot;" style:apply-style-name="萨满祭司" style:base-cell-address="卡牌.C1129"/>
      <style:map style:condition="cell-content()=&quot;圣骑士&quot;" style:apply-style-name="圣骑士" style:base-cell-address="卡牌.C1129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0"/>
      <style:map style:condition="cell-content()=&quot;术士&quot;" style:apply-style-name="术士" style:base-cell-address="卡牌.C1130"/>
      <style:map style:condition="cell-content()=&quot;法师&quot;" style:apply-style-name="法师" style:base-cell-address="卡牌.C1130"/>
      <style:map style:condition="cell-content()=&quot;潜行者&quot;" style:apply-style-name="潜行者" style:base-cell-address="卡牌.C1130"/>
      <style:map style:condition="cell-content()=&quot;猎人&quot;" style:apply-style-name="猎人" style:base-cell-address="卡牌.C1130"/>
      <style:map style:condition="cell-content()=&quot;德鲁伊&quot;" style:apply-style-name="德鲁伊" style:base-cell-address="卡牌.C1130"/>
      <style:map style:condition="cell-content()=&quot;萨满祭司&quot;" style:apply-style-name="萨满祭司" style:base-cell-address="卡牌.C1130"/>
      <style:map style:condition="cell-content()=&quot;圣骑士&quot;" style:apply-style-name="圣骑士" style:base-cell-address="卡牌.C1130"/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1"/>
      <style:map style:condition="cell-content()=&quot;术士&quot;" style:apply-style-name="术士" style:base-cell-address="卡牌.C1131"/>
      <style:map style:condition="cell-content()=&quot;法师&quot;" style:apply-style-name="法师" style:base-cell-address="卡牌.C1131"/>
      <style:map style:condition="cell-content()=&quot;潜行者&quot;" style:apply-style-name="潜行者" style:base-cell-address="卡牌.C1131"/>
      <style:map style:condition="cell-content()=&quot;猎人&quot;" style:apply-style-name="猎人" style:base-cell-address="卡牌.C1131"/>
      <style:map style:condition="cell-content()=&quot;德鲁伊&quot;" style:apply-style-name="德鲁伊" style:base-cell-address="卡牌.C1131"/>
      <style:map style:condition="cell-content()=&quot;萨满祭司&quot;" style:apply-style-name="萨满祭司" style:base-cell-address="卡牌.C1131"/>
      <style:map style:condition="cell-content()=&quot;圣骑士&quot;" style:apply-style-name="圣骑士" style:base-cell-address="卡牌.C1131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2"/>
      <style:map style:condition="cell-content()=&quot;术士&quot;" style:apply-style-name="术士" style:base-cell-address="卡牌.C1132"/>
      <style:map style:condition="cell-content()=&quot;法师&quot;" style:apply-style-name="法师" style:base-cell-address="卡牌.C1132"/>
      <style:map style:condition="cell-content()=&quot;潜行者&quot;" style:apply-style-name="潜行者" style:base-cell-address="卡牌.C1132"/>
      <style:map style:condition="cell-content()=&quot;猎人&quot;" style:apply-style-name="猎人" style:base-cell-address="卡牌.C1132"/>
      <style:map style:condition="cell-content()=&quot;德鲁伊&quot;" style:apply-style-name="德鲁伊" style:base-cell-address="卡牌.C1132"/>
      <style:map style:condition="cell-content()=&quot;萨满祭司&quot;" style:apply-style-name="萨满祭司" style:base-cell-address="卡牌.C1132"/>
      <style:map style:condition="cell-content()=&quot;圣骑士&quot;" style:apply-style-name="圣骑士" style:base-cell-address="卡牌.C1132"/>
    </style:style>
    <style:style style:name="ce8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3"/>
      <style:map style:condition="cell-content()=&quot;术士&quot;" style:apply-style-name="术士" style:base-cell-address="卡牌.C1133"/>
      <style:map style:condition="cell-content()=&quot;法师&quot;" style:apply-style-name="法师" style:base-cell-address="卡牌.C1133"/>
      <style:map style:condition="cell-content()=&quot;潜行者&quot;" style:apply-style-name="潜行者" style:base-cell-address="卡牌.C1133"/>
      <style:map style:condition="cell-content()=&quot;猎人&quot;" style:apply-style-name="猎人" style:base-cell-address="卡牌.C1133"/>
      <style:map style:condition="cell-content()=&quot;德鲁伊&quot;" style:apply-style-name="德鲁伊" style:base-cell-address="卡牌.C1133"/>
      <style:map style:condition="cell-content()=&quot;萨满祭司&quot;" style:apply-style-name="萨满祭司" style:base-cell-address="卡牌.C1133"/>
      <style:map style:condition="cell-content()=&quot;圣骑士&quot;" style:apply-style-name="圣骑士" style:base-cell-address="卡牌.C1133"/>
    </style:style>
    <style:style style:name="ce8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4"/>
      <style:map style:condition="cell-content()=&quot;术士&quot;" style:apply-style-name="术士" style:base-cell-address="卡牌.C1134"/>
      <style:map style:condition="cell-content()=&quot;法师&quot;" style:apply-style-name="法师" style:base-cell-address="卡牌.C1134"/>
      <style:map style:condition="cell-content()=&quot;潜行者&quot;" style:apply-style-name="潜行者" style:base-cell-address="卡牌.C1134"/>
      <style:map style:condition="cell-content()=&quot;猎人&quot;" style:apply-style-name="猎人" style:base-cell-address="卡牌.C1134"/>
      <style:map style:condition="cell-content()=&quot;德鲁伊&quot;" style:apply-style-name="德鲁伊" style:base-cell-address="卡牌.C1134"/>
      <style:map style:condition="cell-content()=&quot;萨满祭司&quot;" style:apply-style-name="萨满祭司" style:base-cell-address="卡牌.C1134"/>
      <style:map style:condition="cell-content()=&quot;圣骑士&quot;" style:apply-style-name="圣骑士" style:base-cell-address="卡牌.C1134"/>
    </style:style>
    <style:style style:name="ce8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5"/>
      <style:map style:condition="cell-content()=&quot;术士&quot;" style:apply-style-name="术士" style:base-cell-address="卡牌.C1135"/>
      <style:map style:condition="cell-content()=&quot;法师&quot;" style:apply-style-name="法师" style:base-cell-address="卡牌.C1135"/>
      <style:map style:condition="cell-content()=&quot;潜行者&quot;" style:apply-style-name="潜行者" style:base-cell-address="卡牌.C1135"/>
      <style:map style:condition="cell-content()=&quot;猎人&quot;" style:apply-style-name="猎人" style:base-cell-address="卡牌.C1135"/>
      <style:map style:condition="cell-content()=&quot;德鲁伊&quot;" style:apply-style-name="德鲁伊" style:base-cell-address="卡牌.C1135"/>
      <style:map style:condition="cell-content()=&quot;萨满祭司&quot;" style:apply-style-name="萨满祭司" style:base-cell-address="卡牌.C1135"/>
      <style:map style:condition="cell-content()=&quot;圣骑士&quot;" style:apply-style-name="圣骑士" style:base-cell-address="卡牌.C1135"/>
    </style:style>
    <style:style style:name="ce8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7"/>
      <style:map style:condition="cell-content()=&quot;术士&quot;" style:apply-style-name="术士" style:base-cell-address="卡牌.C1137"/>
      <style:map style:condition="cell-content()=&quot;法师&quot;" style:apply-style-name="法师" style:base-cell-address="卡牌.C1137"/>
      <style:map style:condition="cell-content()=&quot;潜行者&quot;" style:apply-style-name="潜行者" style:base-cell-address="卡牌.C1137"/>
      <style:map style:condition="cell-content()=&quot;猎人&quot;" style:apply-style-name="猎人" style:base-cell-address="卡牌.C1137"/>
      <style:map style:condition="cell-content()=&quot;德鲁伊&quot;" style:apply-style-name="德鲁伊" style:base-cell-address="卡牌.C1137"/>
      <style:map style:condition="cell-content()=&quot;萨满祭司&quot;" style:apply-style-name="萨满祭司" style:base-cell-address="卡牌.C1137"/>
      <style:map style:condition="cell-content()=&quot;圣骑士&quot;" style:apply-style-name="圣骑士" style:base-cell-address="卡牌.C1137"/>
    </style:style>
    <style:style style:name="ce8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8"/>
      <style:map style:condition="cell-content()=&quot;术士&quot;" style:apply-style-name="术士" style:base-cell-address="卡牌.C1138"/>
      <style:map style:condition="cell-content()=&quot;法师&quot;" style:apply-style-name="法师" style:base-cell-address="卡牌.C1138"/>
      <style:map style:condition="cell-content()=&quot;潜行者&quot;" style:apply-style-name="潜行者" style:base-cell-address="卡牌.C1138"/>
      <style:map style:condition="cell-content()=&quot;猎人&quot;" style:apply-style-name="猎人" style:base-cell-address="卡牌.C1138"/>
      <style:map style:condition="cell-content()=&quot;德鲁伊&quot;" style:apply-style-name="德鲁伊" style:base-cell-address="卡牌.C1138"/>
      <style:map style:condition="cell-content()=&quot;萨满祭司&quot;" style:apply-style-name="萨满祭司" style:base-cell-address="卡牌.C1138"/>
      <style:map style:condition="cell-content()=&quot;圣骑士&quot;" style:apply-style-name="圣骑士" style:base-cell-address="卡牌.C1138"/>
    </style:style>
    <style:style style:name="ce8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39"/>
      <style:map style:condition="cell-content()=&quot;术士&quot;" style:apply-style-name="术士" style:base-cell-address="卡牌.C1139"/>
      <style:map style:condition="cell-content()=&quot;法师&quot;" style:apply-style-name="法师" style:base-cell-address="卡牌.C1139"/>
      <style:map style:condition="cell-content()=&quot;潜行者&quot;" style:apply-style-name="潜行者" style:base-cell-address="卡牌.C1139"/>
      <style:map style:condition="cell-content()=&quot;猎人&quot;" style:apply-style-name="猎人" style:base-cell-address="卡牌.C1139"/>
      <style:map style:condition="cell-content()=&quot;德鲁伊&quot;" style:apply-style-name="德鲁伊" style:base-cell-address="卡牌.C1139"/>
      <style:map style:condition="cell-content()=&quot;萨满祭司&quot;" style:apply-style-name="萨满祭司" style:base-cell-address="卡牌.C1139"/>
      <style:map style:condition="cell-content()=&quot;圣骑士&quot;" style:apply-style-name="圣骑士" style:base-cell-address="卡牌.C1139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0"/>
      <style:map style:condition="cell-content()=&quot;术士&quot;" style:apply-style-name="术士" style:base-cell-address="卡牌.C1140"/>
      <style:map style:condition="cell-content()=&quot;法师&quot;" style:apply-style-name="法师" style:base-cell-address="卡牌.C1140"/>
      <style:map style:condition="cell-content()=&quot;潜行者&quot;" style:apply-style-name="潜行者" style:base-cell-address="卡牌.C1140"/>
      <style:map style:condition="cell-content()=&quot;猎人&quot;" style:apply-style-name="猎人" style:base-cell-address="卡牌.C1140"/>
      <style:map style:condition="cell-content()=&quot;德鲁伊&quot;" style:apply-style-name="德鲁伊" style:base-cell-address="卡牌.C1140"/>
      <style:map style:condition="cell-content()=&quot;萨满祭司&quot;" style:apply-style-name="萨满祭司" style:base-cell-address="卡牌.C1140"/>
      <style:map style:condition="cell-content()=&quot;圣骑士&quot;" style:apply-style-name="圣骑士" style:base-cell-address="卡牌.C1140"/>
    </style:style>
    <style:style style:name="ce9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1"/>
      <style:map style:condition="cell-content()=&quot;术士&quot;" style:apply-style-name="术士" style:base-cell-address="卡牌.C1141"/>
      <style:map style:condition="cell-content()=&quot;法师&quot;" style:apply-style-name="法师" style:base-cell-address="卡牌.C1141"/>
      <style:map style:condition="cell-content()=&quot;潜行者&quot;" style:apply-style-name="潜行者" style:base-cell-address="卡牌.C1141"/>
      <style:map style:condition="cell-content()=&quot;猎人&quot;" style:apply-style-name="猎人" style:base-cell-address="卡牌.C1141"/>
      <style:map style:condition="cell-content()=&quot;德鲁伊&quot;" style:apply-style-name="德鲁伊" style:base-cell-address="卡牌.C1141"/>
      <style:map style:condition="cell-content()=&quot;萨满祭司&quot;" style:apply-style-name="萨满祭司" style:base-cell-address="卡牌.C1141"/>
      <style:map style:condition="cell-content()=&quot;圣骑士&quot;" style:apply-style-name="圣骑士" style:base-cell-address="卡牌.C1141"/>
    </style:style>
    <style:style style:name="ce9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2"/>
      <style:map style:condition="cell-content()=&quot;术士&quot;" style:apply-style-name="术士" style:base-cell-address="卡牌.C1142"/>
      <style:map style:condition="cell-content()=&quot;法师&quot;" style:apply-style-name="法师" style:base-cell-address="卡牌.C1142"/>
      <style:map style:condition="cell-content()=&quot;潜行者&quot;" style:apply-style-name="潜行者" style:base-cell-address="卡牌.C1142"/>
      <style:map style:condition="cell-content()=&quot;猎人&quot;" style:apply-style-name="猎人" style:base-cell-address="卡牌.C1142"/>
      <style:map style:condition="cell-content()=&quot;德鲁伊&quot;" style:apply-style-name="德鲁伊" style:base-cell-address="卡牌.C1142"/>
      <style:map style:condition="cell-content()=&quot;萨满祭司&quot;" style:apply-style-name="萨满祭司" style:base-cell-address="卡牌.C1142"/>
      <style:map style:condition="cell-content()=&quot;圣骑士&quot;" style:apply-style-name="圣骑士" style:base-cell-address="卡牌.C1142"/>
    </style:style>
    <style:style style:name="ce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3"/>
      <style:map style:condition="cell-content()=&quot;术士&quot;" style:apply-style-name="术士" style:base-cell-address="卡牌.C1143"/>
      <style:map style:condition="cell-content()=&quot;法师&quot;" style:apply-style-name="法师" style:base-cell-address="卡牌.C1143"/>
      <style:map style:condition="cell-content()=&quot;潜行者&quot;" style:apply-style-name="潜行者" style:base-cell-address="卡牌.C1143"/>
      <style:map style:condition="cell-content()=&quot;猎人&quot;" style:apply-style-name="猎人" style:base-cell-address="卡牌.C1143"/>
      <style:map style:condition="cell-content()=&quot;德鲁伊&quot;" style:apply-style-name="德鲁伊" style:base-cell-address="卡牌.C1143"/>
      <style:map style:condition="cell-content()=&quot;萨满祭司&quot;" style:apply-style-name="萨满祭司" style:base-cell-address="卡牌.C1143"/>
      <style:map style:condition="cell-content()=&quot;圣骑士&quot;" style:apply-style-name="圣骑士" style:base-cell-address="卡牌.C1143"/>
    </style:style>
    <style:style style:name="ce9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4"/>
      <style:map style:condition="cell-content()=&quot;术士&quot;" style:apply-style-name="术士" style:base-cell-address="卡牌.C1144"/>
      <style:map style:condition="cell-content()=&quot;法师&quot;" style:apply-style-name="法师" style:base-cell-address="卡牌.C1144"/>
      <style:map style:condition="cell-content()=&quot;潜行者&quot;" style:apply-style-name="潜行者" style:base-cell-address="卡牌.C1144"/>
      <style:map style:condition="cell-content()=&quot;猎人&quot;" style:apply-style-name="猎人" style:base-cell-address="卡牌.C1144"/>
      <style:map style:condition="cell-content()=&quot;德鲁伊&quot;" style:apply-style-name="德鲁伊" style:base-cell-address="卡牌.C1144"/>
      <style:map style:condition="cell-content()=&quot;萨满祭司&quot;" style:apply-style-name="萨满祭司" style:base-cell-address="卡牌.C1144"/>
      <style:map style:condition="cell-content()=&quot;圣骑士&quot;" style:apply-style-name="圣骑士" style:base-cell-address="卡牌.C1144"/>
    </style:style>
    <style:style style:name="ce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5"/>
      <style:map style:condition="cell-content()=&quot;术士&quot;" style:apply-style-name="术士" style:base-cell-address="卡牌.C1145"/>
      <style:map style:condition="cell-content()=&quot;法师&quot;" style:apply-style-name="法师" style:base-cell-address="卡牌.C1145"/>
      <style:map style:condition="cell-content()=&quot;潜行者&quot;" style:apply-style-name="潜行者" style:base-cell-address="卡牌.C1145"/>
      <style:map style:condition="cell-content()=&quot;猎人&quot;" style:apply-style-name="猎人" style:base-cell-address="卡牌.C1145"/>
      <style:map style:condition="cell-content()=&quot;德鲁伊&quot;" style:apply-style-name="德鲁伊" style:base-cell-address="卡牌.C1145"/>
      <style:map style:condition="cell-content()=&quot;萨满祭司&quot;" style:apply-style-name="萨满祭司" style:base-cell-address="卡牌.C1145"/>
      <style:map style:condition="cell-content()=&quot;圣骑士&quot;" style:apply-style-name="圣骑士" style:base-cell-address="卡牌.C1145"/>
    </style:style>
    <style:style style:name="ce9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7"/>
      <style:map style:condition="cell-content()=&quot;术士&quot;" style:apply-style-name="术士" style:base-cell-address="卡牌.C1147"/>
      <style:map style:condition="cell-content()=&quot;法师&quot;" style:apply-style-name="法师" style:base-cell-address="卡牌.C1147"/>
      <style:map style:condition="cell-content()=&quot;潜行者&quot;" style:apply-style-name="潜行者" style:base-cell-address="卡牌.C1147"/>
      <style:map style:condition="cell-content()=&quot;猎人&quot;" style:apply-style-name="猎人" style:base-cell-address="卡牌.C1147"/>
      <style:map style:condition="cell-content()=&quot;德鲁伊&quot;" style:apply-style-name="德鲁伊" style:base-cell-address="卡牌.C1147"/>
      <style:map style:condition="cell-content()=&quot;萨满祭司&quot;" style:apply-style-name="萨满祭司" style:base-cell-address="卡牌.C1147"/>
      <style:map style:condition="cell-content()=&quot;圣骑士&quot;" style:apply-style-name="圣骑士" style:base-cell-address="卡牌.C1147"/>
    </style:style>
    <style:style style:name="ce9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8"/>
      <style:map style:condition="cell-content()=&quot;术士&quot;" style:apply-style-name="术士" style:base-cell-address="卡牌.C1148"/>
      <style:map style:condition="cell-content()=&quot;法师&quot;" style:apply-style-name="法师" style:base-cell-address="卡牌.C1148"/>
      <style:map style:condition="cell-content()=&quot;潜行者&quot;" style:apply-style-name="潜行者" style:base-cell-address="卡牌.C1148"/>
      <style:map style:condition="cell-content()=&quot;猎人&quot;" style:apply-style-name="猎人" style:base-cell-address="卡牌.C1148"/>
      <style:map style:condition="cell-content()=&quot;德鲁伊&quot;" style:apply-style-name="德鲁伊" style:base-cell-address="卡牌.C1148"/>
      <style:map style:condition="cell-content()=&quot;萨满祭司&quot;" style:apply-style-name="萨满祭司" style:base-cell-address="卡牌.C1148"/>
      <style:map style:condition="cell-content()=&quot;圣骑士&quot;" style:apply-style-name="圣骑士" style:base-cell-address="卡牌.C1148"/>
    </style:style>
    <style:style style:name="ce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49"/>
      <style:map style:condition="cell-content()=&quot;术士&quot;" style:apply-style-name="术士" style:base-cell-address="卡牌.C1149"/>
      <style:map style:condition="cell-content()=&quot;法师&quot;" style:apply-style-name="法师" style:base-cell-address="卡牌.C1149"/>
      <style:map style:condition="cell-content()=&quot;潜行者&quot;" style:apply-style-name="潜行者" style:base-cell-address="卡牌.C1149"/>
      <style:map style:condition="cell-content()=&quot;猎人&quot;" style:apply-style-name="猎人" style:base-cell-address="卡牌.C1149"/>
      <style:map style:condition="cell-content()=&quot;德鲁伊&quot;" style:apply-style-name="德鲁伊" style:base-cell-address="卡牌.C1149"/>
      <style:map style:condition="cell-content()=&quot;萨满祭司&quot;" style:apply-style-name="萨满祭司" style:base-cell-address="卡牌.C1149"/>
      <style:map style:condition="cell-content()=&quot;圣骑士&quot;" style:apply-style-name="圣骑士" style:base-cell-address="卡牌.C1149"/>
    </style:style>
    <style:style style:name="ce9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0"/>
      <style:map style:condition="cell-content()=&quot;术士&quot;" style:apply-style-name="术士" style:base-cell-address="卡牌.C1150"/>
      <style:map style:condition="cell-content()=&quot;法师&quot;" style:apply-style-name="法师" style:base-cell-address="卡牌.C1150"/>
      <style:map style:condition="cell-content()=&quot;潜行者&quot;" style:apply-style-name="潜行者" style:base-cell-address="卡牌.C1150"/>
      <style:map style:condition="cell-content()=&quot;猎人&quot;" style:apply-style-name="猎人" style:base-cell-address="卡牌.C1150"/>
      <style:map style:condition="cell-content()=&quot;德鲁伊&quot;" style:apply-style-name="德鲁伊" style:base-cell-address="卡牌.C1150"/>
      <style:map style:condition="cell-content()=&quot;萨满祭司&quot;" style:apply-style-name="萨满祭司" style:base-cell-address="卡牌.C1150"/>
      <style:map style:condition="cell-content()=&quot;圣骑士&quot;" style:apply-style-name="圣骑士" style:base-cell-address="卡牌.C1150"/>
    </style:style>
    <style:style style:name="ce10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1"/>
      <style:map style:condition="cell-content()=&quot;术士&quot;" style:apply-style-name="术士" style:base-cell-address="卡牌.C1151"/>
      <style:map style:condition="cell-content()=&quot;法师&quot;" style:apply-style-name="法师" style:base-cell-address="卡牌.C1151"/>
      <style:map style:condition="cell-content()=&quot;潜行者&quot;" style:apply-style-name="潜行者" style:base-cell-address="卡牌.C1151"/>
      <style:map style:condition="cell-content()=&quot;猎人&quot;" style:apply-style-name="猎人" style:base-cell-address="卡牌.C1151"/>
      <style:map style:condition="cell-content()=&quot;德鲁伊&quot;" style:apply-style-name="德鲁伊" style:base-cell-address="卡牌.C1151"/>
      <style:map style:condition="cell-content()=&quot;萨满祭司&quot;" style:apply-style-name="萨满祭司" style:base-cell-address="卡牌.C1151"/>
      <style:map style:condition="cell-content()=&quot;圣骑士&quot;" style:apply-style-name="圣骑士" style:base-cell-address="卡牌.C1151"/>
    </style:style>
    <style:style style:name="ce10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2"/>
      <style:map style:condition="cell-content()=&quot;术士&quot;" style:apply-style-name="术士" style:base-cell-address="卡牌.C1152"/>
      <style:map style:condition="cell-content()=&quot;法师&quot;" style:apply-style-name="法师" style:base-cell-address="卡牌.C1152"/>
      <style:map style:condition="cell-content()=&quot;潜行者&quot;" style:apply-style-name="潜行者" style:base-cell-address="卡牌.C1152"/>
      <style:map style:condition="cell-content()=&quot;猎人&quot;" style:apply-style-name="猎人" style:base-cell-address="卡牌.C1152"/>
      <style:map style:condition="cell-content()=&quot;德鲁伊&quot;" style:apply-style-name="德鲁伊" style:base-cell-address="卡牌.C1152"/>
      <style:map style:condition="cell-content()=&quot;萨满祭司&quot;" style:apply-style-name="萨满祭司" style:base-cell-address="卡牌.C1152"/>
      <style:map style:condition="cell-content()=&quot;圣骑士&quot;" style:apply-style-name="圣骑士" style:base-cell-address="卡牌.C1152"/>
    </style:style>
    <style:style style:name="ce1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3"/>
      <style:map style:condition="cell-content()=&quot;术士&quot;" style:apply-style-name="术士" style:base-cell-address="卡牌.C1153"/>
      <style:map style:condition="cell-content()=&quot;法师&quot;" style:apply-style-name="法师" style:base-cell-address="卡牌.C1153"/>
      <style:map style:condition="cell-content()=&quot;潜行者&quot;" style:apply-style-name="潜行者" style:base-cell-address="卡牌.C1153"/>
      <style:map style:condition="cell-content()=&quot;猎人&quot;" style:apply-style-name="猎人" style:base-cell-address="卡牌.C1153"/>
      <style:map style:condition="cell-content()=&quot;德鲁伊&quot;" style:apply-style-name="德鲁伊" style:base-cell-address="卡牌.C1153"/>
      <style:map style:condition="cell-content()=&quot;萨满祭司&quot;" style:apply-style-name="萨满祭司" style:base-cell-address="卡牌.C1153"/>
      <style:map style:condition="cell-content()=&quot;圣骑士&quot;" style:apply-style-name="圣骑士" style:base-cell-address="卡牌.C1153"/>
    </style:style>
    <style:style style:name="ce10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4"/>
      <style:map style:condition="cell-content()=&quot;术士&quot;" style:apply-style-name="术士" style:base-cell-address="卡牌.C1154"/>
      <style:map style:condition="cell-content()=&quot;法师&quot;" style:apply-style-name="法师" style:base-cell-address="卡牌.C1154"/>
      <style:map style:condition="cell-content()=&quot;潜行者&quot;" style:apply-style-name="潜行者" style:base-cell-address="卡牌.C1154"/>
      <style:map style:condition="cell-content()=&quot;猎人&quot;" style:apply-style-name="猎人" style:base-cell-address="卡牌.C1154"/>
      <style:map style:condition="cell-content()=&quot;德鲁伊&quot;" style:apply-style-name="德鲁伊" style:base-cell-address="卡牌.C1154"/>
      <style:map style:condition="cell-content()=&quot;萨满祭司&quot;" style:apply-style-name="萨满祭司" style:base-cell-address="卡牌.C1154"/>
      <style:map style:condition="cell-content()=&quot;圣骑士&quot;" style:apply-style-name="圣骑士" style:base-cell-address="卡牌.C1154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5"/>
      <style:map style:condition="cell-content()=&quot;术士&quot;" style:apply-style-name="术士" style:base-cell-address="卡牌.C1155"/>
      <style:map style:condition="cell-content()=&quot;法师&quot;" style:apply-style-name="法师" style:base-cell-address="卡牌.C1155"/>
      <style:map style:condition="cell-content()=&quot;潜行者&quot;" style:apply-style-name="潜行者" style:base-cell-address="卡牌.C1155"/>
      <style:map style:condition="cell-content()=&quot;猎人&quot;" style:apply-style-name="猎人" style:base-cell-address="卡牌.C1155"/>
      <style:map style:condition="cell-content()=&quot;德鲁伊&quot;" style:apply-style-name="德鲁伊" style:base-cell-address="卡牌.C1155"/>
      <style:map style:condition="cell-content()=&quot;萨满祭司&quot;" style:apply-style-name="萨满祭司" style:base-cell-address="卡牌.C1155"/>
      <style:map style:condition="cell-content()=&quot;圣骑士&quot;" style:apply-style-name="圣骑士" style:base-cell-address="卡牌.C1155"/>
    </style:style>
    <style:style style:name="ce10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6"/>
      <style:map style:condition="cell-content()=&quot;术士&quot;" style:apply-style-name="术士" style:base-cell-address="卡牌.C1156"/>
      <style:map style:condition="cell-content()=&quot;法师&quot;" style:apply-style-name="法师" style:base-cell-address="卡牌.C1156"/>
      <style:map style:condition="cell-content()=&quot;潜行者&quot;" style:apply-style-name="潜行者" style:base-cell-address="卡牌.C1156"/>
      <style:map style:condition="cell-content()=&quot;猎人&quot;" style:apply-style-name="猎人" style:base-cell-address="卡牌.C1156"/>
      <style:map style:condition="cell-content()=&quot;德鲁伊&quot;" style:apply-style-name="德鲁伊" style:base-cell-address="卡牌.C1156"/>
      <style:map style:condition="cell-content()=&quot;萨满祭司&quot;" style:apply-style-name="萨满祭司" style:base-cell-address="卡牌.C1156"/>
      <style:map style:condition="cell-content()=&quot;圣骑士&quot;" style:apply-style-name="圣骑士" style:base-cell-address="卡牌.C1156"/>
    </style:style>
    <style:style style:name="ce10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7"/>
      <style:map style:condition="cell-content()=&quot;术士&quot;" style:apply-style-name="术士" style:base-cell-address="卡牌.C1157"/>
      <style:map style:condition="cell-content()=&quot;法师&quot;" style:apply-style-name="法师" style:base-cell-address="卡牌.C1157"/>
      <style:map style:condition="cell-content()=&quot;潜行者&quot;" style:apply-style-name="潜行者" style:base-cell-address="卡牌.C1157"/>
      <style:map style:condition="cell-content()=&quot;猎人&quot;" style:apply-style-name="猎人" style:base-cell-address="卡牌.C1157"/>
      <style:map style:condition="cell-content()=&quot;德鲁伊&quot;" style:apply-style-name="德鲁伊" style:base-cell-address="卡牌.C1157"/>
      <style:map style:condition="cell-content()=&quot;萨满祭司&quot;" style:apply-style-name="萨满祭司" style:base-cell-address="卡牌.C1157"/>
      <style:map style:condition="cell-content()=&quot;圣骑士&quot;" style:apply-style-name="圣骑士" style:base-cell-address="卡牌.C1157"/>
    </style:style>
    <style:style style:name="ce10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8"/>
      <style:map style:condition="cell-content()=&quot;术士&quot;" style:apply-style-name="术士" style:base-cell-address="卡牌.C1158"/>
      <style:map style:condition="cell-content()=&quot;法师&quot;" style:apply-style-name="法师" style:base-cell-address="卡牌.C1158"/>
      <style:map style:condition="cell-content()=&quot;潜行者&quot;" style:apply-style-name="潜行者" style:base-cell-address="卡牌.C1158"/>
      <style:map style:condition="cell-content()=&quot;猎人&quot;" style:apply-style-name="猎人" style:base-cell-address="卡牌.C1158"/>
      <style:map style:condition="cell-content()=&quot;德鲁伊&quot;" style:apply-style-name="德鲁伊" style:base-cell-address="卡牌.C1158"/>
      <style:map style:condition="cell-content()=&quot;萨满祭司&quot;" style:apply-style-name="萨满祭司" style:base-cell-address="卡牌.C1158"/>
      <style:map style:condition="cell-content()=&quot;圣骑士&quot;" style:apply-style-name="圣骑士" style:base-cell-address="卡牌.C1158"/>
    </style:style>
    <style:style style:name="ce10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59"/>
      <style:map style:condition="cell-content()=&quot;术士&quot;" style:apply-style-name="术士" style:base-cell-address="卡牌.C1159"/>
      <style:map style:condition="cell-content()=&quot;法师&quot;" style:apply-style-name="法师" style:base-cell-address="卡牌.C1159"/>
      <style:map style:condition="cell-content()=&quot;潜行者&quot;" style:apply-style-name="潜行者" style:base-cell-address="卡牌.C1159"/>
      <style:map style:condition="cell-content()=&quot;猎人&quot;" style:apply-style-name="猎人" style:base-cell-address="卡牌.C1159"/>
      <style:map style:condition="cell-content()=&quot;德鲁伊&quot;" style:apply-style-name="德鲁伊" style:base-cell-address="卡牌.C1159"/>
      <style:map style:condition="cell-content()=&quot;萨满祭司&quot;" style:apply-style-name="萨满祭司" style:base-cell-address="卡牌.C1159"/>
      <style:map style:condition="cell-content()=&quot;圣骑士&quot;" style:apply-style-name="圣骑士" style:base-cell-address="卡牌.C1159"/>
    </style:style>
    <style:style style:name="ce10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0"/>
      <style:map style:condition="cell-content()=&quot;术士&quot;" style:apply-style-name="术士" style:base-cell-address="卡牌.C1160"/>
      <style:map style:condition="cell-content()=&quot;法师&quot;" style:apply-style-name="法师" style:base-cell-address="卡牌.C1160"/>
      <style:map style:condition="cell-content()=&quot;潜行者&quot;" style:apply-style-name="潜行者" style:base-cell-address="卡牌.C1160"/>
      <style:map style:condition="cell-content()=&quot;猎人&quot;" style:apply-style-name="猎人" style:base-cell-address="卡牌.C1160"/>
      <style:map style:condition="cell-content()=&quot;德鲁伊&quot;" style:apply-style-name="德鲁伊" style:base-cell-address="卡牌.C1160"/>
      <style:map style:condition="cell-content()=&quot;萨满祭司&quot;" style:apply-style-name="萨满祭司" style:base-cell-address="卡牌.C1160"/>
      <style:map style:condition="cell-content()=&quot;圣骑士&quot;" style:apply-style-name="圣骑士" style:base-cell-address="卡牌.C1160"/>
    </style:style>
    <style:style style:name="ce1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1"/>
      <style:map style:condition="cell-content()=&quot;术士&quot;" style:apply-style-name="术士" style:base-cell-address="卡牌.C1161"/>
      <style:map style:condition="cell-content()=&quot;法师&quot;" style:apply-style-name="法师" style:base-cell-address="卡牌.C1161"/>
      <style:map style:condition="cell-content()=&quot;潜行者&quot;" style:apply-style-name="潜行者" style:base-cell-address="卡牌.C1161"/>
      <style:map style:condition="cell-content()=&quot;猎人&quot;" style:apply-style-name="猎人" style:base-cell-address="卡牌.C1161"/>
      <style:map style:condition="cell-content()=&quot;德鲁伊&quot;" style:apply-style-name="德鲁伊" style:base-cell-address="卡牌.C1161"/>
      <style:map style:condition="cell-content()=&quot;萨满祭司&quot;" style:apply-style-name="萨满祭司" style:base-cell-address="卡牌.C1161"/>
      <style:map style:condition="cell-content()=&quot;圣骑士&quot;" style:apply-style-name="圣骑士" style:base-cell-address="卡牌.C1161"/>
    </style:style>
    <style:style style:name="ce1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2"/>
      <style:map style:condition="cell-content()=&quot;术士&quot;" style:apply-style-name="术士" style:base-cell-address="卡牌.C1162"/>
      <style:map style:condition="cell-content()=&quot;法师&quot;" style:apply-style-name="法师" style:base-cell-address="卡牌.C1162"/>
      <style:map style:condition="cell-content()=&quot;潜行者&quot;" style:apply-style-name="潜行者" style:base-cell-address="卡牌.C1162"/>
      <style:map style:condition="cell-content()=&quot;猎人&quot;" style:apply-style-name="猎人" style:base-cell-address="卡牌.C1162"/>
      <style:map style:condition="cell-content()=&quot;德鲁伊&quot;" style:apply-style-name="德鲁伊" style:base-cell-address="卡牌.C1162"/>
      <style:map style:condition="cell-content()=&quot;萨满祭司&quot;" style:apply-style-name="萨满祭司" style:base-cell-address="卡牌.C1162"/>
      <style:map style:condition="cell-content()=&quot;圣骑士&quot;" style:apply-style-name="圣骑士" style:base-cell-address="卡牌.C1162"/>
    </style:style>
    <style:style style:name="ce1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3"/>
      <style:map style:condition="cell-content()=&quot;术士&quot;" style:apply-style-name="术士" style:base-cell-address="卡牌.C1163"/>
      <style:map style:condition="cell-content()=&quot;法师&quot;" style:apply-style-name="法师" style:base-cell-address="卡牌.C1163"/>
      <style:map style:condition="cell-content()=&quot;潜行者&quot;" style:apply-style-name="潜行者" style:base-cell-address="卡牌.C1163"/>
      <style:map style:condition="cell-content()=&quot;猎人&quot;" style:apply-style-name="猎人" style:base-cell-address="卡牌.C1163"/>
      <style:map style:condition="cell-content()=&quot;德鲁伊&quot;" style:apply-style-name="德鲁伊" style:base-cell-address="卡牌.C1163"/>
      <style:map style:condition="cell-content()=&quot;萨满祭司&quot;" style:apply-style-name="萨满祭司" style:base-cell-address="卡牌.C1163"/>
      <style:map style:condition="cell-content()=&quot;圣骑士&quot;" style:apply-style-name="圣骑士" style:base-cell-address="卡牌.C1163"/>
    </style:style>
    <style:style style:name="ce1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4"/>
      <style:map style:condition="cell-content()=&quot;术士&quot;" style:apply-style-name="术士" style:base-cell-address="卡牌.C1164"/>
      <style:map style:condition="cell-content()=&quot;法师&quot;" style:apply-style-name="法师" style:base-cell-address="卡牌.C1164"/>
      <style:map style:condition="cell-content()=&quot;潜行者&quot;" style:apply-style-name="潜行者" style:base-cell-address="卡牌.C1164"/>
      <style:map style:condition="cell-content()=&quot;猎人&quot;" style:apply-style-name="猎人" style:base-cell-address="卡牌.C1164"/>
      <style:map style:condition="cell-content()=&quot;德鲁伊&quot;" style:apply-style-name="德鲁伊" style:base-cell-address="卡牌.C1164"/>
      <style:map style:condition="cell-content()=&quot;萨满祭司&quot;" style:apply-style-name="萨满祭司" style:base-cell-address="卡牌.C1164"/>
      <style:map style:condition="cell-content()=&quot;圣骑士&quot;" style:apply-style-name="圣骑士" style:base-cell-address="卡牌.C1164"/>
    </style:style>
    <style:style style:name="ce11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5"/>
      <style:map style:condition="cell-content()=&quot;术士&quot;" style:apply-style-name="术士" style:base-cell-address="卡牌.C1165"/>
      <style:map style:condition="cell-content()=&quot;法师&quot;" style:apply-style-name="法师" style:base-cell-address="卡牌.C1165"/>
      <style:map style:condition="cell-content()=&quot;潜行者&quot;" style:apply-style-name="潜行者" style:base-cell-address="卡牌.C1165"/>
      <style:map style:condition="cell-content()=&quot;猎人&quot;" style:apply-style-name="猎人" style:base-cell-address="卡牌.C1165"/>
      <style:map style:condition="cell-content()=&quot;德鲁伊&quot;" style:apply-style-name="德鲁伊" style:base-cell-address="卡牌.C1165"/>
      <style:map style:condition="cell-content()=&quot;萨满祭司&quot;" style:apply-style-name="萨满祭司" style:base-cell-address="卡牌.C1165"/>
      <style:map style:condition="cell-content()=&quot;圣骑士&quot;" style:apply-style-name="圣骑士" style:base-cell-address="卡牌.C1165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6"/>
      <style:map style:condition="cell-content()=&quot;术士&quot;" style:apply-style-name="术士" style:base-cell-address="卡牌.C1166"/>
      <style:map style:condition="cell-content()=&quot;法师&quot;" style:apply-style-name="法师" style:base-cell-address="卡牌.C1166"/>
      <style:map style:condition="cell-content()=&quot;潜行者&quot;" style:apply-style-name="潜行者" style:base-cell-address="卡牌.C1166"/>
      <style:map style:condition="cell-content()=&quot;猎人&quot;" style:apply-style-name="猎人" style:base-cell-address="卡牌.C1166"/>
      <style:map style:condition="cell-content()=&quot;德鲁伊&quot;" style:apply-style-name="德鲁伊" style:base-cell-address="卡牌.C1166"/>
      <style:map style:condition="cell-content()=&quot;萨满祭司&quot;" style:apply-style-name="萨满祭司" style:base-cell-address="卡牌.C1166"/>
      <style:map style:condition="cell-content()=&quot;圣骑士&quot;" style:apply-style-name="圣骑士" style:base-cell-address="卡牌.C1166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7"/>
      <style:map style:condition="cell-content()=&quot;术士&quot;" style:apply-style-name="术士" style:base-cell-address="卡牌.C1167"/>
      <style:map style:condition="cell-content()=&quot;法师&quot;" style:apply-style-name="法师" style:base-cell-address="卡牌.C1167"/>
      <style:map style:condition="cell-content()=&quot;潜行者&quot;" style:apply-style-name="潜行者" style:base-cell-address="卡牌.C1167"/>
      <style:map style:condition="cell-content()=&quot;猎人&quot;" style:apply-style-name="猎人" style:base-cell-address="卡牌.C1167"/>
      <style:map style:condition="cell-content()=&quot;德鲁伊&quot;" style:apply-style-name="德鲁伊" style:base-cell-address="卡牌.C1167"/>
      <style:map style:condition="cell-content()=&quot;萨满祭司&quot;" style:apply-style-name="萨满祭司" style:base-cell-address="卡牌.C1167"/>
      <style:map style:condition="cell-content()=&quot;圣骑士&quot;" style:apply-style-name="圣骑士" style:base-cell-address="卡牌.C1167"/>
    </style:style>
    <style:style style:name="ce1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8"/>
      <style:map style:condition="cell-content()=&quot;术士&quot;" style:apply-style-name="术士" style:base-cell-address="卡牌.C1168"/>
      <style:map style:condition="cell-content()=&quot;法师&quot;" style:apply-style-name="法师" style:base-cell-address="卡牌.C1168"/>
      <style:map style:condition="cell-content()=&quot;潜行者&quot;" style:apply-style-name="潜行者" style:base-cell-address="卡牌.C1168"/>
      <style:map style:condition="cell-content()=&quot;猎人&quot;" style:apply-style-name="猎人" style:base-cell-address="卡牌.C1168"/>
      <style:map style:condition="cell-content()=&quot;德鲁伊&quot;" style:apply-style-name="德鲁伊" style:base-cell-address="卡牌.C1168"/>
      <style:map style:condition="cell-content()=&quot;萨满祭司&quot;" style:apply-style-name="萨满祭司" style:base-cell-address="卡牌.C1168"/>
      <style:map style:condition="cell-content()=&quot;圣骑士&quot;" style:apply-style-name="圣骑士" style:base-cell-address="卡牌.C1168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69"/>
      <style:map style:condition="cell-content()=&quot;术士&quot;" style:apply-style-name="术士" style:base-cell-address="卡牌.C1169"/>
      <style:map style:condition="cell-content()=&quot;法师&quot;" style:apply-style-name="法师" style:base-cell-address="卡牌.C1169"/>
      <style:map style:condition="cell-content()=&quot;潜行者&quot;" style:apply-style-name="潜行者" style:base-cell-address="卡牌.C1169"/>
      <style:map style:condition="cell-content()=&quot;猎人&quot;" style:apply-style-name="猎人" style:base-cell-address="卡牌.C1169"/>
      <style:map style:condition="cell-content()=&quot;德鲁伊&quot;" style:apply-style-name="德鲁伊" style:base-cell-address="卡牌.C1169"/>
      <style:map style:condition="cell-content()=&quot;萨满祭司&quot;" style:apply-style-name="萨满祭司" style:base-cell-address="卡牌.C1169"/>
      <style:map style:condition="cell-content()=&quot;圣骑士&quot;" style:apply-style-name="圣骑士" style:base-cell-address="卡牌.C1169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0"/>
      <style:map style:condition="cell-content()=&quot;术士&quot;" style:apply-style-name="术士" style:base-cell-address="卡牌.C1170"/>
      <style:map style:condition="cell-content()=&quot;法师&quot;" style:apply-style-name="法师" style:base-cell-address="卡牌.C1170"/>
      <style:map style:condition="cell-content()=&quot;潜行者&quot;" style:apply-style-name="潜行者" style:base-cell-address="卡牌.C1170"/>
      <style:map style:condition="cell-content()=&quot;猎人&quot;" style:apply-style-name="猎人" style:base-cell-address="卡牌.C1170"/>
      <style:map style:condition="cell-content()=&quot;德鲁伊&quot;" style:apply-style-name="德鲁伊" style:base-cell-address="卡牌.C1170"/>
      <style:map style:condition="cell-content()=&quot;萨满祭司&quot;" style:apply-style-name="萨满祭司" style:base-cell-address="卡牌.C1170"/>
      <style:map style:condition="cell-content()=&quot;圣骑士&quot;" style:apply-style-name="圣骑士" style:base-cell-address="卡牌.C1170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1"/>
      <style:map style:condition="cell-content()=&quot;术士&quot;" style:apply-style-name="术士" style:base-cell-address="卡牌.C1171"/>
      <style:map style:condition="cell-content()=&quot;法师&quot;" style:apply-style-name="法师" style:base-cell-address="卡牌.C1171"/>
      <style:map style:condition="cell-content()=&quot;潜行者&quot;" style:apply-style-name="潜行者" style:base-cell-address="卡牌.C1171"/>
      <style:map style:condition="cell-content()=&quot;猎人&quot;" style:apply-style-name="猎人" style:base-cell-address="卡牌.C1171"/>
      <style:map style:condition="cell-content()=&quot;德鲁伊&quot;" style:apply-style-name="德鲁伊" style:base-cell-address="卡牌.C1171"/>
      <style:map style:condition="cell-content()=&quot;萨满祭司&quot;" style:apply-style-name="萨满祭司" style:base-cell-address="卡牌.C1171"/>
      <style:map style:condition="cell-content()=&quot;圣骑士&quot;" style:apply-style-name="圣骑士" style:base-cell-address="卡牌.C1171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2"/>
      <style:map style:condition="cell-content()=&quot;术士&quot;" style:apply-style-name="术士" style:base-cell-address="卡牌.C1172"/>
      <style:map style:condition="cell-content()=&quot;法师&quot;" style:apply-style-name="法师" style:base-cell-address="卡牌.C1172"/>
      <style:map style:condition="cell-content()=&quot;潜行者&quot;" style:apply-style-name="潜行者" style:base-cell-address="卡牌.C1172"/>
      <style:map style:condition="cell-content()=&quot;猎人&quot;" style:apply-style-name="猎人" style:base-cell-address="卡牌.C1172"/>
      <style:map style:condition="cell-content()=&quot;德鲁伊&quot;" style:apply-style-name="德鲁伊" style:base-cell-address="卡牌.C1172"/>
      <style:map style:condition="cell-content()=&quot;萨满祭司&quot;" style:apply-style-name="萨满祭司" style:base-cell-address="卡牌.C1172"/>
      <style:map style:condition="cell-content()=&quot;圣骑士&quot;" style:apply-style-name="圣骑士" style:base-cell-address="卡牌.C1172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3"/>
      <style:map style:condition="cell-content()=&quot;术士&quot;" style:apply-style-name="术士" style:base-cell-address="卡牌.C1173"/>
      <style:map style:condition="cell-content()=&quot;法师&quot;" style:apply-style-name="法师" style:base-cell-address="卡牌.C1173"/>
      <style:map style:condition="cell-content()=&quot;潜行者&quot;" style:apply-style-name="潜行者" style:base-cell-address="卡牌.C1173"/>
      <style:map style:condition="cell-content()=&quot;猎人&quot;" style:apply-style-name="猎人" style:base-cell-address="卡牌.C1173"/>
      <style:map style:condition="cell-content()=&quot;德鲁伊&quot;" style:apply-style-name="德鲁伊" style:base-cell-address="卡牌.C1173"/>
      <style:map style:condition="cell-content()=&quot;萨满祭司&quot;" style:apply-style-name="萨满祭司" style:base-cell-address="卡牌.C1173"/>
      <style:map style:condition="cell-content()=&quot;圣骑士&quot;" style:apply-style-name="圣骑士" style:base-cell-address="卡牌.C1173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4"/>
      <style:map style:condition="cell-content()=&quot;术士&quot;" style:apply-style-name="术士" style:base-cell-address="卡牌.C1174"/>
      <style:map style:condition="cell-content()=&quot;法师&quot;" style:apply-style-name="法师" style:base-cell-address="卡牌.C1174"/>
      <style:map style:condition="cell-content()=&quot;潜行者&quot;" style:apply-style-name="潜行者" style:base-cell-address="卡牌.C1174"/>
      <style:map style:condition="cell-content()=&quot;猎人&quot;" style:apply-style-name="猎人" style:base-cell-address="卡牌.C1174"/>
      <style:map style:condition="cell-content()=&quot;德鲁伊&quot;" style:apply-style-name="德鲁伊" style:base-cell-address="卡牌.C1174"/>
      <style:map style:condition="cell-content()=&quot;萨满祭司&quot;" style:apply-style-name="萨满祭司" style:base-cell-address="卡牌.C1174"/>
      <style:map style:condition="cell-content()=&quot;圣骑士&quot;" style:apply-style-name="圣骑士" style:base-cell-address="卡牌.C1174"/>
    </style:style>
    <style:style style:name="ce1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5"/>
      <style:map style:condition="cell-content()=&quot;术士&quot;" style:apply-style-name="术士" style:base-cell-address="卡牌.C1175"/>
      <style:map style:condition="cell-content()=&quot;法师&quot;" style:apply-style-name="法师" style:base-cell-address="卡牌.C1175"/>
      <style:map style:condition="cell-content()=&quot;潜行者&quot;" style:apply-style-name="潜行者" style:base-cell-address="卡牌.C1175"/>
      <style:map style:condition="cell-content()=&quot;猎人&quot;" style:apply-style-name="猎人" style:base-cell-address="卡牌.C1175"/>
      <style:map style:condition="cell-content()=&quot;德鲁伊&quot;" style:apply-style-name="德鲁伊" style:base-cell-address="卡牌.C1175"/>
      <style:map style:condition="cell-content()=&quot;萨满祭司&quot;" style:apply-style-name="萨满祭司" style:base-cell-address="卡牌.C1175"/>
      <style:map style:condition="cell-content()=&quot;圣骑士&quot;" style:apply-style-name="圣骑士" style:base-cell-address="卡牌.C1175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6"/>
      <style:map style:condition="cell-content()=&quot;术士&quot;" style:apply-style-name="术士" style:base-cell-address="卡牌.C1176"/>
      <style:map style:condition="cell-content()=&quot;法师&quot;" style:apply-style-name="法师" style:base-cell-address="卡牌.C1176"/>
      <style:map style:condition="cell-content()=&quot;潜行者&quot;" style:apply-style-name="潜行者" style:base-cell-address="卡牌.C1176"/>
      <style:map style:condition="cell-content()=&quot;猎人&quot;" style:apply-style-name="猎人" style:base-cell-address="卡牌.C1176"/>
      <style:map style:condition="cell-content()=&quot;德鲁伊&quot;" style:apply-style-name="德鲁伊" style:base-cell-address="卡牌.C1176"/>
      <style:map style:condition="cell-content()=&quot;萨满祭司&quot;" style:apply-style-name="萨满祭司" style:base-cell-address="卡牌.C1176"/>
      <style:map style:condition="cell-content()=&quot;圣骑士&quot;" style:apply-style-name="圣骑士" style:base-cell-address="卡牌.C1176"/>
    </style:style>
    <style:style style:name="ce1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7"/>
      <style:map style:condition="cell-content()=&quot;术士&quot;" style:apply-style-name="术士" style:base-cell-address="卡牌.C1177"/>
      <style:map style:condition="cell-content()=&quot;法师&quot;" style:apply-style-name="法师" style:base-cell-address="卡牌.C1177"/>
      <style:map style:condition="cell-content()=&quot;潜行者&quot;" style:apply-style-name="潜行者" style:base-cell-address="卡牌.C1177"/>
      <style:map style:condition="cell-content()=&quot;猎人&quot;" style:apply-style-name="猎人" style:base-cell-address="卡牌.C1177"/>
      <style:map style:condition="cell-content()=&quot;德鲁伊&quot;" style:apply-style-name="德鲁伊" style:base-cell-address="卡牌.C1177"/>
      <style:map style:condition="cell-content()=&quot;萨满祭司&quot;" style:apply-style-name="萨满祭司" style:base-cell-address="卡牌.C1177"/>
      <style:map style:condition="cell-content()=&quot;圣骑士&quot;" style:apply-style-name="圣骑士" style:base-cell-address="卡牌.C1177"/>
    </style:style>
    <style:style style:name="ce1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8"/>
      <style:map style:condition="cell-content()=&quot;术士&quot;" style:apply-style-name="术士" style:base-cell-address="卡牌.C1178"/>
      <style:map style:condition="cell-content()=&quot;法师&quot;" style:apply-style-name="法师" style:base-cell-address="卡牌.C1178"/>
      <style:map style:condition="cell-content()=&quot;潜行者&quot;" style:apply-style-name="潜行者" style:base-cell-address="卡牌.C1178"/>
      <style:map style:condition="cell-content()=&quot;猎人&quot;" style:apply-style-name="猎人" style:base-cell-address="卡牌.C1178"/>
      <style:map style:condition="cell-content()=&quot;德鲁伊&quot;" style:apply-style-name="德鲁伊" style:base-cell-address="卡牌.C1178"/>
      <style:map style:condition="cell-content()=&quot;萨满祭司&quot;" style:apply-style-name="萨满祭司" style:base-cell-address="卡牌.C1178"/>
      <style:map style:condition="cell-content()=&quot;圣骑士&quot;" style:apply-style-name="圣骑士" style:base-cell-address="卡牌.C1178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79"/>
      <style:map style:condition="cell-content()=&quot;术士&quot;" style:apply-style-name="术士" style:base-cell-address="卡牌.C1179"/>
      <style:map style:condition="cell-content()=&quot;法师&quot;" style:apply-style-name="法师" style:base-cell-address="卡牌.C1179"/>
      <style:map style:condition="cell-content()=&quot;潜行者&quot;" style:apply-style-name="潜行者" style:base-cell-address="卡牌.C1179"/>
      <style:map style:condition="cell-content()=&quot;猎人&quot;" style:apply-style-name="猎人" style:base-cell-address="卡牌.C1179"/>
      <style:map style:condition="cell-content()=&quot;德鲁伊&quot;" style:apply-style-name="德鲁伊" style:base-cell-address="卡牌.C1179"/>
      <style:map style:condition="cell-content()=&quot;萨满祭司&quot;" style:apply-style-name="萨满祭司" style:base-cell-address="卡牌.C1179"/>
      <style:map style:condition="cell-content()=&quot;圣骑士&quot;" style:apply-style-name="圣骑士" style:base-cell-address="卡牌.C1179"/>
    </style:style>
    <style:style style:name="ce1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0"/>
      <style:map style:condition="cell-content()=&quot;术士&quot;" style:apply-style-name="术士" style:base-cell-address="卡牌.C1180"/>
      <style:map style:condition="cell-content()=&quot;法师&quot;" style:apply-style-name="法师" style:base-cell-address="卡牌.C1180"/>
      <style:map style:condition="cell-content()=&quot;潜行者&quot;" style:apply-style-name="潜行者" style:base-cell-address="卡牌.C1180"/>
      <style:map style:condition="cell-content()=&quot;猎人&quot;" style:apply-style-name="猎人" style:base-cell-address="卡牌.C1180"/>
      <style:map style:condition="cell-content()=&quot;德鲁伊&quot;" style:apply-style-name="德鲁伊" style:base-cell-address="卡牌.C1180"/>
      <style:map style:condition="cell-content()=&quot;萨满祭司&quot;" style:apply-style-name="萨满祭司" style:base-cell-address="卡牌.C1180"/>
      <style:map style:condition="cell-content()=&quot;圣骑士&quot;" style:apply-style-name="圣骑士" style:base-cell-address="卡牌.C1180"/>
    </style:style>
    <style:style style:name="ce13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1"/>
      <style:map style:condition="cell-content()=&quot;术士&quot;" style:apply-style-name="术士" style:base-cell-address="卡牌.C1181"/>
      <style:map style:condition="cell-content()=&quot;法师&quot;" style:apply-style-name="法师" style:base-cell-address="卡牌.C1181"/>
      <style:map style:condition="cell-content()=&quot;潜行者&quot;" style:apply-style-name="潜行者" style:base-cell-address="卡牌.C1181"/>
      <style:map style:condition="cell-content()=&quot;猎人&quot;" style:apply-style-name="猎人" style:base-cell-address="卡牌.C1181"/>
      <style:map style:condition="cell-content()=&quot;德鲁伊&quot;" style:apply-style-name="德鲁伊" style:base-cell-address="卡牌.C1181"/>
      <style:map style:condition="cell-content()=&quot;萨满祭司&quot;" style:apply-style-name="萨满祭司" style:base-cell-address="卡牌.C1181"/>
      <style:map style:condition="cell-content()=&quot;圣骑士&quot;" style:apply-style-name="圣骑士" style:base-cell-address="卡牌.C1181"/>
    </style:style>
    <style:style style:name="ce13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2"/>
      <style:map style:condition="cell-content()=&quot;术士&quot;" style:apply-style-name="术士" style:base-cell-address="卡牌.C1182"/>
      <style:map style:condition="cell-content()=&quot;法师&quot;" style:apply-style-name="法师" style:base-cell-address="卡牌.C1182"/>
      <style:map style:condition="cell-content()=&quot;潜行者&quot;" style:apply-style-name="潜行者" style:base-cell-address="卡牌.C1182"/>
      <style:map style:condition="cell-content()=&quot;猎人&quot;" style:apply-style-name="猎人" style:base-cell-address="卡牌.C1182"/>
      <style:map style:condition="cell-content()=&quot;德鲁伊&quot;" style:apply-style-name="德鲁伊" style:base-cell-address="卡牌.C1182"/>
      <style:map style:condition="cell-content()=&quot;萨满祭司&quot;" style:apply-style-name="萨满祭司" style:base-cell-address="卡牌.C1182"/>
      <style:map style:condition="cell-content()=&quot;圣骑士&quot;" style:apply-style-name="圣骑士" style:base-cell-address="卡牌.C1182"/>
    </style:style>
    <style:style style:name="ce1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3"/>
      <style:map style:condition="cell-content()=&quot;术士&quot;" style:apply-style-name="术士" style:base-cell-address="卡牌.C1183"/>
      <style:map style:condition="cell-content()=&quot;法师&quot;" style:apply-style-name="法师" style:base-cell-address="卡牌.C1183"/>
      <style:map style:condition="cell-content()=&quot;潜行者&quot;" style:apply-style-name="潜行者" style:base-cell-address="卡牌.C1183"/>
      <style:map style:condition="cell-content()=&quot;猎人&quot;" style:apply-style-name="猎人" style:base-cell-address="卡牌.C1183"/>
      <style:map style:condition="cell-content()=&quot;德鲁伊&quot;" style:apply-style-name="德鲁伊" style:base-cell-address="卡牌.C1183"/>
      <style:map style:condition="cell-content()=&quot;萨满祭司&quot;" style:apply-style-name="萨满祭司" style:base-cell-address="卡牌.C1183"/>
      <style:map style:condition="cell-content()=&quot;圣骑士&quot;" style:apply-style-name="圣骑士" style:base-cell-address="卡牌.C1183"/>
    </style:style>
    <style:style style:name="ce1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4"/>
      <style:map style:condition="cell-content()=&quot;术士&quot;" style:apply-style-name="术士" style:base-cell-address="卡牌.C1184"/>
      <style:map style:condition="cell-content()=&quot;法师&quot;" style:apply-style-name="法师" style:base-cell-address="卡牌.C1184"/>
      <style:map style:condition="cell-content()=&quot;潜行者&quot;" style:apply-style-name="潜行者" style:base-cell-address="卡牌.C1184"/>
      <style:map style:condition="cell-content()=&quot;猎人&quot;" style:apply-style-name="猎人" style:base-cell-address="卡牌.C1184"/>
      <style:map style:condition="cell-content()=&quot;德鲁伊&quot;" style:apply-style-name="德鲁伊" style:base-cell-address="卡牌.C1184"/>
      <style:map style:condition="cell-content()=&quot;萨满祭司&quot;" style:apply-style-name="萨满祭司" style:base-cell-address="卡牌.C1184"/>
      <style:map style:condition="cell-content()=&quot;圣骑士&quot;" style:apply-style-name="圣骑士" style:base-cell-address="卡牌.C1184"/>
    </style:style>
    <style:style style:name="ce1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5"/>
      <style:map style:condition="cell-content()=&quot;术士&quot;" style:apply-style-name="术士" style:base-cell-address="卡牌.C1185"/>
      <style:map style:condition="cell-content()=&quot;法师&quot;" style:apply-style-name="法师" style:base-cell-address="卡牌.C1185"/>
      <style:map style:condition="cell-content()=&quot;潜行者&quot;" style:apply-style-name="潜行者" style:base-cell-address="卡牌.C1185"/>
      <style:map style:condition="cell-content()=&quot;猎人&quot;" style:apply-style-name="猎人" style:base-cell-address="卡牌.C1185"/>
      <style:map style:condition="cell-content()=&quot;德鲁伊&quot;" style:apply-style-name="德鲁伊" style:base-cell-address="卡牌.C1185"/>
      <style:map style:condition="cell-content()=&quot;萨满祭司&quot;" style:apply-style-name="萨满祭司" style:base-cell-address="卡牌.C1185"/>
      <style:map style:condition="cell-content()=&quot;圣骑士&quot;" style:apply-style-name="圣骑士" style:base-cell-address="卡牌.C1185"/>
    </style:style>
    <style:style style:name="ce1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6"/>
      <style:map style:condition="cell-content()=&quot;术士&quot;" style:apply-style-name="术士" style:base-cell-address="卡牌.C1186"/>
      <style:map style:condition="cell-content()=&quot;法师&quot;" style:apply-style-name="法师" style:base-cell-address="卡牌.C1186"/>
      <style:map style:condition="cell-content()=&quot;潜行者&quot;" style:apply-style-name="潜行者" style:base-cell-address="卡牌.C1186"/>
      <style:map style:condition="cell-content()=&quot;猎人&quot;" style:apply-style-name="猎人" style:base-cell-address="卡牌.C1186"/>
      <style:map style:condition="cell-content()=&quot;德鲁伊&quot;" style:apply-style-name="德鲁伊" style:base-cell-address="卡牌.C1186"/>
      <style:map style:condition="cell-content()=&quot;萨满祭司&quot;" style:apply-style-name="萨满祭司" style:base-cell-address="卡牌.C1186"/>
      <style:map style:condition="cell-content()=&quot;圣骑士&quot;" style:apply-style-name="圣骑士" style:base-cell-address="卡牌.C1186"/>
    </style:style>
    <style:style style:name="ce1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7"/>
      <style:map style:condition="cell-content()=&quot;术士&quot;" style:apply-style-name="术士" style:base-cell-address="卡牌.C1187"/>
      <style:map style:condition="cell-content()=&quot;法师&quot;" style:apply-style-name="法师" style:base-cell-address="卡牌.C1187"/>
      <style:map style:condition="cell-content()=&quot;潜行者&quot;" style:apply-style-name="潜行者" style:base-cell-address="卡牌.C1187"/>
      <style:map style:condition="cell-content()=&quot;猎人&quot;" style:apply-style-name="猎人" style:base-cell-address="卡牌.C1187"/>
      <style:map style:condition="cell-content()=&quot;德鲁伊&quot;" style:apply-style-name="德鲁伊" style:base-cell-address="卡牌.C1187"/>
      <style:map style:condition="cell-content()=&quot;萨满祭司&quot;" style:apply-style-name="萨满祭司" style:base-cell-address="卡牌.C1187"/>
      <style:map style:condition="cell-content()=&quot;圣骑士&quot;" style:apply-style-name="圣骑士" style:base-cell-address="卡牌.C1187"/>
    </style:style>
    <style:style style:name="ce1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8"/>
      <style:map style:condition="cell-content()=&quot;术士&quot;" style:apply-style-name="术士" style:base-cell-address="卡牌.C1188"/>
      <style:map style:condition="cell-content()=&quot;法师&quot;" style:apply-style-name="法师" style:base-cell-address="卡牌.C1188"/>
      <style:map style:condition="cell-content()=&quot;潜行者&quot;" style:apply-style-name="潜行者" style:base-cell-address="卡牌.C1188"/>
      <style:map style:condition="cell-content()=&quot;猎人&quot;" style:apply-style-name="猎人" style:base-cell-address="卡牌.C1188"/>
      <style:map style:condition="cell-content()=&quot;德鲁伊&quot;" style:apply-style-name="德鲁伊" style:base-cell-address="卡牌.C1188"/>
      <style:map style:condition="cell-content()=&quot;萨满祭司&quot;" style:apply-style-name="萨满祭司" style:base-cell-address="卡牌.C1188"/>
      <style:map style:condition="cell-content()=&quot;圣骑士&quot;" style:apply-style-name="圣骑士" style:base-cell-address="卡牌.C1188"/>
    </style:style>
    <style:style style:name="ce1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89"/>
      <style:map style:condition="cell-content()=&quot;术士&quot;" style:apply-style-name="术士" style:base-cell-address="卡牌.C1189"/>
      <style:map style:condition="cell-content()=&quot;法师&quot;" style:apply-style-name="法师" style:base-cell-address="卡牌.C1189"/>
      <style:map style:condition="cell-content()=&quot;潜行者&quot;" style:apply-style-name="潜行者" style:base-cell-address="卡牌.C1189"/>
      <style:map style:condition="cell-content()=&quot;猎人&quot;" style:apply-style-name="猎人" style:base-cell-address="卡牌.C1189"/>
      <style:map style:condition="cell-content()=&quot;德鲁伊&quot;" style:apply-style-name="德鲁伊" style:base-cell-address="卡牌.C1189"/>
      <style:map style:condition="cell-content()=&quot;萨满祭司&quot;" style:apply-style-name="萨满祭司" style:base-cell-address="卡牌.C1189"/>
      <style:map style:condition="cell-content()=&quot;圣骑士&quot;" style:apply-style-name="圣骑士" style:base-cell-address="卡牌.C1189"/>
    </style:style>
    <style:style style:name="ce1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190"/>
      <style:map style:condition="cell-content()=&quot;术士&quot;" style:apply-style-name="术士" style:base-cell-address="卡牌.C1190"/>
      <style:map style:condition="cell-content()=&quot;法师&quot;" style:apply-style-name="法师" style:base-cell-address="卡牌.C1190"/>
      <style:map style:condition="cell-content()=&quot;潜行者&quot;" style:apply-style-name="潜行者" style:base-cell-address="卡牌.C1190"/>
      <style:map style:condition="cell-content()=&quot;猎人&quot;" style:apply-style-name="猎人" style:base-cell-address="卡牌.C1190"/>
      <style:map style:condition="cell-content()=&quot;德鲁伊&quot;" style:apply-style-name="德鲁伊" style:base-cell-address="卡牌.C1190"/>
      <style:map style:condition="cell-content()=&quot;萨满祭司&quot;" style:apply-style-name="萨满祭司" style:base-cell-address="卡牌.C1190"/>
      <style:map style:condition="cell-content()=&quot;圣骑士&quot;" style:apply-style-name="圣骑士" style:base-cell-address="卡牌.C1190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1"/>
      <style:map style:condition="cell-content()=&quot;术士&quot;" style:apply-style-name="术士" style:base-cell-address="卡牌.C1"/>
      <style:map style:condition="cell-content()=&quot;法师&quot;" style:apply-style-name="法师" style:base-cell-address="卡牌.C1"/>
      <style:map style:condition="cell-content()=&quot;潜行者&quot;" style:apply-style-name="潜行者" style:base-cell-address="卡牌.C1"/>
      <style:map style:condition="cell-content()=&quot;猎人&quot;" style:apply-style-name="猎人" style:base-cell-address="卡牌.C1"/>
      <style:map style:condition="cell-content()=&quot;德鲁伊&quot;" style:apply-style-name="德鲁伊" style:base-cell-address="卡牌.C1"/>
      <style:map style:condition="cell-content()=&quot;萨满祭司&quot;" style:apply-style-name="萨满祭司" style:base-cell-address="卡牌.C1"/>
      <style:map style:condition="cell-content()=&quot;圣骑士&quot;" style:apply-style-name="圣骑士" style:base-cell-address="卡牌.C1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6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OR([.F1]&gt;=7; ISEVEN([.F1])))" style:apply-style-name="偶数或者7_2b_" style:base-cell-address="卡牌.F1"/>
    </style:style>
    <style:style style:name="ce14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69" style:family="table-cell" style:parent-style-name="Default"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4" style:family="table-cell" style:parent-style-name="狂野卡牌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5" style:family="table-cell" style:parent-style-name="良好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1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53" style:family="table-cell" style:parent-style-name="Default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57" style:family="table-cell" style:parent-style-name="Default">
      <style:map style:condition="cell-content()=&quot;优秀&quot;" style:apply-style-name="优秀" style:base-cell-address="卡牌.R409"/>
      <style:map style:condition="cell-content()=&quot;良好&quot;" style:apply-style-name="良好" style:base-cell-address="卡牌.R409"/>
      <style:map style:condition="cell-content()=&quot;普通&quot;" style:apply-style-name="普通" style:base-cell-address="卡牌.R409"/>
    </style:style>
    <style:style style:name="ce158" style:family="table-cell" style:parent-style-name="评分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59" style:family="table-cell" style:parent-style-name="职业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荣誉室&quot;;&quot;纳克萨玛斯&quot;;&quot;地精大战侏儒&quot;;&quot;黑石山的火焰&quot;;&quot;冠军的试练&quot;;&quot;探险者协会&quot;;&quot;上古之神&quot;;&quot;卡拉赞&quot;;&quot;加基森&quot;;&quot;安戈洛&quot;)" table:allow-empty-cell="true" table:display-list="unsorted" table:base-cell-address="卡牌.B920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)" table:allow-empty-cell="true" table:display-list="unsorted" table:base-cell-address="当前标准天梯主流.I1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  <table:content-validation table:name="val9" table:condition="of:cell-content-is-in-list(&quot;优秀&quot;;&quot;良好&quot;;&quot;普通&quot;)" table:allow-empty-cell="true" table:display-list="unsorted" table:base-cell-address="卡牌.T87">
          <table:error-message table:message-type="stop" table:display="true"/>
        </table:content-validation>
      </table:content-validations>
      <table:table table:name="卡牌" table:style-name="ta1">
        <office:forms form:automatic-focus="false" form:apply-design-mode="false"/>
        <table:table-column-group>
          <table:table-column-group table:display="false">
            <table:table-column table:style-name="co1" table:visibility="collapse" table:default-cell-style-name="ce5"/>
            <table:table-column table:style-name="co2" table:visibility="collapse" table:default-cell-style-name="ce8"/>
          </table:table-column-group>
        </table:table-column-group>
        <table:table-column table:style-name="co3" table:default-cell-style-name="ce28"/>
        <table:table-column-group>
          <table:table-column-group table:display="false">
            <table:table-column table:style-name="co4" table:visibility="collapse" table:default-cell-style-name="ce2"/>
            <table:table-column table:style-name="co5" table:visibility="collapse" table:default-cell-style-name="ce2"/>
          </table:table-column-group>
        </table:table-column-group>
        <table:table-column table:style-name="co6" table:default-cell-style-name="ce145"/>
        <table:table-column-group>
          <table:table-column table:style-name="co7" table:default-cell-style-name="ce8"/>
          <table:table-column table:style-name="co6" table:default-cell-style-name="ce2"/>
        </table:table-column-group>
        <table:table-column table:style-name="co8" table:default-cell-style-name="ce76"/>
        <table:table-column table:style-name="co9" table:default-cell-style-name="ce2"/>
        <table:table-column-group>
          <table:table-column-group table:display="false">
            <table:table-column table:style-name="co10" table:visibility="collapse" table:number-columns-repeated="5" table:default-cell-style-name="ce2"/>
          </table:table-column-group>
        </table:table-column-group>
        <table:table-column table:style-name="co11" table:default-cell-style-name="ce154"/>
        <table:table-column table:style-name="co12" table:number-columns-repeated="4" table:default-cell-style-name="ce53"/>
        <table:table-column table:style-name="co13" table:default-cell-style-name="ce22"/>
        <table:table-column table:style-name="co14" table:default-cell-style-name="Default"/>
        <table:table-column table:style-name="co15" table:number-columns-repeated="1002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content-validation-name="val3" office:value-type="string" calcext:value-type="string">
            <text:p>系列</text:p>
          </table:table-cell>
          <table:table-cell table:style-name="ce9" table:content-validation-name="val1" office:value-type="string" calcext:value-type="string">
            <text:p>职业</text:p>
          </table:table-cell>
          <table:table-cell table:style-name="ce8" office:value-type="string" calcext:value-type="string">
            <text:p>攻击力 </text:p>
          </table:table-cell>
          <table:table-cell table:style-name="ce8" office:value-type="string" calcext:value-type="string">
            <text:p>生命值</text:p>
          </table:table-cell>
          <table:table-cell table:style-name="ce143" office:value-type="string" calcext:value-type="string">
            <text:p>费用</text:p>
          </table:table-cell>
          <table:table-cell table:content-validation-name="val1" office:value-type="string" calcext:value-type="string">
            <text:p>卡池</text:p>
          </table:table-cell>
          <table:table-cell table:style-name="ce8" table:content-validation-name="val5" office:value-type="string" calcext:value-type="string">
            <text:p>类型</text:p>
          </table:table-cell>
          <table:table-cell table:style-name="ce147" table:content-validation-name="val6" office:value-type="string" calcext:value-type="string">
            <text:p>卡牌名称</text:p>
          </table:table-cell>
          <table:table-cell table:style-name="ce8" table:content-validation-name="val7" office:value-type="string" calcext:value-type="string">
            <text:p>种族</text:p>
          </table:table-cell>
          <table:table-cell table:style-name="Default" office:value-type="string" calcext:value-type="string">
            <text:p>字段1</text:p>
          </table:table-cell>
          <table:table-cell table:style-name="Default" office:value-type="string" calcext:value-type="string">
            <text:p>字段2</text:p>
          </table:table-cell>
          <table:table-cell table:style-name="Default" office:value-type="string" calcext:value-type="string">
            <text:p>字段3</text:p>
          </table:table-cell>
          <table:table-cell table:style-name="Default" office:value-type="string" calcext:value-type="string">
            <text:p>字段4</text:p>
          </table:table-cell>
          <table:table-cell table:style-name="Default" office:value-type="string" calcext:value-type="string">
            <text:p>字段5</text:p>
          </table:table-cell>
          <table:table-cell table:style-name="ce153" table:content-validation-name="val8" office:value-type="string" calcext:value-type="string">
            <text:p>字段</text:p>
          </table:table-cell>
          <table:table-cell table:style-name="ce155" table:content-validation-name="val9" office:value-type="string" calcext:value-type="string">
            <text:p>速攻</text:p>
          </table:table-cell>
          <table:table-cell table:style-name="ce155" table:content-validation-name="val9" office:value-type="string" calcext:value-type="string">
            <text:p>中速</text:p>
          </table:table-cell>
          <table:table-cell table:style-name="ce155" table:content-validation-name="val9" office:value-type="string" calcext:value-type="string">
            <text:p>控制</text:p>
          </table:table-cell>
          <table:table-cell table:style-name="ce155" table:content-validation-name="val9" office:value-type="string" calcext:value-type="string">
            <text:p>奇迹</text:p>
          </table:table-cell>
          <table:table-cell table:style-name="ce160" office:value-type="string" calcext:value-type="string">
            <text:p>搭配</text:p>
          </table:table-cell>
          <table:table-cell table:style-name="ce8" office:value-type="string" calcext:value-type="string">
            <text:p>相近卡</text:p>
          </table:table-cell>
          <table:table-cell table:style-name="ce54" table:number-columns-repeated="976"/>
          <table:table-cell table:number-columns-repeated="26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2]));YEAR(MAX([.$A$1:.$A$1048576]))-YEAR([.A2])&gt;=2;[.$B2]&lt;&gt;&quot;基本&quot;;[.$B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激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:.O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3]));YEAR(MAX([.$A$1:.$A$1048576]))-YEAR([.A3])&gt;=2;[.$B3]&lt;&gt;&quot;基本&quot;;[.$B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火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:.O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4]));YEAR(MAX([.$A$1:.$A$1048576]))-YEAR([.A4])&gt;=2;[.$B4]&lt;&gt;&quot;基本&quot;;[.$B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冻药水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冻结;</text:p>
          </table:table-cell>
          <table:table-cell table:style-name="ce8" table:content-validation-name="val8" table:number-columns-repeated="4"/>
          <table:table-cell table:content-validation-name="val1" table:formula="of:=COM.MICROSOFT.CONCAT([.K4:.O4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5]));YEAR(MAX([.$A$1:.$A$1048576]))-YEAR([.A5])&gt;=2;[.$B5]&lt;&gt;&quot;基本&quot;;[.$B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烈焰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:.O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86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6]));YEAR(MAX([.$A$1:.$A$1048576]))-YEAR([.A6])&gt;=2;[.$B6]&lt;&gt;&quot;基本&quot;;[.$B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沉默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6:.O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86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7]));YEAR(MAX([.$A$1:.$A$1048576]))-YEAR([.A7])&gt;=2;[.$B7]&lt;&gt;&quot;基本&quot;;[.$B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畸变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7:.O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8]));YEAR(MAX([.$A$1:.$A$1048576]))-YEAR([.A8])&gt;=2;[.$B8]&lt;&gt;&quot;基本&quot;;[.$B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:.O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9]));YEAR(MAX([.$A$1:.$A$1048576]))-YEAR([.A9])&gt;=2;[.$B9]&lt;&gt;&quot;基本&quot;;[.$B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步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:.O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减费目标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0]));YEAR(MAX([.$A$1:.$A$1048576]))-YEAR([.A10])&gt;=2;[.$B10]&lt;&gt;&quot;基本&quot;;[.$B1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刺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:.O10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1]));YEAR(MAX([.$A$1:.$A$1048576]))-YEAR([.A11])&gt;=2;[.$B11]&lt;&gt;&quot;基本&quot;;[.$B1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伺机待发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1:.O1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2]));YEAR(MAX([.$A$1:.$A$1048576]))-YEAR([.A12])&gt;=2;[.$B12]&lt;&gt;&quot;基本&quot;;[.$B1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伪造的幸运币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2:.O1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3"/>
          <table:table-cell table:style-name="狂野卡牌"/>
          <table:table-cell table:number-columns-repeated="1000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3]));YEAR(MAX([.$A$1:.$A$1048576]))-YEAR([.A13])&gt;=2;[.$B13]&lt;&gt;&quot;基本&quot;;[.$B1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图腾之力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3:.O1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有攻击的图腾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4]));YEAR(MAX([.$A$1:.$A$1048576]))-YEAR([.A14])&gt;=2;[.$B14]&lt;&gt;&quot;基本&quot;;[.$B1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治疗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14:.O1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5]));YEAR(MAX([.$A$1:.$A$1048576]))-YEAR([.A15])&gt;=2;[.$B15]&lt;&gt;&quot;基本&quot;;[.$B1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治疗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5:.O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6]));YEAR(MAX([.$A$1:.$A$1048576]))-YEAR([.A16])&gt;=2;[.$B16]&lt;&gt;&quot;基本&quot;;[.$B1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仪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6:.O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7]));YEAR(MAX([.$A$1:.$A$1048576]))-YEAR([.A17])&gt;=2;[.$B17]&lt;&gt;&quot;基本&quot;;[.$B1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牺牲契约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7:.O1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158" table:content-validation-name="val9"/>
          <table:table-cell table:style-name="ce2" office:value-type="string" calcext:value-type="string">
            <text:p>恶魔(恢复需求):空灵召唤者;环境(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0" calcext:value-type="float">
            <text:p>0</text:p>
          </table:table-cell>
          <table:table-cell table:content-validation-name="val1" table:formula="of:=IF(AND(NOT(ISBLANK([.A18]));YEAR(MAX([.$A$1:.$A$1048576]))-YEAR([.A18])&gt;=2;[.$B18]&lt;&gt;&quot;基本&quot;;[.$B1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火中烧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8:.O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恐怖的奴隶主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19]));YEAR(MAX([.$A$1:.$A$1048576]))-YEAR([.A19])&gt;=2;[.$B19]&lt;&gt;&quot;基本&quot;;[.$B1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动假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9:.O19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20]));YEAR(MAX([.$A$1:.$A$1048576]))-YEAR([.A20])&gt;=2;[.$B20]&lt;&gt;&quot;基本&quot;;[.$B2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精灵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0:.O20])">
            <text:p/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6" office:value-type="float" office:value="0" calcext:value-type="float">
            <text:p>0</text:p>
          </table:table-cell>
          <table:table-cell table:content-validation-name="val1" table:formula="of:=IF(AND(NOT(ISBLANK([.A21]));YEAR(MAX([.$A$1:.$A$1048576]))-YEAR([.A21])&gt;=2;[.$B21]&lt;&gt;&quot;基本&quot;;[.$B2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宝宝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table:number-columns-repeated="5"/>
          <table:table-cell table:content-validation-name="val1" table:formula="of:=COM.MICROSOFT.CONCAT([.K21:.O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2]));YEAR(MAX([.$A$1:.$A$1048576]))-YEAR([.A22])&gt;=2;[.$B22]&lt;&gt;&quot;基本&quot;;[.$B2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根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2:.O2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3]));YEAR(MAX([.$A$1:.$A$1048576]))-YEAR([.A23])&gt;=2;[.$B23]&lt;&gt;&quot;基本&quot;;[.$B2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禁忌古树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23:.O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4]));YEAR(MAX([.$A$1:.$A$1048576]))-YEAR([.A24])&gt;=2;[.$B24]&lt;&gt;&quot;基本&quot;;[.$B2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法乌鸦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24:.O2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5]));YEAR(MAX([.$A$1:.$A$1048576]))-YEAR([.A25])&gt;=2;[.$B25]&lt;&gt;&quot;基本&quot;;[.$B2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护符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table:number-columns-repeated="4"/>
          <table:table-cell table:content-validation-name="val1" table:formula="of:=COM.MICROSOFT.CONCAT([.K25:.O25])" office:value-type="string" office:string-value="青玉魔像;" calcext:value-type="string">
            <text:p>青玉魔像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6]));YEAR(MAX([.$A$1:.$A$1048576]))-YEAR([.A26])&gt;=2;[.$B26]&lt;&gt;&quot;基本&quot;;[.$B2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乌鸦神像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抉择;</text:p>
          </table:table-cell>
          <table:table-cell table:style-name="ce8" table:content-validation-name="val8" table:number-columns-repeated="4"/>
          <table:table-cell table:content-validation-name="val1" table:formula="of:=COM.MICROSOFT.CONCAT([.K26:.O26])" office:value-type="string" office:string-value="抉择;" calcext:value-type="string">
            <text:p>抉择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7]));YEAR(MAX([.$A$1:.$A$1048576]))-YEAR([.A27])&gt;=2;[.$B27]&lt;&gt;&quot;基本&quot;;[.$B2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之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7:.O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攻击增益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8]));YEAR(MAX([.$A$1:.$A$1048576]))-YEAR([.A28])&gt;=2;[.$B28]&lt;&gt;&quot;基本&quot;;[.$B2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玉莲印记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8:.O2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29]));YEAR(MAX([.$A$1:.$A$1048576]))-YEAR([.A29])&gt;=2;[.$B29]&lt;&gt;&quot;基本&quot;;[.$B2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爪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9:.O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30]));YEAR(MAX([.$A$1:.$A$1048576]))-YEAR([.A30])&gt;=2;[.$B30]&lt;&gt;&quot;基本&quot;;[.$B3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平衡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0:.O30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159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法伤需求):爪击;撕咬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1]));YEAR(MAX([.$A$1:.$A$1048576]))-YEAR([.A31])&gt;=2;[.$B31]&lt;&gt;&quot;基本&quot;;[.$B3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侍从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3"/>
          <table:table-cell table:content-validation-name="val1" table:formula="of:=COM.MICROSOFT.CONCAT([.K31:.O31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2]));YEAR(MAX([.$A$1:.$A$1048576]))-YEAR([.A32])&gt;=2;[.$B32]&lt;&gt;&quot;基本&quot;;[.$B3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冲击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法术伤害;</text:p>
          </table:table-cell>
          <table:table-cell table:style-name="ce8" table:content-validation-name="val8" table:number-columns-repeated="4"/>
          <table:table-cell table:content-validation-name="val1" table:formula="of:=COM.MICROSOFT.CONCAT([.K32:.O32])" office:value-type="string" office:string-value="法术伤害;" calcext:value-type="string">
            <text:p>法术伤害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3]));YEAR(MAX([.$A$1:.$A$1048576]))-YEAR([.A33])&gt;=2;[.$B33]&lt;&gt;&quot;基本&quot;;[.$B3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飞弹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3:.O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4]));YEAR(MAX([.$A$1:.$A$1048576]))-YEAR([.A34])&gt;=2;[.$B34]&lt;&gt;&quot;基本&quot;;[.$B3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枪术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冻结;</text:p>
          </table:table-cell>
          <table:table-cell table:style-name="ce8" table:content-validation-name="val8" table:number-columns-repeated="4"/>
          <table:table-cell table:content-validation-name="val1" table:formula="of:=COM.MICROSOFT.CONCAT([.K34:.O34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冻结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5]));YEAR(MAX([.$A$1:.$A$1048576]))-YEAR([.A35])&gt;=2;[.$B35]&lt;&gt;&quot;基本&quot;;[.$B3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浮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5:.O3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6]));YEAR(MAX([.$A$1:.$A$1048576]))-YEAR([.A36])&gt;=2;[.$B36]&lt;&gt;&quot;基本&quot;;[.$B3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36:.O36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麦迪文的残影;飞刀杂耍者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7]));YEAR(MAX([.$A$1:.$A$1048576]))-YEAR([.A37])&gt;=2;[.$B37]&lt;&gt;&quot;基本&quot;;[.$B3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呓语魔典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37:.O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38]));YEAR(MAX([.$A$1:.$A$1048576]))-YEAR([.A38])&gt;=2;[.$B38]&lt;&gt;&quot;基本&quot;;[.$B3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射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8:.O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9]));YEAR(MAX([.$A$1:.$A$1048576]))-YEAR([.A39])&gt;=2;[.$B39]&lt;&gt;&quot;基本&quot;;[.$B3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炽炎蝙蝠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39:.O3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不带第二张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0]));YEAR(MAX([.$A$1:.$A$1048576]))-YEAR([.A40])&gt;=2;[.$B40]&lt;&gt;&quot;基本&quot;;[.$B4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网蛛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40:.O40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1]));YEAR(MAX([.$A$1:.$A$1048576]))-YEAR([.A41])&gt;=2;[.$B41]&lt;&gt;&quot;基本&quot;;[.$B4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野怒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免疫;</text:p>
          </table:table-cell>
          <table:table-cell table:style-name="ce8" table:content-validation-name="val8" table:number-columns-repeated="4"/>
          <table:table-cell table:content-validation-name="val1" table:formula="of:=COM.MICROSOFT.CONCAT([.K41:.O41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增益目标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2]));YEAR(MAX([.$A$1:.$A$1048576]))-YEAR([.A42])&gt;=2;[.$B42]&lt;&gt;&quot;基本&quot;;[.$B4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猎人印记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2:.O42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3]));YEAR(MAX([.$A$1:.$A$1048576]))-YEAR([.A43])&gt;=2;[.$B43]&lt;&gt;&quot;基本&quot;;[.$B4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林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3:.O4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光环目标)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4]));YEAR(MAX([.$A$1:.$A$1048576]))-YEAR([.A44])&gt;=2;[.$B44]&lt;&gt;&quot;基本&quot;;[.$B4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勇弓箭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4:.O4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5]));YEAR(MAX([.$A$1:.$A$1048576]))-YEAR([.A45])&gt;=2;[.$B45]&lt;&gt;&quot;基本&quot;;[.$B4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搜寻猎物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5:.O4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6]));YEAR(MAX([.$A$1:.$A$1048576]))-YEAR([.A46])&gt;=2;[.$B46]&lt;&gt;&quot;基本&quot;;[.$B4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雄斑虎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46:.O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7]));YEAR(MAX([.$A$1:.$A$1048576]))-YEAR([.A47])&gt;=2;[.$B47]&lt;&gt;&quot;基本&quot;;[.$B4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追踪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7:.O4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8]));YEAR(MAX([.$A$1:.$A$1048576]))-YEAR([.A48])&gt;=2;[.$B48]&lt;&gt;&quot;基本&quot;;[.$B4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走私货物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8:.O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野兽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49]));YEAR(MAX([.$A$1:.$A$1048576]))-YEAR([.A49])&gt;=2;[.$B49]&lt;&gt;&quot;基本&quot;;[.$B49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投弹手</text:p>
          </table:table-cell>
          <table:table-cell table:style-name="ce8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49:.O4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0]));YEAR(MAX([.$A$1:.$A$1048576]))-YEAR([.A50])&gt;=2;[.$B50]&lt;&gt;&quot;基本&quot;;[.$B5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郡牧师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0:.O50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1]));YEAR(MAX([.$A$1:.$A$1048576]))-YEAR([.A51])&gt;=2;[.$B51]&lt;&gt;&quot;基本&quot;;[.$B5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疯狂药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1:.O5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2]));YEAR(MAX([.$A$1:.$A$1048576]))-YEAR([.A52])&gt;=2;[.$B52]&lt;&gt;&quot;基本&quot;;[.$B5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治疗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2:.O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3]));YEAR(MAX([.$A$1:.$A$1048576]))-YEAR([.A53])&gt;=2;[.$B53]&lt;&gt;&quot;基本&quot;;[.$B53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雏龙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53:.O5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4]));YEAR(MAX([.$A$1:.$A$1048576]))-YEAR([.A54])&gt;=2;[.$B54]&lt;&gt;&quot;基本&quot;;[.$B5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纳鲁之光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4:.O5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5]));YEAR(MAX([.$A$1:.$A$1048576]))-YEAR([.A55])&gt;=2;[.$B55]&lt;&gt;&quot;基本&quot;;[.$B5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惩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:.O5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6]));YEAR(MAX([.$A$1:.$A$1048576]))-YEAR([.A56])&gt;=2;[.$B56]&lt;&gt;&quot;基本&quot;;[.$B5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缩小药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6:.O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7]));YEAR(MAX([.$A$1:.$A$1048576]))-YEAR([.A57])&gt;=2;[.$B57]&lt;&gt;&quot;基本&quot;;[.$B5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视界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7:.O5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8]));YEAR(MAX([.$A$1:.$A$1048576]))-YEAR([.A58])&gt;=2;[.$B58]&lt;&gt;&quot;基本&quot;;[.$B5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之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8:.O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血攻差2点及以上的牌;神圣之灵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59]));YEAR(MAX([.$A$1:.$A$1048576]))-YEAR([.A59])&gt;=2;[.$B59]&lt;&gt;&quot;基本&quot;;[.$B5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盾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9:.O59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炎术士（法术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0]));YEAR(MAX([.$A$1:.$A$1048576]))-YEAR([.A60])&gt;=2;[.$B60]&lt;&gt;&quot;基本&quot;;[.$B6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耀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60:.O6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1]));YEAR(MAX([.$A$1:.$A$1048576]))-YEAR([.A61])&gt;=2;[.$B61]&lt;&gt;&quot;基本&quot;;[.$B6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嘘海盗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61:.O6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2]));YEAR(MAX([.$A$1:.$A$1048576]))-YEAR([.A62])&gt;=2;[.$B62]&lt;&gt;&quot;基本&quot;;[.$B6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冷血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连击;</text:p>
          </table:table-cell>
          <table:table-cell table:style-name="ce8" table:content-validation-name="val8" table:number-columns-repeated="4"/>
          <table:table-cell table:content-validation-name="val1" table:formula="of:=COM.MICROSOFT.CONCAT([.K62:.O6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3]));YEAR(MAX([.$A$1:.$A$1048576]))-YEAR([.A63])&gt;=2;[.$B63]&lt;&gt;&quot;基本&quot;;[.$B6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巨蟒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63:.O6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4]));YEAR(MAX([.$A$1:.$A$1048576]))-YEAR([.A64])&gt;=2;[.$B64]&lt;&gt;&quot;基本&quot;;[.$B6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深渊探险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64:.O64])" office:value-type="string" office:string-value="发现;亡语;" calcext:value-type="string">
            <text:p>发现;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5]));YEAR(MAX([.$A$1:.$A$1048576]))-YEAR([.A65])&gt;=2;[.$B65]&lt;&gt;&quot;基本&quot;;[.$B6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锈水海盗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:.O6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6]));YEAR(MAX([.$A$1:.$A$1048576]))-YEAR([.A66])&gt;=2;[.$B66]&lt;&gt;&quot;基本&quot;;[.$B6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隐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66:.O6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隐藏目标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7]));YEAR(MAX([.$A$1:.$A$1048576]))-YEAR([.A67])&gt;=2;[.$B67]&lt;&gt;&quot;基本&quot;;[.$B6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影袭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67:.O6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8]));YEAR(MAX([.$A$1:.$A$1048576]))-YEAR([.A68])&gt;=2;[.$B68]&lt;&gt;&quot;基本&quot;;[.$B6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执刀教徒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连击;</text:p>
          </table:table-cell>
          <table:table-cell table:style-name="ce8" table:content-validation-name="val8" table:number-columns-repeated="4"/>
          <table:table-cell table:content-validation-name="val1" table:formula="of:=COM.MICROSOFT.CONCAT([.K68:.O68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69]));YEAR(MAX([.$A$1:.$A$1048576]))-YEAR([.A69])&gt;=2;[.$B69]&lt;&gt;&quot;基本&quot;;[.$B6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药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69:.O69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0]));YEAR(MAX([.$A$1:.$A$1048576]))-YEAR([.A70])&gt;=2;[.$B70]&lt;&gt;&quot;基本&quot;;[.$B7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震击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冻结;</text:p>
          </table:table-cell>
          <table:table-cell table:style-name="ce8" table:content-validation-name="val8" table:number-columns-repeated="4"/>
          <table:table-cell table:content-validation-name="val1" table:formula="of:=COM.MICROSOFT.CONCAT([.K70:.O70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1]));YEAR(MAX([.$A$1:.$A$1048576]))-YEAR([.A71])&gt;=2;[.$B71]&lt;&gt;&quot;基本&quot;;[.$B7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叉状闪电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71:.O7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2]));YEAR(MAX([.$A$1:.$A$1048576]))-YEAR([.A72])&gt;=2;[.$B72]&lt;&gt;&quot;基本&quot;;[.$B7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尘魔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72:.O72])" office:value-type="string" office:string-value="过载;" calcext:value-type="string">
            <text:p>过载;</text:p>
          </table:table-cell>
          <table:table-cell table:content-validation-name="val9" table:number-columns-repeated="4"/>
          <table:table-cell table:style-name="ce2" office:value-type="string" calcext:value-type="string">
            <text:p>需求场面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3]));YEAR(MAX([.$A$1:.$A$1048576]))-YEAR([.A73])&gt;=2;[.$B73]&lt;&gt;&quot;基本&quot;;[.$B7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震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4"/>
          <table:table-cell table:content-validation-name="val1" table:formula="of:=COM.MICROSOFT.CONCAT([.K73:.O73])" office:value-type="string" office:string-value="沉默;" calcext:value-type="string">
            <text:p>沉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4]));YEAR(MAX([.$A$1:.$A$1048576]))-YEAR([.A74])&gt;=2;[.$B74]&lt;&gt;&quot;基本&quot;;[.$B7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进化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74:.O7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5]));YEAR(MAX([.$A$1:.$A$1048576]))-YEAR([.A75])&gt;=2;[.$B75]&lt;&gt;&quot;基本&quot;;[.$B7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坑道穴居人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75:.O75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过载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6]));YEAR(MAX([.$A$1:.$A$1048576]))-YEAR([.A76])&gt;=2;[.$B76]&lt;&gt;&quot;基本&quot;;[.$B7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箭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76:.O7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7]));YEAR(MAX([.$A$1:.$A$1048576]))-YEAR([.A77])&gt;=2;[.$B77]&lt;&gt;&quot;基本&quot;;[.$B7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到先得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发现;</text:p>
          </table:table-cell>
          <table:table-cell table:style-name="ce8" table:content-validation-name="val8" table:number-columns-repeated="4"/>
          <table:table-cell table:content-validation-name="val1" table:formula="of:=COM.MICROSOFT.CONCAT([.K77:.O77])" office:value-type="string" office:string-value="发现;" calcext:value-type="string">
            <text:p>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8]));YEAR(MAX([.$A$1:.$A$1048576]))-YEAR([.A78])&gt;=2;[.$B78]&lt;&gt;&quot;基本&quot;;[.$B7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幽灵之爪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法术伤害;</text:p>
          </table:table-cell>
          <table:table-cell table:style-name="ce8" table:content-validation-name="val8" table:number-columns-repeated="4"/>
          <table:table-cell table:content-validation-name="val1" table:formula="of:=COM.MICROSOFT.CONCAT([.K78:.O78])" office:value-type="string" office:string-value="法术伤害;" calcext:value-type="string">
            <text:p>法术伤害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伤害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79]));YEAR(MAX([.$A$1:.$A$1048576]))-YEAR([.A79])&gt;=2;[.$B79]&lt;&gt;&quot;基本&quot;;[.$B7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原始融合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79:.O7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0]));YEAR(MAX([.$A$1:.$A$1048576]))-YEAR([.A80])&gt;=2;[.$B80]&lt;&gt;&quot;基本&quot;;[.$B8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护之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table:number-columns-repeated="4"/>
          <table:table-cell table:content-validation-name="val1" table:formula="of:=COM.MICROSOFT.CONCAT([.K80:.O80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1]));YEAR(MAX([.$A$1:.$A$1048576]))-YEAR([.A81])&gt;=2;[.$B81]&lt;&gt;&quot;基本&quot;;[.$B8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忏悔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1:.O8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2]));YEAR(MAX([.$A$1:.$A$1048576]))-YEAR([.A82])&gt;=2;[.$B82]&lt;&gt;&quot;基本&quot;;[.$B8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崇高牺牲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2:.O8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3]));YEAR(MAX([.$A$1:.$A$1048576]))-YEAR([.A83])&gt;=2;[.$B83]&lt;&gt;&quot;基本&quot;;[.$B8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驰电掣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3:.O8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4]));YEAR(MAX([.$A$1:.$A$1048576]))-YEAR([.A84])&gt;=2;[.$B84]&lt;&gt;&quot;基本&quot;;[.$B8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4:.O8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圣盾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5]));YEAR(MAX([.$A$1:.$A$1048576]))-YEAR([.A85])&gt;=2;[.$B85]&lt;&gt;&quot;基本&quot;;[.$B8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执法官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85:.O8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6]));YEAR(MAX([.$A$1:.$A$1048576]))-YEAR([.A86])&gt;=2;[.$B86]&lt;&gt;&quot;基本&quot;;[.$B8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救赎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6:.O8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召唤目标(召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7]));YEAR(MAX([.$A$1:.$A$1048576]))-YEAR([.A87])&gt;=2;[.$B87]&lt;&gt;&quot;基本&quot;;[.$B8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9" table:content-validation-name="val6" office:value-type="string" calcext:value-type="string">
            <text:p>力量祝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7:.O8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8]));YEAR(MAX([.$A$1:.$A$1048576]))-YEAR([.A88])&gt;=2;[.$B88]&lt;&gt;&quot;基本&quot;;[.$B8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谦逊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8:.O8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狂奔科多兽;生命不小于3的牌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89]));YEAR(MAX([.$A$1:.$A$1048576]))-YEAR([.A89])&gt;=2;[.$B89]&lt;&gt;&quot;基本&quot;;[.$B8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:.O8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0]));YEAR(MAX([.$A$1:.$A$1048576]))-YEAR([.A90])&gt;=2;[.$B90]&lt;&gt;&quot;基本&quot;;[.$B9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审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:.O9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1]));YEAR(MAX([.$A$1:.$A$1048576]))-YEAR([.A91])&gt;=2;[.$B91]&lt;&gt;&quot;基本&quot;;[.$B9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的正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:.O9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2]));YEAR(MAX([.$A$1:.$A$1048576]))-YEAR([.A92])&gt;=2;[.$B92]&lt;&gt;&quot;基本&quot;;[.$B9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鳞劫掠者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2:.O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3]));YEAR(MAX([.$A$1:.$A$1048576]))-YEAR([.A93])&gt;=2;[.$B93]&lt;&gt;&quot;基本&quot;;[.$B9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私的英雄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table:number-columns-repeated="3"/>
          <table:table-cell table:content-validation-name="val1" table:formula="of:=COM.MICROSOFT.CONCAT([.K93:.O93])" office:value-type="string" office:string-value="亡语;圣盾;" calcext:value-type="string">
            <text:p>亡语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4]));YEAR(MAX([.$A$1:.$A$1048576]))-YEAR([.A94])&gt;=2;[.$B94]&lt;&gt;&quot;基本&quot;;[.$B9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鳍审判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4:.O9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5]));YEAR(MAX([.$A$1:.$A$1048576]))-YEAR([.A95])&gt;=2;[.$B95]&lt;&gt;&quot;基本&quot;;[.$B9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以眼还眼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5:.O9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6]));YEAR(MAX([.$A$1:.$A$1048576]))-YEAR([.A96])&gt;=2;[.$B96]&lt;&gt;&quot;基本&quot;;[.$B9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术撤离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96:.O9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7]));YEAR(MAX([.$A$1:.$A$1048576]))-YEAR([.A97])&gt;=2;[.$B97]&lt;&gt;&quot;基本&quot;;[.$B9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争强好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:.O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8]));YEAR(MAX([.$A$1:.$A$1048576]))-YEAR([.A98])&gt;=2;[.$B98]&lt;&gt;&quot;基本&quot;;[.$B9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智慧祝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8:.O9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99]));YEAR(MAX([.$A$1:.$A$1048576]))-YEAR([.A99])&gt;=2;[.$B99]&lt;&gt;&quot;基本&quot;;[.$B9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蚀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9:.O9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0]));YEAR(MAX([.$A$1:.$A$1048576]))-YEAR([.A100])&gt;=2;[.$B100]&lt;&gt;&quot;基本&quot;;[.$B10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力量的代价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0:.O1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1]));YEAR(MAX([.$A$1:.$A$1048576]))-YEAR([.A101])&gt;=2;[.$B101]&lt;&gt;&quot;基本&quot;;[.$B10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小鬼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1:.O10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2]));YEAR(MAX([.$A$1:.$A$1048576]))-YEAR([.A102])&gt;=2;[.$B102]&lt;&gt;&quot;基本&quot;;[.$B10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之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2:.O10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3]));YEAR(MAX([.$A$1:.$A$1048576]))-YEAR([.A103])&gt;=2;[.$B103]&lt;&gt;&quot;基本&quot;;[.$B10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的小鬼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3:.O1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4]));YEAR(MAX([.$A$1:.$A$1048576]))-YEAR([.A104])&gt;=2;[.$B104]&lt;&gt;&quot;基本&quot;;[.$B10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死亡缠绕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4:.O10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5]));YEAR(MAX([.$A$1:.$A$1048576]))-YEAR([.A105])&gt;=2;[.$B105]&lt;&gt;&quot;基本&quot;;[.$B10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鲜血小鬼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5:.O10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6]));YEAR(MAX([.$A$1:.$A$1048576]))-YEAR([.A106])&gt;=2;[.$B106]&lt;&gt;&quot;基本&quot;;[.$B10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行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106:.O106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7]));YEAR(MAX([.$A$1:.$A$1048576]))-YEAR([.A107])&gt;=2;[.$B107]&lt;&gt;&quot;基本&quot;;[.$B10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物搜寻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7:.O10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]));YEAR(MAX([.$A$1:.$A$1048576]))-YEAR([.A108])&gt;=2;[.$B108]&lt;&gt;&quot;基本&quot;;[.$B10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着魔村民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08:.O108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09]));YEAR(MAX([.$A$1:.$A$1048576]))-YEAR([.A109])&gt;=2;[.$B109]&lt;&gt;&quot;基本&quot;;[.$B10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冲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9:.O10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0]));YEAR(MAX([.$A$1:.$A$1048576]))-YEAR([.A110])&gt;=2;[.$B110]&lt;&gt;&quot;基本&quot;;[.$B11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猛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10:.O11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1]));YEAR(MAX([.$A$1:.$A$1048576]))-YEAR([.A111])&gt;=2;[.$B111]&lt;&gt;&quot;基本&quot;;[.$B11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副官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11:.O11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48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2]));YEAR(MAX([.$A$1:.$A$1048576]))-YEAR([.A112])&gt;=2;[.$B112]&lt;&gt;&quot;基本&quot;;[.$B11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化血为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12:.O11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3]));YEAR(MAX([.$A$1:.$A$1048576]))-YEAR([.A113])&gt;=2;[.$B113]&lt;&gt;&quot;基本&quot;;[.$B11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升级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13:.O1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]));YEAR(MAX([.$A$1:.$A$1048576]))-YEAR([.A114])&gt;=2;[.$B114]&lt;&gt;&quot;基本&quot;;[.$B11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盛气凌人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发现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3"/>
          <table:table-cell table:content-validation-name="val1" table:formula="of:=COM.MICROSOFT.CONCAT([.K114:.O114])" office:value-type="string" office:string-value="发现;嘲讽;" calcext:value-type="string">
            <text:p>发现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5]));YEAR(MAX([.$A$1:.$A$1048576]))-YEAR([.A115])&gt;=2;[.$B115]&lt;&gt;&quot;基本&quot;;[.$B11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旋风斩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15:.O11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6]));YEAR(MAX([.$A$1:.$A$1048576]))-YEAR([.A116])&gt;=2;[.$B116]&lt;&gt;&quot;基本&quot;;[.$B11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斗机器人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激怒;</text:p>
          </table:table-cell>
          <table:table-cell table:style-name="ce8" table:content-validation-name="val8" table:number-columns-repeated="4"/>
          <table:table-cell table:content-validation-name="val1" table:formula="of:=COM.MICROSOFT.CONCAT([.K116:.O116])" office:value-type="string" office:string-value="激怒;" calcext:value-type="string">
            <text:p>激怒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:严酷的监工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7]));YEAR(MAX([.$A$1:.$A$1048576]))-YEAR([.A117])&gt;=2;[.$B117]&lt;&gt;&quot;基本&quot;;[.$B11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诅咒之刃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17:.O11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8]));YEAR(MAX([.$A$1:.$A$1048576]))-YEAR([.A118])&gt;=2;[.$B118]&lt;&gt;&quot;基本&quot;;[.$B11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先知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table:number-columns-repeated="5"/>
          <table:table-cell table:content-validation-name="val1" table:formula="of:=COM.MICROSOFT.CONCAT([.K118:.O1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（光环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19]));YEAR(MAX([.$A$1:.$A$1048576]))-YEAR([.A119])&gt;=2;[.$B119]&lt;&gt;&quot;基本&quot;;[.$B11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守护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19:.O119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奥秘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0]));YEAR(MAX([.$A$1:.$A$1048576]))-YEAR([.A120])&gt;=2;[.$B120]&lt;&gt;&quot;基本&quot;;[.$B12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畸体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20:.O1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1]));YEAR(MAX([.$A$1:.$A$1048576]))-YEAR([.A121])&gt;=2;[.$B121]&lt;&gt;&quot;基本&quot;;[.$B12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变泽鲁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21:.O12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2]));YEAR(MAX([.$A$1:.$A$1048576]))-YEAR([.A122])&gt;=2;[.$B122]&lt;&gt;&quot;基本&quot;;[.$B12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蹩脚海盗</text:p>
          </table:table-cell>
          <table:table-cell table:style-name="ce8" table:content-validation-name="val7" office:value-type="string" calcext:value-type="string">
            <text:p>海盗</text:p>
          </table:table-cell>
          <table:table-cell table:style-name="ce8" table:content-validation-name="val8" table:number-columns-repeated="5"/>
          <table:table-cell table:content-validation-name="val1" table:formula="of:=COM.MICROSOFT.CONCAT([.K122:.O12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武器（触发需求）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3]));YEAR(MAX([.$A$1:.$A$1048576]))-YEAR([.A123])&gt;=2;[.$B123]&lt;&gt;&quot;基本&quot;;[.$B12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盾卫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123:.O123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4]));YEAR(MAX([.$A$1:.$A$1048576]))-YEAR([.A124])&gt;=2;[.$B124]&lt;&gt;&quot;基本&quot;;[.$B12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齿轮大师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24:.O12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机械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5]));YEAR(MAX([.$A$1:.$A$1048576]))-YEAR([.A125])&gt;=2;[.$B125]&lt;&gt;&quot;基本&quot;;[.$B12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74" table:content-validation-name="val6" office:value-type="string" calcext:value-type="string">
            <text:p>低阶侍从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125:.O125])" office:value-type="string" office:string-value="激励;" calcext:value-type="string">
            <text:p>激励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6]));YEAR(MAX([.$A$1:.$A$1048576]))-YEAR([.A126])&gt;=2;[.$B126]&lt;&gt;&quot;基本&quot;;[.$B12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触须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26:.O126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7]));YEAR(MAX([.$A$1:.$A$1048576]))-YEAR([.A127])&gt;=2;[.$B127]&lt;&gt;&quot;基本&quot;;[.$B12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侏儒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27:.O12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8]));YEAR(MAX([.$A$1:.$A$1048576]))-YEAR([.A128])&gt;=2;[.$B128]&lt;&gt;&quot;基本&quot;;[.$B12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芬利·莫格顿爵士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发现;</text:p>
          </table:table-cell>
          <table:table-cell table:style-name="ce8" table:content-validation-name="val8" table:number-columns-repeated="3"/>
          <table:table-cell table:content-validation-name="val1" table:formula="of:=COM.MICROSOFT.CONCAT([.K128:.O128])" office:value-type="string" office:string-value="战吼;发现;" calcext:value-type="string">
            <text:p>战吼;发现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29]));YEAR(MAX([.$A$1:.$A$1048576]))-YEAR([.A129])&gt;=2;[.$B129]&lt;&gt;&quot;基本&quot;;[.$B12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的小鸡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激怒;</text:p>
          </table:table-cell>
          <table:table-cell table:style-name="ce8" table:content-validation-name="val8" table:number-columns-repeated="4"/>
          <table:table-cell table:content-validation-name="val1" table:formula="of:=COM.MICROSOFT.CONCAT([.K129:.O129])" office:value-type="string" office:string-value="激怒;" calcext:value-type="string">
            <text:p>激怒;</text:p>
          </table:table-cell>
          <table:table-cell table:content-validation-name="val9" table:number-columns-repeated="4"/>
          <table:table-cell office:value-type="string" calcext:value-type="string">
            <text:p>大胖;战歌指挥官+阿古斯防御者+怒火中烧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0]));YEAR(MAX([.$A$1:.$A$1048576]))-YEAR([.A130])&gt;=2;[.$B130]&lt;&gt;&quot;基本&quot;;[.$B13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符文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30:.O13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1]));YEAR(MAX([.$A$1:.$A$1048576]))-YEAR([.A131])&gt;=2;[.$B131]&lt;&gt;&quot;基本&quot;;[.$B13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盗帕奇斯</text:p>
          </table:table-cell>
          <table:table-cell table:style-name="ce8" table:content-validation-name="val7" office:value-type="string" calcext:value-type="string">
            <text:p>海盗</text:p>
          </table:table-cell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table:number-columns-repeated="4"/>
          <table:table-cell table:content-validation-name="val1" table:formula="of:=COM.MICROSOFT.CONCAT([.K131:.O131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海盗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2]));YEAR(MAX([.$A$1:.$A$1048576]))-YEAR([.A132])&gt;=2;[.$B132]&lt;&gt;&quot;基本&quot;;[.$B13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枪骑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32:.O13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3]));YEAR(MAX([.$A$1:.$A$1048576]))-YEAR([.A133])&gt;=2;[.$B133]&lt;&gt;&quot;基本&quot;;[.$B13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叫嚣的中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33:.O13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战吼需求）;风怒;0攻随从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4]));YEAR(MAX([.$A$1:.$A$1048576]))-YEAR([.A134])&gt;=2;[.$B134]&lt;&gt;&quot;基本&quot;;[.$B13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弓箭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34:.O1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5]));YEAR(MAX([.$A$1:.$A$1048576]))-YEAR([.A135])&gt;=2;[.$B135]&lt;&gt;&quot;基本&quot;;[.$B13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的新兵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35:.O135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6]));YEAR(MAX([.$A$1:.$A$1048576]))-YEAR([.A136])&gt;=2;[.$B136]&lt;&gt;&quot;基本&quot;;[.$B13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浪人渗透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4"/>
          <table:table-cell table:content-validation-name="val1" table:formula="of:=COM.MICROSOFT.CONCAT([.K136:.O136])" office:value-type="string" office:string-value="潜行;" calcext:value-type="string">
            <text:p>潜行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7]));YEAR(MAX([.$A$1:.$A$1048576]))-YEAR([.A137])&gt;=2;[.$B137]&lt;&gt;&quot;基本&quot;;[.$B13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37:.O13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牌（触发需求）;严酷的监工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8]));YEAR(MAX([.$A$1:.$A$1048576]))-YEAR([.A138])&gt;=2;[.$B138]&lt;&gt;&quot;基本&quot;;[.$B13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麻疯侏儒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38:.O13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39]));YEAR(MAX([.$A$1:.$A$1048576]))-YEAR([.A139])&gt;=2;[.$B139]&lt;&gt;&quot;基本&quot;;[.$B13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工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table:number-columns-repeated="4"/>
          <table:table-cell table:content-validation-name="val1" table:formula="of:=COM.MICROSOFT.CONCAT([.K139:.O139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0]));YEAR(MAX([.$A$1:.$A$1048576]))-YEAR([.A140])&gt;=2;[.$B140]&lt;&gt;&quot;基本&quot;;[.$B14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女祭司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40:.O14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1]));YEAR(MAX([.$A$1:.$A$1048576]))-YEAR([.A141])&gt;=2;[.$B141]&lt;&gt;&quot;基本&quot;;[.$B14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肉用僵尸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1:.O141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奥金尼灵魂祭司;永续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2]));YEAR(MAX([.$A$1:.$A$1048576]))-YEAR([.A142])&gt;=2;[.$B142]&lt;&gt;&quot;基本&quot;;[.$B14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观众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42:.O142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3]));YEAR(MAX([.$A$1:.$A$1048576]))-YEAR([.A143])&gt;=2;[.$B143]&lt;&gt;&quot;基本&quot;;[.$B14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闪金镇步兵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43:.O14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4]));YEAR(MAX([.$A$1:.$A$1048576]))-YEAR([.A144])&gt;=2;[.$B144]&lt;&gt;&quot;基本&quot;;[.$B14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护卫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44:.O144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5]));YEAR(MAX([.$A$1:.$A$1048576]))-YEAR([.A145])&gt;=2;[.$B145]&lt;&gt;&quot;基本&quot;;[.$B14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牙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145:.O14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6]));YEAR(MAX([.$A$1:.$A$1048576]))-YEAR([.A146])&gt;=2;[.$B146]&lt;&gt;&quot;基本&quot;;[.$B14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受伤的克瓦迪尔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46:.O1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7]));YEAR(MAX([.$A$1:.$A$1048576]))-YEAR([.A147])&gt;=2;[.$B147]&lt;&gt;&quot;基本&quot;;[.$B14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送葬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7:.O147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8]));YEAR(MAX([.$A$1:.$A$1048576]))-YEAR([.A148])&gt;=2;[.$B148]&lt;&gt;&quot;基本&quot;;[.$B14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亡灵药剂师</text:p>
          </table:table-cell>
          <table:table-cell table:style-name="ce5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8:.O14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49]));YEAR(MAX([.$A$1:.$A$1048576]))-YEAR([.A149])&gt;=2;[.$B149]&lt;&gt;&quot;基本&quot;;[.$B14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医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49:.O149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0]));YEAR(MAX([.$A$1:.$A$1048576]))-YEAR([.A150])&gt;=2;[.$B150]&lt;&gt;&quot;基本&quot;;[.$B15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海盗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50:.O15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海盗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1]));YEAR(MAX([.$A$1:.$A$1048576]))-YEAR([.A151])&gt;=2;[.$B151]&lt;&gt;&quot;基本&quot;;[.$B15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侍从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table:number-columns-repeated="4"/>
          <table:table-cell table:content-validation-name="val1" table:formula="of:=COM.MICROSOFT.CONCAT([.K151:.O151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2]));YEAR(MAX([.$A$1:.$A$1048576]))-YEAR([.A152])&gt;=2;[.$B152]&lt;&gt;&quot;基本&quot;;[.$B15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幼龙鹰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152:.O15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3]));YEAR(MAX([.$A$1:.$A$1048576]))-YEAR([.A153])&gt;=2;[.$B153]&lt;&gt;&quot;基本&quot;;[.$B15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鼬鼠挖掘工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53:.O15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4]));YEAR(MAX([.$A$1:.$A$1048576]))-YEAR([.A154])&gt;=2;[.$B154]&lt;&gt;&quot;基本&quot;;[.$B15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杀手蟹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54:.O15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5]));YEAR(MAX([.$A$1:.$A$1048576]))-YEAR([.A155])&gt;=2;[.$B155]&lt;&gt;&quot;基本&quot;;[.$B15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袭击者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table:number-columns-repeated="5"/>
          <table:table-cell table:content-validation-name="val1" table:formula="of:=COM.MICROSOFT.CONCAT([.K155:.O155])">
            <text:p/>
          </table:table-cell>
          <table:table-cell table:content-validation-name="val9" table:number-columns-repeated="4"/>
          <table:table-cell office:value-type="string" calcext:value-type="string">
            <text:p>鱼人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" calcext:value-type="float">
            <text:p>1</text:p>
          </table:table-cell>
          <table:table-cell table:content-validation-name="val1" table:formula="of:=IF(AND(NOT(ISBLANK([.A156]));YEAR(MAX([.$A$1:.$A$1048576]))-YEAR([.A156])&gt;=2;[.$B156]&lt;&gt;&quot;基本&quot;;[.$B15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招潮者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table:number-columns-repeated="5"/>
          <table:table-cell table:content-validation-name="val1" table:formula="of:=COM.MICROSOFT.CONCAT([.K156:.O15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57]));YEAR(MAX([.$A$1:.$A$1048576]))-YEAR([.A157])&gt;=2;[.$B157]&lt;&gt;&quot;基本&quot;;[.$B15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纳苏斯豹骑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157:.O157])" office:value-type="string" office:string-value="战吼;亡语;" calcext:value-type="string">
            <text:p>战吼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office:value-type="string" calcext:value-type="string">
            <text:p>不要带第二张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58]));YEAR(MAX([.$A$1:.$A$1048576]))-YEAR([.A158])&gt;=2;[.$B158]&lt;&gt;&quot;基本&quot;;[.$B15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电镀机械熊仔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抉择;</text:p>
          </table:table-cell>
          <table:table-cell table:style-name="ce8" table:content-validation-name="val8" table:number-columns-repeated="3"/>
          <table:table-cell table:content-validation-name="val1" table:formula="of:=COM.MICROSOFT.CONCAT([.K158:.O158])" office:value-type="string" office:string-value="嘲讽;抉择;" calcext:value-type="string">
            <text:p>嘲讽;抉择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59]));YEAR(MAX([.$A$1:.$A$1048576]))-YEAR([.A159])&gt;=2;[.$B159]&lt;&gt;&quot;基本&quot;;[.$B15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59:.O1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60]));YEAR(MAX([.$A$1:.$A$1048576]))-YEAR([.A160])&gt;=2;[.$B160]&lt;&gt;&quot;基本&quot;;[.$B16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刃牙德鲁伊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60:.O16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1]));YEAR(MAX([.$A$1:.$A$1048576]))-YEAR([.A161])&gt;=2;[.$B161]&lt;&gt;&quot;基本&quot;;[.$B16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亚煞极印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61:.O16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62]));YEAR(MAX([.$A$1:.$A$1048576]))-YEAR([.A162])&gt;=2;[.$B162]&lt;&gt;&quot;基本&quot;;[.$B16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成长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62:.O16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63]));YEAR(MAX([.$A$1:.$A$1048576]))-YEAR([.A163])&gt;=2;[.$B163]&lt;&gt;&quot;基本&quot;;[.$B16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印记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163:.O16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64]));YEAR(MAX([.$A$1:.$A$1048576]))-YEAR([.A164])&gt;=2;[.$B164]&lt;&gt;&quot;基本&quot;;[.$B16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力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64:.O16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5]));YEAR(MAX([.$A$1:.$A$1048576]))-YEAR([.A165])&gt;=2;[.$B165]&lt;&gt;&quot;基本&quot;;[.$B16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爆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冻结;</text:p>
          </table:table-cell>
          <table:table-cell table:style-name="ce8" table:content-validation-name="val8" table:number-columns-repeated="4"/>
          <table:table-cell table:content-validation-name="val1" table:formula="of:=COM.MICROSOFT.CONCAT([.K165:.O165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6]));YEAR(MAX([.$A$1:.$A$1048576]))-YEAR([.A166])&gt;=2;[.$B166]&lt;&gt;&quot;基本&quot;;[.$B16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不稳定的传送门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66:.O16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7]));YEAR(MAX([.$A$1:.$A$1048576]))-YEAR([.A167])&gt;=2;[.$B167]&lt;&gt;&quot;基本&quot;;[.$B16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167:.O167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8]));YEAR(MAX([.$A$1:.$A$1048576]))-YEAR([.A168])&gt;=2;[.$B168]&lt;&gt;&quot;基本&quot;;[.$B16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轰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68:.O168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(血量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9]));YEAR(MAX([.$A$1:.$A$1048576]))-YEAR([.A169])&gt;=2;[.$B169]&lt;&gt;&quot;基本&quot;;[.$B16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的男仆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3"/>
          <table:table-cell table:content-validation-name="val1" table:formula="of:=COM.MICROSOFT.CONCAT([.K169:.O169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0]));YEAR(MAX([.$A$1:.$A$1048576]))-YEAR([.A170])&gt;=2;[.$B170]&lt;&gt;&quot;基本&quot;;[.$B17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魔爆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70:.O1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1]));YEAR(MAX([.$A$1:.$A$1048576]))-YEAR([.A171])&gt;=2;[.$B171]&lt;&gt;&quot;基本&quot;;[.$B171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雪机器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171:.O171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2]));YEAR(MAX([.$A$1:.$A$1048576]))-YEAR([.A172])&gt;=2;[.$B172]&lt;&gt;&quot;基本&quot;;[.$B17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师学徒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72:.O17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3]));YEAR(MAX([.$A$1:.$A$1048576]))-YEAR([.A173])&gt;=2;[.$B173]&lt;&gt;&quot;基本&quot;;[.$B17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女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法术伤害;</text:p>
          </table:table-cell>
          <table:table-cell table:style-name="ce8" table:content-validation-name="val8" table:number-columns-repeated="4"/>
          <table:table-cell table:content-validation-name="val1" table:formula="of:=COM.MICROSOFT.CONCAT([.K173:.O173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4]));YEAR(MAX([.$A$1:.$A$1048576]))-YEAR([.A174])&gt;=2;[.$B174]&lt;&gt;&quot;基本&quot;;[.$B17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英雄之魂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74:.O1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5]));YEAR(MAX([.$A$1:.$A$1048576]))-YEAR([.A175])&gt;=2;[.$B175]&lt;&gt;&quot;基本&quot;;[.$B17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豹子戏法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3"/>
          <table:table-cell table:content-validation-name="val1" table:formula="of:=COM.MICROSOFT.CONCAT([.K175:.O175])" office:value-type="string" office:string-value="奥秘;潜行;" calcext:value-type="string">
            <text:p>奥秘;潜行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76]));YEAR(MAX([.$A$1:.$A$1048576]))-YEAR([.A176])&gt;=2;[.$B176]&lt;&gt;&quot;基本&quot;;[.$B17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陷阱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176:.O17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77]));YEAR(MAX([.$A$1:.$A$1048576]))-YEAR([.A177])&gt;=2;[.$B177]&lt;&gt;&quot;基本&quot;;[.$B17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75" table:content-validation-name="val6" office:value-type="string" calcext:value-type="string">
            <text:p>冰冻陷阱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177:.O177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78]));YEAR(MAX([.$A$1:.$A$1048576]))-YEAR([.A178])&gt;=2;[.$B178]&lt;&gt;&quot;基本&quot;;[.$B17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捕熊陷阱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78:.O178])" office:value-type="string" office:string-value="奥秘;嘲讽;" calcext:value-type="string">
            <text:p>奥秘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9]));YEAR(MAX([.$A$1:.$A$1048576]))-YEAR([.A179])&gt;=2;[.$B179]&lt;&gt;&quot;基本&quot;;[.$B17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慈祥的外婆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79:.O17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0]));YEAR(MAX([.$A$1:.$A$1048576]))-YEAR([.A180])&gt;=2;[.$B180]&lt;&gt;&quot;基本&quot;;[.$B18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镖陷阱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180:.O180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1]));YEAR(MAX([.$A$1:.$A$1048576]))-YEAR([.A181])&gt;=2;[.$B181]&lt;&gt;&quot;基本&quot;;[.$B18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蛇陷阱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181:.O181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2]));YEAR(MAX([.$A$1:.$A$1048576]))-YEAR([.A182])&gt;=2;[.$B182]&lt;&gt;&quot;基本&quot;;[.$B18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皇家雷象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82:.O18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3]));YEAR(MAX([.$A$1:.$A$1048576]))-YEAR([.A183])&gt;=2;[.$B183]&lt;&gt;&quot;基本&quot;;[.$B183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假死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83:.O183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4]));YEAR(MAX([.$A$1:.$A$1048576]))-YEAR([.A184])&gt;=2;[.$B184]&lt;&gt;&quot;基本&quot;;[.$B18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狙击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184:.O18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5]));YEAR(MAX([.$A$1:.$A$1048576]))-YEAR([.A185])&gt;=2;[.$B185]&lt;&gt;&quot;基本&quot;;[.$B18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军备宝箱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185:.O185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6]));YEAR(MAX([.$A$1:.$A$1048576]))-YEAR([.A186])&gt;=2;[.$B186]&lt;&gt;&quot;基本&quot;;[.$B18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射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86:.O186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7]));YEAR(MAX([.$A$1:.$A$1048576]))-YEAR([.A187])&gt;=2;[.$B187]&lt;&gt;&quot;基本&quot;;[.$B18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砂港狙击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87:.O1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8]));YEAR(MAX([.$A$1:.$A$1048576]))-YEAR([.A188])&gt;=2;[.$B188]&lt;&gt;&quot;基本&quot;;[.$B18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腐土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188:.O18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搭配野兽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89]));YEAR(MAX([.$A$1:.$A$1048576]))-YEAR([.A189])&gt;=2;[.$B189]&lt;&gt;&quot;基本&quot;;[.$B189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险帽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89:.O18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0]));YEAR(MAX([.$A$1:.$A$1048576]))-YEAR([.A190])&gt;=2;[.$B190]&lt;&gt;&quot;基本&quot;;[.$B19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误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0:.O19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1]));YEAR(MAX([.$A$1:.$A$1048576]))-YEAR([.A191])&gt;=2;[.$B191]&lt;&gt;&quot;基本&quot;;[.$B19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驯兽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91:.O19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2]));YEAR(MAX([.$A$1:.$A$1048576]))-YEAR([.A192])&gt;=2;[.$B192]&lt;&gt;&quot;基本&quot;;[.$B19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召唤宠物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2:.O1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、野兽(减费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3]));YEAR(MAX([.$A$1:.$A$1048576]))-YEAR([.A193])&gt;=2;[.$B193]&lt;&gt;&quot;基本&quot;;[.$B19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照明弹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3"/>
          <table:table-cell table:content-validation-name="val1" table:formula="of:=COM.MICROSOFT.CONCAT([.K193:.O193])" office:value-type="string" office:string-value="奥秘;潜行;" calcext:value-type="string">
            <text:p>奥秘;潜行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4]));YEAR(MAX([.$A$1:.$A$1048576]))-YEAR([.A194])&gt;=2;[.$B194]&lt;&gt;&quot;基本&quot;;[.$B19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重型刀弩</text:p>
          </table:table-cell>
          <table:table-cell table:style-name="ce8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94:.O194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5]));YEAR(MAX([.$A$1:.$A$1048576]))-YEAR([.A195])&gt;=2;[.$B195]&lt;&gt;&quot;基本&quot;;[.$B19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子弹上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5:.O19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6]));YEAR(MAX([.$A$1:.$A$1048576]))-YEAR([.A196])&gt;=2;[.$B196]&lt;&gt;&quot;基本&quot;;[.$B19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痛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96:.O196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7]));YEAR(MAX([.$A$1:.$A$1048576]))-YEAR([.A197])&gt;=2;[.$B197]&lt;&gt;&quot;基本&quot;;[.$B19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打击装甲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97:.O19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8]));YEAR(MAX([.$A$1:.$A$1048576]))-YEAR([.A198])&gt;=2;[.$B198]&lt;&gt;&quot;基本&quot;;[.$B19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之握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98:.O19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特殊需求）:快速治疗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199]));YEAR(MAX([.$A$1:.$A$1048576]))-YEAR([.A199])&gt;=2;[.$B199]&lt;&gt;&quot;基本&quot;;[.$B199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物馆馆长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3"/>
          <table:table-cell table:content-validation-name="val1" table:formula="of:=COM.MICROSOFT.CONCAT([.K199:.O199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0]));YEAR(MAX([.$A$1:.$A$1048576]))-YEAR([.A200])&gt;=2;[.$B200]&lt;&gt;&quot;基本&quot;;[.$B20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策反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00:.O20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1]));YEAR(MAX([.$A$1:.$A$1048576]))-YEAR([.A201])&gt;=2;[.$B201]&lt;&gt;&quot;基本&quot;;[.$B20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力晶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01:.O20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2]));YEAR(MAX([.$A$1:.$A$1048576]))-YEAR([.A202])&gt;=2;[.$B202]&lt;&gt;&quot;基本&quot;;[.$B20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活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02:.O20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搭配卡组（召唤需求）:负伤剑圣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3]));YEAR(MAX([.$A$1:.$A$1048576]))-YEAR([.A203])&gt;=2;[.$B203]&lt;&gt;&quot;基本&quot;;[.$B20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之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3:.O20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心灵之火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4]));YEAR(MAX([.$A$1:.$A$1048576]))-YEAR([.A204])&gt;=2;[.$B204]&lt;&gt;&quot;基本&quot;;[.$B20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净化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04:.O20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（沉默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5]));YEAR(MAX([.$A$1:.$A$1048576]))-YEAR([.A205])&gt;=2;[.$B205]&lt;&gt;&quot;基本&quot;;[.$B20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眠教官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3"/>
          <table:table-cell table:content-validation-name="val1" table:formula="of:=COM.MICROSOFT.CONCAT([.K205:.O205])" office:value-type="string" office:string-value="战吼;嘲讽;" calcext:value-type="string">
            <text:p>战吼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6]));YEAR(MAX([.$A$1:.$A$1048576]))-YEAR([.A206])&gt;=2;[.$B206]&lt;&gt;&quot;基本&quot;;[.$B20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6:.O20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7]));YEAR(MAX([.$A$1:.$A$1048576]))-YEAR([.A207])&gt;=2;[.$B207]&lt;&gt;&quot;基本&quot;;[.$B20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7:.O20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光耀之子;心灵之火;4血以上随从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8]));YEAR(MAX([.$A$1:.$A$1048576]))-YEAR([.A208])&gt;=2;[.$B208]&lt;&gt;&quot;基本&quot;;[.$B20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缩小射线工程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208:.O20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秘教暗影祭司;暗言术：痛;狂奔科多兽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09]));YEAR(MAX([.$A$1:.$A$1048576]))-YEAR([.A209])&gt;=2;[.$B209]&lt;&gt;&quot;基本&quot;;[.$B20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震爆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09:.O20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0]));YEAR(MAX([.$A$1:.$A$1048576]))-YEAR([.A210])&gt;=2;[.$B210]&lt;&gt;&quot;基本&quot;;[.$B21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叛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10:.O21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1]));YEAR(MAX([.$A$1:.$A$1048576]))-YEAR([.A211])&gt;=2;[.$B211]&lt;&gt;&quot;基本&quot;;[.$B21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骨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连击;</text:p>
          </table:table-cell>
          <table:table-cell table:style-name="ce8" table:content-validation-name="val8" table:number-columns-repeated="4"/>
          <table:table-cell table:content-validation-name="val1" table:formula="of:=COM.MICROSOFT.CONCAT([.K211:.O211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2]));YEAR(MAX([.$A$1:.$A$1048576]))-YEAR([.A212])&gt;=2;[.$B212]&lt;&gt;&quot;基本&quot;;[.$B21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头目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212:.O21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3]));YEAR(MAX([.$A$1:.$A$1048576]))-YEAR([.A213])&gt;=2;[.$B213]&lt;&gt;&quot;基本&quot;;[.$B21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自动理发装置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213:.O2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4]));YEAR(MAX([.$A$1:.$A$1048576]))-YEAR([.A214])&gt;=2;[.$B214]&lt;&gt;&quot;基本&quot;;[.$B21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刃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14:.O214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5]));YEAR(MAX([.$A$1:.$A$1048576]))-YEAR([.A215])&gt;=2;[.$B215]&lt;&gt;&quot;基本&quot;;[.$B21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独眼欺诈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15:.O2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海盗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6]));YEAR(MAX([.$A$1:.$A$1048576]))-YEAR([.A216])&gt;=2;[.$B216]&lt;&gt;&quot;基本&quot;;[.$B21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摆渡人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连击;</text:p>
          </table:table-cell>
          <table:table-cell table:style-name="ce8" table:content-validation-name="val8" table:number-columns-repeated="4"/>
          <table:table-cell table:content-validation-name="val1" table:formula="of:=COM.MICROSOFT.CONCAT([.K216:.O216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7]));YEAR(MAX([.$A$1:.$A$1048576]))-YEAR([.A217])&gt;=2;[.$B217]&lt;&gt;&quot;基本&quot;;[.$B21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闷棍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17:.O21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8]));YEAR(MAX([.$A$1:.$A$1048576]))-YEAR([.A218])&gt;=2;[.$B218]&lt;&gt;&quot;基本&quot;;[.$B21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心的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18:.O2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19]));YEAR(MAX([.$A$1:.$A$1048576]))-YEAR([.A219])&gt;=2;[.$B219]&lt;&gt;&quot;基本&quot;;[.$B21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窃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19:.O21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0]));YEAR(MAX([.$A$1:.$A$1048576]))-YEAR([.A220])&gt;=2;[.$B220]&lt;&gt;&quot;基本&quot;;[.$B22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飞镖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连击;</text:p>
          </table:table-cell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table:number-columns-repeated="3"/>
          <table:table-cell table:content-validation-name="val1" table:formula="of:=COM.MICROSOFT.CONCAT([.K220:.O220])" office:value-type="string" office:string-value="连击;青玉魔像;" calcext:value-type="string">
            <text:p>连击;青玉魔像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连击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1]));YEAR(MAX([.$A$1:.$A$1048576]))-YEAR([.A221])&gt;=2;[.$B221]&lt;&gt;&quot;基本&quot;;[.$B22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游荡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table:number-columns-repeated="2"/>
          <table:table-cell table:content-validation-name="val1" table:formula="of:=COM.MICROSOFT.CONCAT([.K221:.O221])" office:value-type="string" office:string-value="潜行;亡语;青玉魔像;" calcext:value-type="string">
            <text:p>潜行;亡语;青玉魔像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2]));YEAR(MAX([.$A$1:.$A$1048576]))-YEAR([.A222])&gt;=2;[.$B222]&lt;&gt;&quot;基本&quot;;[.$B22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夜幕奇袭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22:.O22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3]));YEAR(MAX([.$A$1:.$A$1048576]))-YEAR([.A223])&gt;=2;[.$B223]&lt;&gt;&quot;基本&quot;;[.$B22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商贩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223:.O223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4]));YEAR(MAX([.$A$1:.$A$1048576]))-YEAR([.A224])&gt;=2;[.$B224]&lt;&gt;&quot;基本&quot;;[.$B22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224:.O224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5]));YEAR(MAX([.$A$1:.$A$1048576]))-YEAR([.A225])&gt;=2;[.$B225]&lt;&gt;&quot;基本&quot;;[.$B22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漩涡传送门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25:.O22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6]));YEAR(MAX([.$A$1:.$A$1048576]))-YEAR([.A226])&gt;=2;[.$B226]&lt;&gt;&quot;基本&quot;;[.$B22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怒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风怒;</text:p>
          </table:table-cell>
          <table:table-cell table:style-name="ce8" table:content-validation-name="val8" table:number-columns-repeated="4"/>
          <table:table-cell table:content-validation-name="val1" table:formula="of:=COM.MICROSOFT.CONCAT([.K226:.O226])" office:value-type="string" office:string-value="风怒;" calcext:value-type="string">
            <text:p>风怒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7]));YEAR(MAX([.$A$1:.$A$1048576]))-YEAR([.A227])&gt;=2;[.$B227]&lt;&gt;&quot;基本&quot;;[.$B22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力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27:.O22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8]));YEAR(MAX([.$A$1:.$A$1048576]))-YEAR([.A228])&gt;=2;[.$B228]&lt;&gt;&quot;基本&quot;;[.$B22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舌图腾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28:.O2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29]));YEAR(MAX([.$A$1:.$A$1048576]))-YEAR([.A229])&gt;=2;[.$B229]&lt;&gt;&quot;基本&quot;;[.$B22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雷暴术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229:.O229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0]));YEAR(MAX([.$A$1:.$A$1048576]))-YEAR([.A230])&gt;=2;[.$B230]&lt;&gt;&quot;基本&quot;;[.$B23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雷铸战斧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0:.O230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1]));YEAR(MAX([.$A$1:.$A$1048576]))-YEAR([.A231])&gt;=2;[.$B231]&lt;&gt;&quot;基本&quot;;[.$B231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连环爆裂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231:.O231])" office:value-type="string" office:string-value="过载;" calcext:value-type="string">
            <text:p>过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2]));YEAR(MAX([.$A$1:.$A$1048576]))-YEAR([.A232])&gt;=2;[.$B232]&lt;&gt;&quot;基本&quot;;[.$B23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青玉之爪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2"/>
          <table:table-cell table:content-validation-name="val1" table:formula="of:=COM.MICROSOFT.CONCAT([.K232:.O232])" office:value-type="string" office:string-value="战吼;青玉魔像;过载;" calcext:value-type="string">
            <text:p>战吼;青玉魔像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3]));YEAR(MAX([.$A$1:.$A$1048576]))-YEAR([.A233])&gt;=2;[.$B233]&lt;&gt;&quot;基本&quot;;[.$B233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震击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233:.O233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4]));YEAR(MAX([.$A$1:.$A$1048576]))-YEAR([.A234])&gt;=2;[.$B234]&lt;&gt;&quot;基本&quot;;[.$B23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石化武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34:.O2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增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5]));YEAR(MAX([.$A$1:.$A$1048576]))-YEAR([.A235])&gt;=2;[.$B235]&lt;&gt;&quot;基本&quot;;[.$B23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图腾魔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5:.O235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6]));YEAR(MAX([.$A$1:.$A$1048576]))-YEAR([.A236])&gt;=2;[.$B236]&lt;&gt;&quot;基本&quot;;[.$B23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退化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36:.O23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7]));YEAR(MAX([.$A$1:.$A$1048576]))-YEAR([.A237])&gt;=2;[.$B237]&lt;&gt;&quot;基本&quot;;[.$B23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之魂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237:.O23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价值大于2/2白板的牌(召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8]));YEAR(MAX([.$A$1:.$A$1048576]))-YEAR([.A238])&gt;=2;[.$B238]&lt;&gt;&quot;基本&quot;;[.$B23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知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8:.O23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39]));YEAR(MAX([.$A$1:.$A$1048576]))-YEAR([.A239])&gt;=2;[.$B239]&lt;&gt;&quot;基本&quot;;[.$B23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永恒哨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3"/>
          <table:table-cell table:content-validation-name="val1" table:formula="of:=COM.MICROSOFT.CONCAT([.K239:.O239])" office:value-type="string" office:string-value="战吼;过载;" calcext:value-type="string">
            <text:p>战吼;过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0]));YEAR(MAX([.$A$1:.$A$1048576]))-YEAR([.A240])&gt;=2;[.$B240]&lt;&gt;&quot;基本&quot;;[.$B24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转生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40:.O2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1]));YEAR(MAX([.$A$1:.$A$1048576]))-YEAR([.A241])&gt;=2;[.$B241]&lt;&gt;&quot;基本&quot;;[.$B24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动漩涡打击装置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风怒;</text:p>
          </table:table-cell>
          <table:table-cell table:style-name="ce8" table:content-validation-name="val8" table:number-columns-repeated="4"/>
          <table:table-cell table:content-validation-name="val1" table:formula="of:=COM.MICROSOFT.CONCAT([.K241:.O241])" office:value-type="string" office:string-value="风怒;" calcext:value-type="string">
            <text:p>风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2]));YEAR(MAX([.$A$1:.$A$1048576]))-YEAR([.A242])&gt;=2;[.$B242]&lt;&gt;&quot;基本&quot;;[.$B24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白银之枪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42:.O24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套牌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3]));YEAR(MAX([.$A$1:.$A$1048576]))-YEAR([.A243])&gt;=2;[.$B243]&lt;&gt;&quot;基本&quot;;[.$B243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光明圣印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43:.O2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4]));YEAR(MAX([.$A$1:.$A$1048576]))-YEAR([.A244])&gt;=2;[.$B244]&lt;&gt;&quot;基本&quot;;[.$B24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曙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4:.O24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5]));YEAR(MAX([.$A$1:.$A$1048576]))-YEAR([.A245])&gt;=2;[.$B245]&lt;&gt;&quot;基本&quot;;[.$B24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护盾机器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245:.O245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6]));YEAR(MAX([.$A$1:.$A$1048576]))-YEAR([.A246])&gt;=2;[.$B246]&lt;&gt;&quot;基本&quot;;[.$B24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而平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6:.O24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7]));YEAR(MAX([.$A$1:.$A$1048576]))-YEAR([.A247])&gt;=2;[.$B247]&lt;&gt;&quot;基本&quot;;[.$B24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7:.O24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8]));YEAR(MAX([.$A$1:.$A$1048576]))-YEAR([.A248])&gt;=2;[.$B248]&lt;&gt;&quot;基本&quot;;[.$B24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供货商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248:.O24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49]));YEAR(MAX([.$A$1:.$A$1048576]))-YEAR([.A249])&gt;=2;[.$B249]&lt;&gt;&quot;基本&quot;;[.$B24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保卫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table:number-columns-repeated="3"/>
          <table:table-cell table:content-validation-name="val1" table:formula="of:=COM.MICROSOFT.CONCAT([.K249:.O249])" office:value-type="string" office:string-value="战吼;圣盾;" calcext:value-type="string">
            <text:p>战吼;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0]));YEAR(MAX([.$A$1:.$A$1048576]))-YEAR([.A250])&gt;=2;[.$B250]&lt;&gt;&quot;基本&quot;;[.$B25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色炸弹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50:.O2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1]));YEAR(MAX([.$A$1:.$A$1048576]))-YEAR([.A251])&gt;=2;[.$B251]&lt;&gt;&quot;基本&quot;;[.$B251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融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1:.O2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恶魔(增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2]));YEAR(MAX([.$A$1:.$A$1048576]))-YEAR([.A252])&gt;=2;[.$B252]&lt;&gt;&quot;基本&quot;;[.$B25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52:.O252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3]));YEAR(MAX([.$A$1:.$A$1048576]))-YEAR([.A253])&gt;=2;[.$B253]&lt;&gt;&quot;基本&quot;;[.$B25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卫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3:.O2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4]));YEAR(MAX([.$A$1:.$A$1048576]))-YEAR([.A254])&gt;=2;[.$B254]&lt;&gt;&quot;基本&quot;;[.$B25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市摊贩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254:.O254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5]));YEAR(MAX([.$A$1:.$A$1048576]))-YEAR([.A255])&gt;=2;[.$B255]&lt;&gt;&quot;基本&quot;;[.$B25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法姆的诅咒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55:.O2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6]));YEAR(MAX([.$A$1:.$A$1048576]))-YEAR([.A256])&gt;=2;[.$B256]&lt;&gt;&quot;基本&quot;;[.$B25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魔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256:.O2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(战吼需求)；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7]));YEAR(MAX([.$A$1:.$A$1048576]))-YEAR([.A257])&gt;=2;[.$B257]&lt;&gt;&quot;基本&quot;;[.$B25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弃暗投明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57:.O25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8]));YEAR(MAX([.$A$1:.$A$1048576]))-YEAR([.A258])&gt;=2;[.$B258]&lt;&gt;&quot;基本&quot;;[.$B25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痛苦女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58:.O25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59]));YEAR(MAX([.$A$1:.$A$1048576]))-YEAR([.A259])&gt;=2;[.$B259]&lt;&gt;&quot;基本&quot;;[.$B25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9:.O2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0]));YEAR(MAX([.$A$1:.$A$1048576]))-YEAR([.A260])&gt;=2;[.$B260]&lt;&gt;&quot;基本&quot;;[.$B26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图书管理员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3"/>
          <table:table-cell table:content-validation-name="val1" table:formula="of:=COM.MICROSOFT.CONCAT([.K260:.O26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1]));YEAR(MAX([.$A$1:.$A$1048576]))-YEAR([.A261])&gt;=2;[.$B261]&lt;&gt;&quot;基本&quot;;[.$B26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的勇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61:.O26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龙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2]));YEAR(MAX([.$A$1:.$A$1048576]))-YEAR([.A262])&gt;=2;[.$B262]&lt;&gt;&quot;基本&quot;;[.$B26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炽炎战斧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62:.O26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3]));YEAR(MAX([.$A$1:.$A$1048576]))-YEAR([.A263])&gt;=2;[.$B263]&lt;&gt;&quot;基本&quot;;[.$B263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打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63:.O263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4]));YEAR(MAX([.$A$1:.$A$1048576]))-YEAR([.A264])&gt;=2;[.$B264]&lt;&gt;&quot;基本&quot;;[.$B26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陪练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264:.O264])" office:value-type="string" office:string-value="嘲讽;战吼;" calcext:value-type="string">
            <text:p>嘲讽;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5]));YEAR(MAX([.$A$1:.$A$1048576]))-YEAR([.A265])&gt;=2;[.$B265]&lt;&gt;&quot;基本&quot;;[.$B26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辩律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265:.O265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6]));YEAR(MAX([.$A$1:.$A$1048576]))-YEAR([.A266])&gt;=2;[.$B266]&lt;&gt;&quot;基本&quot;;[.$B26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巴特·钩锤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266:.O26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7]));YEAR(MAX([.$A$1:.$A$1048576]))-YEAR([.A267])&gt;=2;[.$B267]&lt;&gt;&quot;基本&quot;;[.$B26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267:.O26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随从(增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8]));YEAR(MAX([.$A$1:.$A$1048576]))-YEAR([.A268])&gt;=2;[.$B268]&lt;&gt;&quot;基本&quot;;[.$B26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68:.O26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69]));YEAR(MAX([.$A$1:.$A$1048576]))-YEAR([.A269])&gt;=2;[.$B269]&lt;&gt;&quot;基本&quot;;[.$B26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猛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69:.O26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0]));YEAR(MAX([.$A$1:.$A$1048576]))-YEAR([.A270])&gt;=2;[.$B270]&lt;&gt;&quot;基本&quot;;[.$B27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命令怒吼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70:.O2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1]));YEAR(MAX([.$A$1:.$A$1048576]))-YEAR([.A271])&gt;=2;[.$B271]&lt;&gt;&quot;基本&quot;;[.$B27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失窃物资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271:.O27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2]));YEAR(MAX([.$A$1:.$A$1048576]))-YEAR([.A272])&gt;=2;[.$B272]&lt;&gt;&quot;基本&quot;;[.$B27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顺劈斩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72:.O27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强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3]));YEAR(MAX([.$A$1:.$A$1048576]))-YEAR([.A273])&gt;=2;[.$B273]&lt;&gt;&quot;基本&quot;;[.$B27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严酷的监工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273:.O2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(战吼需求)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4]));YEAR(MAX([.$A$1:.$A$1048576]))-YEAR([.A274])&gt;=2;[.$B274]&lt;&gt;&quot;基本&quot;;[.$B27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打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74:.O27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5]));YEAR(MAX([.$A$1:.$A$1048576]))-YEAR([.A275])&gt;=2;[.$B275]&lt;&gt;&quot;基本&quot;;[.$B27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死网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75:.O2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6]));YEAR(MAX([.$A$1:.$A$1048576]))-YEAR([.A276])&gt;=2;[.$B276]&lt;&gt;&quot;基本&quot;;[.$B27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斩杀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76:.O2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猛击;严酷的监工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7]));YEAR(MAX([.$A$1:.$A$1048576]))-YEAR([.A277])&gt;=2;[.$B277]&lt;&gt;&quot;基本&quot;;[.$B27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斗怒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77:.O27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(抽牌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8]));YEAR(MAX([.$A$1:.$A$1048576]))-YEAR([.A278])&gt;=2;[.$B278]&lt;&gt;&quot;基本&quot;;[.$B27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甲师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278:.O27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激怒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79]));YEAR(MAX([.$A$1:.$A$1048576]))-YEAR([.A279])&gt;=2;[.$B279]&lt;&gt;&quot;基本&quot;;[.$B27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曼尼狂战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279:.O27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0]));YEAR(MAX([.$A$1:.$A$1048576]))-YEAR([.A280])&gt;=2;[.$B280]&lt;&gt;&quot;基本&quot;;[.$B28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骨卫士军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0:.O28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1]));YEAR(MAX([.$A$1:.$A$1048576]))-YEAR([.A281])&gt;=2;[.$B281]&lt;&gt;&quot;基本&quot;;[.$B28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甲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281:.O28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2]));YEAR(MAX([.$A$1:.$A$1048576]))-YEAR([.A282])&gt;=2;[.$B282]&lt;&gt;&quot;基本&quot;;[.$B28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脏鼠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3"/>
          <table:table-cell table:content-validation-name="val1" table:formula="of:=COM.MICROSOFT.CONCAT([.K282:.O282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3]));YEAR(MAX([.$A$1:.$A$1048576]))-YEAR([.A283])&gt;=2;[.$B283]&lt;&gt;&quot;基本&quot;;[.$B28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吵吵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283:.O283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临时攻击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4]));YEAR(MAX([.$A$1:.$A$1048576]))-YEAR([.A284])&gt;=2;[.$B284]&lt;&gt;&quot;基本&quot;;[.$B28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枪侍从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84:.O28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5]));YEAR(MAX([.$A$1:.$A$1048576]))-YEAR([.A285])&gt;=2;[.$B285]&lt;&gt;&quot;基本&quot;;[.$B28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5:.O28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触发需求）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6]));YEAR(MAX([.$A$1:.$A$1048576]))-YEAR([.A286])&gt;=2;[.$B286]&lt;&gt;&quot;基本&quot;;[.$B28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长的鹦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86:.O2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绿皮船长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7]));YEAR(MAX([.$A$1:.$A$1048576]))-YEAR([.A287])&gt;=2;[.$B287]&lt;&gt;&quot;基本&quot;;[.$B28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箭鱼人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287:.O28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8]));YEAR(MAX([.$A$1:.$A$1048576]))-YEAR([.A288])&gt;=2;[.$B288]&lt;&gt;&quot;基本&quot;;[.$B28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淡水鳄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288:.O28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89]));YEAR(MAX([.$A$1:.$A$1048576]))-YEAR([.A289])&gt;=2;[.$B289]&lt;&gt;&quot;基本&quot;;[.$B28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怨魂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9:.O289])">
            <text:p/>
          </table:table-cell>
          <table:table-cell table:content-validation-name="val9" table:number-columns-repeated="4"/>
          <table:table-cell office:value-type="string" calcext:value-type="string">
            <text:p>2费牌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0]));YEAR(MAX([.$A$1:.$A$1048576]))-YEAR([.A290])&gt;=2;[.$B290]&lt;&gt;&quot;基本&quot;;[.$B29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刀杂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0:.O29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（触发需求）:作战动员;小鬼爆破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1]));YEAR(MAX([.$A$1:.$A$1048576]))-YEAR([.A291])&gt;=2;[.$B291]&lt;&gt;&quot;基本&quot;;[.$B29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分裂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1:.O29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永续增益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2]));YEAR(MAX([.$A$1:.$A$1048576]))-YEAR([.A292])&gt;=2;[.$B292]&lt;&gt;&quot;基本&quot;;[.$B29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科学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292:.O292])" office:value-type="string" office:string-value="亡语;奥秘;" calcext:value-type="string">
            <text:p>亡语;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奥秘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3]));YEAR(MAX([.$A$1:.$A$1048576]))-YEAR([.A293])&gt;=2;[.$B293]&lt;&gt;&quot;基本&quot;;[.$B29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炼金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3:.O29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4]));YEAR(MAX([.$A$1:.$A$1048576]))-YEAR([.A294])&gt;=2;[.$B294]&lt;&gt;&quot;基本&quot;;[.$B29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投弹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4:.O2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5]));YEAR(MAX([.$A$1:.$A$1048576]))-YEAR([.A295])&gt;=2;[.$B295]&lt;&gt;&quot;基本&quot;;[.$B29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程师学徒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5:.O295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6]));YEAR(MAX([.$A$1:.$A$1048576]))-YEAR([.A296])&gt;=2;[.$B296]&lt;&gt;&quot;基本&quot;;[.$B29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狗头人地卜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6:.O29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7]));YEAR(MAX([.$A$1:.$A$1048576]))-YEAR([.A297])&gt;=2;[.$B297]&lt;&gt;&quot;基本&quot;;[.$B29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爬行者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297:.O29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8]));YEAR(MAX([.$A$1:.$A$1048576]))-YEAR([.A298])&gt;=2;[.$B298]&lt;&gt;&quot;基本&quot;;[.$B29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地精猎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8:.O29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维纶的恩泽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299]));YEAR(MAX([.$A$1:.$A$1048576]))-YEAR([.A299])&gt;=2;[.$B299]&lt;&gt;&quot;基本&quot;;[.$B29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杂耍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9:.O29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0]));YEAR(MAX([.$A$1:.$A$1048576]))-YEAR([.A300])&gt;=2;[.$B300]&lt;&gt;&quot;基本&quot;;[.$B30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跃迁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0:.O30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机械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1]));YEAR(MAX([.$A$1:.$A$1048576]))-YEAR([.A301])&gt;=2;[.$B301]&lt;&gt;&quot;基本&quot;;[.$B30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名媛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01:.O30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2]));YEAR(MAX([.$A$1:.$A$1048576]))-YEAR([.A302])&gt;=2;[.$B302]&lt;&gt;&quot;基本&quot;;[.$B30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龙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302:.O3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年轻的女祭司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3]));YEAR(MAX([.$A$1:.$A$1048576]))-YEAR([.A303])&gt;=2;[.$B303]&lt;&gt;&quot;基本&quot;;[.$B30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蟾蜍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03:.O30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4]));YEAR(MAX([.$A$1:.$A$1048576]))-YEAR([.A304])&gt;=2;[.$B304]&lt;&gt;&quot;基本&quot;;[.$B30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狼前锋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04:.O304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5]));YEAR(MAX([.$A$1:.$A$1048576]))-YEAR([.A305])&gt;=2;[.$B305]&lt;&gt;&quot;基本&quot;;[.$B30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炎术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5:.O3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6]));YEAR(MAX([.$A$1:.$A$1048576]))-YEAR([.A306])&gt;=2;[.$B306]&lt;&gt;&quot;基本&quot;;[.$B30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蓝腮战士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K306:.O30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7]));YEAR(MAX([.$A$1:.$A$1048576]))-YEAR([.A307])&gt;=2;[.$B307]&lt;&gt;&quot;基本&quot;;[.$B30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尔豪斯·法力风暴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07:.O30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8]));YEAR(MAX([.$A$1:.$A$1048576]))-YEAR([.A308])&gt;=2;[.$B308]&lt;&gt;&quot;基本&quot;;[.$B30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8:.O3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09]));YEAR(MAX([.$A$1:.$A$1048576]))-YEAR([.A309])&gt;=2;[.$B309]&lt;&gt;&quot;基本&quot;;[.$B30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预言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9:.O30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:少沉默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0]));YEAR(MAX([.$A$1:.$A$1048576]))-YEAR([.A310])&gt;=2;[.$B310]&lt;&gt;&quot;基本&quot;;[.$B31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地卜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310:.O310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1]));YEAR(MAX([.$A$1:.$A$1048576]))-YEAR([.A311])&gt;=2;[.$B311]&lt;&gt;&quot;基本&quot;;[.$B31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色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11:.O31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2]));YEAR(MAX([.$A$1:.$A$1048576]))-YEAR([.A312])&gt;=2;[.$B312]&lt;&gt;&quot;基本&quot;;[.$B31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特·帕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2:.O31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3]));YEAR(MAX([.$A$1:.$A$1048576]))-YEAR([.A313])&gt;=2;[.$B313]&lt;&gt;&quot;基本&quot;;[.$B31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尼鲁巴蛛网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13:.O3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4]));YEAR(MAX([.$A$1:.$A$1048576]))-YEAR([.A314])&gt;=2;[.$B314]&lt;&gt;&quot;基本&quot;;[.$B31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酒仙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14:.O31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5]));YEAR(MAX([.$A$1:.$A$1048576]))-YEAR([.A315])&gt;=2;[.$B315]&lt;&gt;&quot;基本&quot;;[.$B31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扭曲的狼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5:.O3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6]));YEAR(MAX([.$A$1:.$A$1048576]))-YEAR([.A316])&gt;=2;[.$B316]&lt;&gt;&quot;基本&quot;;[.$B31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怒鳍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316:.O316])" office:value-type="string" office:string-value="战吼;嘲讽;" calcext:value-type="string">
            <text:p>战吼;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7]));YEAR(MAX([.$A$1:.$A$1048576]))-YEAR([.A317])&gt;=2;[.$B317]&lt;&gt;&quot;基本&quot;;[.$B31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蹒跚的食尸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317:.O317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8]));YEAR(MAX([.$A$1:.$A$1048576]))-YEAR([.A318])&gt;=2;[.$B318]&lt;&gt;&quot;基本&quot;;[.$B31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心的酒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8:.O31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19]));YEAR(MAX([.$A$1:.$A$1048576]))-YEAR([.A319])&gt;=2;[.$B319]&lt;&gt;&quot;基本&quot;;[.$B31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日怒保卫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319:.O319])" office:value-type="string" office:string-value="战吼;嘲讽;" calcext:value-type="string">
            <text:p>战吼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0]));YEAR(MAX([.$A$1:.$A$1048576]))-YEAR([.A320])&gt;=2;[.$B320]&lt;&gt;&quot;基本&quot;;[.$B32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看守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0:.O3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:沉默;嘲讽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1]));YEAR(MAX([.$A$1:.$A$1048576]))-YEAR([.A321])&gt;=2;[.$B321]&lt;&gt;&quot;基本&quot;;[.$B32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321:.O321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2]));YEAR(MAX([.$A$1:.$A$1048576]))-YEAR([.A322])&gt;=2;[.$B322]&lt;&gt;&quot;基本&quot;;[.$B32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性沼泽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22:.O32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3]));YEAR(MAX([.$A$1:.$A$1048576]))-YEAR([.A323])&gt;=2;[.$B323]&lt;&gt;&quot;基本&quot;;[.$B32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石穴居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3:.O32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4]));YEAR(MAX([.$A$1:.$A$1048576]))-YEAR([.A324])&gt;=2;[.$B324]&lt;&gt;&quot;基本&quot;;[.$B32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微型战斗机甲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324:.O32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25]));YEAR(MAX([.$A$1:.$A$1048576]))-YEAR([.A325])&gt;=2;[.$B325]&lt;&gt;&quot;基本&quot;;[.$B32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情报员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325:.O325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6]));YEAR(MAX([.$A$1:.$A$1048576]))-YEAR([.A326])&gt;=2;[.$B326]&lt;&gt;&quot;基本&quot;;[.$B32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6:.O32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4费牌;6费牌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7]));YEAR(MAX([.$A$1:.$A$1048576]))-YEAR([.A327])&gt;=2;[.$B327]&lt;&gt;&quot;基本&quot;;[.$B32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召唤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27:.O32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8]));YEAR(MAX([.$A$1:.$A$1048576]))-YEAR([.A328])&gt;=2;[.$B328]&lt;&gt;&quot;基本&quot;;[.$B32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幽龙史学家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328:.O328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29]));YEAR(MAX([.$A$1:.$A$1048576]))-YEAR([.A329])&gt;=2;[.$B329]&lt;&gt;&quot;基本&quot;;[.$B32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法师萨尔诺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329:.O329])" office:value-type="string" office:string-value="法术伤害;亡语;" calcext:value-type="string">
            <text:p>法术伤害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0]));YEAR(MAX([.$A$1:.$A$1048576]))-YEAR([.A330])&gt;=2;[.$B330]&lt;&gt;&quot;基本&quot;;[.$B33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袭击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0:.O33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1]));YEAR(MAX([.$A$1:.$A$1048576]))-YEAR([.A331])&gt;=2;[.$B331]&lt;&gt;&quot;基本&quot;;[.$B33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沼迅猛龙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31:.O3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野兽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2]));YEAR(MAX([.$A$1:.$A$1048576]))-YEAR([.A332])&gt;=2;[.$B332]&lt;&gt;&quot;基本&quot;;[.$B33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要塞指挥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2:.O33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3]));YEAR(MAX([.$A$1:.$A$1048576]))-YEAR([.A333])&gt;=2;[.$B333]&lt;&gt;&quot;基本&quot;;[.$B33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阴暗渔夫纳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3:.O3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4]));YEAR(MAX([.$A$1:.$A$1048576]))-YEAR([.A334])&gt;=2;[.$B334]&lt;&gt;&quot;基本&quot;;[.$B33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警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4:.O33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5]));YEAR(MAX([.$A$1:.$A$1048576]))-YEAR([.A335])&gt;=2;[.$B335]&lt;&gt;&quot;基本&quot;;[.$B33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游学者周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5:.O33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搭配卡组（特殊需求）,维纶的恩泽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6]));YEAR(MAX([.$A$1:.$A$1048576]))-YEAR([.A336])&gt;=2;[.$B336]&lt;&gt;&quot;基本&quot;;[.$B33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践踏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6:.O33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7]));YEAR(MAX([.$A$1:.$A$1048576]))-YEAR([.A337])&gt;=2;[.$B337]&lt;&gt;&quot;基本&quot;;[.$B33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7:.O33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8]));YEAR(MAX([.$A$1:.$A$1048576]))-YEAR([.A338])&gt;=2;[.$B338]&lt;&gt;&quot;基本&quot;;[.$B33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利品贮藏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38:.O338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39]));YEAR(MAX([.$A$1:.$A$1048576]))-YEAR([.A339])&gt;=2;[.$B339]&lt;&gt;&quot;基本&quot;;[.$B33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变形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9:.O33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高费战吼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0]));YEAR(MAX([.$A$1:.$A$1048576]))-YEAR([.A340])&gt;=2;[.$B340]&lt;&gt;&quot;基本&quot;;[.$B34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之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40:.O340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攻击增益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1]));YEAR(MAX([.$A$1:.$A$1048576]))-YEAR([.A341])&gt;=2;[.$B341]&lt;&gt;&quot;基本&quot;;[.$B34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剑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41:.O34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增益目标（持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2]));YEAR(MAX([.$A$1:.$A$1048576]))-YEAR([.A342])&gt;=2;[.$B342]&lt;&gt;&quot;基本&quot;;[.$B34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爆绵羊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42:.O342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" calcext:value-type="float">
            <text:p>2</text:p>
          </table:table-cell>
          <table:table-cell table:content-validation-name="val1" table:formula="of:=IF(AND(NOT(ISBLANK([.A343]));YEAR(MAX([.$A$1:.$A$1048576]))-YEAR([.A343])&gt;=2;[.$B343]&lt;&gt;&quot;基本&quot;;[.$B34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负的演员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343:.O34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44]));YEAR(MAX([.$A$1:.$A$1048576]))-YEAR([.A344])&gt;=2;[.$B344]&lt;&gt;&quot;基本&quot;;[.$B34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树妖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44:.O3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45]));YEAR(MAX([.$A$1:.$A$1048576]))-YEAR([.A345])&gt;=2;[.$B345]&lt;&gt;&quot;基本&quot;;[.$B34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根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45:.O34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6]));YEAR(MAX([.$A$1:.$A$1048576]))-YEAR([.A346])&gt;=2;[.$B346]&lt;&gt;&quot;基本&quot;;[.$B34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灰熊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346:.O34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47]));YEAR(MAX([.$A$1:.$A$1048576]))-YEAR([.A347])&gt;=2;[.$B347]&lt;&gt;&quot;基本&quot;;[.$B34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德鲁伊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347:.O347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8]));YEAR(MAX([.$A$1:.$A$1048576]))-YEAR([.A348])&gt;=2;[.$B348]&lt;&gt;&quot;基本&quot;;[.$B34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妙手空空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48:.O34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49]));YEAR(MAX([.$A$1:.$A$1048576]))-YEAR([.A349])&gt;=2;[.$B349]&lt;&gt;&quot;基本&quot;;[.$B34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骑乘迅猛龙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349:.O34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0]));YEAR(MAX([.$A$1:.$A$1048576]))-YEAR([.A350])&gt;=2;[.$B350]&lt;&gt;&quot;基本&quot;;[.$B35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绽放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table:number-columns-repeated="4"/>
          <table:table-cell table:content-validation-name="val1" table:formula="of:=COM.MICROSOFT.CONCAT([.K350:.O350])" office:value-type="string" office:string-value="青玉魔像;" calcext:value-type="string">
            <text:p>青玉魔像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1]));YEAR(MAX([.$A$1:.$A$1048576]))-YEAR([.A351])&gt;=2;[.$B351]&lt;&gt;&quot;基本&quot;;[.$B35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神唤梦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351:.O3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52]));YEAR(MAX([.$A$1:.$A$1048576]))-YEAR([.A352])&gt;=2;[.$B352]&lt;&gt;&quot;基本&quot;;[.$B35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咆哮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52:.O3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:自然之力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3]));YEAR(MAX([.$A$1:.$A$1048576]))-YEAR([.A353])&gt;=2;[.$B353]&lt;&gt;&quot;基本&quot;;[.$B35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怒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53:.O3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54]));YEAR(MAX([.$A$1:.$A$1048576]))-YEAR([.A354])&gt;=2;[.$B354]&lt;&gt;&quot;基本&quot;;[.$B35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触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54:.O35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55]));YEAR(MAX([.$A$1:.$A$1048576]))-YEAR([.A355])&gt;=2;[.$B355]&lt;&gt;&quot;基本&quot;;[.$B35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印记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抉择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3"/>
          <table:table-cell table:content-validation-name="val1" table:formula="of:=COM.MICROSOFT.CONCAT([.K355:.O355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6]));YEAR(MAX([.$A$1:.$A$1048576]))-YEAR([.A356])&gt;=2;[.$B356]&lt;&gt;&quot;基本&quot;;[.$B35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智慧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56:.O35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7]));YEAR(MAX([.$A$1:.$A$1048576]))-YEAR([.A357])&gt;=2;[.$B357]&lt;&gt;&quot;基本&quot;;[.$B35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：野猪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57:.O35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8]));YEAR(MAX([.$A$1:.$A$1048576]))-YEAR([.A358])&gt;=2;[.$B358]&lt;&gt;&quot;基本&quot;;[.$B35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药水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358:.O358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9]));YEAR(MAX([.$A$1:.$A$1048576]))-YEAR([.A359])&gt;=2;[.$B359]&lt;&gt;&quot;基本&quot;;[.$B35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新星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59:.O35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冻结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0]));YEAR(MAX([.$A$1:.$A$1048576]))-YEAR([.A360])&gt;=2;[.$B360]&lt;&gt;&quot;基本&quot;;[.$B36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反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0:.O360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1]));YEAR(MAX([.$A$1:.$A$1048576]))-YEAR([.A361])&gt;=2;[.$B361]&lt;&gt;&quot;基本&quot;;[.$B361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制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361:.O361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2]));YEAR(MAX([.$A$1:.$A$1048576]))-YEAR([.A362])&gt;=2;[.$B362]&lt;&gt;&quot;基本&quot;;[.$B36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护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2:.O362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3]));YEAR(MAX([.$A$1:.$A$1048576]))-YEAR([.A363])&gt;=2;[.$B363]&lt;&gt;&quot;基本&quot;;[.$B36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屏障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3:.O363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4]));YEAR(MAX([.$A$1:.$A$1048576]))-YEAR([.A364])&gt;=2;[.$B364]&lt;&gt;&quot;基本&quot;;[.$B36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药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64:.O364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5]));YEAR(MAX([.$A$1:.$A$1048576]))-YEAR([.A365])&gt;=2;[.$B365]&lt;&gt;&quot;基本&quot;;[.$B36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妖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65:.O36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6]));YEAR(MAX([.$A$1:.$A$1048576]))-YEAR([.A366])&gt;=2;[.$B366]&lt;&gt;&quot;基本&quot;;[.$B36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实体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366:.O36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7]));YEAR(MAX([.$A$1:.$A$1048576]))-YEAR([.A367])&gt;=2;[.$B367]&lt;&gt;&quot;基本&quot;;[.$B36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肯瑞托法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3"/>
          <table:table-cell table:content-validation-name="val1" table:formula="of:=COM.MICROSOFT.CONCAT([.K367:.O367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奥秘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8]));YEAR(MAX([.$A$1:.$A$1048576]))-YEAR([.A368])&gt;=2;[.$B368]&lt;&gt;&quot;基本&quot;;[.$B36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铸魂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368:.O36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9]));YEAR(MAX([.$A$1:.$A$1048576]))-YEAR([.A369])&gt;=2;[.$B369]&lt;&gt;&quot;基本&quot;;[.$B369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老旧的火把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69:.O369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0]));YEAR(MAX([.$A$1:.$A$1048576]))-YEAR([.A370])&gt;=2;[.$B370]&lt;&gt;&quot;基本&quot;;[.$B37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轮回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370:.O370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1]));YEAR(MAX([.$A$1:.$A$1048576]))-YEAR([.A371])&gt;=2;[.$B371]&lt;&gt;&quot;基本&quot;;[.$B371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煤烟喷吐装置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法术伤害;</text:p>
          </table:table-cell>
          <table:table-cell table:style-name="ce8" table:content-validation-name="val8" table:number-columns-repeated="4"/>
          <table:table-cell table:content-validation-name="val1" table:formula="of:=COM.MICROSOFT.CONCAT([.K371:.O371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2]));YEAR(MAX([.$A$1:.$A$1048576]))-YEAR([.A372])&gt;=2;[.$B372]&lt;&gt;&quot;基本&quot;;[.$B37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烈焰召唤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372:.O3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3]));YEAR(MAX([.$A$1:.$A$1048576]))-YEAR([.A373])&gt;=2;[.$B373]&lt;&gt;&quot;基本&quot;;[.$B37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扰咒术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373:.O373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雪人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4]));YEAR(MAX([.$A$1:.$A$1048576]))-YEAR([.A374])&gt;=2;[.$B374]&lt;&gt;&quot;基本&quot;;[.$B37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嗜法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74:.O37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5]));YEAR(MAX([.$A$1:.$A$1048576]))-YEAR([.A375])&gt;=2;[.$B375]&lt;&gt;&quot;基本&quot;;[.$B37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蒸发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75:.O3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6]));YEAR(MAX([.$A$1:.$A$1048576]))-YEAR([.A376])&gt;=2;[.$B376]&lt;&gt;&quot;基本&quot;;[.$B37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豺狼人土枪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376:.O37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77]));YEAR(MAX([.$A$1:.$A$1048576]))-YEAR([.A377])&gt;=2;[.$B377]&lt;&gt;&quot;基本&quot;;[.$B37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漠沙驼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377:.O37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费随从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78]));YEAR(MAX([.$A$1:.$A$1048576]))-YEAR([.A378])&gt;=2;[.$B378]&lt;&gt;&quot;基本&quot;;[.$B37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动物伙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78:.O37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9]));YEAR(MAX([.$A$1:.$A$1048576]))-YEAR([.A379])&gt;=2;[.$B379]&lt;&gt;&quot;基本&quot;;[.$B37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虫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379:.O3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80]));YEAR(MAX([.$A$1:.$A$1048576]))-YEAR([.A380])&gt;=2;[.$B380]&lt;&gt;&quot;基本&quot;;[.$B38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关门放狗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table:number-columns-repeated="4"/>
          <table:table-cell table:content-validation-name="val1" table:formula="of:=COM.MICROSOFT.CONCAT([.K380:.O380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1]));YEAR(MAX([.$A$1:.$A$1048576]))-YEAR([.A381])&gt;=2;[.$B381]&lt;&gt;&quot;基本&quot;;[.$B38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寄生感染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381:.O381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82]));YEAR(MAX([.$A$1:.$A$1048576]))-YEAR([.A382])&gt;=2;[.$B382]&lt;&gt;&quot;基本&quot;;[.$B38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鹰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82:.O3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83]));YEAR(MAX([.$A$1:.$A$1048576]))-YEAR([.A383])&gt;=2;[.$B383]&lt;&gt;&quot;基本&quot;;[.$B38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刚刀牙兽</text:p>
          </table:table-cell>
          <table:table-cell table:style-name="ce8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383:.O38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84]));YEAR(MAX([.$A$1:.$A$1048576]))-YEAR([.A384])&gt;=2;[.$B384]&lt;&gt;&quot;基本&quot;;[.$B38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384:.O38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5]));YEAR(MAX([.$A$1:.$A$1048576]))-YEAR([.A385])&gt;=2;[.$B385]&lt;&gt;&quot;基本&quot;;[.$B38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追猎者</text:p>
          </table:table-cell>
          <table:table-cell table:style-name="ce8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3"/>
          <table:table-cell table:content-validation-name="val1" table:formula="of:=COM.MICROSOFT.CONCAT([.K385:.O385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86]));YEAR(MAX([.$A$1:.$A$1048576]))-YEAR([.A386])&gt;=2;[.$B386]&lt;&gt;&quot;基本&quot;;[.$B38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风射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86:.O38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87]));YEAR(MAX([.$A$1:.$A$1048576]))-YEAR([.A387])&gt;=2;[.$B387]&lt;&gt;&quot;基本&quot;;[.$B38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杀戮命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87:.O3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8]));YEAR(MAX([.$A$1:.$A$1048576]))-YEAR([.A388])&gt;=2;[.$B388]&lt;&gt;&quot;基本&quot;;[.$B38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女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88:.O388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office:value-type="string" calcext:value-type="string">
            <text:p>奥秘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89]));YEAR(MAX([.$A$1:.$A$1048576]))-YEAR([.A389])&gt;=2;[.$B389]&lt;&gt;&quot;基本&quot;;[.$B38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栏大师</text:p>
          </table:table-cell>
          <table:table-cell table:style-name="ce8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免疫;</text:p>
          </table:table-cell>
          <table:table-cell table:style-name="ce8" table:content-validation-name="val8" table:number-columns-repeated="3"/>
          <table:table-cell table:content-validation-name="val1" table:formula="of:=COM.MICROSOFT.CONCAT([.K389:.O389])" office:value-type="string" office:string-value="战吼;免疫;" calcext:value-type="string">
            <text:p>战吼;免疫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0]));YEAR(MAX([.$A$1:.$A$1048576]))-YEAR([.A390])&gt;=2;[.$B390]&lt;&gt;&quot;基本&quot;;[.$B39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瘟疫鼠群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390:.O39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1]));YEAR(MAX([.$A$1:.$A$1048576]))-YEAR([.A391])&gt;=2;[.$B391]&lt;&gt;&quot;基本&quot;;[.$B39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射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91:.O39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2]));YEAR(MAX([.$A$1:.$A$1048576]))-YEAR([.A392])&gt;=2;[.$B392]&lt;&gt;&quot;基本&quot;;[.$B39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鸦人祭司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392:.O3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3]));YEAR(MAX([.$A$1:.$A$1048576]))-YEAR([.A393])&gt;=2;[.$B393]&lt;&gt;&quot;基本&quot;;[.$B39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灭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93:.O393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4]));YEAR(MAX([.$A$1:.$A$1048576]))-YEAR([.A394])&gt;=2;[.$B394]&lt;&gt;&quot;基本&quot;;[.$B39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魔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94:.O39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抽牌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5]));YEAR(MAX([.$A$1:.$A$1048576]))-YEAR([.A395])&gt;=2;[.$B395]&lt;&gt;&quot;基本&quot;;[.$B39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形态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95:.O39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6]));YEAR(MAX([.$A$1:.$A$1048576]))-YEAR([.A396])&gt;=2;[.$B396]&lt;&gt;&quot;基本&quot;;[.$B39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教徒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96:.O39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（增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7]));YEAR(MAX([.$A$1:.$A$1048576]))-YEAR([.A397])&gt;=2;[.$B397]&lt;&gt;&quot;基本&quot;;[.$B39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思维窃取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97:.O3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可以打疲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8]));YEAR(MAX([.$A$1:.$A$1048576]))-YEAR([.A398])&gt;=2;[.$B398]&lt;&gt;&quot;基本&quot;;[.$B39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维伦的恩泽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398:.O39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399]));YEAR(MAX([.$A$1:.$A$1048576]))-YEAR([.A399])&gt;=2;[.$B399]&lt;&gt;&quot;基本&quot;;[.$B39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德温·范克里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399:.O399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0]));YEAR(MAX([.$A$1:.$A$1048576]))-YEAR([.A400])&gt;=2;[.$B400]&lt;&gt;&quot;基本&quot;;[.$B40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打击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00:.O4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1]));YEAR(MAX([.$A$1:.$A$1048576]))-YEAR([.A401])&gt;=2;[.$B401]&lt;&gt;&quot;基本&quot;;[.$B40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大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3"/>
          <table:table-cell table:content-validation-name="val1" table:formula="of:=COM.MICROSOFT.CONCAT([.K401:.O401])" office:value-type="string" office:string-value="战吼;潜行;" calcext:value-type="string">
            <text:p>战吼;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2]));YEAR(MAX([.$A$1:.$A$1048576]))-YEAR([.A402])&gt;=2;[.$B402]&lt;&gt;&quot;基本&quot;;[.$B40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狂怒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4"/>
          <table:table-cell table:content-validation-name="val1" table:formula="of:=COM.MICROSOFT.CONCAT([.K402:.O402])" office:value-type="string" office:string-value="潜行;" calcext:value-type="string">
            <text:p>潜行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3]));YEAR(MAX([.$A$1:.$A$1048576]))-YEAR([.A403])&gt;=2;[.$B403]&lt;&gt;&quot;基本&quot;;[.$B403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大师的扳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03:.O4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4]));YEAR(MAX([.$A$1:.$A$1048576]))-YEAR([.A404])&gt;=2;[.$B404]&lt;&gt;&quot;基本&quot;;[.$B40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04:.O404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5]));YEAR(MAX([.$A$1:.$A$1048576]))-YEAR([.A405])&gt;=2;[.$B405]&lt;&gt;&quot;基本&quot;;[.$B40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武道家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05:.O40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持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6]));YEAR(MAX([.$A$1:.$A$1048576]))-YEAR([.A406])&gt;=2;[.$B406]&lt;&gt;&quot;基本&quot;;[.$B40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刃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3"/>
          <table:table-cell table:content-validation-name="val1" table:formula="of:=COM.MICROSOFT.CONCAT([.K406:.O406])" office:value-type="string" office:string-value="战吼;连击;" calcext:value-type="string">
            <text:p>战吼;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7]));YEAR(MAX([.$A$1:.$A$1048576]))-YEAR([.A407])&gt;=2;[.$B407]&lt;&gt;&quot;基本&quot;;[.$B40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情七处特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407:.O407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8]));YEAR(MAX([.$A$1:.$A$1048576]))-YEAR([.A408])&gt;=2;[.$B408]&lt;&gt;&quot;基本&quot;;[.$B40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裂颅之击</text:p>
          </table:table-cell>
          <table:table-cell table:style-name="ce8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8" table:content-validation-name="val8" table:number-columns-repeated="4"/>
          <table:table-cell table:content-validation-name="val1" table:formula="of:=COM.MICROSOFT.CONCAT([.K408:.O408])" office:value-type="string" office:string-value="连击;" calcext:value-type="string">
            <text:p>连击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09]));YEAR(MAX([.$A$1:.$A$1048576]))-YEAR([.A409])&gt;=2;[.$B409]&lt;&gt;&quot;基本&quot;;[.$B40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剽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09:.O409])">
            <text:p/>
          </table:table-cell>
          <table:table-cell table:content-validation-name="val9" office:value-type="string" calcext:value-type="string">
            <text:p>普通</text:p>
          </table:table-cell>
          <table:table-cell table:style-name="ce157"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10]));YEAR(MAX([.$A$1:.$A$1048576]))-YEAR([.A410])&gt;=2;[.$B410]&lt;&gt;&quot;基本&quot;;[.$B41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迅猛龙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410:.O41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亡语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1]));YEAR(MAX([.$A$1:.$A$1048576]))-YEAR([.A411])&gt;=2;[.$B411]&lt;&gt;&quot;基本&quot;;[.$B41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收集者沙库尔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4"/>
          <table:table-cell table:content-validation-name="val1" table:formula="of:=COM.MICROSOFT.CONCAT([.K411:.O411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12]));YEAR(MAX([.$A$1:.$A$1048576]))-YEAR([.A412])&gt;=2;[.$B412]&lt;&gt;&quot;基本&quot;;[.$B41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危机四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12:.O41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3]));YEAR(MAX([.$A$1:.$A$1048576]))-YEAR([.A413])&gt;=2;[.$B413]&lt;&gt;&quot;基本&quot;;[.$B41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致命餐叉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413:.O41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14]));YEAR(MAX([.$A$1:.$A$1048576]))-YEAR([.A414])&gt;=2;[.$B414]&lt;&gt;&quot;基本&quot;;[.$B41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走私商贩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14:.O41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海盗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15]));YEAR(MAX([.$A$1:.$A$1048576]))-YEAR([.A415])&gt;=2;[.$B415]&lt;&gt;&quot;基本&quot;;[.$B41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动力战锤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415:.O4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16]));YEAR(MAX([.$A$1:.$A$1048576]))-YEAR([.A416])&gt;=2;[.$B416]&lt;&gt;&quot;基本&quot;;[.$B41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之潮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16:.O41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17]));YEAR(MAX([.$A$1:.$A$1048576]))-YEAR([.A417])&gt;=2;[.$B417]&lt;&gt;&quot;基本&quot;;[.$B41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图腾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17:.O4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18]));YEAR(MAX([.$A$1:.$A$1048576]))-YEAR([.A418])&gt;=2;[.$B418]&lt;&gt;&quot;基本&quot;;[.$B41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爆发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418:.O41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19]));YEAR(MAX([.$A$1:.$A$1048576]))-YEAR([.A419])&gt;=2;[.$B419]&lt;&gt;&quot;基本&quot;;[.$B41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风暴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419:.O419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0]));YEAR(MAX([.$A$1:.$A$1048576]))-YEAR([.A420])&gt;=2;[.$B420]&lt;&gt;&quot;基本&quot;;[.$B42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视界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0:.O4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1]));YEAR(MAX([.$A$1:.$A$1048576]))-YEAR([.A421])&gt;=2;[.$B421]&lt;&gt;&quot;基本&quot;;[.$B42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羁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421:.O42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2]));YEAR(MAX([.$A$1:.$A$1048576]))-YEAR([.A422])&gt;=2;[.$B422]&lt;&gt;&quot;基本&quot;;[.$B42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妖术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422:.O42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3]));YEAR(MAX([.$A$1:.$A$1048576]))-YEAR([.A423])&gt;=2;[.$B423]&lt;&gt;&quot;基本&quot;;[.$B42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狼魂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3"/>
          <table:table-cell table:content-validation-name="val1" table:formula="of:=COM.MICROSOFT.CONCAT([.K423:.O423])" office:value-type="string" office:string-value="嘲讽;过载;" calcext:value-type="string">
            <text:p>嘲讽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4]));YEAR(MAX([.$A$1:.$A$1048576]))-YEAR([.A424])&gt;=2;[.$B424]&lt;&gt;&quot;基本&quot;;[.$B42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元素毁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424:.O424])" office:value-type="string" office:string-value="过载;" calcext:value-type="string">
            <text:p>过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法伤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5]));YEAR(MAX([.$A$1:.$A$1048576]))-YEAR([.A425])&gt;=2;[.$B425]&lt;&gt;&quot;基本&quot;;[.$B42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5:.O4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恢复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6]));YEAR(MAX([.$A$1:.$A$1048576]))-YEAR([.A426])&gt;=2;[.$B426]&lt;&gt;&quot;基本&quot;;[.$B42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尔多卫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26:.O426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7]));YEAR(MAX([.$A$1:.$A$1048576]))-YEAR([.A427])&gt;=2;[.$B427]&lt;&gt;&quot;基本&quot;;[.$B42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光锤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427:.O427])" office:value-type="string" office:string-value="战吼;圣盾;嘲讽;" calcext:value-type="string">
            <text:p>战吼;圣盾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8]));YEAR(MAX([.$A$1:.$A$1048576]))-YEAR([.A428])&gt;=2;[.$B428]&lt;&gt;&quot;基本&quot;;[.$B42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正之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8:.O4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29]));YEAR(MAX([.$A$1:.$A$1048576]))-YEAR([.A429])&gt;=2;[.$B429]&lt;&gt;&quot;基本&quot;;[.$B42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集结之刃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429:.O429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0]));YEAR(MAX([.$A$1:.$A$1048576]))-YEAR([.A430])&gt;=2;[.$B430]&lt;&gt;&quot;基本&quot;;[.$B43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燃鬃·自走炮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430:.O430])" office:value-type="string" office:string-value="圣盾;嘲讽;" calcext:value-type="string">
            <text:p>圣盾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1]));YEAR(MAX([.$A$1:.$A$1048576]))-YEAR([.A431])&gt;=2;[.$B431]&lt;&gt;&quot;基本&quot;;[.$B43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三教九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1:.O4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抽牌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2]));YEAR(MAX([.$A$1:.$A$1048576]))-YEAR([.A432])&gt;=2;[.$B432]&lt;&gt;&quot;基本&quot;;[.$B43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恩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2:.O43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3]));YEAR(MAX([.$A$1:.$A$1048576]))-YEAR([.A433])&gt;=2;[.$B433]&lt;&gt;&quot;基本&quot;;[.$B43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净化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433:.O433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4]));YEAR(MAX([.$A$1:.$A$1048576]))-YEAR([.A434])&gt;=2;[.$B434]&lt;&gt;&quot;基本&quot;;[.$B43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执法官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34:.O434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血随从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5]));YEAR(MAX([.$A$1:.$A$1048576]))-YEAR([.A435])&gt;=2;[.$B435]&lt;&gt;&quot;基本&quot;;[.$B43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魇骑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35:.O43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6]));YEAR(MAX([.$A$1:.$A$1048576]))-YEAR([.A436])&gt;=2;[.$B436]&lt;&gt;&quot;基本&quot;;[.$B43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圣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36:.O436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7]));YEAR(MAX([.$A$1:.$A$1048576]))-YEAR([.A437])&gt;=2;[.$B437]&lt;&gt;&quot;基本&quot;;[.$B43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马训练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7:.O43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8]));YEAR(MAX([.$A$1:.$A$1048576]))-YEAR([.A438])&gt;=2;[.$B438]&lt;&gt;&quot;基本&quot;;[.$B43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作战动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8:.O43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飞刀杂耍者;军需官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39]));YEAR(MAX([.$A$1:.$A$1048576]))-YEAR([.A439])&gt;=2;[.$B439]&lt;&gt;&quot;基本&quot;;[.$B43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箭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39:.O43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0]));YEAR(MAX([.$A$1:.$A$1048576]))-YEAR([.A440])&gt;=2;[.$B440]&lt;&gt;&quot;基本&quot;;[.$B44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镀银魔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40:.O44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弃牌效果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1]));YEAR(MAX([.$A$1:.$A$1048576]))-YEAR([.A441])&gt;=2;[.$B441]&lt;&gt;&quot;基本&quot;;[.$B44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魔卫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3"/>
          <table:table-cell table:content-validation-name="val1" table:formula="of:=COM.MICROSOFT.CONCAT([.K441:.O441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2]));YEAR(MAX([.$A$1:.$A$1048576]))-YEAR([.A442])&gt;=2;[.$B442]&lt;&gt;&quot;基本&quot;;[.$B44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怒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42:.O44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3]));YEAR(MAX([.$A$1:.$A$1048576]))-YEAR([.A443])&gt;=2;[.$B443]&lt;&gt;&quot;基本&quot;;[.$B44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感知恶魔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43:.O44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抽牌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4]));YEAR(MAX([.$A$1:.$A$1048576]))-YEAR([.A444])&gt;=2;[.$B444]&lt;&gt;&quot;基本&quot;;[.$B44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乱传染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44:.O4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5]));YEAR(MAX([.$A$1:.$A$1048576]))-YEAR([.A445])&gt;=2;[.$B445]&lt;&gt;&quot;基本&quot;;[.$B44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证药剂师</text:p>
          </table:table-cell>
          <table:table-cell table:style-name="ce8" table:content-validation-name="val7" office:value-type="string" calcext:value-type="string">
            <text:p>恶魔</text:p>
          </table:table-cell>
          <table:table-cell table:style-name="ce8" table:content-validation-name="val8" table:number-columns-repeated="5"/>
          <table:table-cell table:content-validation-name="val1" table:formula="of:=COM.MICROSOFT.CONCAT([.K445:.O4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6]));YEAR(MAX([.$A$1:.$A$1048576]))-YEAR([.A446])&gt;=2;[.$B446]&lt;&gt;&quot;基本&quot;;[.$B44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吸取生命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46:.O44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7]));YEAR(MAX([.$A$1:.$A$1048576]))-YEAR([.A447])&gt;=2;[.$B447]&lt;&gt;&quot;基本&quot;;[.$B44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首领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47:.O4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48]));YEAR(MAX([.$A$1:.$A$1048576]))-YEAR([.A448])&gt;=2;[.$B448]&lt;&gt;&quot;基本&quot;;[.$B44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恐魔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448:.O448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9]));YEAR(MAX([.$A$1:.$A$1048576]))-YEAR([.A449])&gt;=2;[.$B449]&lt;&gt;&quot;基本&quot;;[.$B44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怒药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49:.O44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恶魔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0]));YEAR(MAX([.$A$1:.$A$1048576]))-YEAR([.A450])&gt;=2;[.$B450]&lt;&gt;&quot;基本&quot;;[.$B45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议员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50:.O4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1]));YEAR(MAX([.$A$1:.$A$1048576]))-YEAR([.A451])&gt;=2;[.$B451]&lt;&gt;&quot;基本&quot;;[.$B45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格瑞玛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51:.O4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血吼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2]));YEAR(MAX([.$A$1:.$A$1048576]))-YEAR([.A452])&gt;=2;[.$B452]&lt;&gt;&quot;基本&quot;;[.$B45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卫国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452:.O45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3]));YEAR(MAX([.$A$1:.$A$1048576]))-YEAR([.A453])&gt;=2;[.$B453]&lt;&gt;&quot;基本&quot;;[.$B45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乱狂战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53:.O45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牌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4]));YEAR(MAX([.$A$1:.$A$1048576]))-YEAR([.A454])&gt;=2;[.$B454]&lt;&gt;&quot;基本&quot;;[.$B45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虐食尸鬼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454:.O45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5]));YEAR(MAX([.$A$1:.$A$1048576]))-YEAR([.A455])&gt;=2;[.$B455]&lt;&gt;&quot;基本&quot;;[.$B45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弹射之刃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55:.O45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命令怒吼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6]));YEAR(MAX([.$A$1:.$A$1048576]))-YEAR([.A456])&gt;=2;[.$B456]&lt;&gt;&quot;基本&quot;;[.$B45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格挡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56:.O45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7]));YEAR(MAX([.$A$1:.$A$1048576]))-YEAR([.A457])&gt;=2;[.$B457]&lt;&gt;&quot;基本&quot;;[.$B45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国王护卫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457:.O457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战吼（武器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8]));YEAR(MAX([.$A$1:.$A$1048576]))-YEAR([.A458])&gt;=2;[.$B458]&lt;&gt;&quot;基本&quot;;[.$B45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苦战傀儡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58:.O45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59]));YEAR(MAX([.$A$1:.$A$1048576]))-YEAR([.A459])&gt;=2;[.$B459]&lt;&gt;&quot;基本&quot;;[.$B459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59:.O4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0]));YEAR(MAX([.$A$1:.$A$1048576]))-YEAR([.A460])&gt;=2;[.$B460]&lt;&gt;&quot;基本&quot;;[.$B46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战槌</text:p>
          </table:table-cell>
          <table:table-cell table:style-name="ce5" table:content-validation-name="val7"/>
          <table:table-cell table:style-name="ce8" table:content-validation-name="val8" table:number-columns-repeated="5"/>
          <table:table-cell table:content-validation-name="val1" table:formula="of:=COM.MICROSOFT.CONCAT([.K460:.O46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1]));YEAR(MAX([.$A$1:.$A$1048576]))-YEAR([.A461])&gt;=2;[.$B461]&lt;&gt;&quot;基本&quot;;[.$B46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典当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461:.O46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2]));YEAR(MAX([.$A$1:.$A$1048576]))-YEAR([.A462])&gt;=2;[.$B462]&lt;&gt;&quot;基本&quot;;[.$B46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暴猿猴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462:.O462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3]));YEAR(MAX([.$A$1:.$A$1048576]))-YEAR([.A463])&gt;=2;[.$B463]&lt;&gt;&quot;基本&quot;;[.$B46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教徒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463:.O46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海盗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4]));YEAR(MAX([.$A$1:.$A$1048576]))-YEAR([.A464])&gt;=2;[.$B464]&lt;&gt;&quot;基本&quot;;[.$B46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歌指挥官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464:.O46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3"/>
          <table:table-cell office:value-type="string" calcext:value-type="string">
            <text:p>冲锋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5]));YEAR(MAX([.$A$1:.$A$1048576]))-YEAR([.A465])&gt;=2;[.$B465]&lt;&gt;&quot;基本&quot;;[.$B46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信使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465:.O465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6]));YEAR(MAX([.$A$1:.$A$1048576]))-YEAR([.A466])&gt;=2;[.$B466]&lt;&gt;&quot;基本&quot;;[.$B46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傀儡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66:.O466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7]));YEAR(MAX([.$A$1:.$A$1048576]))-YEAR([.A467])&gt;=2;[.$B467]&lt;&gt;&quot;基本&quot;;[.$B46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教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67:.O4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8]));YEAR(MAX([.$A$1:.$A$1048576]))-YEAR([.A468])&gt;=2;[.$B468]&lt;&gt;&quot;基本&quot;;[.$B46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报警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68:.O4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4费及以上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69]));YEAR(MAX([.$A$1:.$A$1048576]))-YEAR([.A469])&gt;=2;[.$B469]&lt;&gt;&quot;基本&quot;;[.$B46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怒的狼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469:.O469])" office:value-type="string" office:string-value="激怒;" calcext:value-type="string">
            <text:p>激怒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永续增益;冲锋;命令怒吼;战歌指挥官;激怒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0]));YEAR(MAX([.$A$1:.$A$1048576]))-YEAR([.A470])&gt;=2;[.$B470]&lt;&gt;&quot;基本&quot;;[.$B47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0:.O47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1]));YEAR(MAX([.$A$1:.$A$1048576]))-YEAR([.A471])&gt;=2;[.$B471]&lt;&gt;&quot;基本&quot;;[.$B47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莱恩·铜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1:.O47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2]));YEAR(MAX([.$A$1:.$A$1048576]))-YEAR([.A472])&gt;=2;[.$B472]&lt;&gt;&quot;基本&quot;;[.$B47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沉默的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472:.O472])" office:value-type="string" office:string-value="潜行;圣盾;" calcext:value-type="string">
            <text:p>潜行;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3]));YEAR(MAX([.$A$1:.$A$1048576]))-YEAR([.A473])&gt;=2;[.$B473]&lt;&gt;&quot;基本&quot;;[.$B47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橱柜蜘蛛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3:.O47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4]));YEAR(MAX([.$A$1:.$A$1048576]))-YEAR([.A474])&gt;=2;[.$B474]&lt;&gt;&quot;基本&quot;;[.$B47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猎豹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74:.O4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5]));YEAR(MAX([.$A$1:.$A$1048576]))-YEAR([.A475])&gt;=2;[.$B475]&lt;&gt;&quot;基本&quot;;[.$B47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5:.O4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6]));YEAR(MAX([.$A$1:.$A$1048576]))-YEAR([.A476])&gt;=2;[.$B476]&lt;&gt;&quot;基本&quot;;[.$B47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地之环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6:.O47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7]));YEAR(MAX([.$A$1:.$A$1048576]))-YEAR([.A477])&gt;=2;[.$B477]&lt;&gt;&quot;基本&quot;;[.$B47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富翁比尔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7:.O47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8]));YEAR(MAX([.$A$1:.$A$1048576]))-YEAR([.A478])&gt;=2;[.$B478]&lt;&gt;&quot;基本&quot;;[.$B47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8:.O47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79]));YEAR(MAX([.$A$1:.$A$1048576]))-YEAR([.A479])&gt;=2;[.$B479]&lt;&gt;&quot;基本&quot;;[.$B47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9:.O47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0]));YEAR(MAX([.$A$1:.$A$1048576]))-YEAR([.A480])&gt;=2;[.$B480]&lt;&gt;&quot;基本&quot;;[.$B48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帝王眼镜蛇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80:.O48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81]));YEAR(MAX([.$A$1:.$A$1048576]))-YEAR([.A481])&gt;=2;[.$B481]&lt;&gt;&quot;基本&quot;;[.$B48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性污水软泥怪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1:.O48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2]));YEAR(MAX([.$A$1:.$A$1048576]))-YEAR([.A482])&gt;=2;[.$B482]&lt;&gt;&quot;基本&quot;;[.$B48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子嗣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482:.O482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3]));YEAR(MAX([.$A$1:.$A$1048576]))-YEAR([.A483])&gt;=2;[.$B483]&lt;&gt;&quot;基本&quot;;[.$B48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行器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483:.O48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4]));YEAR(MAX([.$A$1:.$A$1048576]))-YEAR([.A484])&gt;=2;[.$B484]&lt;&gt;&quot;基本&quot;;[.$B48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食尸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84:.O4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5]));YEAR(MAX([.$A$1:.$A$1048576]))-YEAR([.A485])&gt;=2;[.$B485]&lt;&gt;&quot;基本&quot;;[.$B48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负伤剑圣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5:.O48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6]));YEAR(MAX([.$A$1:.$A$1048576]))-YEAR([.A486])&gt;=2;[.$B486]&lt;&gt;&quot;基本&quot;;[.$B48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大师欧沃斯巴克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6:.O48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7]));YEAR(MAX([.$A$1:.$A$1048576]))-YEAR([.A487])&gt;=2;[.$B487]&lt;&gt;&quot;基本&quot;;[.$B48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镇技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3"/>
          <table:table-cell table:content-validation-name="val1" table:formula="of:=COM.MICROSOFT.CONCAT([.K487:.O487])" office:value-type="string" office:string-value="战吼;零件;" calcext:value-type="string">
            <text:p>战吼;零件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8]));YEAR(MAX([.$A$1:.$A$1048576]))-YEAR([.A488])&gt;=2;[.$B488]&lt;&gt;&quot;基本&quot;;[.$B48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攻城车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488:.O48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89]));YEAR(MAX([.$A$1:.$A$1048576]))-YEAR([.A489])&gt;=2;[.$B489]&lt;&gt;&quot;基本&quot;;[.$B48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邪使菲奥拉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89:.O489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0]));YEAR(MAX([.$A$1:.$A$1048576]))-YEAR([.A490])&gt;=2;[.$B490]&lt;&gt;&quot;基本&quot;;[.$B49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0:.O4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1]));YEAR(MAX([.$A$1:.$A$1048576]))-YEAR([.A491])&gt;=2;[.$B491]&lt;&gt;&quot;基本&quot;;[.$B49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智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1:.O491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消失;鱼人;对方抽卡效果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2]));YEAR(MAX([.$A$1:.$A$1048576]))-YEAR([.A492])&gt;=2;[.$B492]&lt;&gt;&quot;基本&quot;;[.$B49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邪使艾蒂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2:.O4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3]));YEAR(MAX([.$A$1:.$A$1048576]))-YEAR([.A493])&gt;=2;[.$B493]&lt;&gt;&quot;基本&quot;;[.$B49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金大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3:.O49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4]));YEAR(MAX([.$A$1:.$A$1048576]))-YEAR([.A494])&gt;=2;[.$B494]&lt;&gt;&quot;基本&quot;;[.$B49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技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4:.O49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5]));YEAR(MAX([.$A$1:.$A$1048576]))-YEAR([.A495])&gt;=2;[.$B495]&lt;&gt;&quot;基本&quot;;[.$B49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街男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495:.O495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6]));YEAR(MAX([.$A$1:.$A$1048576]))-YEAR([.A496])&gt;=2;[.$B496]&lt;&gt;&quot;基本&quot;;[.$B49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击剑教头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6:.O4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励;搭配技能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7]));YEAR(MAX([.$A$1:.$A$1048576]))-YEAR([.A497])&gt;=2;[.$B497]&lt;&gt;&quot;基本&quot;;[.$B49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动物管理员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7:.O49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8]));YEAR(MAX([.$A$1:.$A$1048576]))-YEAR([.A498])&gt;=2;[.$B498]&lt;&gt;&quot;基本&quot;;[.$B49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角斗场主管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8:.O4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499]));YEAR(MAX([.$A$1:.$A$1048576]))-YEAR([.A499])&gt;=2;[.$B499]&lt;&gt;&quot;基本&quot;;[.$B49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神控制技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9:.O499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0]));YEAR(MAX([.$A$1:.$A$1048576]))-YEAR([.A500])&gt;=2;[.$B500]&lt;&gt;&quot;基本&quot;;[.$B50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信徒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00:.O50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1]));YEAR(MAX([.$A$1:.$A$1048576]))-YEAR([.A501])&gt;=2;[.$B501]&lt;&gt;&quot;基本&quot;;[.$B50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痛侍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1:.O50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2]));YEAR(MAX([.$A$1:.$A$1048576]))-YEAR([.A502])&gt;=2;[.$B502]&lt;&gt;&quot;基本&quot;;[.$B50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骑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2:.O5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3]));YEAR(MAX([.$A$1:.$A$1048576]))-YEAR([.A503])&gt;=2;[.$B503]&lt;&gt;&quot;基本&quot;;[.$B50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裂地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03:.O503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4]));YEAR(MAX([.$A$1:.$A$1048576]))-YEAR([.A504])&gt;=2;[.$B504]&lt;&gt;&quot;基本&quot;;[.$B50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鹰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4:.O50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5]));YEAR(MAX([.$A$1:.$A$1048576]))-YEAR([.A505])&gt;=2;[.$B505]&lt;&gt;&quot;基本&quot;;[.$B50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田傀儡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05:.O50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6]));YEAR(MAX([.$A$1:.$A$1048576]))-YEAR([.A506])&gt;=2;[.$B506]&lt;&gt;&quot;基本&quot;;[.$B50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明光祭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6:.O50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奥秘（持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7]));YEAR(MAX([.$A$1:.$A$1048576]))-YEAR([.A507])&gt;=2;[.$B507]&lt;&gt;&quot;基本&quot;;[.$B50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莫罗斯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K507:.O507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8]));YEAR(MAX([.$A$1:.$A$1048576]))-YEAR([.A508])&gt;=2;[.$B508]&lt;&gt;&quot;基本&quot;;[.$B50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尊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8:.O5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持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09]));YEAR(MAX([.$A$1:.$A$1048576]))-YEAR([.A509])&gt;=2;[.$B509]&lt;&gt;&quot;基本&quot;;[.$B50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09:.O50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0]));YEAR(MAX([.$A$1:.$A$1048576]))-YEAR([.A510])&gt;=2;[.$B510]&lt;&gt;&quot;基本&quot;;[.$B51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克萨玛斯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0:.O510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1]));YEAR(MAX([.$A$1:.$A$1048576]))-YEAR([.A511])&gt;=2;[.$B511]&lt;&gt;&quot;基本&quot;;[.$B51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1:.O51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海盗（光环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2]));YEAR(MAX([.$A$1:.$A$1048576]))-YEAR([.A512])&gt;=2;[.$B512]&lt;&gt;&quot;基本&quot;;[.$B51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牛头人战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K512:.O512])" office:value-type="string" office:string-value="嘲讽;激怒;" calcext:value-type="string">
            <text:p>嘲讽;激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3]));YEAR(MAX([.$A$1:.$A$1048576]))-YEAR([.A513])&gt;=2;[.$B513]&lt;&gt;&quot;基本&quot;;[.$B51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莫瑞根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513:.O513])" office:value-type="string" office:string-value="冲锋;嘲讽;" calcext:value-type="string">
            <text:p>冲锋;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4]));YEAR(MAX([.$A$1:.$A$1048576]))-YEAR([.A514])&gt;=2;[.$B514]&lt;&gt;&quot;基本&quot;;[.$B51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女警萨莉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14:.O514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增益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5]));YEAR(MAX([.$A$1:.$A$1048576]))-YEAR([.A515])&gt;=2;[.$B515]&lt;&gt;&quot;基本&quot;;[.$B51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坏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15:.O51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6]));YEAR(MAX([.$A$1:.$A$1048576]))-YEAR([.A516])&gt;=2;[.$B516]&lt;&gt;&quot;基本&quot;;[.$B51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碎残阳祭司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16:.O51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7]));YEAR(MAX([.$A$1:.$A$1048576]))-YEAR([.A517])&gt;=2;[.$B517]&lt;&gt;&quot;基本&quot;;[.$B51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庆典司仪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517:.O517])" office:value-type="string" office:string-value="战吼;法术伤害;" calcext:value-type="string">
            <text:p>战吼;法术伤害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强随从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8]));YEAR(MAX([.$A$1:.$A$1048576]))-YEAR([.A518])&gt;=2;[.$B518]&lt;&gt;&quot;基本&quot;;[.$B51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任务达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8:.O5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1费及以下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19]));YEAR(MAX([.$A$1:.$A$1048576]))-YEAR([.A519])&gt;=2;[.$B519]&lt;&gt;&quot;基本&quot;;[.$B51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尔玛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9:.O51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临时攻击增益:叫嚣的中士;石化武器;黑铁矮人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0]));YEAR(MAX([.$A$1:.$A$1048576]))-YEAR([.A520])&gt;=2;[.$B520]&lt;&gt;&quot;基本&quot;;[.$B52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520:.O520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1]));YEAR(MAX([.$A$1:.$A$1048576]))-YEAR([.A521])&gt;=2;[.$B521]&lt;&gt;&quot;基本&quot;;[.$B52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21:.O52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2]));YEAR(MAX([.$A$1:.$A$1048576]))-YEAR([.A522])&gt;=2;[.$B522]&lt;&gt;&quot;基本&quot;;[.$B52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522:.O522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3]));YEAR(MAX([.$A$1:.$A$1048576]))-YEAR([.A523])&gt;=2;[.$B523]&lt;&gt;&quot;基本&quot;;[.$B52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剃刀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3:.O52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;光环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4]));YEAR(MAX([.$A$1:.$A$1048576]))-YEAR([.A524])&gt;=2;[.$B524]&lt;&gt;&quot;基本&quot;;[.$B52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喙猫头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524:.O524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5]));YEAR(MAX([.$A$1:.$A$1048576]))-YEAR([.A525])&gt;=2;[.$B525]&lt;&gt;&quot;基本&quot;;[.$B52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炉堡火枪兵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5:.O52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激怒牌:阿曼尼狂战士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6]));YEAR(MAX([.$A$1:.$A$1048576]))-YEAR([.A526])&gt;=2;[.$B526]&lt;&gt;&quot;基本&quot;;[.$B52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鬃灰熊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26:.O526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7]));YEAR(MAX([.$A$1:.$A$1048576]))-YEAR([.A527])&gt;=2;[.$B527]&lt;&gt;&quot;基本&quot;;[.$B52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团队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27:.O52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8]));YEAR(MAX([.$A$1:.$A$1048576]))-YEAR([.A528])&gt;=2;[.$B528]&lt;&gt;&quot;基本&quot;;[.$B52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走私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8:.O52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29]));YEAR(MAX([.$A$1:.$A$1048576]))-YEAR([.A529])&gt;=2;[.$B529]&lt;&gt;&quot;基本&quot;;[.$B52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舞动之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29:.O529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office:value-type="string" calcext:value-type="string">
            <text:p>对方抽卡效果;永久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0]));YEAR(MAX([.$A$1:.$A$1048576]))-YEAR([.A530])&gt;=2;[.$B530]&lt;&gt;&quot;基本&quot;;[.$B53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驱魔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2"/>
          <table:table-cell table:content-validation-name="val1" table:formula="of:=COM.MICROSOFT.CONCAT([.K530:.O530])" office:value-type="string" office:string-value="嘲讽;战吼;亡语;" calcext:value-type="string">
            <text:p>嘲讽;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1]));YEAR(MAX([.$A$1:.$A$1048576]))-YEAR([.A531])&gt;=2;[.$B531]&lt;&gt;&quot;基本&quot;;[.$B53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1:.O5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飞刀杂耍者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32]));YEAR(MAX([.$A$1:.$A$1048576]))-YEAR([.A532])&gt;=2;[.$B532]&lt;&gt;&quot;基本&quot;;[.$B53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兽人噬魂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2:.O53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3]));YEAR(MAX([.$A$1:.$A$1048576]))-YEAR([.A533])&gt;=2;[.$B533]&lt;&gt;&quot;基本&quot;;[.$B53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骑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533:.O533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圣盾（战吼需求）;强化机器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4]));YEAR(MAX([.$A$1:.$A$1048576]))-YEAR([.A534])&gt;=2;[.$B534]&lt;&gt;&quot;基本&quot;;[.$B53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十字军战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534:.O534])" office:value-type="string" office:string-value="圣盾;" calcext:value-type="string">
            <text:p>圣盾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5]));YEAR(MAX([.$A$1:.$A$1048576]))-YEAR([.A535])&gt;=2;[.$B535]&lt;&gt;&quot;基本&quot;;[.$B53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肤石像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5:.O53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6]));YEAR(MAX([.$A$1:.$A$1048576]))-YEAR([.A536])&gt;=2;[.$B536]&lt;&gt;&quot;基本&quot;;[.$B53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浆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6:.O536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7]));YEAR(MAX([.$A$1:.$A$1048576]))-YEAR([.A537])&gt;=2;[.$B537]&lt;&gt;&quot;基本&quot;;[.$B53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异种群居蝎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537:.O53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8]));YEAR(MAX([.$A$1:.$A$1048576]))-YEAR([.A538])&gt;=2;[.$B538]&lt;&gt;&quot;基本&quot;;[.$B53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背族长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38:.O5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39]));YEAR(MAX([.$A$1:.$A$1048576]))-YEAR([.A539])&gt;=2;[.$B539]&lt;&gt;&quot;基本&quot;;[.$B53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539:.O539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0]));YEAR(MAX([.$A$1:.$A$1048576]))-YEAR([.A540])&gt;=2;[.$B540]&lt;&gt;&quot;基本&quot;;[.$B54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领军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K540:.O5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鱼人（光环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1]));YEAR(MAX([.$A$1:.$A$1048576]))-YEAR([.A541])&gt;=2;[.$B541]&lt;&gt;&quot;基本&quot;;[.$B54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怨影狂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41:.O54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2]));YEAR(MAX([.$A$1:.$A$1048576]))-YEAR([.A542])&gt;=2;[.$B542]&lt;&gt;&quot;基本&quot;;[.$B54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小鬼</text:p>
          </table:table-cell>
          <table:table-cell table:style-name="ce8" table:content-validation-name="val7" office:value-type="string" calcext:value-type="string">
            <text:p>恶魔</text:p>
          </table:table-cell>
          <table:table-cell table:style-name="ce8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542:.O542])" office:value-type="string" office:string-value="法术伤害;" calcext:value-type="string">
            <text:p>法术伤害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术（法伤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3]));YEAR(MAX([.$A$1:.$A$1048576]))-YEAR([.A543])&gt;=2;[.$B543]&lt;&gt;&quot;基本&quot;;[.$B54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蜘蛛坦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543:.O5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4]));YEAR(MAX([.$A$1:.$A$1048576]))-YEAR([.A544])&gt;=2;[.$B544]&lt;&gt;&quot;基本&quot;;[.$B54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装佣兵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44:.O54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5]));YEAR(MAX([.$A$1:.$A$1048576]))-YEAR([.A545])&gt;=2;[.$B545]&lt;&gt;&quot;基本&quot;;[.$B54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实验技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45:.O54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连击;尖牙德鲁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3" calcext:value-type="float">
            <text:p>3</text:p>
          </table:table-cell>
          <table:table-cell table:content-validation-name="val1" table:formula="of:=IF(AND(NOT(ISBLANK([.A546]));YEAR(MAX([.$A$1:.$A$1048576]))-YEAR([.A546])&gt;=2;[.$B546]&lt;&gt;&quot;基本&quot;;[.$B54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法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K546:.O546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47]));YEAR(MAX([.$A$1:.$A$1048576]))-YEAR([.A547])&gt;=2;[.$B547]&lt;&gt;&quot;基本&quot;;[.$B54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47:.O547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48]));YEAR(MAX([.$A$1:.$A$1048576]))-YEAR([.A548])&gt;=2;[.$B548]&lt;&gt;&quot;基本&quot;;[.$B54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枭兽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548:.O54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49]));YEAR(MAX([.$A$1:.$A$1048576]))-YEAR([.A549])&gt;=2;[.$B549]&lt;&gt;&quot;基本&quot;;[.$B54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之魂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549:.O54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0]));YEAR(MAX([.$A$1:.$A$1048576]))-YEAR([.A550])&gt;=2;[.$B550]&lt;&gt;&quot;基本&quot;;[.$B55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范达尔·鹿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0:.O55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抉择（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51]));YEAR(MAX([.$A$1:.$A$1048576]))-YEAR([.A551])&gt;=2;[.$B551]&lt;&gt;&quot;基本&quot;;[.$B55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横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1:.O5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52]));YEAR(MAX([.$A$1:.$A$1048576]))-YEAR([.A552])&gt;=2;[.$B552]&lt;&gt;&quot;基本&quot;;[.$B55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行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52:.O55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53]));YEAR(MAX([.$A$1:.$A$1048576]))-YEAR([.A553])&gt;=2;[.$B553]&lt;&gt;&quot;基本&quot;;[.$B553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剧毒之种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53:.O5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变形目标(变形需求):黑暗低语者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4]));YEAR(MAX([.$A$1:.$A$1048576]))-YEAR([.A554])&gt;=2;[.$B554]&lt;&gt;&quot;基本&quot;;[.$B55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拉克西织珀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54:.O55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55]));YEAR(MAX([.$A$1:.$A$1048576]))-YEAR([.A555])&gt;=2;[.$B555]&lt;&gt;&quot;基本&quot;;[.$B55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争斗者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555:.O55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6]));YEAR(MAX([.$A$1:.$A$1048576]))-YEAR([.A556])&gt;=2;[.$B556]&lt;&gt;&quot;基本&quot;;[.$B55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泥潭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6:.O55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57]));YEAR(MAX([.$A$1:.$A$1048576]))-YEAR([.A557])&gt;=2;[.$B557]&lt;&gt;&quot;基本&quot;;[.$B55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撕咬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57:.O55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58]));YEAR(MAX([.$A$1:.$A$1048576]))-YEAR([.A558])&gt;=2;[.$B558]&lt;&gt;&quot;基本&quot;;[.$B55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界沟通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58:.O55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9]));YEAR(MAX([.$A$1:.$A$1048576]))-YEAR([.A559])&gt;=2;[.$B559]&lt;&gt;&quot;基本&quot;;[.$B55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9:.O5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0]));YEAR(MAX([.$A$1:.$A$1048576]))-YEAR([.A560])&gt;=2;[.$B560]&lt;&gt;&quot;基本&quot;;[.$B56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锥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0:.O560])" office:value-type="string" office:string-value="冻结;" calcext:value-type="string">
            <text:p>冻结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1]));YEAR(MAX([.$A$1:.$A$1048576]))-YEAR([.A561])&gt;=2;[.$B561]&lt;&gt;&quot;基本&quot;;[.$B561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铁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激励;</text:p>
          </table:table-cell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561:.O561])" office:value-type="string" office:string-value="激励;法术伤害;" calcext:value-type="string">
            <text:p>激励;法术伤害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2]));YEAR(MAX([.$A$1:.$A$1048576]))-YEAR([.A562])&gt;=2;[.$B562]&lt;&gt;&quot;基本&quot;;[.$B56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炎术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62:.O5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机械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3]));YEAR(MAX([.$A$1:.$A$1048576]))-YEAR([.A563])&gt;=2;[.$B563]&lt;&gt;&quot;基本&quot;;[.$B56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癫狂的唤冰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3:.O563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4]));YEAR(MAX([.$A$1:.$A$1048576]))-YEAR([.A564])&gt;=2;[.$B564]&lt;&gt;&quot;基本&quot;;[.$B56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复活的铠甲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4:.O56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5]));YEAR(MAX([.$A$1:.$A$1048576]))-YEAR([.A565])&gt;=2;[.$B565]&lt;&gt;&quot;基本&quot;;[.$B56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球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5:.O56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6]));YEAR(MAX([.$A$1:.$A$1048576]))-YEAR([.A566])&gt;=2;[.$B566]&lt;&gt;&quot;基本&quot;;[.$B56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麦迪文的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6:.O56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熔核巨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7]));YEAR(MAX([.$A$1:.$A$1048576]))-YEAR([.A567])&gt;=2;[.$B567]&lt;&gt;&quot;基本&quot;;[.$B56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7:.O567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8]));YEAR(MAX([.$A$1:.$A$1048576]))-YEAR([.A568])&gt;=2;[.$B568]&lt;&gt;&quot;基本&quot;;[.$B56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扰咒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8:.O5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光环目标(光环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9]));YEAR(MAX([.$A$1:.$A$1048576]))-YEAR([.A569])&gt;=2;[.$B569]&lt;&gt;&quot;基本&quot;;[.$B56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奥术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569:.O569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持续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70]));YEAR(MAX([.$A$1:.$A$1048576]))-YEAR([.A570])&gt;=2;[.$B570]&lt;&gt;&quot;基本&quot;;[.$B57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多重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70:.O57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1]));YEAR(MAX([.$A$1:.$A$1048576]))-YEAR([.A571])&gt;=2;[.$B571]&lt;&gt;&quot;基本&quot;;[.$B57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寄生恶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71:.O57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72]));YEAR(MAX([.$A$1:.$A$1048576]))-YEAR([.A572])&gt;=2;[.$B572]&lt;&gt;&quot;基本&quot;;[.$B57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怒犬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72:.O57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3]));YEAR(MAX([.$A$1:.$A$1048576]))-YEAR([.A573])&gt;=2;[.$B573]&lt;&gt;&quot;基本&quot;;[.$B57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驮运科多兽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573:.O57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74]));YEAR(MAX([.$A$1:.$A$1048576]))-YEAR([.A574])&gt;=2;[.$B574]&lt;&gt;&quot;基本&quot;;[.$B57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驯兽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574:.O574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75]));YEAR(MAX([.$A$1:.$A$1048576]))-YEAR([.A575])&gt;=2;[.$B575]&lt;&gt;&quot;基本&quot;;[.$B57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75:.O57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消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76]));YEAR(MAX([.$A$1:.$A$1048576]))-YEAR([.A576])&gt;=2;[.$B576]&lt;&gt;&quot;基本&quot;;[.$B57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狂乱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76:.O5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77]));YEAR(MAX([.$A$1:.$A$1048576]))-YEAR([.A577])&gt;=2;[.$B577]&lt;&gt;&quot;基本&quot;;[.$B57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子嗣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77:.O57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78]));YEAR(MAX([.$A$1:.$A$1048576]))-YEAR([.A578])&gt;=2;[.$B578]&lt;&gt;&quot;基本&quot;;[.$B57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金尼灵魂祭司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78:.O57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（特殊需求）:治疗之环;大地之环先知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79]));YEAR(MAX([.$A$1:.$A$1048576]))-YEAR([.A579])&gt;=2;[.$B579]&lt;&gt;&quot;基本&quot;;[.$B57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幻之影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579:.O579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0]));YEAR(MAX([.$A$1:.$A$1048576]))-YEAR([.A580])&gt;=2;[.$B580]&lt;&gt;&quot;基本&quot;;[.$B58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兜帽侍僧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80:.O58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克苏恩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1]));YEAR(MAX([.$A$1:.$A$1048576]))-YEAR([.A581])&gt;=2;[.$B581]&lt;&gt;&quot;基本&quot;;[.$B58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1:.O58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2]));YEAR(MAX([.$A$1:.$A$1048576]))-YEAR([.A582])&gt;=2;[.$B582]&lt;&gt;&quot;基本&quot;;[.$B58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控心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82:.O5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召唤需求）;人品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83]));YEAR(MAX([.$A$1:.$A$1048576]))-YEAR([.A583])&gt;=2;[.$B583]&lt;&gt;&quot;基本&quot;;[.$B58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效治疗药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83:.O58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4]));YEAR(MAX([.$A$1:.$A$1048576]))-YEAR([.A584])&gt;=2;[.$B584]&lt;&gt;&quot;基本&quot;;[.$B58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群体驱散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84:.O58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5]));YEAR(MAX([.$A$1:.$A$1048576]))-YEAR([.A585])&gt;=2;[.$B585]&lt;&gt;&quot;基本&quot;;[.$B58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圣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5:.O58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6]));YEAR(MAX([.$A$1:.$A$1048576]))-YEAR([.A586])&gt;=2;[.$B586]&lt;&gt;&quot;基本&quot;;[.$B58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宴会牧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6:.O58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7]));YEAR(MAX([.$A$1:.$A$1048576]))-YEAR([.A587])&gt;=2;[.$B587]&lt;&gt;&quot;基本&quot;;[.$B58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巴尔伏击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587:.O58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负面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8]));YEAR(MAX([.$A$1:.$A$1048576]))-YEAR([.A588])&gt;=2;[.$B588]&lt;&gt;&quot;基本&quot;;[.$B58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中破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588:.O588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89]));YEAR(MAX([.$A$1:.$A$1048576]))-YEAR([.A589])&gt;=2;[.$B589]&lt;&gt;&quot;基本&quot;;[.$B58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淬毒利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9:.O58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90]));YEAR(MAX([.$A$1:.$A$1048576]))-YEAR([.A590])&gt;=2;[.$B590]&lt;&gt;&quot;基本&quot;;[.$B59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盗墓匪贼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90:.O590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1]));YEAR(MAX([.$A$1:.$A$1048576]))-YEAR([.A591])&gt;=2;[.$B591]&lt;&gt;&quot;基本&quot;;[.$B59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心者夏克里尔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591:.O591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92]));YEAR(MAX([.$A$1:.$A$1048576]))-YEAR([.A592])&gt;=2;[.$B592]&lt;&gt;&quot;基本&quot;;[.$B59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刃乱舞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592:.O59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搭配卡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3]));YEAR(MAX([.$A$1:.$A$1048576]))-YEAR([.A593])&gt;=2;[.$B593]&lt;&gt;&quot;基本&quot;;[.$B59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畸变船长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593:.O59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94]));YEAR(MAX([.$A$1:.$A$1048576]))-YEAR([.A594])&gt;=2;[.$B594]&lt;&gt;&quot;基本&quot;;[.$B59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伪装大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3"/>
          <table:table-cell table:content-validation-name="val1" table:formula="of:=COM.MICROSOFT.CONCAT([.K594:.O594])" office:value-type="string" office:string-value="战吼;潜行;" calcext:value-type="string">
            <text:p>战吼;潜行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95]));YEAR(MAX([.$A$1:.$A$1048576]))-YEAR([.A595])&gt;=2;[.$B595]&lt;&gt;&quot;基本&quot;;[.$B59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修补匠的磨刀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595:.O595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96]));YEAR(MAX([.$A$1:.$A$1048576]))-YEAR([.A596])&gt;=2;[.$B596]&lt;&gt;&quot;基本&quot;;[.$B59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德莱尼图腾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96:.O5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97]));YEAR(MAX([.$A$1:.$A$1048576]))-YEAR([.A597])&gt;=2;[.$B597]&lt;&gt;&quot;基本&quot;;[.$B59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语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597:.O597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98]));YEAR(MAX([.$A$1:.$A$1048576]))-YEAR([.A598])&gt;=2;[.$B598]&lt;&gt;&quot;基本&quot;;[.$B59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灌魔之锤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98:.O59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599]));YEAR(MAX([.$A$1:.$A$1048576]))-YEAR([.A599])&gt;=2;[.$B599]&lt;&gt;&quot;基本&quot;;[.$B59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驱逐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3"/>
          <table:table-cell table:content-validation-name="val1" table:formula="of:=COM.MICROSOFT.CONCAT([.K599:.O59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0]));YEAR(MAX([.$A$1:.$A$1048576]))-YEAR([.A600])&gt;=2;[.$B600]&lt;&gt;&quot;基本&quot;;[.$B60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锦鱼人水语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K600:.O600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01]));YEAR(MAX([.$A$1:.$A$1048576]))-YEAR([.A601])&gt;=2;[.$B601]&lt;&gt;&quot;基本&quot;;[.$B60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之主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01:.O60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2]));YEAR(MAX([.$A$1:.$A$1048576]))-YEAR([.A602])&gt;=2;[.$B602]&lt;&gt;&quot;基本&quot;;[.$B60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闪电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table:number-columns-repeated="4"/>
          <table:table-cell table:content-validation-name="val1" table:formula="of:=COM.MICROSOFT.CONCAT([.K602:.O602])" office:value-type="string" office:string-value="青玉魔像;" calcext:value-type="string">
            <text:p>青玉魔像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03]));YEAR(MAX([.$A$1:.$A$1048576]))-YEAR([.A603])&gt;=2;[.$B603]&lt;&gt;&quot;基本&quot;;[.$B60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槌萨满祭司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4"/>
          <table:table-cell table:content-validation-name="val1" table:formula="of:=COM.MICROSOFT.CONCAT([.K603:.O603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04]));YEAR(MAX([.$A$1:.$A$1048576]))-YEAR([.A604])&gt;=2;[.$B604]&lt;&gt;&quot;基本&quot;;[.$B60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鳞灵魂行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604:.O604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5]));YEAR(MAX([.$A$1:.$A$1048576]))-YEAR([.A605])&gt;=2;[.$B605]&lt;&gt;&quot;基本&quot;;[.$B60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奇四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5:.O60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06]));YEAR(MAX([.$A$1:.$A$1048576]))-YEAR([.A606])&gt;=2;[.$B606]&lt;&gt;&quot;基本&quot;;[.$B60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投火无面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606:.O60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07]));YEAR(MAX([.$A$1:.$A$1048576]))-YEAR([.A607])&gt;=2;[.$B607]&lt;&gt;&quot;基本&quot;;[.$B60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顽石元素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07:.O60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战吼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08]));YEAR(MAX([.$A$1:.$A$1048576]))-YEAR([.A608])&gt;=2;[.$B608]&lt;&gt;&quot;基本&quot;;[.$B60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召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8:.O60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土元素;玛里苟斯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9]));YEAR(MAX([.$A$1:.$A$1048576]))-YEAR([.A609])&gt;=2;[.$B609]&lt;&gt;&quot;基本&quot;;[.$B60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恶的巫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9:.O60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0]));YEAR(MAX([.$A$1:.$A$1048576]))-YEAR([.A610])&gt;=2;[.$B610]&lt;&gt;&quot;基本&quot;;[.$B61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幻术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0:.O6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11]));YEAR(MAX([.$A$1:.$A$1048576]))-YEAR([.A611])&gt;=2;[.$B611]&lt;&gt;&quot;基本&quot;;[.$B61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达曼守护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11:.O61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12]));YEAR(MAX([.$A$1:.$A$1048576]))-YEAR([.A612])&gt;=2;[.$B612]&lt;&gt;&quot;基本&quot;;[.$B61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之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2:.O6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13]));YEAR(MAX([.$A$1:.$A$1048576]))-YEAR([.A613])&gt;=2;[.$B613]&lt;&gt;&quot;基本&quot;;[.$B61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奉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3:.O613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14]));YEAR(MAX([.$A$1:.$A$1048576]))-YEAR([.A614])&gt;=2;[.$B614]&lt;&gt;&quot;基本&quot;;[.$B61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王者祝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4:.O61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5]));YEAR(MAX([.$A$1:.$A$1048576]))-YEAR([.A615])&gt;=2;[.$B615]&lt;&gt;&quot;基本&quot;;[.$B61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银月城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5:.O6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16]));YEAR(MAX([.$A$1:.$A$1048576]))-YEAR([.A616])&gt;=2;[.$B616]&lt;&gt;&quot;基本&quot;;[.$B61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6:.O6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17]));YEAR(MAX([.$A$1:.$A$1048576]))-YEAR([.A617])&gt;=2;[.$B617]&lt;&gt;&quot;基本&quot;;[.$B61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真银圣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7:.O61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18]));YEAR(MAX([.$A$1:.$A$1048576]))-YEAR([.A618])&gt;=2;[.$B618]&lt;&gt;&quot;基本&quot;;[.$B61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8:.O61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法伤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9]));YEAR(MAX([.$A$1:.$A$1048576]))-YEAR([.A619])&gt;=2;[.$B619]&lt;&gt;&quot;基本&quot;;[.$B61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晶药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9:.O61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0]));YEAR(MAX([.$A$1:.$A$1048576]))-YEAR([.A620])&gt;=2;[.$B620]&lt;&gt;&quot;基本&quot;;[.$B62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地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0:.O6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1]));YEAR(MAX([.$A$1:.$A$1048576]))-YEAR([.A621])&gt;=2;[.$B621]&lt;&gt;&quot;基本&quot;;[.$B62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魔钉刺者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1:.O62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3费以上鱼人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2]));YEAR(MAX([.$A$1:.$A$1048576]))-YEAR([.A622])&gt;=2;[.$B622]&lt;&gt;&quot;基本&quot;;[.$B62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拉克苏斯之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2:.O6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3]));YEAR(MAX([.$A$1:.$A$1048576]))-YEAR([.A623])&gt;=2;[.$B623]&lt;&gt;&quot;基本&quot;;[.$B62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灵召唤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23:.O62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恶魔(亡语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4]));YEAR(MAX([.$A$1:.$A$1048576]))-YEAR([.A624])&gt;=2;[.$B624]&lt;&gt;&quot;基本&quot;;[.$B62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战马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24:.O62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5]));YEAR(MAX([.$A$1:.$A$1048576]))-YEAR([.A625])&gt;=2;[.$B625]&lt;&gt;&quot;基本&quot;;[.$B62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结晶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5:.O62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恶魔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6]));YEAR(MAX([.$A$1:.$A$1048576]))-YEAR([.A626])&gt;=2;[.$B626]&lt;&gt;&quot;基本&quot;;[.$B62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领主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6:.O62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7]));YEAR(MAX([.$A$1:.$A$1048576]))-YEAR([.A627])&gt;=2;[.$B627]&lt;&gt;&quot;基本&quot;;[.$B62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小鬼爆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7:.O6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8]));YEAR(MAX([.$A$1:.$A$1048576]))-YEAR([.A628])&gt;=2;[.$B628]&lt;&gt;&quot;基本&quot;;[.$B62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8:.O6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持续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29]));YEAR(MAX([.$A$1:.$A$1048576]))-YEAR([.A629])&gt;=2;[.$B629]&lt;&gt;&quot;基本&quot;;[.$B62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召唤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9:.O62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减费目标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0]));YEAR(MAX([.$A$1:.$A$1048576]))-YEAR([.A630])&gt;=2;[.$B630]&lt;&gt;&quot;基本&quot;;[.$B63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拉希武器匠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30:.O63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1]));YEAR(MAX([.$A$1:.$A$1048576]))-YEAR([.A631])&gt;=2;[.$B631]&lt;&gt;&quot;基本&quot;;[.$B63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废旧螺栓机甲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31:.O63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2]));YEAR(MAX([.$A$1:.$A$1048576]))-YEAR([.A632])&gt;=2;[.$B632]&lt;&gt;&quot;基本&quot;;[.$B63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黄铜指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2:.O63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3]));YEAR(MAX([.$A$1:.$A$1048576]))-YEAR([.A633])&gt;=2;[.$B633]&lt;&gt;&quot;基本&quot;;[.$B63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库卡隆精英卫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633:.O633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4]));YEAR(MAX([.$A$1:.$A$1048576]))-YEAR([.A634])&gt;=2;[.$B634]&lt;&gt;&quot;基本&quot;;[.$B63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猛犸人头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4:.O6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5]));YEAR(MAX([.$A$1:.$A$1048576]))-YEAR([.A635])&gt;=2;[.$B635]&lt;&gt;&quot;基本&quot;;[.$B63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死亡之咬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35:.O63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6]));YEAR(MAX([.$A$1:.$A$1048576]))-YEAR([.A636])&gt;=2;[.$B636]&lt;&gt;&quot;基本&quot;;[.$B63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玩具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6:.O636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7]));YEAR(MAX([.$A$1:.$A$1048576]))-YEAR([.A637])&gt;=2;[.$B637]&lt;&gt;&quot;基本&quot;;[.$B63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蹄勇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K637:.O637])" office:value-type="string" office:string-value="嘲讽;激怒;" calcext:value-type="string">
            <text:p>嘲讽;激怒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8]));YEAR(MAX([.$A$1:.$A$1048576]))-YEAR([.A638])&gt;=2;[.$B638]&lt;&gt;&quot;基本&quot;;[.$B63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死打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8:.O6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套牌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39]));YEAR(MAX([.$A$1:.$A$1048576]))-YEAR([.A639])&gt;=2;[.$B639]&lt;&gt;&quot;基本&quot;;[.$B63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掷斧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9:.O63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0]));YEAR(MAX([.$A$1:.$A$1048576]))-YEAR([.A640])&gt;=2;[.$B640]&lt;&gt;&quot;基本&quot;;[.$B64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鲨鱼”加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40:.O640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1]));YEAR(MAX([.$A$1:.$A$1048576]))-YEAR([.A641])&gt;=2;[.$B641]&lt;&gt;&quot;基本&quot;;[.$B64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A3型机械金刚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641:.O64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2]));YEAR(MAX([.$A$1:.$A$1048576]))-YEAR([.A642])&gt;=2;[.$B642]&lt;&gt;&quot;基本&quot;;[.$B64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古斯防御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42:.O642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3]));YEAR(MAX([.$A$1:.$A$1048576]))-YEAR([.A643])&gt;=2;[.$B643]&lt;&gt;&quot;基本&quot;;[.$B64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哀嚎的灵魂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643:.O643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4]));YEAR(MAX([.$A$1:.$A$1048576]))-YEAR([.A644])&gt;=2;[.$B644]&lt;&gt;&quot;基本&quot;;[.$B64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炼金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44:.O64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5]));YEAR(MAX([.$A$1:.$A$1048576]))-YEAR([.A645])&gt;=2;[.$B645]&lt;&gt;&quot;基本&quot;;[.$B64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吞噬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645:.O645])" office:value-type="string" office:string-value="战吼;奥秘;" calcext:value-type="string">
            <text:p>战吼;奥秘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6]));YEAR(MAX([.$A$1:.$A$1048576]))-YEAR([.A646])&gt;=2;[.$B646]&lt;&gt;&quot;基本&quot;;[.$B64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能铁匠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46:.O64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7]));YEAR(MAX([.$A$1:.$A$1048576]))-YEAR([.A647])&gt;=2;[.$B647]&lt;&gt;&quot;基本&quot;;[.$B64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巴内斯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47:.O64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8]));YEAR(MAX([.$A$1:.$A$1048576]))-YEAR([.A648])&gt;=2;[.$B648]&lt;&gt;&quot;基本&quot;;[.$B64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骑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648:.O648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永久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49]));YEAR(MAX([.$A$1:.$A$1048576]))-YEAR([.A649])&gt;=2;[.$B649]&lt;&gt;&quot;基本&quot;;[.$B64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牛头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649:.O649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0]));YEAR(MAX([.$A$1:.$A$1048576]))-YEAR([.A650])&gt;=2;[.$B650]&lt;&gt;&quot;基本&quot;;[.$B65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贮藏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50:.O65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1]));YEAR(MAX([.$A$1:.$A$1048576]))-YEAR([.A651])&gt;=2;[.$B651]&lt;&gt;&quot;基本&quot;;[.$B65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风雪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1:.O6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2]));YEAR(MAX([.$A$1:.$A$1048576]))-YEAR([.A652])&gt;=2;[.$B652]&lt;&gt;&quot;基本&quot;;[.$B65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穿刺者戈莫克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2:.O65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3]));YEAR(MAX([.$A$1:.$A$1048576]))-YEAR([.A653])&gt;=2;[.$B653]&lt;&gt;&quot;基本&quot;;[.$B65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诡异的雕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3:.O6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沉默;嘲讽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4]));YEAR(MAX([.$A$1:.$A$1048576]))-YEAR([.A654])&gt;=2;[.$B654]&lt;&gt;&quot;基本&quot;;[.$B65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水海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4:.O65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5]));YEAR(MAX([.$A$1:.$A$1048576]))-YEAR([.A655])&gt;=2;[.$B655]&lt;&gt;&quot;基本&quot;;[.$B65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矮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5:.O655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6]));YEAR(MAX([.$A$1:.$A$1048576]))-YEAR([.A656])&gt;=2;[.$B656]&lt;&gt;&quot;基本&quot;;[.$B65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院保镖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6:.O6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7]));YEAR(MAX([.$A$1:.$A$1048576]))-YEAR([.A657])&gt;=2;[.$B657]&lt;&gt;&quot;基本&quot;;[.$B65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猢狲医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7:.O65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58]));YEAR(MAX([.$A$1:.$A$1048576]))-YEAR([.A658])&gt;=2;[.$B658]&lt;&gt;&quot;基本&quot;;[.$B65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湖之仙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8:.O6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9]));YEAR(MAX([.$A$1:.$A$1048576]))-YEAR([.A659])&gt;=2;[.$B659]&lt;&gt;&quot;基本&quot;;[.$B65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化学怪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9:.O659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0]));YEAR(MAX([.$A$1:.$A$1048576]))-YEAR([.A660])&gt;=2;[.$B660]&lt;&gt;&quot;基本&quot;;[.$B66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巨龙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0:.O66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1]));YEAR(MAX([.$A$1:.$A$1048576]))-YEAR([.A661])&gt;=2;[.$B661]&lt;&gt;&quot;基本&quot;;[.$B66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雪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61:.O66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相关;亡语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2]));YEAR(MAX([.$A$1:.$A$1048576]))-YEAR([.A662])&gt;=2;[.$B662]&lt;&gt;&quot;基本&quot;;[.$B66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幼龙技工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2:.O66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3]));YEAR(MAX([.$A$1:.$A$1048576]))-YEAR([.A663])&gt;=2;[.$B663]&lt;&gt;&quot;基本&quot;;[.$B66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维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63:.O66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4]));YEAR(MAX([.$A$1:.$A$1048576]))-YEAR([.A664])&gt;=2;[.$B664]&lt;&gt;&quot;基本&quot;;[.$B66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狂战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664:.O664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5]));YEAR(MAX([.$A$1:.$A$1048576]))-YEAR([.A665])&gt;=2;[.$B665]&lt;&gt;&quot;基本&quot;;[.$B66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的狗头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65:.O665])" office:value-type="string" office:string-value="法术伤害;" calcext:value-type="string">
            <text:p>法术伤害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伤害法术（法伤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6]));YEAR(MAX([.$A$1:.$A$1048576]))-YEAR([.A666])&gt;=2;[.$B666]&lt;&gt;&quot;基本&quot;;[.$B66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独眼怪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66:.O666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7]));YEAR(MAX([.$A$1:.$A$1048576]))-YEAR([.A667])&gt;=2;[.$B667]&lt;&gt;&quot;基本&quot;;[.$B66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扎库斯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7:.O66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8]));YEAR(MAX([.$A$1:.$A$1048576]))-YEAR([.A668])&gt;=2;[.$B668]&lt;&gt;&quot;基本&quot;;[.$B66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赞秘术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668:.O668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69]));YEAR(MAX([.$A$1:.$A$1048576]))-YEAR([.A669])&gt;=2;[.$B669]&lt;&gt;&quot;基本&quot;;[.$B66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侍从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69:.O669])" office:value-type="string" office:string-value="圣盾;战吼;" calcext:value-type="string">
            <text:p>圣盾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0]));YEAR(MAX([.$A$1:.$A$1048576]))-YEAR([.A670])&gt;=2;[.$B670]&lt;&gt;&quot;基本&quot;;[.$B67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海盗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70:.O670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1]));YEAR(MAX([.$A$1:.$A$1048576]))-YEAR([.A671])&gt;=2;[.$B671]&lt;&gt;&quot;基本&quot;;[.$B67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欺诈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671:.O6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2]));YEAR(MAX([.$A$1:.$A$1048576]))-YEAR([.A672])&gt;=2;[.$B672]&lt;&gt;&quot;基本&quot;;[.$B67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瞎眼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table:number-columns-repeated="4"/>
          <table:table-cell table:content-validation-name="val1" table:formula="of:=COM.MICROSOFT.CONCAT([.K672:.O672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3]));YEAR(MAX([.$A$1:.$A$1048576]))-YEAR([.A673])&gt;=2;[.$B673]&lt;&gt;&quot;基本&quot;;[.$B67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零食商贩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73:.O67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4]));YEAR(MAX([.$A$1:.$A$1048576]))-YEAR([.A674])&gt;=2;[.$B674]&lt;&gt;&quot;基本&quot;;[.$B67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巫师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674:.O67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低费增益（触发需求）:零件;圣盾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5]));YEAR(MAX([.$A$1:.$A$1048576]))-YEAR([.A675])&gt;=2;[.$B675]&lt;&gt;&quot;基本&quot;;[.$B67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洲钳嘴龟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675:.O67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6]));YEAR(MAX([.$A$1:.$A$1048576]))-YEAR([.A676])&gt;=2;[.$B676]&lt;&gt;&quot;基本&quot;;[.$B67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迷失的陆行鸟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676:.O67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野兽相关:苔原犀牛,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7]));YEAR(MAX([.$A$1:.$A$1048576]))-YEAR([.A677])&gt;=2;[.$B677]&lt;&gt;&quot;基本&quot;;[.$B67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古山守望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77:.O67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心灵之火,神圣之灵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8]));YEAR(MAX([.$A$1:.$A$1048576]))-YEAR([.A678])&gt;=2;[.$B678]&lt;&gt;&quot;基本&quot;;[.$B67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墓穴蜘蛛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678:.O678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79]));YEAR(MAX([.$A$1:.$A$1048576]))-YEAR([.A679])&gt;=2;[.$B679]&lt;&gt;&quot;基本&quot;;[.$B67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守护者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79:.O679])" office:value-type="string" office:string-value="战吼;嘲讽;" calcext:value-type="string">
            <text:p>战吼;嘲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0]));YEAR(MAX([.$A$1:.$A$1048576]))-YEAR([.A680])&gt;=2;[.$B680]&lt;&gt;&quot;基本&quot;;[.$B68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幼龙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0:.O68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抽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1]));YEAR(MAX([.$A$1:.$A$1048576]))-YEAR([.A681])&gt;=2;[.$B681]&lt;&gt;&quot;基本&quot;;[.$B68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召唤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81:.O681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2]));YEAR(MAX([.$A$1:.$A$1048576]))-YEAR([.A682])&gt;=2;[.$B682]&lt;&gt;&quot;基本&quot;;[.$B68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盗</text:p>
          </table:table-cell>
          <table:table-cell table:style-name="ce8" table:content-validation-name="val7" office:value-type="string" calcext:value-type="string">
            <text:p>海盗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682:.O682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3]));YEAR(MAX([.$A$1:.$A$1048576]))-YEAR([.A683])&gt;=2;[.$B683]&lt;&gt;&quot;基本&quot;;[.$B68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法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683:.O683])" office:value-type="string" office:string-value="战吼;法术伤害;" calcext:value-type="string">
            <text:p>战吼;法术伤害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;法伤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4]));YEAR(MAX([.$A$1:.$A$1048576]))-YEAR([.A684])&gt;=2;[.$B684]&lt;&gt;&quot;基本&quot;;[.$B68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酒仙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4:.O68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5]));YEAR(MAX([.$A$1:.$A$1048576]))-YEAR([.A685])&gt;=2;[.$B685]&lt;&gt;&quot;基本&quot;;[.$B68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法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685:.O685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6]));YEAR(MAX([.$A$1:.$A$1048576]))-YEAR([.A686])&gt;=2;[.$B686]&lt;&gt;&quot;基本&quot;;[.$B68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化机器人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office:value-type="string" calcext:value-type="string">
            <text:p>风怒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/>
          <table:table-cell table:content-validation-name="val1" table:formula="of:=COM.MICROSOFT.CONCAT([.K686:.O686])" office:value-type="string" office:string-value="战吼;圣盾;风怒;嘲讽;" calcext:value-type="string">
            <text:p>战吼;圣盾;风怒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7]));YEAR(MAX([.$A$1:.$A$1048576]))-YEAR([.A687])&gt;=2;[.$B687]&lt;&gt;&quot;基本&quot;;[.$B68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之灵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table:number-columns-repeated="3"/>
          <table:table-cell table:content-validation-name="val1" table:formula="of:=COM.MICROSOFT.CONCAT([.K687:.O687])" office:value-type="string" office:string-value="战吼;青玉魔像;" calcext:value-type="string">
            <text:p>战吼;青玉魔像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8]));YEAR(MAX([.$A$1:.$A$1048576]))-YEAR([.A688])&gt;=2;[.$B688]&lt;&gt;&quot;基本&quot;;[.$B68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人气选手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8:.O68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战吼随从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89]));YEAR(MAX([.$A$1:.$A$1048576]))-YEAR([.A689])&gt;=2;[.$B689]&lt;&gt;&quot;基本&quot;;[.$B68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瑞文戴尔男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89:.O689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召唤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0]));YEAR(MAX([.$A$1:.$A$1048576]))-YEAR([.A690])&gt;=2;[.$B690]&lt;&gt;&quot;基本&quot;;[.$B69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医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90:.O690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1]));YEAR(MAX([.$A$1:.$A$1048576]))-YEAR([.A691])&gt;=2;[.$B691]&lt;&gt;&quot;基本&quot;;[.$B69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金持盾卫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691:.O691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2]));YEAR(MAX([.$A$1:.$A$1048576]))-YEAR([.A692])&gt;=2;[.$B692]&lt;&gt;&quot;基本&quot;;[.$B69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施法者克星X-21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92:.O692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3]));YEAR(MAX([.$A$1:.$A$1048576]))-YEAR([.A693])&gt;=2;[.$B693]&lt;&gt;&quot;基本&quot;;[.$B69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腭穴居人壮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93:.O6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4]));YEAR(MAX([.$A$1:.$A$1048576]))-YEAR([.A694])&gt;=2;[.$B694]&lt;&gt;&quot;基本&quot;;[.$B69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法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94:.O694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5]));YEAR(MAX([.$A$1:.$A$1048576]))-YEAR([.A695])&gt;=2;[.$B695]&lt;&gt;&quot;基本&quot;;[.$B69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蹒跚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95:.O695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6]));YEAR(MAX([.$A$1:.$A$1048576]))-YEAR([.A696])&gt;=2;[.$B696]&lt;&gt;&quot;基本&quot;;[.$B69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午夜噩龙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96:.O6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7]));YEAR(MAX([.$A$1:.$A$1048576]))-YEAR([.A697])&gt;=2;[.$B697]&lt;&gt;&quot;基本&quot;;[.$B69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法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法术伤害;</text:p>
          </table:table-cell>
          <table:table-cell table:style-name="ce8" table:content-validation-name="val8" table:number-columns-repeated="4"/>
          <table:table-cell table:content-validation-name="val1" table:formula="of:=COM.MICROSOFT.CONCAT([.K697:.O697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8]));YEAR(MAX([.$A$1:.$A$1048576]))-YEAR([.A698])&gt;=2;[.$B698]&lt;&gt;&quot;基本&quot;;[.$B69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拷问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98:.O69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699]));YEAR(MAX([.$A$1:.$A$1048576]))-YEAR([.A699])&gt;=2;[.$B699]&lt;&gt;&quot;基本&quot;;[.$B69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雪地狗头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99:.O699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0]));YEAR(MAX([.$A$1:.$A$1048576]))-YEAR([.A700])&gt;=2;[.$B700]&lt;&gt;&quot;基本&quot;;[.$B70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塔纳利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table:number-columns-repeated="3"/>
          <table:table-cell table:content-validation-name="val1" table:formula="of:=COM.MICROSOFT.CONCAT([.K700:.O700])" office:value-type="string" office:string-value="战吼;冲锋;" calcext:value-type="string">
            <text:p>战吼;冲锋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1]));YEAR(MAX([.$A$1:.$A$1048576]))-YEAR([.A701])&gt;=2;[.$B701]&lt;&gt;&quot;基本&quot;;[.$B70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莉斯·逐星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1:.O70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2]));YEAR(MAX([.$A$1:.$A$1048576]))-YEAR([.A702])&gt;=2;[.$B702]&lt;&gt;&quot;基本&quot;;[.$B70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月城卫兵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702:.O702])" office:value-type="string" office:string-value="圣盾;" calcext:value-type="string">
            <text:p>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3]));YEAR(MAX([.$A$1:.$A$1048576]))-YEAR([.A703])&gt;=2;[.$B703]&lt;&gt;&quot;基本&quot;;[.$B70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勇敢的记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703:.O70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4]));YEAR(MAX([.$A$1:.$A$1048576]))-YEAR([.A704])&gt;=2;[.$B704]&lt;&gt;&quot;基本&quot;;[.$B70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暗影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4:.O70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5]));YEAR(MAX([.$A$1:.$A$1048576]))-YEAR([.A705])&gt;=2;[.$B705]&lt;&gt;&quot;基本&quot;;[.$B70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收割机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05:.O70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6]));YEAR(MAX([.$A$1:.$A$1048576]))-YEAR([.A706])&gt;=2;[.$B706]&lt;&gt;&quot;基本&quot;;[.$B70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甲战马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3"/>
          <table:table-cell table:content-validation-name="val1" table:formula="of:=COM.MICROSOFT.CONCAT([.K706:.O706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7]));YEAR(MAX([.$A$1:.$A$1048576]))-YEAR([.A707])&gt;=2;[.$B707]&lt;&gt;&quot;基本&quot;;[.$B70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发明家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7:.O70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8]));YEAR(MAX([.$A$1:.$A$1048576]))-YEAR([.A708])&gt;=2;[.$B708]&lt;&gt;&quot;基本&quot;;[.$B70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教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08:.O70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低费法术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4" calcext:value-type="float">
            <text:p>4</text:p>
          </table:table-cell>
          <table:table-cell table:content-validation-name="val1" table:formula="of:=IF(AND(NOT(ISBLANK([.A709]));YEAR(MAX([.$A$1:.$A$1048576]))-YEAR([.A709])&gt;=2;[.$B709]&lt;&gt;&quot;基本&quot;;[.$B70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诅咒教派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09:.O70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10]));YEAR(MAX([.$A$1:.$A$1048576]))-YEAR([.A710])&gt;=2;[.$B710]&lt;&gt;&quot;基本&quot;;[.$B71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尖牙德鲁伊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10:.O71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11]));YEAR(MAX([.$A$1:.$A$1048576]))-YEAR([.A711])&gt;=2;[.$B711]&lt;&gt;&quot;基本&quot;;[.$B71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利爪德鲁伊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711:.O711])" office:value-type="string" office:string-value="抉择;冲锋;嘲讽;" calcext:value-type="string">
            <text:p>抉择;冲锋;嘲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2]));YEAR(MAX([.$A$1:.$A$1048576]))-YEAR([.A712])&gt;=2;[.$B712]&lt;&gt;&quot;基本&quot;;[.$B71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兔妖教头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712:.O71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3]));YEAR(MAX([.$A$1:.$A$1048576]))-YEAR([.A713])&gt;=2;[.$B713]&lt;&gt;&quot;基本&quot;;[.$B71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新月视界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713:.O7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14]));YEAR(MAX([.$A$1:.$A$1048576]))-YEAR([.A714])&gt;=2;[.$B714]&lt;&gt;&quot;基本&quot;;[.$B71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辰坠落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4:.O7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15]));YEAR(MAX([.$A$1:.$A$1048576]))-YEAR([.A715])&gt;=2;[.$B715]&lt;&gt;&quot;基本&quot;;[.$B71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滋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5:.O71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16]));YEAR(MAX([.$A$1:.$A$1048576]))-YEAR([.A716])&gt;=2;[.$B716]&lt;&gt;&quot;基本&quot;;[.$B71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6:.O71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7]));YEAR(MAX([.$A$1:.$A$1048576]))-YEAR([.A717])&gt;=2;[.$B717]&lt;&gt;&quot;基本&quot;;[.$B71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凛风巫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冻结;</text:p>
          </table:table-cell>
          <table:table-cell table:style-name="ce8" table:content-validation-name="val8" table:number-columns-repeated="3"/>
          <table:table-cell table:content-validation-name="val1" table:formula="of:=COM.MICROSOFT.CONCAT([.K717:.O717])" office:value-type="string" office:string-value="战吼;冻结;" calcext:value-type="string">
            <text:p>战吼;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8]));YEAR(MAX([.$A$1:.$A$1048576]))-YEAR([.A718])&gt;=2;[.$B718]&lt;&gt;&quot;基本&quot;;[.$B71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8:.O718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9]));YEAR(MAX([.$A$1:.$A$1048576]))-YEAR([.A719])&gt;=2;[.$B719]&lt;&gt;&quot;基本&quot;;[.$B71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秘法宝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9:.O71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0]));YEAR(MAX([.$A$1:.$A$1048576]))-YEAR([.A720])&gt;=2;[.$B720]&lt;&gt;&quot;基本&quot;;[.$B72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巫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720:.O720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1]));YEAR(MAX([.$A$1:.$A$1048576]))-YEAR([.A721])&gt;=2;[.$B721]&lt;&gt;&quot;基本&quot;;[.$B721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枪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21:.O72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2]));YEAR(MAX([.$A$1:.$A$1048576]))-YEAR([.A722])&gt;=2;[.$B722]&lt;&gt;&quot;基本&quot;;[.$B72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的仆从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22:.O72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23]));YEAR(MAX([.$A$1:.$A$1048576]))-YEAR([.A723])&gt;=2;[.$B723]&lt;&gt;&quot;基本&quot;;[.$B72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兽之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723:.O723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24]));YEAR(MAX([.$A$1:.$A$1048576]))-YEAR([.A724])&gt;=2;[.$B724]&lt;&gt;&quot;基本&quot;;[.$B72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牧羊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24:.O72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25]));YEAR(MAX([.$A$1:.$A$1048576]))-YEAR([.A725])&gt;=2;[.$B725]&lt;&gt;&quot;基本&quot;;[.$B72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25:.O72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6]));YEAR(MAX([.$A$1:.$A$1048576]))-YEAR([.A726])&gt;=2;[.$B726]&lt;&gt;&quot;基本&quot;;[.$B72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霍兰公主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726:.O726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27]));YEAR(MAX([.$A$1:.$A$1048576]))-YEAR([.A727])&gt;=2;[.$B727]&lt;&gt;&quot;基本&quot;;[.$B72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秃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727:.O72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8]));YEAR(MAX([.$A$1:.$A$1048576]))-YEAR([.A728])&gt;=2;[.$B728]&lt;&gt;&quot;基本&quot;;[.$B72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手指卡努克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728:.O7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9]));YEAR(MAX([.$A$1:.$A$1048576]))-YEAR([.A729])&gt;=2;[.$B729]&lt;&gt;&quot;基本&quot;;[.$B72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食人鱼喷枪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729:.O7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30]));YEAR(MAX([.$A$1:.$A$1048576]))-YEAR([.A730])&gt;=2;[.$B730]&lt;&gt;&quot;基本&quot;;[.$B73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苔原犀牛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730:.O730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31]));YEAR(MAX([.$A$1:.$A$1048576]))-YEAR([.A731])&gt;=2;[.$B731]&lt;&gt;&quot;基本&quot;;[.$B731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眼镜蛇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1:.O7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2]));YEAR(MAX([.$A$1:.$A$1048576]))-YEAR([.A732])&gt;=2;[.$B732]&lt;&gt;&quot;基本&quot;;[.$B73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窃歌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沉默;</text:p>
          </table:table-cell>
          <table:table-cell table:style-name="ce8" table:content-validation-name="val8" table:number-columns-repeated="3"/>
          <table:table-cell table:content-validation-name="val1" table:formula="of:=COM.MICROSOFT.CONCAT([.K732:.O732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3]));YEAR(MAX([.$A$1:.$A$1048576]))-YEAR([.A733])&gt;=2;[.$B733]&lt;&gt;&quot;基本&quot;;[.$B73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缚链者拉兹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733:.O73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34]));YEAR(MAX([.$A$1:.$A$1048576]))-YEAR([.A734])&gt;=2;[.$B734]&lt;&gt;&quot;基本&quot;;[.$B734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高级修理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4:.O73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（增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35]));YEAR(MAX([.$A$1:.$A$1048576]))-YEAR([.A735])&gt;=2;[.$B735]&lt;&gt;&quot;基本&quot;;[.$B73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极恶之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5:.O73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6]));YEAR(MAX([.$A$1:.$A$1048576]))-YEAR([.A736])&gt;=2;[.$B736]&lt;&gt;&quot;基本&quot;;[.$B73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侦测者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发现;</text:p>
          </table:table-cell>
          <table:table-cell table:style-name="ce8" table:content-validation-name="val8" table:number-columns-repeated="3"/>
          <table:table-cell table:content-validation-name="val1" table:formula="of:=COM.MICROSOFT.CONCAT([.K736:.O736])" office:value-type="string" office:string-value="战吼;发现;" calcext:value-type="string">
            <text:p>战吼;发现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37]));YEAR(MAX([.$A$1:.$A$1048576]))-YEAR([.A737])&gt;=2;[.$B737]&lt;&gt;&quot;基本&quot;;[.$B73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瑙主教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37:.O7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38]));YEAR(MAX([.$A$1:.$A$1048576]))-YEAR([.A738])&gt;=2;[.$B738]&lt;&gt;&quot;基本&quot;;[.$B73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暗愈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38:.O73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39]));YEAR(MAX([.$A$1:.$A$1048576]))-YEAR([.A739])&gt;=2;[.$B739]&lt;&gt;&quot;基本&quot;;[.$B73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新星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9:.O73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恢复目标（恢复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40]));YEAR(MAX([.$A$1:.$A$1048576]))-YEAR([.A740])&gt;=2;[.$B740]&lt;&gt;&quot;基本&quot;;[.$B74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0:.O74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41]));YEAR(MAX([.$A$1:.$A$1048576]))-YEAR([.A741])&gt;=2;[.$B741]&lt;&gt;&quot;基本&quot;;[.$B74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炼金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1:.O74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42]));YEAR(MAX([.$A$1:.$A$1048576]))-YEAR([.A742])&gt;=2;[.$B742]&lt;&gt;&quot;基本&quot;;[.$B74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2:.O7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3]));YEAR(MAX([.$A$1:.$A$1048576]))-YEAR([.A743])&gt;=2;[.$B743]&lt;&gt;&quot;基本&quot;;[.$B74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施法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3:.O7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44]));YEAR(MAX([.$A$1:.$A$1048576]))-YEAR([.A744])&gt;=2;[.$B744]&lt;&gt;&quot;基本&quot;;[.$B74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刺客之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4:.O74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45]));YEAR(MAX([.$A$1:.$A$1048576]))-YEAR([.A745])&gt;=2;[.$B745]&lt;&gt;&quot;基本&quot;;[.$B74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5:.O7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46]));YEAR(MAX([.$A$1:.$A$1048576]))-YEAR([.A746])&gt;=2;[.$B746]&lt;&gt;&quot;基本&quot;;[.$B74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潜藏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6:.O746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47]));YEAR(MAX([.$A$1:.$A$1048576]))-YEAR([.A747])&gt;=2;[.$B747]&lt;&gt;&quot;基本&quot;;[.$B74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7:.O7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8]));YEAR(MAX([.$A$1:.$A$1048576]))-YEAR([.A748])&gt;=2;[.$B748]&lt;&gt;&quot;基本&quot;;[.$B74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商人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748:.O748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战吼需求 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49]));YEAR(MAX([.$A$1:.$A$1048576]))-YEAR([.A749])&gt;=2;[.$B749]&lt;&gt;&quot;基本&quot;;[.$B74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影踪骁骑兵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749:.O749])" office:value-type="string" office:string-value="连击;" calcext:value-type="string">
            <text:p>连击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0]));YEAR(MAX([.$A$1:.$A$1048576]))-YEAR([.A750])&gt;=2;[.$B750]&lt;&gt;&quot;基本&quot;;[.$B75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刺客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4"/>
          <table:table-cell table:content-validation-name="val1" table:formula="of:=COM.MICROSOFT.CONCAT([.K750:.O750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1]));YEAR(MAX([.$A$1:.$A$1048576]))-YEAR([.A751])&gt;=2;[.$B751]&lt;&gt;&quot;基本&quot;;[.$B75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眼大侠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3"/>
          <table:table-cell table:content-validation-name="val1" table:formula="of:=COM.MICROSOFT.CONCAT([.K751:.O751])" office:value-type="string" office:string-value="嘲讽;亡语;" calcext:value-type="string">
            <text:p>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52]));YEAR(MAX([.$A$1:.$A$1048576]))-YEAR([.A752])&gt;=2;[.$B752]&lt;&gt;&quot;基本&quot;;[.$B75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锤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752:.O752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风怒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53]));YEAR(MAX([.$A$1:.$A$1048576]))-YEAR([.A753])&gt;=2;[.$B753]&lt;&gt;&quot;基本&quot;;[.$B75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崖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3:.O753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54]));YEAR(MAX([.$A$1:.$A$1048576]))-YEAR([.A754])&gt;=2;[.$B754]&lt;&gt;&quot;基本&quot;;[.$B75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暮光神锤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54:.O75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55]));YEAR(MAX([.$A$1:.$A$1048576]))-YEAR([.A755])&gt;=2;[.$B755]&lt;&gt;&quot;基本&quot;;[.$B75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升腾者海纳泽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5:.O75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伤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56]));YEAR(MAX([.$A$1:.$A$1048576]))-YEAR([.A756])&gt;=2;[.$B756]&lt;&gt;&quot;基本&quot;;[.$B75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嗜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6:.O7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57]));YEAR(MAX([.$A$1:.$A$1048576]))-YEAR([.A757])&gt;=2;[.$B757]&lt;&gt;&quot;基本&quot;;[.$B75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元素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K757:.O757])" office:value-type="string" office:string-value="嘲讽;过载;" calcext:value-type="string">
            <text:p>嘲讽;过载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58]));YEAR(MAX([.$A$1:.$A$1048576]))-YEAR([.A758])&gt;=2;[.$B758]&lt;&gt;&quot;基本&quot;;[.$B75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伯瓦尔·弗塔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8:.O75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59]));YEAR(MAX([.$A$1:.$A$1048576]))-YEAR([.A759])&gt;=2;[.$B759]&lt;&gt;&quot;基本&quot;;[.$B75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惩黑除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9:.O75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60]));YEAR(MAX([.$A$1:.$A$1048576]))-YEAR([.A760])&gt;=2;[.$B760]&lt;&gt;&quot;基本&quot;;[.$B76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钴制卫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760:.O760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机械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61]));YEAR(MAX([.$A$1:.$A$1048576]))-YEAR([.A761])&gt;=2;[.$B761]&lt;&gt;&quot;基本&quot;;[.$B76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龟骑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1:.O76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战吼需求);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62]));YEAR(MAX([.$A$1:.$A$1048576]))-YEAR([.A762])&gt;=2;[.$B762]&lt;&gt;&quot;基本&quot;;[.$B76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需官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2:.O76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63]));YEAR(MAX([.$A$1:.$A$1048576]))-YEAR([.A763])&gt;=2;[.$B763]&lt;&gt;&quot;基本&quot;;[.$B76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王配偶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3:.O76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64]));YEAR(MAX([.$A$1:.$A$1048576]))-YEAR([.A764])&gt;=2;[.$B764]&lt;&gt;&quot;基本&quot;;[.$B76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4:.O7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65]));YEAR(MAX([.$A$1:.$A$1048576]))-YEAR([.A765])&gt;=2;[.$B765]&lt;&gt;&quot;基本&quot;;[.$B76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受祝福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5:.O76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6]));YEAR(MAX([.$A$1:.$A$1048576]))-YEAR([.A766])&gt;=2;[.$B766]&lt;&gt;&quot;基本&quot;;[.$B76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惩罚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766:.O766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67]));YEAR(MAX([.$A$1:.$A$1048576]))-YEAR([.A767])&gt;=2;[.$B767]&lt;&gt;&quot;基本&quot;;[.$B76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严正警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7:.O76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8]));YEAR(MAX([.$A$1:.$A$1048576]))-YEAR([.A768])&gt;=2;[.$B768]&lt;&gt;&quot;基本&quot;;[.$B76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渡魂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8:.O76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69]));YEAR(MAX([.$A$1:.$A$1048576]))-YEAR([.A769])&gt;=2;[.$B769]&lt;&gt;&quot;基本&quot;;[.$B769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9:.O76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0]));YEAR(MAX([.$A$1:.$A$1048576]))-YEAR([.A770])&gt;=2;[.$B770]&lt;&gt;&quot;基本&quot;;[.$B77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附灵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0:.O77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71]));YEAR(MAX([.$A$1:.$A$1048576]))-YEAR([.A771])&gt;=2;[.$B771]&lt;&gt;&quot;基本&quot;;[.$B77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守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771:.O771])" office:value-type="string" office:string-value="冲锋;战吼;" calcext:value-type="string">
            <text:p>冲锋;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72]));YEAR(MAX([.$A$1:.$A$1048576]))-YEAR([.A772])&gt;=2;[.$B772]&lt;&gt;&quot;基本&quot;;[.$B77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灾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2:.O77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73]));YEAR(MAX([.$A$1:.$A$1048576]))-YEAR([.A773])&gt;=2;[.$B773]&lt;&gt;&quot;基本&quot;;[.$B77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漂浮观察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3:.O77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自伤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74]));YEAR(MAX([.$A$1:.$A$1048576]))-YEAR([.A774])&gt;=2;[.$B774]&lt;&gt;&quot;基本&quot;;[.$B77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奥金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4:.O77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75]));YEAR(MAX([.$A$1:.$A$1048576]))-YEAR([.A775])&gt;=2;[.$B775]&lt;&gt;&quot;基本&quot;;[.$B77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钢铁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75:.O77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76]));YEAR(MAX([.$A$1:.$A$1048576]))-YEAR([.A776])&gt;=2;[.$B776]&lt;&gt;&quot;基本&quot;;[.$B77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绝命乱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6:.O77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希尔瓦娜斯·风行者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7]));YEAR(MAX([.$A$1:.$A$1048576]))-YEAR([.A777])&gt;=2;[.$B777]&lt;&gt;&quot;基本&quot;;[.$B77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人铸甲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777:.O777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78]));YEAR(MAX([.$A$1:.$A$1048576]))-YEAR([.A778])&gt;=2;[.$B778]&lt;&gt;&quot;基本&quot;;[.$B77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铁炉堡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8:.O77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79]));YEAR(MAX([.$A$1:.$A$1048576]))-YEAR([.A779])&gt;=2;[.$B779]&lt;&gt;&quot;基本&quot;;[.$B77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愚者之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9:.O77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80]));YEAR(MAX([.$A$1:.$A$1048576]))-YEAR([.A780])&gt;=2;[.$B780]&lt;&gt;&quot;基本&quot;;[.$B78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型攻城战车</text:p>
          </table:table-cell>
          <table:table-cell table:style-name="ce5" table:content-validation-name="val7"/>
          <table:table-cell table:style-name="ce8" table:content-validation-name="val8" table:number-columns-repeated="5"/>
          <table:table-cell table:content-validation-name="val1" table:formula="of:=COM.MICROSOFT.CONCAT([.K780:.O78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81]));YEAR(MAX([.$A$1:.$A$1048576]))-YEAR([.A781])&gt;=2;[.$B781]&lt;&gt;&quot;基本&quot;;[.$B78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比斯哨兵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81:.O781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82]));YEAR(MAX([.$A$1:.$A$1048576]))-YEAR([.A782])&gt;=2;[.$B782]&lt;&gt;&quot;基本&quot;;[.$B78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治愈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2:.O782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83]));YEAR(MAX([.$A$1:.$A$1048576]))-YEAR([.A783])&gt;=2;[.$B783]&lt;&gt;&quot;基本&quot;;[.$B78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骑士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3:.O78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4]));YEAR(MAX([.$A$1:.$A$1048576]))-YEAR([.A784])&gt;=2;[.$B784]&lt;&gt;&quot;基本&quot;;[.$B78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爆破小队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3"/>
          <table:table-cell table:content-validation-name="val1" table:formula="of:=COM.MICROSOFT.CONCAT([.K784:.O784])" office:value-type="string" office:string-value="战吼;亡语;" calcext:value-type="string">
            <text:p>战吼;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85]));YEAR(MAX([.$A$1:.$A$1048576]))-YEAR([.A785])&gt;=2;[.$B785]&lt;&gt;&quot;基本&quot;;[.$B78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碧蓝幼龙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785:.O785])" office:value-type="string" office:string-value="战吼;法术伤害;" calcext:value-type="string">
            <text:p>战吼;法术伤害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86]));YEAR(MAX([.$A$1:.$A$1048576]))-YEAR([.A786])&gt;=2;[.$B786]&lt;&gt;&quot;基本&quot;;[.$B78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林顿3000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6:.O78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87]));YEAR(MAX([.$A$1:.$A$1048576]))-YEAR([.A787])&gt;=2;[.$B787]&lt;&gt;&quot;基本&quot;;[.$B78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藏宝海湾保镖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787:.O787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88]));YEAR(MAX([.$A$1:.$A$1048576]))-YEAR([.A788])&gt;=2;[.$B788]&lt;&gt;&quot;基本&quot;;[.$B78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毒铁匠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788:.O788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武器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9]));YEAR(MAX([.$A$1:.$A$1048576]))-YEAR([.A789])&gt;=2;[.$B789]&lt;&gt;&quot;基本&quot;;[.$B78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二流打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789:.O789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90]));YEAR(MAX([.$A$1:.$A$1048576]))-YEAR([.A790])&gt;=2;[.$B790]&lt;&gt;&quot;基本&quot;;[.$B79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骑士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90:.O79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1]));YEAR(MAX([.$A$1:.$A$1048576]))-YEAR([.A791])&gt;=2;[.$B791]&lt;&gt;&quot;基本&quot;;[.$B79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火流星·芬杰</text:p>
          </table:table-cell>
          <table:table-cell table:style-name="ce8" table:content-validation-name="val7" office:value-type="string" calcext:value-type="string">
            <text:p>鱼人</text:p>
          </table:table-cell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4"/>
          <table:table-cell table:content-validation-name="val1" table:formula="of:=COM.MICROSOFT.CONCAT([.K791:.O791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卡组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92]));YEAR(MAX([.$A$1:.$A$1048576]))-YEAR([.A792])&gt;=2;[.$B792]&lt;&gt;&quot;基本&quot;;[.$B79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费尔根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92:.O792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93]));YEAR(MAX([.$A$1:.$A$1048576]))-YEAR([.A793])&gt;=2;[.$B793]&lt;&gt;&quot;基本&quot;;[.$B79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险投资公司雇佣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3:.O793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94]));YEAR(MAX([.$A$1:.$A$1048576]))-YEAR([.A794])&gt;=2;[.$B794]&lt;&gt;&quot;基本&quot;;[.$B79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爆破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94:.O7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95]));YEAR(MAX([.$A$1:.$A$1048576]))-YEAR([.A795])&gt;=2;[.$B795]&lt;&gt;&quot;基本&quot;;[.$B79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信徒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795:.O795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克苏恩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96]));YEAR(MAX([.$A$1:.$A$1048576]))-YEAR([.A796])&gt;=2;[.$B796]&lt;&gt;&quot;基本&quot;;[.$B79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治疗机器人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96:.O796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97]));YEAR(MAX([.$A$1:.$A$1048576]))-YEAR([.A797])&gt;=2;[.$B797]&lt;&gt;&quot;基本&quot;;[.$B79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7:.O79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8]));YEAR(MAX([.$A$1:.$A$1048576]))-YEAR([.A798])&gt;=2;[.$B798]&lt;&gt;&quot;基本&quot;;[.$B79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功夫大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风怒;</text:p>
          </table:table-cell>
          <table:table-cell table:style-name="ce8" table:content-validation-name="val8" table:number-columns-repeated="4"/>
          <table:table-cell table:content-validation-name="val1" table:formula="of:=COM.MICROSOFT.CONCAT([.K798:.O798])" office:value-type="string" office:string-value="风怒;" calcext:value-type="string">
            <text:p>风怒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799]));YEAR(MAX([.$A$1:.$A$1048576]))-YEAR([.A799])&gt;=2;[.$B799]&lt;&gt;&quot;基本&quot;;[.$B79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拉巴什狂暴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9:.O7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伤害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0]));YEAR(MAX([.$A$1:.$A$1048576]))-YEAR([.A800])&gt;=2;[.$B800]&lt;&gt;&quot;基本&quot;;[.$B80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00:.O8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1]));YEAR(MAX([.$A$1:.$A$1048576]))-YEAR([.A801])&gt;=2;[.$B801]&lt;&gt;&quot;基本&quot;;[.$B80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里森·琼斯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1:.O8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2]));YEAR(MAX([.$A$1:.$A$1048576]))-YEAR([.A802])&gt;=2;[.$B802]&lt;&gt;&quot;基本&quot;;[.$B80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赫密特·奈辛瓦里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2:.O8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3]));YEAR(MAX([.$A$1:.$A$1048576]))-YEAR([.A803])&gt;=2;[.$B803]&lt;&gt;&quot;基本&quot;;[.$B80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低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3:.O80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4]));YEAR(MAX([.$A$1:.$A$1048576]))-YEAR([.A804])&gt;=2;[.$B804]&lt;&gt;&quot;基本&quot;;[.$B80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腐蚀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4:.O80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5]));YEAR(MAX([.$A$1:.$A$1048576]))-YEAR([.A805])&gt;=2;[.$B805]&lt;&gt;&quot;基本&quot;;[.$B80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回收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805:.O8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6]));YEAR(MAX([.$A$1:.$A$1048576]))-YEAR([.A806])&gt;=2;[.$B806]&lt;&gt;&quot;基本&quot;;[.$B80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车王里诺艾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806:.O806])" office:value-type="string" office:string-value="冲锋;战吼;" calcext:value-type="string">
            <text:p>冲锋;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暗影步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7]));YEAR(MAX([.$A$1:.$A$1048576]))-YEAR([.A807])&gt;=2;[.$B807]&lt;&gt;&quot;基本&quot;;[.$B80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集合石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07:.O80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8]));YEAR(MAX([.$A$1:.$A$1048576]))-YEAR([.A808])&gt;=2;[.$B808]&lt;&gt;&quot;基本&quot;;[.$B80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街头调查员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潜行;</text:p>
          </table:table-cell>
          <table:table-cell table:style-name="ce8" table:content-validation-name="val8" table:number-columns-repeated="3"/>
          <table:table-cell table:content-validation-name="val1" table:formula="of:=COM.MICROSOFT.CONCAT([.K808:.O808])" office:value-type="string" office:string-value="战吼;潜行;" calcext:value-type="string">
            <text:p>战吼;潜行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09]));YEAR(MAX([.$A$1:.$A$1048576]))-YEAR([.A809])&gt;=2;[.$B809]&lt;&gt;&quot;基本&quot;;[.$B80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荆棘谷猛虎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K809:.O809])" office:value-type="string" office:string-value="潜行;" calcext:value-type="string">
            <text:p>潜行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0]));YEAR(MAX([.$A$1:.$A$1048576]))-YEAR([.A810])&gt;=2;[.$B810]&lt;&gt;&quot;基本&quot;;[.$B81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英牛头人酋长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10:.O810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1]));YEAR(MAX([.$A$1:.$A$1048576]))-YEAR([.A811])&gt;=2;[.$B811]&lt;&gt;&quot;基本&quot;;[.$B81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瓦迪尔劫掠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11:.O811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2]));YEAR(MAX([.$A$1:.$A$1048576]))-YEAR([.A812])&gt;=2;[.$B812]&lt;&gt;&quot;基本&quot;;[.$B81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的奴隶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12:.O81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3]));YEAR(MAX([.$A$1:.$A$1048576]))-YEAR([.A813])&gt;=2;[.$B813]&lt;&gt;&quot;基本&quot;;[.$B81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科多兽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3:.O81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4]));YEAR(MAX([.$A$1:.$A$1048576]))-YEAR([.A814])&gt;=2;[.$B814]&lt;&gt;&quot;基本&quot;;[.$B81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式治疗机器人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4:.O81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侏儒变形师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5]));YEAR(MAX([.$A$1:.$A$1048576]))-YEAR([.A815])&gt;=2;[.$B815]&lt;&gt;&quot;基本&quot;;[.$B81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矛特种兵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15:.O81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6]));YEAR(MAX([.$A$1:.$A$1048576]))-YEAR([.A816])&gt;=2;[.$B816]&lt;&gt;&quot;基本&quot;;[.$B81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榴弹投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6:.O81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7]));YEAR(MAX([.$A$1:.$A$1048576]))-YEAR([.A817])&gt;=2;[.$B817]&lt;&gt;&quot;基本&quot;;[.$B81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洛欧塞布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17:.O81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8]));YEAR(MAX([.$A$1:.$A$1048576]))-YEAR([.A818])&gt;=2;[.$B818]&lt;&gt;&quot;基本&quot;;[.$B81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皮船长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8:.O818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19]));YEAR(MAX([.$A$1:.$A$1048576]))-YEAR([.A819])&gt;=2;[.$B819]&lt;&gt;&quot;基本&quot;;[.$B81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王子</text:p>
          </table:table-cell>
          <table:table-cell table:style-name="ce8" table:content-validation-name="val7" office:value-type="string" calcext:value-type="string">
            <text:p>恶魔</text:p>
          </table:table-cell>
          <table:table-cell table:style-name="ce8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4"/>
          <table:table-cell table:content-validation-name="val1" table:formula="of:=COM.MICROSOFT.CONCAT([.K819:.O819])" office:value-type="string" office:string-value="传说;" calcext:value-type="string">
            <text:p>传说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0]));YEAR(MAX([.$A$1:.$A$1048576]))-YEAR([.A820])&gt;=2;[.$B820]&lt;&gt;&quot;基本&quot;;[.$B82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影歹徒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20:.O82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战吼需求 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1]));YEAR(MAX([.$A$1:.$A$1048576]))-YEAR([.A821])&gt;=2;[.$B821]&lt;&gt;&quot;基本&quot;;[.$B82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米尔隆的头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21:.O82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2]));YEAR(MAX([.$A$1:.$A$1048576]))-YEAR([.A822])&gt;=2;[.$B822]&lt;&gt;&quot;基本&quot;;[.$B82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能机甲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822:.O8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风怒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3]));YEAR(MAX([.$A$1:.$A$1048576]))-YEAR([.A823])&gt;=2;[.$B823]&lt;&gt;&quot;基本&quot;;[.$B82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践行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23:.O823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4]));YEAR(MAX([.$A$1:.$A$1048576]))-YEAR([.A824])&gt;=2;[.$B824]&lt;&gt;&quot;基本&quot;;[.$B82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的勇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24:.O824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激励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5]));YEAR(MAX([.$A$1:.$A$1048576]))-YEAR([.A825])&gt;=2;[.$B825]&lt;&gt;&quot;基本&quot;;[.$B82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25:.O82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6]));YEAR(MAX([.$A$1:.$A$1048576]))-YEAR([.A826])&gt;=2;[.$B826]&lt;&gt;&quot;基本&quot;;[.$B82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闹闹机器人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table:number-columns-repeated="3"/>
          <table:table-cell table:content-validation-name="val1" table:formula="of:=COM.MICROSOFT.CONCAT([.K826:.O826])" office:value-type="string" office:string-value="嘲讽;圣盾;" calcext:value-type="string">
            <text:p>嘲讽;圣盾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7]));YEAR(MAX([.$A$1:.$A$1048576]))-YEAR([.A827])&gt;=2;[.$B827]&lt;&gt;&quot;基本&quot;;[.$B82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鸟禽守护者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827:.O827])" office:value-type="string" office:string-value="战吼;奥秘;嘲讽;" calcext:value-type="string">
            <text:p>战吼;奥秘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奥秘（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8]));YEAR(MAX([.$A$1:.$A$1048576]))-YEAR([.A828])&gt;=2;[.$B828]&lt;&gt;&quot;基本&quot;;[.$B82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熟练的水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28:.O82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29]));YEAR(MAX([.$A$1:.$A$1048576]))-YEAR([.A829])&gt;=2;[.$B829]&lt;&gt;&quot;基本&quot;;[.$B82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督军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29:.O82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0]));YEAR(MAX([.$A$1:.$A$1048576]))-YEAR([.A830])&gt;=2;[.$B830]&lt;&gt;&quot;基本&quot;;[.$B83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塔拉格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30:.O83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1]));YEAR(MAX([.$A$1:.$A$1048576]))-YEAR([.A831])&gt;=2;[.$B831]&lt;&gt;&quot;基本&quot;;[.$B83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王牌猎人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31:.O831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2]));YEAR(MAX([.$A$1:.$A$1048576]))-YEAR([.A832])&gt;=2;[.$B832]&lt;&gt;&quot;基本&quot;;[.$B83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操纵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32:.O83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5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3]));YEAR(MAX([.$A$1:.$A$1048576]))-YEAR([.A833])&gt;=2;[.$B833]&lt;&gt;&quot;基本&quot;;[.$B83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西风灯神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33:.O83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4]));YEAR(MAX([.$A$1:.$A$1048576]))-YEAR([.A834])&gt;=2;[.$B834]&lt;&gt;&quot;基本&quot;;[.$B83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药剂师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34:.O8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5]));YEAR(MAX([.$A$1:.$A$1048576]))-YEAR([.A835])&gt;=2;[.$B835]&lt;&gt;&quot;基本&quot;;[.$B83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猩红法力浮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35:.O83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6]));YEAR(MAX([.$A$1:.$A$1048576]))-YEAR([.A836])&gt;=2;[.$B836]&lt;&gt;&quot;基本&quot;;[.$B83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勇士萨兰德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36:.O836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7]));YEAR(MAX([.$A$1:.$A$1048576]))-YEAR([.A837])&gt;=2;[.$B837]&lt;&gt;&quot;基本&quot;;[.$B83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强盗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37:.O83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8]));YEAR(MAX([.$A$1:.$A$1048576]))-YEAR([.A838])&gt;=2;[.$B838]&lt;&gt;&quot;基本&quot;;[.$B83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斯派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table:number-columns-repeated="2"/>
          <table:table-cell table:content-validation-name="val1" table:formula="of:=COM.MICROSOFT.CONCAT([.K838:.O838])" office:value-type="string" office:string-value="战吼;嘲讽;冲锋;" calcext:value-type="string">
            <text:p>战吼;嘲讽;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39]));YEAR(MAX([.$A$1:.$A$1048576]))-YEAR([.A839])&gt;=2;[.$B839]&lt;&gt;&quot;基本&quot;;[.$B83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刃刺客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39:.O8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0]));YEAR(MAX([.$A$1:.$A$1048576]))-YEAR([.A840])&gt;=2;[.$B840]&lt;&gt;&quot;基本&quot;;[.$B84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喷射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3"/>
          <table:table-cell table:content-validation-name="val1" table:formula="of:=COM.MICROSOFT.CONCAT([.K840:.O840])" office:value-type="string" office:string-value="嘲讽;亡语;" calcext:value-type="string">
            <text:p>嘲讽;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1]));YEAR(MAX([.$A$1:.$A$1048576]))-YEAR([.A841])&gt;=2;[.$B841]&lt;&gt;&quot;基本&quot;;[.$B84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密探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发现;</text:p>
          </table:table-cell>
          <table:table-cell table:style-name="ce8" table:content-validation-name="val8" table:number-columns-repeated="3"/>
          <table:table-cell table:content-validation-name="val1" table:formula="of:=COM.MICROSOFT.CONCAT([.K841:.O841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2]));YEAR(MAX([.$A$1:.$A$1048576]))-YEAR([.A842])&gt;=2;[.$B842]&lt;&gt;&quot;基本&quot;;[.$B84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憎恶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842:.O842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3]));YEAR(MAX([.$A$1:.$A$1048576]))-YEAR([.A843])&gt;=2;[.$B843]&lt;&gt;&quot;基本&quot;;[.$B84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法师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43:.O8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4]));YEAR(MAX([.$A$1:.$A$1048576]))-YEAR([.A844])&gt;=2;[.$B844]&lt;&gt;&quot;基本&quot;;[.$B84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爬行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844:.O844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5" calcext:value-type="float">
            <text:p>5</text:p>
          </table:table-cell>
          <table:table-cell table:content-validation-name="val1" table:formula="of:=IF(AND(NOT(ISBLANK([.A845]));YEAR(MAX([.$A$1:.$A$1048576]))-YEAR([.A845])&gt;=2;[.$B845]&lt;&gt;&quot;基本&quot;;[.$B84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征募官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45:.O845])" office:value-type="string" office:string-value="激励;" calcext:value-type="string">
            <text:p>激励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46]));YEAR(MAX([.$A$1:.$A$1048576]))-YEAR([.A846])&gt;=2;[.$B846]&lt;&gt;&quot;基本&quot;;[.$B84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私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846:.O846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47]));YEAR(MAX([.$A$1:.$A$1048576]))-YEAR([.A847])&gt;=2;[.$B847]&lt;&gt;&quot;基本&quot;;[.$B84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鸦人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3"/>
          <table:table-cell table:content-validation-name="val1" table:formula="of:=COM.MICROSOFT.CONCAT([.K847:.O847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48]));YEAR(MAX([.$A$1:.$A$1048576]))-YEAR([.A848])&gt;=2;[.$B848]&lt;&gt;&quot;基本&quot;;[.$B84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回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48:.O8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49]));YEAR(MAX([.$A$1:.$A$1048576]))-YEAR([.A849])&gt;=2;[.$B849]&lt;&gt;&quot;基本&quot;;[.$B84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野兽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table:number-columns-repeated="5"/>
          <table:table-cell table:content-validation-name="val1" table:formula="of:=COM.MICROSOFT.CONCAT([.K849:.O84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0]));YEAR(MAX([.$A$1:.$A$1048576]))-YEAR([.A850])&gt;=2;[.$B850]&lt;&gt;&quot;基本&quot;;[.$B85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巨兽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table:number-columns-repeated="2"/>
          <table:table-cell table:content-validation-name="val1" table:formula="of:=COM.MICROSOFT.CONCAT([.K850:.O850])" office:value-type="string" office:string-value="嘲讽;战吼;青玉魔像;" calcext:value-type="string">
            <text:p>嘲讽;战吼;青玉魔像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51]));YEAR(MAX([.$A$1:.$A$1048576]))-YEAR([.A851])&gt;=2;[.$B851]&lt;&gt;&quot;基本&quot;;[.$B85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火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51:.O851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2]));YEAR(MAX([.$A$1:.$A$1048576]))-YEAR([.A852])&gt;=2;[.$B852]&lt;&gt;&quot;基本&quot;;[.$B85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光林地传送门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52:.O8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3]));YEAR(MAX([.$A$1:.$A$1048576]))-YEAR([.A853])&gt;=2;[.$B853]&lt;&gt;&quot;基本&quot;;[.$B85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守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53:.O85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4]));YEAR(MAX([.$A$1:.$A$1048576]))-YEAR([.A854])&gt;=2;[.$B854]&lt;&gt;&quot;基本&quot;;[.$B85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水晶侍女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奥秘;</text:p>
          </table:table-cell>
          <table:table-cell table:style-name="ce8" table:content-validation-name="val8" table:number-columns-repeated="4"/>
          <table:table-cell table:content-validation-name="val1" table:formula="of:=COM.MICROSOFT.CONCAT([.K854:.O85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奥秘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5]));YEAR(MAX([.$A$1:.$A$1048576]))-YEAR([.A855])&gt;=2;[.$B855]&lt;&gt;&quot;基本&quot;;[.$B85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暴风雪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冻结;</text:p>
          </table:table-cell>
          <table:table-cell table:style-name="ce8" table:content-validation-name="val8" table:number-columns-repeated="4"/>
          <table:table-cell table:content-validation-name="val1" table:formula="of:=COM.MICROSOFT.CONCAT([.K855:.O855])" office:value-type="string" office:string-value="冻结;" calcext:value-type="string">
            <text:p>冻结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6]));YEAR(MAX([.$A$1:.$A$1048576]))-YEAR([.A856])&gt;=2;[.$B856]&lt;&gt;&quot;基本&quot;;[.$B85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考达拉幼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56:.O85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7]));YEAR(MAX([.$A$1:.$A$1048576]))-YEAR([.A857])&gt;=2;[.$B857]&lt;&gt;&quot;基本&quot;;[.$B85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召唤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57:.O85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58]));YEAR(MAX([.$A$1:.$A$1048576]))-YEAR([.A858])&gt;=2;[.$B858]&lt;&gt;&quot;基本&quot;;[.$B858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天降蛛群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58:.O8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59]));YEAR(MAX([.$A$1:.$A$1048576]))-YEAR([.A859])&gt;=2;[.$B859]&lt;&gt;&quot;基本&quot;;[.$B85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长鬃草原狮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59:.O859])" office:value-type="string" office:string-value="亡语;" calcext:value-type="string">
            <text:p>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0]));YEAR(MAX([.$A$1:.$A$1048576]))-YEAR([.A860])&gt;=2;[.$B860]&lt;&gt;&quot;基本&quot;;[.$B86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传令官沃拉兹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60:.O86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61]));YEAR(MAX([.$A$1:.$A$1048576]))-YEAR([.A861])&gt;=2;[.$B861]&lt;&gt;&quot;基本&quot;;[.$B86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药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61:.O86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2]));YEAR(MAX([.$A$1:.$A$1048576]))-YEAR([.A862])&gt;=2;[.$B862]&lt;&gt;&quot;基本&quot;;[.$B86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埋葬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62:.O86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特殊（需求环境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3]));YEAR(MAX([.$A$1:.$A$1048576]))-YEAR([.A863])&gt;=2;[.$B863]&lt;&gt;&quot;基本&quot;;[.$B86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教暗影祭司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63:.O86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算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4]));YEAR(MAX([.$A$1:.$A$1048576]))-YEAR([.A864])&gt;=2;[.$B864]&lt;&gt;&quot;基本&quot;;[.$B86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64:.O8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5]));YEAR(MAX([.$A$1:.$A$1048576]))-YEAR([.A865])&gt;=2;[.$B865]&lt;&gt;&quot;基本&quot;;[.$B86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殿执行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65:.O86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6]));YEAR(MAX([.$A$1:.$A$1048576]))-YEAR([.A866])&gt;=2;[.$B866]&lt;&gt;&quot;基本&quot;;[.$B86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炸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66:.O86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7]));YEAR(MAX([.$A$1:.$A$1048576]))-YEAR([.A867])&gt;=2;[.$B867]&lt;&gt;&quot;基本&quot;;[.$B86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里维克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67:.O8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8]));YEAR(MAX([.$A$1:.$A$1048576]))-YEAR([.A868])&gt;=2;[.$B868]&lt;&gt;&quot;基本&quot;;[.$B86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劫持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868:.O868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69]));YEAR(MAX([.$A$1:.$A$1048576]))-YEAR([.A869])&gt;=2;[.$B869]&lt;&gt;&quot;基本&quot;;[.$B86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菊花茶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69:.O86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(抽牌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0]));YEAR(MAX([.$A$1:.$A$1048576]))-YEAR([.A870])&gt;=2;[.$B870]&lt;&gt;&quot;基本&quot;;[.$B87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地精海盗</text:p>
          </table:table-cell>
          <table:table-cell table:style-name="ce8" table:content-validation-name="val7" office:value-type="string" calcext:value-type="string">
            <text:p>海盗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70:.O87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71]));YEAR(MAX([.$A$1:.$A$1048576]))-YEAR([.A871])&gt;=2;[.$B871]&lt;&gt;&quot;基本&quot;;[.$B87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消失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71:.O8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回收目标(回收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72]));YEAR(MAX([.$A$1:.$A$1048576]))-YEAR([.A872])&gt;=2;[.$B872]&lt;&gt;&quot;基本&quot;;[.$B87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雾者伊戈瓦尔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72:.O8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73]));YEAR(MAX([.$A$1:.$A$1048576]))-YEAR([.A873])&gt;=2;[.$B873]&lt;&gt;&quot;基本&quot;;[.$B87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元素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73:.O8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74]));YEAR(MAX([.$A$1:.$A$1048576]))-YEAR([.A874])&gt;=2;[.$B874]&lt;&gt;&quot;基本&quot;;[.$B87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魔物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874:.O874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(减费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75]));YEAR(MAX([.$A$1:.$A$1048576]))-YEAR([.A875])&gt;=2;[.$B875]&lt;&gt;&quot;基本&quot;;[.$B87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之怒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75:.O8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76]));YEAR(MAX([.$A$1:.$A$1048576]))-YEAR([.A876])&gt;=2;[.$B876]&lt;&gt;&quot;基本&quot;;[.$B876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英对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76:.O87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77]));YEAR(MAX([.$A$1:.$A$1048576]))-YEAR([.A877])&gt;=2;[.$B877]&lt;&gt;&quot;基本&quot;;[.$B87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挑战者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877:.O877])" office:value-type="string" office:string-value="战吼;奥秘;" calcext:value-type="string">
            <text:p>战吼;奥秘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奥秘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78]));YEAR(MAX([.$A$1:.$A$1048576]))-YEAR([.A878])&gt;=2;[.$B878]&lt;&gt;&quot;基本&quot;;[.$B87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象牙骑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发现;</text:p>
          </table:table-cell>
          <table:table-cell table:style-name="ce8" table:content-validation-name="val8" table:number-columns-repeated="3"/>
          <table:table-cell table:content-validation-name="val1" table:formula="of:=COM.MICROSOFT.CONCAT([.K878:.O878])" office:value-type="string" office:string-value="战吼;发现;" calcext:value-type="string">
            <text:p>战吼;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9]));YEAR(MAX([.$A$1:.$A$1048576]))-YEAR([.A879])&gt;=2;[.$B879]&lt;&gt;&quot;基本&quot;;[.$B87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恶魔商贩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79:.O8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0]));YEAR(MAX([.$A$1:.$A$1048576]))-YEAR([.A880])&gt;=2;[.$B880]&lt;&gt;&quot;基本&quot;;[.$B88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契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0:.O88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1]));YEAR(MAX([.$A$1:.$A$1048576]))-YEAR([.A881])&gt;=2;[.$B881]&lt;&gt;&quot;基本&quot;;[.$B88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地狱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81:.O88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2]));YEAR(MAX([.$A$1:.$A$1048576]))-YEAR([.A882])&gt;=2;[.$B882]&lt;&gt;&quot;基本&quot;;[.$B88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虹吸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82:.O88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3]));YEAR(MAX([.$A$1:.$A$1048576]))-YEAR([.A883])&gt;=2;[.$B883]&lt;&gt;&quot;基本&quot;;[.$B88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威尔弗雷德·菲兹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3:.O88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84]));YEAR(MAX([.$A$1:.$A$1048576]))-YEAR([.A884])&gt;=2;[.$B884]&lt;&gt;&quot;基本&quot;;[.$B88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邪火药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84:.O8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5]));YEAR(MAX([.$A$1:.$A$1048576]))-YEAR([.A885])&gt;=2;[.$B885]&lt;&gt;&quot;基本&quot;;[.$B88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心能魔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885:.O88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6]));YEAR(MAX([.$A$1:.$A$1048576]))-YEAR([.A886])&gt;=2;[.$B886]&lt;&gt;&quot;基本&quot;;[.$B88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碾压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6:.O88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7]));YEAR(MAX([.$A$1:.$A$1048576]))-YEAR([.A887])&gt;=2;[.$B887]&lt;&gt;&quot;基本&quot;;[.$B88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盾甲侍女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87:.O88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8]));YEAR(MAX([.$A$1:.$A$1048576]))-YEAR([.A888])&gt;=2;[.$B888]&lt;&gt;&quot;基本&quot;;[.$B88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战蝎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888:.O888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人品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89]));YEAR(MAX([.$A$1:.$A$1048576]))-YEAR([.A889])&gt;=2;[.$B889]&lt;&gt;&quot;基本&quot;;[.$B88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海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9:.O889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90]));YEAR(MAX([.$A$1:.$A$1048576]))-YEAR([.A890])&gt;=2;[.$B890]&lt;&gt;&quot;基本&quot;;[.$B89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露恩的女祭司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0:.O8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1]));YEAR(MAX([.$A$1:.$A$1048576]))-YEAR([.A891])&gt;=2;[.$B891]&lt;&gt;&quot;基本&quot;;[.$B89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雅·黑掌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table:number-columns-repeated="2"/>
          <table:table-cell table:content-validation-name="val1" table:formula="of:=COM.MICROSOFT.CONCAT([.K891:.O891])" office:value-type="string" office:string-value="战吼;亡语;青玉魔像;" calcext:value-type="string">
            <text:p>战吼;亡语;青玉魔像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92]));YEAR(MAX([.$A$1:.$A$1048576]))-YEAR([.A892])&gt;=2;[.$B892]&lt;&gt;&quot;基本&quot;;[.$B89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比斯巨兽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92:.O892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93]));YEAR(MAX([.$A$1:.$A$1048576]))-YEAR([.A893])&gt;=2;[.$B893]&lt;&gt;&quot;基本&quot;;[.$B89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3:.O89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94]));YEAR(MAX([.$A$1:.$A$1048576]))-YEAR([.A894])&gt;=2;[.$B894]&lt;&gt;&quot;基本&quot;;[.$B89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尔夫·碎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4:.O894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95]));YEAR(MAX([.$A$1:.$A$1048576]))-YEAR([.A895])&gt;=2;[.$B895]&lt;&gt;&quot;基本&quot;;[.$B89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裁决者图哈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5:.O89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96]));YEAR(MAX([.$A$1:.$A$1048576]))-YEAR([.A896])&gt;=2;[.$B896]&lt;&gt;&quot;基本&quot;;[.$B89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6:.O89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897]));YEAR(MAX([.$A$1:.$A$1048576]))-YEAR([.A897])&gt;=2;[.$B897]&lt;&gt;&quot;基本&quot;;[.$B89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师级枪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2"/>
          <table:table-cell table:content-validation-name="val1" table:formula="of:=COM.MICROSOFT.CONCAT([.K897:.O897])" office:value-type="string" office:string-value="战吼;嘲讽;圣盾;" calcext:value-type="string">
            <text:p>战吼;嘲讽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8]));YEAR(MAX([.$A$1:.$A$1048576]))-YEAR([.A898])&gt;=2;[.$B898]&lt;&gt;&quot;基本&quot;;[.$B89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清道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沉默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2"/>
          <table:table-cell table:content-validation-name="val1" table:formula="of:=COM.MICROSOFT.CONCAT([.K898:.O898])" office:value-type="string" office:string-value="战吼;沉默;亡语;" calcext:value-type="string">
            <text:p>战吼;沉默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沉默需求）</text:p>
          </table:table-cell>
          <table:table-cell table:number-columns-repeated="1003"/>
        </table:table-row>
        <table:table-row table:style-name="ro4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9]));YEAR(MAX([.$A$1:.$A$1048576]))-YEAR([.A899])&gt;=2;[.$B899]&lt;&gt;&quot;基本&quot;;[.$B89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强盗机器人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table:number-columns-repeated="5"/>
          <table:table-cell table:content-validation-name="val1" table:formula="of:=COM.MICROSOFT.CONCAT([.K899:.O8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0]));YEAR(MAX([.$A$1:.$A$1048576]))-YEAR([.A900])&gt;=2;[.$B900]&lt;&gt;&quot;基本&quot;;[.$B90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犯罪高手 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00:.O900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01]));YEAR(MAX([.$A$1:.$A$1048576]))-YEAR([.A901])&gt;=2;[.$B901]&lt;&gt;&quot;基本&quot;;[.$B90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怒鹰身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1:.O90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02]));YEAR(MAX([.$A$1:.$A$1048576]))-YEAR([.A902])&gt;=2;[.$B902]&lt;&gt;&quot;基本&quot;;[.$B90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02:.O9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03]));YEAR(MAX([.$A$1:.$A$1048576]))-YEAR([.A903])&gt;=2;[.$B903]&lt;&gt;&quot;基本&quot;;[.$B90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尔宾·梅卡托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03:.O90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04]));YEAR(MAX([.$A$1:.$A$1048576]))-YEAR([.A904])&gt;=2;[.$B904]&lt;&gt;&quot;基本&quot;;[.$B90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沟渠潜伏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3"/>
          <table:table-cell table:content-validation-name="val1" table:formula="of:=COM.MICROSOFT.CONCAT([.K904:.O90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5]));YEAR(MAX([.$A$1:.$A$1048576]))-YEAR([.A905])&gt;=2;[.$B905]&lt;&gt;&quot;基本&quot;;[.$B90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郭雅夫人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05:.O905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06]));YEAR(MAX([.$A$1:.$A$1048576]))-YEAR([.A906])&gt;=2;[.$B906]&lt;&gt;&quot;基本&quot;;[.$B90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906:.O90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07]));YEAR(MAX([.$A$1:.$A$1048576]))-YEAR([.A907])&gt;=2;[.$B907]&lt;&gt;&quot;基本&quot;;[.$B90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幼龙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907:.O90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08]));YEAR(MAX([.$A$1:.$A$1048576]))-YEAR([.A908])&gt;=2;[.$B908]&lt;&gt;&quot;基本&quot;;[.$B90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08:.O90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09]));YEAR(MAX([.$A$1:.$A$1048576]))-YEAR([.A909])&gt;=2;[.$B909]&lt;&gt;&quot;基本&quot;;[.$B90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拍卖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9:.O90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隐藏;低费法术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10]));YEAR(MAX([.$A$1:.$A$1048576]))-YEAR([.A910])&gt;=2;[.$B910]&lt;&gt;&quot;基本&quot;;[.$B91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鲁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0:.O9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1费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11]));YEAR(MAX([.$A$1:.$A$1048576]))-YEAR([.A911])&gt;=2;[.$B911]&lt;&gt;&quot;基本&quot;;[.$B91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场主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11:.O91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2]));YEAR(MAX([.$A$1:.$A$1048576]))-YEAR([.A912])&gt;=2;[.$B912]&lt;&gt;&quot;基本&quot;;[.$B91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推广员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12:.O91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13]));YEAR(MAX([.$A$1:.$A$1048576]))-YEAR([.A913])&gt;=2;[.$B913]&lt;&gt;&quot;基本&quot;;[.$B91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凯恩·血蹄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13:.O91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14]));YEAR(MAX([.$A$1:.$A$1048576]))-YEAR([.A914])&gt;=2;[.$B914]&lt;&gt;&quot;基本&quot;;[.$B91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多兽骑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4:.O9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15]));YEAR(MAX([.$A$1:.$A$1048576]))-YEAR([.A915])&gt;=2;[.$B915]&lt;&gt;&quot;基本&quot;;[.$B91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骷髅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15:.O9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6]));YEAR(MAX([.$A$1:.$A$1048576]))-YEAR([.A916])&gt;=2;[.$B916]&lt;&gt;&quot;基本&quot;;[.$B91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希奥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3"/>
          <table:table-cell table:content-validation-name="val1" table:formula="of:=COM.MICROSOFT.CONCAT([.K916:.O916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17]));YEAR(MAX([.$A$1:.$A$1048576]))-YEAR([.A917])&gt;=2;[.$B917]&lt;&gt;&quot;基本&quot;;[.$B91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诺·杰克逊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17:.O9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;后期卡组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18]));YEAR(MAX([.$A$1:.$A$1048576]))-YEAR([.A918])&gt;=2;[.$B918]&lt;&gt;&quot;基本&quot;;[.$B91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日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918:.O918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19]));YEAR(MAX([.$A$1:.$A$1048576]))-YEAR([.A919])&gt;=2;[.$B919]&lt;&gt;&quot;基本&quot;;[.$B91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打击者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19:.O919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0]));YEAR(MAX([.$A$1:.$A$1048576]))-YEAR([.A920])&gt;=2;[.$B920]&lt;&gt;&quot;基本&quot;;[.$B92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鲁莽火箭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0:.O92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1]));YEAR(MAX([.$A$1:.$A$1048576]))-YEAR([.A921])&gt;=2;[.$B921]&lt;&gt;&quot;基本&quot;;[.$B92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迈克斯纳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21:.O9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2]));YEAR(MAX([.$A$1:.$A$1048576]))-YEAR([.A922])&gt;=2;[.$B922]&lt;&gt;&quot;基本&quot;;[.$B92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梦魇之龙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922:.O9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3]));YEAR(MAX([.$A$1:.$A$1048576]))-YEAR([.A923])&gt;=2;[.$B923]&lt;&gt;&quot;基本&quot;;[.$B92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戈尔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3:.O923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4]));YEAR(MAX([.$A$1:.$A$1048576]))-YEAR([.A924])&gt;=2;[.$B924]&lt;&gt;&quot;基本&quot;;[.$B92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谷之王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24:.O9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5]));YEAR(MAX([.$A$1:.$A$1048576]))-YEAR([.A925])&gt;=2;[.$B925]&lt;&gt;&quot;基本&quot;;[.$B92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先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5:.O9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（持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6]));YEAR(MAX([.$A$1:.$A$1048576]))-YEAR([.A926])&gt;=2;[.$B926]&lt;&gt;&quot;基本&quot;;[.$B92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十字军统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26:.O92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7]));YEAR(MAX([.$A$1:.$A$1048576]))-YEAR([.A927])&gt;=2;[.$B927]&lt;&gt;&quot;基本&quot;;[.$B92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拳食人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7:.O927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8]));YEAR(MAX([.$A$1:.$A$1048576]))-YEAR([.A928])&gt;=2;[.$B928]&lt;&gt;&quot;基本&quot;;[.$B92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勇士穆戈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8:.O92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29]));YEAR(MAX([.$A$1:.$A$1048576]))-YEAR([.A929])&gt;=2;[.$B929]&lt;&gt;&quot;基本&quot;;[.$B92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书卷之龙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29:.O9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30]));YEAR(MAX([.$A$1:.$A$1048576]))-YEAR([.A930])&gt;=2;[.$B930]&lt;&gt;&quot;基本&quot;;[.$B93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科拉姆狂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30:.O93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31]));YEAR(MAX([.$A$1:.$A$1048576]))-YEAR([.A931])&gt;=2;[.$B931]&lt;&gt;&quot;基本&quot;;[.$B93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索瑞森大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31:.O93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32]));YEAR(MAX([.$A$1:.$A$1048576]))-YEAR([.A932])&gt;=2;[.$B932]&lt;&gt;&quot;基本&quot;;[.$B93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什雷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2"/>
          <table:table-cell table:content-validation-name="val1" table:formula="of:=COM.MICROSOFT.CONCAT([.K932:.O932])" office:value-type="string" office:string-value="战吼;亡语;零件;" calcext:value-type="string">
            <text:p>战吼;亡语;零件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33]));YEAR(MAX([.$A$1:.$A$1048576]))-YEAR([.A933])&gt;=2;[.$B933]&lt;&gt;&quot;基本&quot;;[.$B93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希尔瓦娜斯·风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33:.O93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绝命乱斗;转生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34]));YEAR(MAX([.$A$1:.$A$1048576]))-YEAR([.A934])&gt;=2;[.$B934]&lt;&gt;&quot;基本&quot;;[.$B93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摇摆的俾格米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34:.O93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5]));YEAR(MAX([.$A$1:.$A$1048576]))-YEAR([.A935])&gt;=2;[.$B935]&lt;&gt;&quot;基本&quot;;[.$B93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雷瑟兰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table:number-columns-repeated="3"/>
          <table:table-cell table:content-validation-name="val1" table:formula="of:=COM.MICROSOFT.CONCAT([.K935:.O935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36]));YEAR(MAX([.$A$1:.$A$1048576]))-YEAR([.A936])&gt;=2;[.$B936]&lt;&gt;&quot;基本&quot;;[.$B93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利丹·怒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36:.O93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37]));YEAR(MAX([.$A$1:.$A$1048576]))-YEAR([.A937])&gt;=2;[.$B937]&lt;&gt;&quot;基本&quot;;[.$B93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指挥官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937:.O937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8]));YEAR(MAX([.$A$1:.$A$1048576]))-YEAR([.A938])&gt;=2;[.$B938]&lt;&gt;&quot;基本&quot;;[.$B93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之树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938:.O9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39]));YEAR(MAX([.$A$1:.$A$1048576]))-YEAR([.A939])&gt;=2;[.$B939]&lt;&gt;&quot;基本&quot;;[.$B93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吞法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39:.O9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40]));YEAR(MAX([.$A$1:.$A$1048576]))-YEAR([.A940])&gt;=2;[.$B940]&lt;&gt;&quot;基本&quot;;[.$B94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飞天魔像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40:.O940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6" calcext:value-type="float">
            <text:p>6</text:p>
          </table:table-cell>
          <table:table-cell table:content-validation-name="val1" table:formula="of:=IF(AND(NOT(ISBLANK([.A941]));YEAR(MAX([.$A$1:.$A$1048576]))-YEAR([.A941])&gt;=2;[.$B941]&lt;&gt;&quot;基本&quot;;[.$B94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1:.O94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人品（持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42]));YEAR(MAX([.$A$1:.$A$1048576]))-YEAR([.A942])&gt;=2;[.$B942]&lt;&gt;&quot;基本&quot;;[.$B94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2:.O9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减费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43]));YEAR(MAX([.$A$1:.$A$1048576]))-YEAR([.A943])&gt;=2;[.$B943]&lt;&gt;&quot;基本&quot;;[.$B94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洛恩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943:.O943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4]));YEAR(MAX([.$A$1:.$A$1048576]))-YEAR([.A944])&gt;=2;[.$B944]&lt;&gt;&quot;基本&quot;;[.$B94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上古之神的小精灵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44:.O94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45]));YEAR(MAX([.$A$1:.$A$1048576]))-YEAR([.A945])&gt;=2;[.$B945]&lt;&gt;&quot;基本&quot;;[.$B94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争古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945:.O945])" office:value-type="string" office:string-value="抉择;嘲讽;" calcext:value-type="string">
            <text:p>抉择;嘲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46]));YEAR(MAX([.$A$1:.$A$1048576]))-YEAR([.A946])&gt;=2;[.$B946]&lt;&gt;&quot;基本&quot;;[.$B94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知识古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6:.O94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7]));YEAR(MAX([.$A$1:.$A$1048576]))-YEAR([.A947])&gt;=2;[.$B947]&lt;&gt;&quot;基本&quot;;[.$B94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安东尼达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47:.O947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8]));YEAR(MAX([.$A$1:.$A$1048576]))-YEAR([.A948])&gt;=2;[.$B948]&lt;&gt;&quot;基本&quot;;[.$B94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焰之地传送门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48:.O94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9]));YEAR(MAX([.$A$1:.$A$1048576]))-YEAR([.A949])&gt;=2;[.$B949]&lt;&gt;&quot;基本&quot;;[.$B94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风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49:.O9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0]));YEAR(MAX([.$A$1:.$A$1048576]))-YEAR([.A950])&gt;=2;[.$B950]&lt;&gt;&quot;基本&quot;;[.$B95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巨兽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50:.O95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人品（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1]));YEAR(MAX([.$A$1:.$A$1048576]))-YEAR([.A951])&gt;=2;[.$B951]&lt;&gt;&quot;基本&quot;;[.$B95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墨水大师索莉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51:.O9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2]));YEAR(MAX([.$A$1:.$A$1048576]))-YEAR([.A952])&gt;=2;[.$B952]&lt;&gt;&quot;基本&quot;;[.$B95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能奥术飞弹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52:.O95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53]));YEAR(MAX([.$A$1:.$A$1048576]))-YEAR([.A953])&gt;=2;[.$B953]&lt;&gt;&quot;基本&quot;;[.$B95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瑞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53:.O95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54]));YEAR(MAX([.$A$1:.$A$1048576]))-YEAR([.A954])&gt;=2;[.$B954]&lt;&gt;&quot;基本&quot;;[.$B95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斗士的长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K954:.O954])" office:value-type="string" office:string-value="免疫;" calcext:value-type="string">
            <text:p>免疫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55]));YEAR(MAX([.$A$1:.$A$1048576]))-YEAR([.A955])&gt;=2;[.$B955]&lt;&gt;&quot;基本&quot;;[.$B95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喉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955:.O9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56]));YEAR(MAX([.$A$1:.$A$1048576]))-YEAR([.A956])&gt;=2;[.$B956]&lt;&gt;&quot;基本&quot;;[.$B95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先知维伦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56:.O956])">
            <text:p/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57]));YEAR(MAX([.$A$1:.$A$1048576]))-YEAR([.A957])&gt;=2;[.$B957]&lt;&gt;&quot;基本&quot;;[.$B957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神官帕尔崔丝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957:.O957])" office:value-type="string" office:string-value="激励;" calcext:value-type="string">
            <text:p>激励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58]));YEAR(MAX([.$A$1:.$A$1048576]))-YEAR([.A958])&gt;=2;[.$B958]&lt;&gt;&quot;基本&quot;;[.$B95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疾跑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58:.O9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伺机待发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59]));YEAR(MAX([.$A$1:.$A$1048576]))-YEAR([.A959])&gt;=2;[.$B959]&lt;&gt;&quot;基本&quot;;[.$B95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普图隆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过载;</text:p>
          </table:table-cell>
          <table:table-cell table:style-name="ce8" table:content-validation-name="val8" table:number-columns-repeated="3"/>
          <table:table-cell table:content-validation-name="val1" table:formula="of:=COM.MICROSOFT.CONCAT([.K959:.O95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0]));YEAR(MAX([.$A$1:.$A$1048576]))-YEAR([.A960])&gt;=2;[.$B960]&lt;&gt;&quot;基本&quot;;[.$B96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酋长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青玉魔像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3"/>
          <table:table-cell table:content-validation-name="val1" table:formula="of:=COM.MICROSOFT.CONCAT([.K960:.O960])" office:value-type="string" office:string-value="青玉魔像;嘲讽;" calcext:value-type="string">
            <text:p>青玉魔像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、嘲讽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61]));YEAR(MAX([.$A$1:.$A$1048576]))-YEAR([.A961])&gt;=2;[.$B961]&lt;&gt;&quot;基本&quot;;[.$B96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恩典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61:.O96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62]));YEAR(MAX([.$A$1:.$A$1048576]))-YEAR([.A962])&gt;=2;[.$B962]&lt;&gt;&quot;基本&quot;;[.$B96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纯洁者耶德瑞克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62:.O9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63]));YEAR(MAX([.$A$1:.$A$1048576]))-YEAR([.A963])&gt;=2;[.$B963]&lt;&gt;&quot;基本&quot;;[.$B96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列王守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63:.O96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4]));YEAR(MAX([.$A$1:.$A$1048576]))-YEAR([.A964])&gt;=2;[.$B964]&lt;&gt;&quot;基本&quot;;[.$B96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守护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table:number-columns-repeated="2"/>
          <table:table-cell table:content-validation-name="val1" table:formula="of:=COM.MICROSOFT.CONCAT([.K964:.O964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5]));YEAR(MAX([.$A$1:.$A$1048576]))-YEAR([.A965])&gt;=2;[.$B965]&lt;&gt;&quot;基本&quot;;[.$B96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加尔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65:.O96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66]));YEAR(MAX([.$A$1:.$A$1048576]))-YEAR([.A966])&gt;=2;[.$B966]&lt;&gt;&quot;基本&quot;;[.$B96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末日守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66:.O96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7]));YEAR(MAX([.$A$1:.$A$1048576]))-YEAR([.A967])&gt;=2;[.$B967]&lt;&gt;&quot;基本&quot;;[.$B96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渊狱惩击者</text:p>
          </table:table-cell>
          <table:table-cell table:style-name="ce8" table:content-validation-name="val7" office:value-type="string" calcext:value-type="string">
            <text:p>恶魔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67:.O96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68]));YEAR(MAX([.$A$1:.$A$1048576]))-YEAR([.A968])&gt;=2;[.$B968]&lt;&gt;&quot;基本&quot;;[.$B96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曜石毁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68:.O96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69]));YEAR(MAX([.$A$1:.$A$1048576]))-YEAR([.A969])&gt;=2;[.$B969]&lt;&gt;&quot;基本&quot;;[.$B96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尔考罗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69:.O96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0]));YEAR(MAX([.$A$1:.$A$1048576]))-YEAR([.A970])&gt;=2;[.$B970]&lt;&gt;&quot;基本&quot;;[.$B97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守卫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70:.O97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1]));YEAR(MAX([.$A$1:.$A$1048576]))-YEAR([.A971])&gt;=2;[.$B971]&lt;&gt;&quot;基本&quot;;[.$B97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血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1:.O9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2]));YEAR(MAX([.$A$1:.$A$1048576]))-YEAR([.A972])&gt;=2;[.$B972]&lt;&gt;&quot;基本&quot;;[.$B97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重碾</text:p>
          </table:table-cell>
          <table:table-cell table:style-name="ce8" table:content-validation-name="val7"/>
          <table:table-cell table:style-name="ce5" table:content-validation-name="val8" table:number-columns-repeated="5"/>
          <table:table-cell table:content-validation-name="val1" table:formula="of:=COM.MICROSOFT.CONCAT([.K972:.O97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组（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3]));YEAR(MAX([.$A$1:.$A$1048576]))-YEAR([.A973])&gt;=2;[.$B973]&lt;&gt;&quot;基本&quot;;[.$B97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尔文灾星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73:.O97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4]));YEAR(MAX([.$A$1:.$A$1048576]))-YEAR([.A974])&gt;=2;[.$B974]&lt;&gt;&quot;基本&quot;;[.$B97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4:.O97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office:value-type="string" calcext:value-type="string">
            <text:p><text:s text:c="2"/>搭配牌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5]));YEAR(MAX([.$A$1:.$A$1048576]))-YEAR([.A975])&gt;=2;[.$B975]&lt;&gt;&quot;基本&quot;;[.$B97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喉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975:.O975])" office:value-type="string" office:string-value="嘲讽;亡语;" calcext:value-type="string">
            <text:p>嘲讽;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6]));YEAR(MAX([.$A$1:.$A$1048576]))-YEAR([.A976])&gt;=2;[.$B976]&lt;&gt;&quot;基本&quot;;[.$B97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颤地者特罗格佐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6:.O97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7]));YEAR(MAX([.$A$1:.$A$1048576]))-YEAR([.A977])&gt;=2;[.$B977]&lt;&gt;&quot;基本&quot;;[.$B97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沼爬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77:.O977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8]));YEAR(MAX([.$A$1:.$A$1048576]))-YEAR([.A978])&gt;=2;[.$B978]&lt;&gt;&quot;基本&quot;;[.$B97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俘获的冰虫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78:.O97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79]));YEAR(MAX([.$A$1:.$A$1048576]))-YEAR([.A979])&gt;=2;[.$B979]&lt;&gt;&quot;基本&quot;;[.$B97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馆长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979:.O979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0]));YEAR(MAX([.$A$1:.$A$1048576]))-YEAR([.A980])&gt;=2;[.$B980]&lt;&gt;&quot;基本&quot;;[.$B98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的龙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80:.O980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1]));YEAR(MAX([.$A$1:.$A$1048576]))-YEAR([.A981])&gt;=2;[.$B981]&lt;&gt;&quot;基本&quot;;[.$B98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迦顿男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1:.O98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2]));YEAR(MAX([.$A$1:.$A$1048576]))-YEAR([.A982])&gt;=2;[.$B982]&lt;&gt;&quot;基本&quot;;[.$B98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文霍德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2:.O98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3]));YEAR(MAX([.$A$1:.$A$1048576]))-YEAR([.A983])&gt;=2;[.$B983]&lt;&gt;&quot;基本&quot;;[.$B98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德·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3"/>
          <table:table-cell table:content-validation-name="val1" table:formula="of:=COM.MICROSOFT.CONCAT([.K983:.O983])" office:value-type="string" office:string-value="战吼;传说;" calcext:value-type="string">
            <text:p>战吼;传说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4]));YEAR(MAX([.$A$1:.$A$1048576]))-YEAR([.A984])&gt;=2;[.$B984]&lt;&gt;&quot;基本&quot;;[.$B98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砰砰博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84:.O98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5]));YEAR(MAX([.$A$1:.$A$1048576]))-YEAR([.A985])&gt;=2;[.$B985]&lt;&gt;&quot;基本&quot;;[.$B98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恶犬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85:.O98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86]));YEAR(MAX([.$A$1:.$A$1048576]))-YEAR([.A986])&gt;=2;[.$B986]&lt;&gt;&quot;基本&quot;;[.$B98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唐·汉古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986:.O9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7]));YEAR(MAX([.$A$1:.$A$1048576]))-YEAR([.A987])&gt;=2;[.$B987]&lt;&gt;&quot;基本&quot;;[.$B98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空上尉库拉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7:.O98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8]));YEAR(MAX([.$A$1:.$A$1048576]))-YEAR([.A988])&gt;=2;[.$B988]&lt;&gt;&quot;基本&quot;;[.$B98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维克洛尔大帝</text:p>
          </table:table-cell>
          <table:table-cell table:style-name="ce8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3"/>
          <table:table-cell table:content-validation-name="val1" table:formula="of:=COM.MICROSOFT.CONCAT([.K988:.O988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7" calcext:value-type="float">
            <text:p>7</text:p>
          </table:table-cell>
          <table:table-cell table:content-validation-name="val1" table:formula="of:=IF(AND(NOT(ISBLANK([.A989]));YEAR(MAX([.$A$1:.$A$1048576]))-YEAR([.A989])&gt;=2;[.$B989]&lt;&gt;&quot;基本&quot;;[.$B98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作战傀儡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89:.O98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990]));YEAR(MAX([.$A$1:.$A$1048576]))-YEAR([.A990])&gt;=2;[.$B990]&lt;&gt;&quot;基本&quot;;[.$B99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埃隆巴克守护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990:.O990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1]));YEAR(MAX([.$A$1:.$A$1048576]))-YEAR([.A991])&gt;=2;[.$B991]&lt;&gt;&quot;基本&quot;;[.$B99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诺玛鲁斯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991:.O991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2]));YEAR(MAX([.$A$1:.$A$1048576]))-YEAR([.A992])&gt;=2;[.$B992]&lt;&gt;&quot;基本&quot;;[.$B992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罗宁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992:.O992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3]));YEAR(MAX([.$A$1:.$A$1048576]))-YEAR([.A993])&gt;=2;[.$B993]&lt;&gt;&quot;基本&quot;;[.$B99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沙虫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8" table:content-validation-name="val8" table:number-columns-repeated="5"/>
          <table:table-cell table:content-validation-name="val1" table:formula="of:=COM.MICROSOFT.CONCAT([.K993:.O9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994]));YEAR(MAX([.$A$1:.$A$1048576]))-YEAR([.A994])&gt;=2;[.$B994]&lt;&gt;&quot;基本&quot;;[.$B99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领主奥拉基尔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风怒;</text:p>
          </table:table-cell>
          <table:table-cell table:style-name="ce8" table:content-validation-name="val8" office:value-type="string" calcext:value-type="string">
            <text:p>冲锋;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/>
          <table:table-cell table:content-validation-name="val1" table:formula="of:=COM.MICROSOFT.CONCAT([.K994:.O994])" office:value-type="string" office:string-value="风怒;冲锋;圣盾;嘲讽;" calcext:value-type="string">
            <text:p>风怒;冲锋;圣盾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(风怒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995]));YEAR(MAX([.$A$1:.$A$1048576]))-YEAR([.A995])&gt;=2;[.$B995]&lt;&gt;&quot;基本&quot;;[.$B99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主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95:.O99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996]));YEAR(MAX([.$A$1:.$A$1048576]))-YEAR([.A996])&gt;=2;[.$B996]&lt;&gt;&quot;基本&quot;;[.$B99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疗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96:.O99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997]));YEAR(MAX([.$A$1:.$A$1048576]))-YEAR([.A997])&gt;=2;[.$B997]&lt;&gt;&quot;基本&quot;;[.$B99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提里奥·弗丁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圣盾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2"/>
          <table:table-cell table:content-validation-name="val1" table:formula="of:=COM.MICROSOFT.CONCAT([.K997:.O997])" office:value-type="string" office:string-value="圣盾;嘲讽;亡语;" calcext:value-type="string">
            <text:p>圣盾;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998]));YEAR(MAX([.$A$1:.$A$1048576]))-YEAR([.A998])&gt;=2;[.$B998]&lt;&gt;&quot;基本&quot;;[.$B99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扭曲虚空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998:.O9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999]));YEAR(MAX([.$A$1:.$A$1048576]))-YEAR([.A999])&gt;=2;[.$B999]&lt;&gt;&quot;基本&quot;;[.$B99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罗玛什·地狱咆哮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激怒;</text:p>
          </table:table-cell>
          <table:table-cell table:style-name="ce8" table:content-validation-name="val8" table:number-columns-repeated="4"/>
          <table:table-cell table:content-validation-name="val1" table:formula="of:=COM.MICROSOFT.CONCAT([.K999:.O99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0]));YEAR(MAX([.$A$1:.$A$1048576]))-YEAR([.A1000])&gt;=2;[.$B1000]&lt;&gt;&quot;基本&quot;;[.$B100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波戈蒙斯塔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00:.O10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1]));YEAR(MAX([.$A$1:.$A$1048576]))-YEAR([.A1001])&gt;=2;[.$B1001]&lt;&gt;&quot;基本&quot;;[.$B100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厄运召唤者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01:.O10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2]));YEAR(MAX([.$A$1:.$A$1048576]))-YEAR([.A1002])&gt;=2;[.$B1002]&lt;&gt;&quot;基本&quot;;[.$B100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鲁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02:.O1002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<text:s/>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3]));YEAR(MAX([.$A$1:.$A$1048576]))-YEAR([.A1003])&gt;=2;[.$B1003]&lt;&gt;&quot;基本&quot;;[.$B100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惊骇恐魔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03:.O100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4]));YEAR(MAX([.$A$1:.$A$1048576]))-YEAR([.A1004])&gt;=2;[.$B1004]&lt;&gt;&quot;基本&quot;;[.$B100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尔苏加德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04:.O100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5]));YEAR(MAX([.$A$1:.$A$1048576]))-YEAR([.A1005])&gt;=2;[.$B1005]&lt;&gt;&quot;基本&quot;;[.$B100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洛玛古斯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table:number-columns-repeated="5"/>
          <table:table-cell table:content-validation-name="val1" table:formula="of:=COM.MICROSOFT.CONCAT([.K1005:.O100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抽卡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6]));YEAR(MAX([.$A$1:.$A$1048576]))-YEAR([.A1006])&gt;=2;[.$B1006]&lt;&gt;&quot;基本&quot;;[.$B100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06:.O100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法术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7]));YEAR(MAX([.$A$1:.$A$1048576]))-YEAR([.A1007])&gt;=2;[.$B1007]&lt;&gt;&quot;基本&quot;;[.$B100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袭坦克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1007:.O1007])" office:value-type="string" office:string-value="圣盾;" calcext:value-type="string">
            <text:p>圣盾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8]));YEAR(MAX([.$A$1:.$A$1048576]))-YEAR([.A1008])&gt;=2;[.$B1008]&lt;&gt;&quot;基本&quot;;[.$B100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魔暴龙</text:p>
          </table:table-cell>
          <table:table-cell table:style-name="ce8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008:.O1008])" office:value-type="string" office:string-value="战吼;嘲讽;" calcext:value-type="string">
            <text:p>战吼;嘲讽;</text:p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09]));YEAR(MAX([.$A$1:.$A$1048576]))-YEAR([.A1009])&gt;=2;[.$B1009]&lt;&gt;&quot;基本&quot;;[.$B100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尼德的伐木机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09:.O100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亡语相关:转生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10]));YEAR(MAX([.$A$1:.$A$1048576]))-YEAR([.A1010])&gt;=2;[.$B1010]&lt;&gt;&quot;基本&quot;;[.$B1010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神4000型</text:p>
          </table:table-cell>
          <table:table-cell table:style-name="ce8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010:.O101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荣誉室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8" calcext:value-type="float">
            <text:p>8</text:p>
          </table:table-cell>
          <table:table-cell table:content-validation-name="val1" table:formula="of:=IF(AND(NOT(ISBLANK([.A1011]));YEAR(MAX([.$A$1:.$A$1048576]))-YEAR([.A1011])&gt;=2;[.$B1011]&lt;&gt;&quot;基本&quot;;[.$B1011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炎魔之王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11:.O101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 office:value-type="string" calcext:value-type="string">
            <text:p>人品（持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12]));YEAR(MAX([.$A$1:.$A$1048576]))-YEAR([.A1012])&gt;=2;[.$B1012]&lt;&gt;&quot;基本&quot;;[.$B101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维娜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12:.O10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5费以上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13]));YEAR(MAX([.$A$1:.$A$1048576]))-YEAR([.A1013])&gt;=2;[.$B1013]&lt;&gt;&quot;基本&quot;;[.$B101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邪木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嘲讽;</text:p>
          </table:table-cell>
          <table:table-cell table:style-name="ce8" table:content-validation-name="val8" table:number-columns-repeated="4"/>
          <table:table-cell table:content-validation-name="val1" table:formula="of:=COM.MICROSOFT.CONCAT([.K1013:.O101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剧毒之种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14]));YEAR(MAX([.$A$1:.$A$1048576]))-YEAR([.A1014])&gt;=2;[.$B1014]&lt;&gt;&quot;基本&quot;;[.$B101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塞纳留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8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014:.O1014])" office:value-type="string" office:string-value="抉择;嘲讽;" calcext:value-type="string">
            <text:p>抉择;嘲讽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15]));YEAR(MAX([.$A$1:.$A$1048576]))-YEAR([.A1015])&gt;=2;[.$B1015]&lt;&gt;&quot;基本&quot;;[.$B1015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命之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15:.O1015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目标(治疗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16]));YEAR(MAX([.$A$1:.$A$1048576]))-YEAR([.A1016])&gt;=2;[.$B1016]&lt;&gt;&quot;基本&quot;;[.$B101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王克鲁什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1016:.O1016])" office:value-type="string" office:string-value="冲锋;" calcext:value-type="string">
            <text:p>冲锋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7]));YEAR(MAX([.$A$1:.$A$1048576]))-YEAR([.A1017])&gt;=2;[.$B1017]&lt;&gt;&quot;基本&quot;;[.$B101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兽群呼唤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17:.O1017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18]));YEAR(MAX([.$A$1:.$A$1048576]))-YEAR([.A1018])&gt;=2;[.$B1018]&lt;&gt;&quot;基本&quot;;[.$B1018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奴巴拉克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18:.O101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9]));YEAR(MAX([.$A$1:.$A$1048576]))-YEAR([.A1019])&gt;=2;[.$B1019]&lt;&gt;&quot;基本&quot;;[.$B101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之刃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19:.O101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20]));YEAR(MAX([.$A$1:.$A$1048576]))-YEAR([.A1020])&gt;=2;[.$B1020]&lt;&gt;&quot;基本&quot;;[.$B102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魔者克鲁尔</text:p>
          </table:table-cell>
          <table:table-cell table:style-name="ce8" table:content-validation-name="val7" office:value-type="string" calcext:value-type="string">
            <text:p>恶魔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20:.O1020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1]));YEAR(MAX([.$A$1:.$A$1048576]))-YEAR([.A1021])&gt;=2;[.$B1021]&lt;&gt;&quot;基本&quot;;[.$B102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拉克苏斯大王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21:.O102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2]));YEAR(MAX([.$A$1:.$A$1048576]))-YEAR([.A1022])&gt;=2;[.$B1022]&lt;&gt;&quot;基本&quot;;[.$B102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尔加尼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22:.O10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光环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3]));YEAR(MAX([.$A$1:.$A$1048576]))-YEAR([.A1023])&gt;=2;[.$B1023]&lt;&gt;&quot;基本&quot;;[.$B102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3:.O10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4]));YEAR(MAX([.$A$1:.$A$1048576]))-YEAR([.A1024])&gt;=2;[.$B1024]&lt;&gt;&quot;基本&quot;;[.$B102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妮克希亚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4:.O10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5]));YEAR(MAX([.$A$1:.$A$1048576]))-YEAR([.A1025])&gt;=2;[.$B1025]&lt;&gt;&quot;基本&quot;;[.$B1025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海海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5:.O102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6]));YEAR(MAX([.$A$1:.$A$1048576]))-YEAR([.A1026])&gt;=2;[.$B1026]&lt;&gt;&quot;基本&quot;;[.$B1026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26:.O1026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7]));YEAR(MAX([.$A$1:.$A$1048576]))-YEAR([.A1027])&gt;=2;[.$B1027]&lt;&gt;&quot;基本&quot;;[.$B1027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管理者埃克索图斯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4"/>
          <table:table-cell table:content-validation-name="val1" table:formula="of:=COM.MICROSOFT.CONCAT([.K1027:.O102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8]));YEAR(MAX([.$A$1:.$A$1048576]))-YEAR([.A1028])&gt;=2;[.$B1028]&lt;&gt;&quot;基本&quot;;[.$B102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里苟斯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28:.O1028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29]));YEAR(MAX([.$A$1:.$A$1048576]))-YEAR([.A1029])&gt;=2;[.$B1029]&lt;&gt;&quot;基本&quot;;[.$B1029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奈法利安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29:.O10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30]));YEAR(MAX([.$A$1:.$A$1048576]))-YEAR([.A1030])&gt;=2;[.$B1030]&lt;&gt;&quot;基本&quot;;[.$B103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格弗格市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30:.O103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31]));YEAR(MAX([.$A$1:.$A$1048576]))-YEAR([.A1031])&gt;=2;[.$B1031]&lt;&gt;&quot;基本&quot;;[.$B103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滋多姆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31:.O10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随机类效果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32]));YEAR(MAX([.$A$1:.$A$1048576]))-YEAR([.A1032])&gt;=2;[.$B1032]&lt;&gt;&quot;基本&quot;;[.$B103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瑟玛普拉格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032:.O103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33]));YEAR(MAX([.$A$1:.$A$1048576]))-YEAR([.A1033])&gt;=2;[.$B1033]&lt;&gt;&quot;基本&quot;;[.$B103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滑行者索苟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033:.O103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34]));YEAR(MAX([.$A$1:.$A$1048576]))-YEAR([.A1034])&gt;=2;[.$B1034]&lt;&gt;&quot;基本&quot;;[.$B1034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大盗拉法姆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发现;</text:p>
          </table:table-cell>
          <table:table-cell table:style-name="ce8" table:content-validation-name="val8" table:number-columns-repeated="3"/>
          <table:table-cell table:content-validation-name="val1" table:formula="of:=COM.MICROSOFT.CONCAT([.K1034:.O1034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35]));YEAR(MAX([.$A$1:.$A$1048576]))-YEAR([.A1035])&gt;=2;[.$B1035]&lt;&gt;&quot;基本&quot;;[.$B103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瑟拉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35:.O103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content-validation-name="val1" table:formula="of:=IF(AND(NOT(ISBLANK([.A1036]));YEAR(MAX([.$A$1:.$A$1048576]))-YEAR([.A1036])&gt;=2;[.$B1036]&lt;&gt;&quot;基本&quot;;[.$B103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造物之血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36:.O103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7]));YEAR(MAX([.$A$1:.$A$1048576]))-YEAR([.A1037])&gt;=2;[.$B1037]&lt;&gt;&quot;基本&quot;;[.$B103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忘之王库恩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抉择;</text:p>
          </table:table-cell>
          <table:table-cell table:style-name="ce8" table:content-validation-name="val8" table:number-columns-repeated="4"/>
          <table:table-cell table:content-validation-name="val1" table:formula="of:=COM.MICROSOFT.CONCAT([.K1037:.O1037])" office:value-type="string" office:string-value="抉择;" calcext:value-type="string">
            <text:p>抉择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8]));YEAR(MAX([.$A$1:.$A$1048576]))-YEAR([.A1038])&gt;=2;[.$B1038]&lt;&gt;&quot;基本&quot;;[.$B103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爆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38:.O103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39]));YEAR(MAX([.$A$1:.$A$1048576]))-YEAR([.A1039])&gt;=2;[.$B1039]&lt;&gt;&quot;基本&quot;;[.$B103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神控制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39:.O103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0]));YEAR(MAX([.$A$1:.$A$1048576]))-YEAR([.A1040])&gt;=2;[.$B1040]&lt;&gt;&quot;基本&quot;;[.$B1040]&lt;&gt;&quot;经典&quot;); &quot;狂野&quot;; &quot;标准&quot;)" office:value-type="string" office:string-value="狂野" calcext:value-type="string">
            <text:p>狂野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亡者归来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40:.O104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召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41]));YEAR(MAX([.$A$1:.$A$1048576]))-YEAR([.A1041])&gt;=2;[.$B1041]&lt;&gt;&quot;基本&quot;;[.$B104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降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41:.O104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2]));YEAR(MAX([.$A$1:.$A$1048576]))-YEAR([.A1042])&gt;=2;[.$B1042]&lt;&gt;&quot;基本&quot;;[.$B1042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瓦里安·乌瑞恩</text:p>
          </table:table-cell>
          <table:table-cell table:style-name="ce5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42:.O104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套牌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3]));YEAR(MAX([.$A$1:.$A$1048576]))-YEAR([.A1043])&gt;=2;[.$B1043]&lt;&gt;&quot;基本&quot;;[.$B104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43:.O104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4]));YEAR(MAX([.$A$1:.$A$1048576]))-YEAR([.A1044])&gt;=2;[.$B1044]&lt;&gt;&quot;基本&quot;;[.$B104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office:value-type="string" calcext:value-type="string">
            <text:p>亡语;</text:p>
          </table:table-cell>
          <table:table-cell table:style-name="ce8" table:content-validation-name="val8" table:number-columns-repeated="3"/>
          <table:table-cell table:content-validation-name="val1" table:formula="of:=COM.MICROSOFT.CONCAT([.K1044:.O104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5]));YEAR(MAX([.$A$1:.$A$1048576]))-YEAR([.A1045])&gt;=2;[.$B1045]&lt;&gt;&quot;基本&quot;;[.$B104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45:.O104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6]));YEAR(MAX([.$A$1:.$A$1048576]))-YEAR([.A1046])&gt;=2;[.$B1046]&lt;&gt;&quot;基本&quot;;[.$B104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龙领主死亡之翼</text:p>
          </table:table-cell>
          <table:table-cell table:style-name="ce8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46:.O1046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7]));YEAR(MAX([.$A$1:.$A$1048576]))-YEAR([.A1047])&gt;=2;[.$B1047]&lt;&gt;&quot;基本&quot;;[.$B104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47:.O104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8]));YEAR(MAX([.$A$1:.$A$1048576]))-YEAR([.A1048])&gt;=2;[.$B1048]&lt;&gt;&quot;基本&quot;;[.$B104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之翼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48:.O104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49]));YEAR(MAX([.$A$1:.$A$1048576]))-YEAR([.A1049])&gt;=2;[.$B1049]&lt;&gt;&quot;基本&quot;;[.$B104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巨兽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49:.O10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50]));YEAR(MAX([.$A$1:.$A$1048576]))-YEAR([.A1050])&gt;=2;[.$B1050]&lt;&gt;&quot;基本&quot;;[.$B105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亚煞极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50:.O105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0" calcext:value-type="float">
            <text:p>10</text:p>
          </table:table-cell>
          <table:table-cell table:content-validation-name="val1" table:formula="of:=IF(AND(NOT(ISBLANK([.A1051]));YEAR(MAX([.$A$1:.$A$1048576]))-YEAR([.A1051])&gt;=2;[.$B1051]&lt;&gt;&quot;基本&quot;;[.$B105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</text:p>
          </table:table-cell>
          <table:table-cell table:style-name="ce8" table:content-validation-name="val7"/>
          <table:table-cell table:style-name="ce8" table:content-validation-name="val8" office:value-type="string" calcext:value-type="string">
            <text:p>战吼;</text:p>
          </table:table-cell>
          <table:table-cell table:style-name="ce8" table:content-validation-name="val8" table:number-columns-repeated="4"/>
          <table:table-cell table:content-validation-name="val1" table:formula="of:=COM.MICROSOFT.CONCAT([.K1051:.O10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052]));YEAR(MAX([.$A$1:.$A$1048576]))-YEAR([.A1052])&gt;=2;[.$B1052]&lt;&gt;&quot;基本&quot;;[.$B105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巨人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52:.O10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053]));YEAR(MAX([.$A$1:.$A$1048576]))-YEAR([.A1053])&gt;=2;[.$B1053]&lt;&gt;&quot;基本&quot;;[.$B1053]&lt;&gt;&quot;经典&quot;); &quot;狂野&quot;; &quot;标准&quot;)" office:value-type="string" office:string-value="狂野" calcext:value-type="string">
            <text:p>狂野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巨人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 table:content-validation-name="val1" table:formula="of:=COM.MICROSOFT.CONCAT([.K1053:.O10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12" calcext:value-type="float">
            <text:p>12</text:p>
          </table:table-cell>
          <table:table-cell table:content-validation-name="val1" table:formula="of:=IF(AND(NOT(ISBLANK([.A1054]));YEAR(MAX([.$A$1:.$A$1048576]))-YEAR([.A1054])&gt;=2;[.$B1054]&lt;&gt;&quot;基本&quot;;[.$B105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岭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54:.O105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144" office:value-type="float" office:value="20" calcext:value-type="float">
            <text:p>20</text:p>
          </table:table-cell>
          <table:table-cell table:content-validation-name="val1" table:formula="of:=IF(AND(NOT(ISBLANK([.A1055]));YEAR(MAX([.$A$1:.$A$1048576]))-YEAR([.A1055])&gt;=2;[.$B1055]&lt;&gt;&quot;基本&quot;;[.$B105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核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55:.O105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5"/>
          <table:table-cell table:number-columns-repeated="1002"/>
        </table:table-row>
        <table:table-row table:style-name="ro5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56]));YEAR(MAX([.$A$1:.$A$1048576]))-YEAR([.A1056])&gt;=2;[.$B1056]&lt;&gt;&quot;基本&quot;;[.$B1056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巨兽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5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57]));YEAR(MAX([.$A$1:.$A$1048576]))-YEAR([.A1057])&gt;=2;[.$B1057]&lt;&gt;&quot;基本&quot;;[.$B1057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之鳞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58]));YEAR(MAX([.$A$1:.$A$1048576]))-YEAR([.A1058])&gt;=2;[.$B1058]&lt;&gt;&quot;基本&quot;;[.$B1058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劫掠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059]));YEAR(MAX([.$A$1:.$A$1048576]))-YEAR([.A1059])&gt;=2;[.$B1059]&lt;&gt;&quot;基本&quot;;[.$B1059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长颈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060]));YEAR(MAX([.$A$1:.$A$1048576]))-YEAR([.A1060])&gt;=2;[.$B1060]&lt;&gt;&quot;基本&quot;;[.$B1060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形神龟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061]));YEAR(MAX([.$A$1:.$A$1048576]))-YEAR([.A1061])&gt;=2;[.$B1061]&lt;&gt;&quot;基本&quot;;[.$B1061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长孢子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062]));YEAR(MAX([.$A$1:.$A$1048576]))-YEAR([.A1062])&gt;=2;[.$B1062]&lt;&gt;&quot;基本&quot;;[.$B1062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法力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063]));YEAR(MAX([.$A$1:.$A$1048576]))-YEAR([.A1063])&gt;=2;[.$B1063]&lt;&gt;&quot;基本&quot;;[.$B1063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苍绿长颈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64]));YEAR(MAX([.$A$1:.$A$1048576]))-YEAR([.A1064])&gt;=2;[.$B1064]&lt;&gt;&quot;基本&quot;;[.$B1064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蟒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65]));YEAR(MAX([.$A$1:.$A$1048576]))-YEAR([.A1065])&gt;=2;[.$B1065]&lt;&gt;&quot;基本&quot;;[.$B1065]&lt;&gt;&quot;经典&quot;); &quot;狂野&quot;; &quot;标准&quot;)" office:value-type="string" office:string-value="标准" calcext:value-type="string">
            <text:p>标准</text:p>
          </table:table-cell>
          <table:table-cell table:style-name="ce14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泰拉图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66]));YEAR(MAX([.$A$1:.$A$1048576]))-YEAR([.A1066])&gt;=2;[.$B1066]&lt;&gt;&quot;基本&quot;;[.$B106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奔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67]));YEAR(MAX([.$A$1:.$A$1048576]))-YEAR([.A1067])&gt;=2;[.$B1067]&lt;&gt;&quot;基本&quot;;[.$B106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鹦鹉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68]));YEAR(MAX([.$A$1:.$A$1048576]))-YEAR([.A1068])&gt;=2;[.$B1068]&lt;&gt;&quot;基本&quot;;[.$B106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湿地女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69]));YEAR(MAX([.$A$1:.$A$1048576]))-YEAR([.A1069])&gt;=2;[.$B1069]&lt;&gt;&quot;基本&quot;;[.$B106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迅猛龙宝宝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70]));YEAR(MAX([.$A$1:.$A$1048576]))-YEAR([.A1070])&gt;=2;[.$B1070]&lt;&gt;&quot;基本&quot;;[.$B107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凶残撕咬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71]));YEAR(MAX([.$A$1:.$A$1048576]))-YEAR([.A1071])&gt;=2;[.$B1071]&lt;&gt;&quot;基本&quot;;[.$B107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恐龙学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72]));YEAR(MAX([.$A$1:.$A$1048576]))-YEAR([.A1072])&gt;=2;[.$B1072]&lt;&gt;&quot;基本&quot;;[.$B107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鸣刺喉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073]));YEAR(MAX([.$A$1:.$A$1048576]))-YEAR([.A1073])&gt;=2;[.$B1073]&lt;&gt;&quot;基本&quot;;[.$B107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追猎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142"/>
          <table:table-cell/>
          <table:table-cell office:value-type="float" office:value="5" calcext:value-type="float">
            <text:p>5</text:p>
          </table:table-cell>
          <table:table-cell table:content-validation-name="val1" table:formula="of:=IF(AND(NOT(ISBLANK([.A1074]));YEAR(MAX([.$A$1:.$A$1048576]))-YEAR([.A1074])&gt;=2;[.$B1074]&lt;&gt;&quot;基本&quot;;[.$B107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维尔守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75]));YEAR(MAX([.$A$1:.$A$1048576]))-YEAR([.A1075])&gt;=2;[.$B1075]&lt;&gt;&quot;基本&quot;;[.$B107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之王爵德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76]));YEAR(MAX([.$A$1:.$A$1048576]))-YEAR([.A1076])&gt;=2;[.$B1076]&lt;&gt;&quot;基本&quot;;[.$B107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打开时空之门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77]));YEAR(MAX([.$A$1:.$A$1048576]))-YEAR([.A1077])&gt;=2;[.$B1077]&lt;&gt;&quot;基本&quot;;[.$B107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体风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78]));YEAR(MAX([.$A$1:.$A$1048576]))-YEAR([.A1078])&gt;=2;[.$B1078]&lt;&gt;&quot;基本&quot;;[.$B107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派烙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79]));YEAR(MAX([.$A$1:.$A$1048576]))-YEAR([.A1079])&gt;=2;[.$B1079]&lt;&gt;&quot;基本&quot;;[.$B107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喷涌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80]));YEAR(MAX([.$A$1:.$A$1048576]))-YEAR([.A1080])&gt;=2;[.$B1080]&lt;&gt;&quot;基本&quot;;[.$B108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法学家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81]));YEAR(MAX([.$A$1:.$A$1048576]))-YEAR([.A1081])&gt;=2;[.$B1081]&lt;&gt;&quot;基本&quot;;[.$B108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远古雕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082]));YEAR(MAX([.$A$1:.$A$1048576]))-YEAR([.A1082])&gt;=2;[.$B1082]&lt;&gt;&quot;基本&quot;;[.$B108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共鸣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083]));YEAR(MAX([.$A$1:.$A$1048576]))-YEAR([.A1083])&gt;=2;[.$B1083]&lt;&gt;&quot;基本&quot;;[.$B108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镜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084]));YEAR(MAX([.$A$1:.$A$1048576]))-YEAR([.A1084])&gt;=2;[.$B1084]&lt;&gt;&quot;基本&quot;;[.$B108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蒸汽涌动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85]));YEAR(MAX([.$A$1:.$A$1048576]))-YEAR([.A1085])&gt;=2;[.$B1085]&lt;&gt;&quot;基本&quot;;[.$B108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陨石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6]));YEAR(MAX([.$A$1:.$A$1048576]))-YEAR([.A1086])&gt;=2;[.$B1086]&lt;&gt;&quot;基本&quot;;[.$B108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最后的水晶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7]));YEAR(MAX([.$A$1:.$A$1048576]))-YEAR([.A1087])&gt;=2;[.$B1087]&lt;&gt;&quot;基本&quot;;[.$B108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失丛林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8]));YEAR(MAX([.$A$1:.$A$1048576]))-YEAR([.A1088])&gt;=2;[.$B1088]&lt;&gt;&quot;基本&quot;;[.$B108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适者生存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89]));YEAR(MAX([.$A$1:.$A$1048576]))-YEAR([.A1089])&gt;=2;[.$B1089]&lt;&gt;&quot;基本&quot;;[.$B108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文学家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90]));YEAR(MAX([.$A$1:.$A$1048576]))-YEAR([.A1090])&gt;=2;[.$B1090]&lt;&gt;&quot;基本&quot;;[.$B109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勇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091]));YEAR(MAX([.$A$1:.$A$1048576]))-YEAR([.A1091])&gt;=2;[.$B1091]&lt;&gt;&quot;基本&quot;;[.$B109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铸剑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92]));YEAR(MAX([.$A$1:.$A$1048576]))-YEAR([.A1092])&gt;=2;[.$B1092]&lt;&gt;&quot;基本&quot;;[.$B109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龙骑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093]));YEAR(MAX([.$A$1:.$A$1048576]))-YEAR([.A1093])&gt;=2;[.$B1093]&lt;&gt;&quot;基本&quot;;[.$B109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守日者塔林姆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094]));YEAR(MAX([.$A$1:.$A$1048576]))-YEAR([.A1094])&gt;=2;[.$B1094]&lt;&gt;&quot;基本&quot;;[.$B109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斩棘刀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095]));YEAR(MAX([.$A$1:.$A$1048576]))-YEAR([.A1095])&gt;=2;[.$B1095]&lt;&gt;&quot;基本&quot;;[.$B109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巨化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96]));YEAR(MAX([.$A$1:.$A$1048576]))-YEAR([.A1096])&gt;=2;[.$B1096]&lt;&gt;&quot;基本&quot;;[.$B109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唤醒造物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97]));YEAR(MAX([.$A$1:.$A$1048576]))-YEAR([.A1097])&gt;=2;[.$B1097]&lt;&gt;&quot;基本&quot;;[.$B109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晶预言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98]));YEAR(MAX([.$A$1:.$A$1048576]))-YEAR([.A1098])&gt;=2;[.$B1098]&lt;&gt;&quot;基本&quot;;[.$B109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联结治疗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4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099]));YEAR(MAX([.$A$1:.$A$1048576]))-YEAR([.A1099])&gt;=2;[.$B1099]&lt;&gt;&quot;基本&quot;;[.$B109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照元素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5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00]));YEAR(MAX([.$A$1:.$A$1048576]))-YEAR([.A1100])&gt;=2;[.$B1100]&lt;&gt;&quot;基本&quot;;[.$B110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视界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6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01]));YEAR(MAX([.$A$1:.$A$1048576]))-YEAR([.A1101])&gt;=2;[.$B1101]&lt;&gt;&quot;基本&quot;;[.$B110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好奇的莹根草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7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02]));YEAR(MAX([.$A$1:.$A$1048576]))-YEAR([.A1102])&gt;=2;[.$B1102]&lt;&gt;&quot;基本&quot;;[.$B110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幻象制造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8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03]));YEAR(MAX([.$A$1:.$A$1048576]))-YEAR([.A1103])&gt;=2;[.$B1103]&lt;&gt;&quot;基本&quot;;[.$B110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执盾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0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04]));YEAR(MAX([.$A$1:.$A$1048576]))-YEAR([.A1104])&gt;=2;[.$B1104]&lt;&gt;&quot;基本&quot;;[.$B110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太阳裂片”莱拉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1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05]));YEAR(MAX([.$A$1:.$A$1048576]))-YEAR([.A1105])&gt;=2;[.$B1105]&lt;&gt;&quot;基本&quot;;[.$B110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琥口脱险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06]));YEAR(MAX([.$A$1:.$A$1048576]))-YEAR([.A1106])&gt;=2;[.$B1106]&lt;&gt;&quot;基本&quot;;[.$B110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幻觉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3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07]));YEAR(MAX([.$A$1:.$A$1048576]))-YEAR([.A1107])&gt;=2;[.$B1107]&lt;&gt;&quot;基本&quot;;[.$B110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索地下洞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4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08]));YEAR(MAX([.$A$1:.$A$1048576]))-YEAR([.A1108])&gt;=2;[.$B1108]&lt;&gt;&quot;基本&quot;;[.$B110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刀瓣鞭笞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6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09]));YEAR(MAX([.$A$1:.$A$1048576]))-YEAR([.A1109])&gt;=2;[.$B1109]&lt;&gt;&quot;基本&quot;;[.$B110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瓣齐射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2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10]));YEAR(MAX([.$A$1:.$A$1048576]))-YEAR([.A1110])&gt;=2;[.$B1110]&lt;&gt;&quot;基本&quot;;[.$B111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草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45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11]));YEAR(MAX([.$A$1:.$A$1048576]))-YEAR([.A1111])&gt;=2;[.$B1111]&lt;&gt;&quot;基本&quot;;[.$B111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拟态豆荚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46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12]));YEAR(MAX([.$A$1:.$A$1048576]))-YEAR([.A1112])&gt;=2;[.$B1112]&lt;&gt;&quot;基本&quot;;[.$B111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浸毒武器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4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13]));YEAR(MAX([.$A$1:.$A$1048576]))-YEAR([.A1113])&gt;=2;[.$B1113]&lt;&gt;&quot;基本&quot;;[.$B111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尸魔花”瑟拉金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0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14]));YEAR(MAX([.$A$1:.$A$1048576]))-YEAR([.A1114])&gt;=2;[.$B1114]&lt;&gt;&quot;基本&quot;;[.$B111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黑曜石碎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1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15]));YEAR(MAX([.$A$1:.$A$1048576]))-YEAR([.A1115])&gt;=2;[.$B1115]&lt;&gt;&quot;基本&quot;;[.$B111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脊吞噬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2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16]));YEAR(MAX([.$A$1:.$A$1048576]))-YEAR([.A1116])&gt;=2;[.$B1116]&lt;&gt;&quot;基本&quot;;[.$B111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气元素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5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17]));YEAR(MAX([.$A$1:.$A$1048576]))-YEAR([.A1117])&gt;=2;[.$B1117]&lt;&gt;&quot;基本&quot;;[.$B111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人总动员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6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18]));YEAR(MAX([.$A$1:.$A$1048576]))-YEAR([.A1118])&gt;=2;[.$B1118]&lt;&gt;&quot;基本&quot;;[.$B111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先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7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19]));YEAR(MAX([.$A$1:.$A$1048576]))-YEAR([.A1119])&gt;=2;[.$B1119]&lt;&gt;&quot;基本&quot;;[.$B111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图腾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8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20]));YEAR(MAX([.$A$1:.$A$1048576]))-YEAR([.A1120])&gt;=2;[.$B1120]&lt;&gt;&quot;基本&quot;;[.$B112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温泉守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5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21]));YEAR(MAX([.$A$1:.$A$1048576]))-YEAR([.A1121])&gt;=2;[.$B1121]&lt;&gt;&quot;基本&quot;;[.$B112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回响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0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22]));YEAR(MAX([.$A$1:.$A$1048576]))-YEAR([.A1122])&gt;=2;[.$B1122]&lt;&gt;&quot;基本&quot;;[.$B112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海潮涌动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1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23]));YEAR(MAX([.$A$1:.$A$1048576]))-YEAR([.A1123])&gt;=2;[.$B1123]&lt;&gt;&quot;基本&quot;;[.$B112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喷发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2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24]));YEAR(MAX([.$A$1:.$A$1048576]))-YEAR([.A1124])&gt;=2;[.$B1124]&lt;&gt;&quot;基本&quot;;[.$B112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石哨兵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3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25]));YEAR(MAX([.$A$1:.$A$1048576]))-YEAR([.A1125])&gt;=2;[.$B1125]&lt;&gt;&quot;基本&quot;;[.$B112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荒之主卡利莫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4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26]));YEAR(MAX([.$A$1:.$A$1048576]))-YEAR([.A1126])&gt;=2;[.$B1126]&lt;&gt;&quot;基本&quot;;[.$B112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卡利献祭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27]));YEAR(MAX([.$A$1:.$A$1048576]))-YEAR([.A1127])&gt;=2;[.$B1127]&lt;&gt;&quot;基本&quot;;[.$B112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化迷雾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6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28]));YEAR(MAX([.$A$1:.$A$1048576]))-YEAR([.A1128])&gt;=2;[.$B1128]&lt;&gt;&quot;基本&quot;;[.$B112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瓦丝女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67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29]));YEAR(MAX([.$A$1:.$A$1048576]))-YEAR([.A1129])&gt;=2;[.$B1129]&lt;&gt;&quot;基本&quot;;[.$B112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色绽放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77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30]));YEAR(MAX([.$A$1:.$A$1048576]))-YEAR([.A1130])&gt;=2;[.$B1130]&lt;&gt;&quot;基本&quot;;[.$B113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聒噪的挖掘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7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31]));YEAR(MAX([.$A$1:.$A$1048576]))-YEAR([.A1131])&gt;=2;[.$B1131]&lt;&gt;&quot;基本&quot;;[.$B113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卡利地狱犬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0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32]));YEAR(MAX([.$A$1:.$A$1048576]))-YEAR([.A1132])&gt;=2;[.$B1132]&lt;&gt;&quot;基本&quot;;[.$B113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翼手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3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33]));YEAR(MAX([.$A$1:.$A$1048576]))-YEAR([.A1133])&gt;=2;[.$B1133]&lt;&gt;&quot;基本&quot;;[.$B113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喂食时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4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34]));YEAR(MAX([.$A$1:.$A$1048576]))-YEAR([.A1134])&gt;=2;[.$B1134]&lt;&gt;&quot;基本&quot;;[.$B113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潜伏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5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135]));YEAR(MAX([.$A$1:.$A$1048576]))-YEAR([.A1135])&gt;=2;[.$B1135]&lt;&gt;&quot;基本&quot;;[.$B113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残暴的恐龙术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36]));YEAR(MAX([.$A$1:.$A$1048576]))-YEAR([.A1136])&gt;=2;[.$B1136]&lt;&gt;&quot;基本&quot;;[.$B113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之心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7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37]));YEAR(MAX([.$A$1:.$A$1048576]))-YEAR([.A1137])&gt;=2;[.$B1137]&lt;&gt;&quot;基本&quot;;[.$B113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岩之刃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8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38]));YEAR(MAX([.$A$1:.$A$1048576]))-YEAR([.A1138])&gt;=2;[.$B1138]&lt;&gt;&quot;基本&quot;;[.$B113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铜皮铁甲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8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39]));YEAR(MAX([.$A$1:.$A$1048576]))-YEAR([.A1139])&gt;=2;[.$B1139]&lt;&gt;&quot;基本&quot;;[.$B113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探索安戈洛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0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40]));YEAR(MAX([.$A$1:.$A$1048576]))-YEAR([.A1140])&gt;=2;[.$B1140]&lt;&gt;&quot;基本&quot;;[.$B114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身陷绝境的哨卫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1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41]));YEAR(MAX([.$A$1:.$A$1048576]))-YEAR([.A1141])&gt;=2;[.$B1141]&lt;&gt;&quot;基本&quot;;[.$B114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因转接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2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42]));YEAR(MAX([.$A$1:.$A$1048576]))-YEAR([.A1142])&gt;=2;[.$B1142]&lt;&gt;&quot;基本&quot;;[.$B114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角龙宝宝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3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143]));YEAR(MAX([.$A$1:.$A$1048576]))-YEAR([.A1143])&gt;=2;[.$B1143]&lt;&gt;&quot;基本&quot;;[.$B114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恐角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4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44]));YEAR(MAX([.$A$1:.$A$1048576]))-YEAR([.A1144])&gt;=2;[.$B1144]&lt;&gt;&quot;基本&quot;;[.$B114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兽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5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45]));YEAR(MAX([.$A$1:.$A$1048576]))-YEAR([.A1145])&gt;=2;[.$B1145]&lt;&gt;&quot;基本&quot;;[.$B114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之王摩什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6]));YEAR(MAX([.$A$1:.$A$1048576]))-YEAR([.A1146])&gt;=2;[.$B1146]&lt;&gt;&quot;基本&quot;;[.$B114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川裂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7]));YEAR(MAX([.$A$1:.$A$1048576]))-YEAR([.A1147])&gt;=2;[.$B1147]&lt;&gt;&quot;基本&quot;;[.$B114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精灵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8]));YEAR(MAX([.$A$1:.$A$1048576]))-YEAR([.A1148])&gt;=2;[.$B1148]&lt;&gt;&quot;基本&quot;;[.$B114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翡翠掠夺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9]));YEAR(MAX([.$A$1:.$A$1048576]))-YEAR([.A1149])&gt;=2;[.$B1149]&lt;&gt;&quot;基本&quot;;[.$B114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翡翠蜂后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9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50]));YEAR(MAX([.$A$1:.$A$1048576]))-YEAR([.A1150])&gt;=2;[.$B1150]&lt;&gt;&quot;基本&quot;;[.$B115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不稳定的元素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51]));YEAR(MAX([.$A$1:.$A$1048576]))-YEAR([.A1151])&gt;=2;[.$B1151]&lt;&gt;&quot;基本&quot;;[.$B115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倔强的蜗牛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52]));YEAR(MAX([.$A$1:.$A$1048576]))-YEAR([.A1152])&gt;=2;[.$B1152]&lt;&gt;&quot;基本&quot;;[.$B115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掠龙幼崽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53]));YEAR(MAX([.$A$1:.$A$1048576]))-YEAR([.A1153])&gt;=2;[.$B1153]&lt;&gt;&quot;基本&quot;;[.$B115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塘猎人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3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154]));YEAR(MAX([.$A$1:.$A$1048576]))-YEAR([.A1154])&gt;=2;[.$B1154]&lt;&gt;&quot;基本&quot;;[.$B115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葛拉卡爬行蟹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55]));YEAR(MAX([.$A$1:.$A$1048576]))-YEAR([.A1155])&gt;=2;[.$B1155]&lt;&gt;&quot;基本&quot;;[.$B115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恶的雏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56]));YEAR(MAX([.$A$1:.$A$1048576]))-YEAR([.A1156])&gt;=2;[.$B1156]&lt;&gt;&quot;基本&quot;;[.$B115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窃蛋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57]));YEAR(MAX([.$A$1:.$A$1048576]))-YEAR([.A1157])&gt;=2;[.$B1157]&lt;&gt;&quot;基本&quot;;[.$B115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黄蜂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58]));YEAR(MAX([.$A$1:.$A$1048576]))-YEAR([.A1158])&gt;=2;[.$B1158]&lt;&gt;&quot;基本&quot;;[.$B115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齿刀叶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59]));YEAR(MAX([.$A$1:.$A$1048576]))-YEAR([.A1159])&gt;=2;[.$B1159]&lt;&gt;&quot;基本&quot;;[.$B115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岩元素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0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60]));YEAR(MAX([.$A$1:.$A$1048576]))-YEAR([.A1160])&gt;=2;[.$B1160]&lt;&gt;&quot;基本&quot;;[.$B116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焦油爬行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61]));YEAR(MAX([.$A$1:.$A$1048576]))-YEAR([.A1161])&gt;=2;[.$B1161]&lt;&gt;&quot;基本&quot;;[.$B116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丘防御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62]));YEAR(MAX([.$A$1:.$A$1048576]))-YEAR([.A1162])&gt;=2;[.$B1162]&lt;&gt;&quot;基本&quot;;[.$B116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翼手龙宝宝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63]));YEAR(MAX([.$A$1:.$A$1048576]))-YEAR([.A1163])&gt;=2;[.$B1163]&lt;&gt;&quot;基本&quot;;[.$B116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蛮鱼斥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3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64]));YEAR(MAX([.$A$1:.$A$1048576]))-YEAR([.A1164])&gt;=2;[.$B1164]&lt;&gt;&quot;基本&quot;;[.$B116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贪食软泥怪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65]));YEAR(MAX([.$A$1:.$A$1048576]))-YEAR([.A1165])&gt;=2;[.$B1165]&lt;&gt;&quot;基本&quot;;[.$B116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蜥蜴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1166]));YEAR(MAX([.$A$1:.$A$1048576]))-YEAR([.A1166])&gt;=2;[.$B1166]&lt;&gt;&quot;基本&quot;;[.$B116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暴龙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67]));YEAR(MAX([.$A$1:.$A$1048576]))-YEAR([.A1167])&gt;=2;[.$B1167]&lt;&gt;&quot;基本&quot;;[.$B116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剑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68]));YEAR(MAX([.$A$1:.$A$1048576]))-YEAR([.A1168])&gt;=2;[.$B1168]&lt;&gt;&quot;基本&quot;;[.$B116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维尔塑石师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69]));YEAR(MAX([.$A$1:.$A$1048576]))-YEAR([.A1169])&gt;=2;[.$B1169]&lt;&gt;&quot;基本&quot;;[.$B116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拉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70]));YEAR(MAX([.$A$1:.$A$1048576]))-YEAR([.A1170])&gt;=2;[.$B1170]&lt;&gt;&quot;基本&quot;;[.$B117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温顺的巨壳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71]));YEAR(MAX([.$A$1:.$A$1048576]))-YEAR([.A1171])&gt;=2;[.$B1171]&lt;&gt;&quot;基本&quot;;[.$B117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羽凤凰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72]));YEAR(MAX([.$A$1:.$A$1048576]))-YEAR([.A1172])&gt;=2;[.$B1172]&lt;&gt;&quot;基本&quot;;[.$B117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灵魂歌者安布拉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1173]));YEAR(MAX([.$A$1:.$A$1048576]))-YEAR([.A1173])&gt;=2;[.$B1173]&lt;&gt;&quot;基本&quot;;[.$B117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情的探险家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3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74]));YEAR(MAX([.$A$1:.$A$1048576]))-YEAR([.A1174])&gt;=2;[.$B1174]&lt;&gt;&quot;基本&quot;;[.$B117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开拓者”伊莉斯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75]));YEAR(MAX([.$A$1:.$A$1048576]))-YEAR([.A1175])&gt;=2;[.$B1175]&lt;&gt;&quot;基本&quot;;[.$B117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利莫斯的仆从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76]));YEAR(MAX([.$A$1:.$A$1048576]))-YEAR([.A1176])&gt;=2;[.$B1176]&lt;&gt;&quot;基本&quot;;[.$B117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筑巢双头鹏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1177]));YEAR(MAX([.$A$1:.$A$1048576]))-YEAR([.A1177])&gt;=2;[.$B1177]&lt;&gt;&quot;基本&quot;;[.$B117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潮多头蛇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178]));YEAR(MAX([.$A$1:.$A$1048576]))-YEAR([.A1178])&gt;=2;[.$B1178]&lt;&gt;&quot;基本&quot;;[.$B117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丛林猎人”赫米特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179]));YEAR(MAX([.$A$1:.$A$1048576]))-YEAR([.A1179])&gt;=2;[.$B1179]&lt;&gt;&quot;基本&quot;;[.$B117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冻粉碎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2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1180]));YEAR(MAX([.$A$1:.$A$1048576]))-YEAR([.A1180])&gt;=2;[.$B1180]&lt;&gt;&quot;基本&quot;;[.$B118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剑齿追猎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0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81]));YEAR(MAX([.$A$1:.$A$1048576]))-YEAR([.A1181])&gt;=2;[.$B1181]&lt;&gt;&quot;基本&quot;;[.$B1181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1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82]));YEAR(MAX([.$A$1:.$A$1048576]))-YEAR([.A1182])&gt;=2;[.$B1182]&lt;&gt;&quot;基本&quot;;[.$B1182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使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2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83]));YEAR(MAX([.$A$1:.$A$1048576]))-YEAR([.A1183])&gt;=2;[.$B1183]&lt;&gt;&quot;基本&quot;;[.$B1183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臃肿的蛇颈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3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1184]));YEAR(MAX([.$A$1:.$A$1048576]))-YEAR([.A1184])&gt;=2;[.$B1184]&lt;&gt;&quot;基本&quot;;[.$B1184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暴看守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4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85]));YEAR(MAX([.$A$1:.$A$1048576]))-YEAR([.A1185])&gt;=2;[.$B1185]&lt;&gt;&quot;基本&quot;;[.$B1185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生幼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5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86]));YEAR(MAX([.$A$1:.$A$1048576]))-YEAR([.A1186])&gt;=2;[.$B1186]&lt;&gt;&quot;基本&quot;;[.$B1186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始祖龟预言者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6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87]));YEAR(MAX([.$A$1:.$A$1048576]))-YEAR([.A1187])&gt;=2;[.$B1187]&lt;&gt;&quot;基本&quot;;[.$B1187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的魔暴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7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1188]));YEAR(MAX([.$A$1:.$A$1048576]))-YEAR([.A1188])&gt;=2;[.$B1188]&lt;&gt;&quot;基本&quot;;[.$B1188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乳齿象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8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189]));YEAR(MAX([.$A$1:.$A$1048576]))-YEAR([.A1189])&gt;=2;[.$B1189]&lt;&gt;&quot;基本&quot;;[.$B1189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欧泽鲁克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7" table:content-validation-name="val2" office:value-type="date" office:date-value="2017-04-07" calcext:value-type="date">
            <text:p>2017年4月7日</text:p>
          </table:table-cell>
          <table:table-cell table:content-validation-name="val3" office:value-type="string" calcext:value-type="string">
            <text:p>安戈洛</text:p>
          </table:table-cell>
          <table:table-cell table:style-name="ce13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190]));YEAR(MAX([.$A$1:.$A$1048576]))-YEAR([.A1190])&gt;=2;[.$B1190]&lt;&gt;&quot;基本&quot;;[.$B1190]&lt;&gt;&quot;经典&quot;); &quot;狂野&quot;; &quot;标准&quot;)" office:value-type="string" office:string-value="标准" calcext:value-type="string">
            <text:p>标准</text:p>
          </table:table-cell>
          <table:table-cell table:style-name="ce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摩天龙</text:p>
          </table:table-cell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6" table:number-rows-repeated="64345">
          <table:table-cell table:style-name="ce1" table:content-validation-name="val2"/>
          <table:table-cell table:content-validation-name="val3"/>
          <table:table-cell table:style-name="ce19" table:content-validation-name="val4"/>
          <table:table-cell table:number-columns-repeated="3"/>
          <table:table-cell table:content-validation-name="val1"/>
          <table:table-cell table:style-name="ce8" table:content-validation-name="val5"/>
          <table:table-cell table:style-name="ce68" table:content-validation-name="val6"/>
          <table:table-cell table:style-name="ce8" table:content-validation-name="val7"/>
          <table:table-cell table:style-name="ce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6" table:number-rows-repeated="983040">
          <table:table-cell/>
          <table:table-cell table:content-validation-name="val3"/>
          <table:table-cell table:number-columns-repeated="4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table-row table:style-name="ro6">
          <table:table-cell/>
          <table:table-cell table:content-validation-name="val3"/>
          <table:table-cell table:number-columns-repeated="4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named-expressions>
          <table:named-range table:name="_xlnm._FilterDatabase" table:base-cell-address="$卡牌.$A$1" table:cell-range-address="$卡牌.$A$1:.$V$1055"/>
        </table:named-expressions>
        <calcext:conditional-formats>
          <calcext:conditional-format calcext:target-range-address="卡牌.C1191:卡牌.C1048576 卡牌.C1:卡牌.C1096 卡牌.C1106:卡牌.C1106 卡牌.C1117:卡牌.C1125 卡牌.C1136:卡牌.C1136 卡牌.C1146:卡牌.C1146">
            <calcext:condition calcext:apply-style-name="战士" calcext:value="=&quot;战士&quot;" calcext:base-cell-address="卡牌.C1"/>
            <calcext:condition calcext:apply-style-name="术士" calcext:value="=&quot;术士&quot;" calcext:base-cell-address="卡牌.C1"/>
            <calcext:condition calcext:apply-style-name="法师" calcext:value="=&quot;法师&quot;" calcext:base-cell-address="卡牌.C1"/>
            <calcext:condition calcext:apply-style-name="潜行者" calcext:value="=&quot;潜行者&quot;" calcext:base-cell-address="卡牌.C1"/>
            <calcext:condition calcext:apply-style-name="猎人" calcext:value="=&quot;猎人&quot;" calcext:base-cell-address="卡牌.C1"/>
            <calcext:condition calcext:apply-style-name="德鲁伊" calcext:value="=&quot;德鲁伊&quot;" calcext:base-cell-address="卡牌.C1"/>
            <calcext:condition calcext:apply-style-name="萨满祭司" calcext:value="=&quot;萨满祭司&quot;" calcext:base-cell-address="卡牌.C1"/>
            <calcext:condition calcext:apply-style-name="圣骑士" calcext:value="=&quot;圣骑士&quot;" calcext:base-cell-address="卡牌.C1"/>
          </calcext:conditional-format>
          <calcext:conditional-format calcext:target-range-address="卡牌.Q1:卡牌.T408 卡牌.Q410:卡牌.T1048576 卡牌.Q409:卡牌.Q409 卡牌.S409:卡牌.T409">
            <calcext:condition calcext:apply-style-name="优秀" calcext:value="=&quot;优秀&quot;" calcext:base-cell-address="卡牌.Q1"/>
            <calcext:condition calcext:apply-style-name="良好" calcext:value="=&quot;良好&quot;" calcext:base-cell-address="卡牌.Q1"/>
            <calcext:condition calcext:apply-style-name="普通" calcext:value="=&quot;普通&quot;" calcext:base-cell-address="卡牌.Q1"/>
          </calcext:conditional-format>
          <calcext:conditional-format calcext:target-range-address="卡牌.I2:卡牌.I1048576">
            <calcext:condition calcext:apply-style-name="法术" calcext:value="formula-is(EXACT([.H2]; &quot;法术&quot;))" calcext:base-cell-address="卡牌.I2"/>
            <calcext:condition calcext:apply-style-name="武器" calcext:value="formula-is(EXACT([.H2]; &quot;武器&quot;))" calcext:base-cell-address="卡牌.I2"/>
          </calcext:conditional-format>
          <calcext:conditional-format calcext:target-range-address="卡牌.R409:卡牌.R409">
            <calcext:condition calcext:apply-style-name="优秀" calcext:value="=&quot;优秀&quot;" calcext:base-cell-address="卡牌.R409"/>
            <calcext:condition calcext:apply-style-name="良好" calcext:value="=&quot;良好&quot;" calcext:base-cell-address="卡牌.R409"/>
            <calcext:condition calcext:apply-style-name="普通" calcext:value="=&quot;普通&quot;" calcext:base-cell-address="卡牌.R409"/>
          </calcext:conditional-format>
          <calcext:conditional-format calcext:target-range-address="卡牌.F1:卡牌.F1048576">
            <calcext:condition calcext:apply-style-name="偶数或者7+" calcext:value="formula-is(OR([.F1]&gt;=7; ISEVEN([.F1])))" calcext:base-cell-address="卡牌.F1"/>
          </calcext:conditional-format>
          <calcext:conditional-format calcext:target-range-address="卡牌.C1097:卡牌.C1097">
            <calcext:condition calcext:apply-style-name="战士" calcext:value="=&quot;战士&quot;" calcext:base-cell-address="卡牌.C1097"/>
            <calcext:condition calcext:apply-style-name="术士" calcext:value="=&quot;术士&quot;" calcext:base-cell-address="卡牌.C1097"/>
            <calcext:condition calcext:apply-style-name="法师" calcext:value="=&quot;法师&quot;" calcext:base-cell-address="卡牌.C1097"/>
            <calcext:condition calcext:apply-style-name="潜行者" calcext:value="=&quot;潜行者&quot;" calcext:base-cell-address="卡牌.C1097"/>
            <calcext:condition calcext:apply-style-name="猎人" calcext:value="=&quot;猎人&quot;" calcext:base-cell-address="卡牌.C1097"/>
            <calcext:condition calcext:apply-style-name="德鲁伊" calcext:value="=&quot;德鲁伊&quot;" calcext:base-cell-address="卡牌.C1097"/>
            <calcext:condition calcext:apply-style-name="萨满祭司" calcext:value="=&quot;萨满祭司&quot;" calcext:base-cell-address="卡牌.C1097"/>
            <calcext:condition calcext:apply-style-name="圣骑士" calcext:value="=&quot;圣骑士&quot;" calcext:base-cell-address="卡牌.C1097"/>
          </calcext:conditional-format>
          <calcext:conditional-format calcext:target-range-address="卡牌.C1098:卡牌.C1098">
            <calcext:condition calcext:apply-style-name="战士" calcext:value="=&quot;战士&quot;" calcext:base-cell-address="卡牌.C1098"/>
            <calcext:condition calcext:apply-style-name="术士" calcext:value="=&quot;术士&quot;" calcext:base-cell-address="卡牌.C1098"/>
            <calcext:condition calcext:apply-style-name="法师" calcext:value="=&quot;法师&quot;" calcext:base-cell-address="卡牌.C1098"/>
            <calcext:condition calcext:apply-style-name="潜行者" calcext:value="=&quot;潜行者&quot;" calcext:base-cell-address="卡牌.C1098"/>
            <calcext:condition calcext:apply-style-name="猎人" calcext:value="=&quot;猎人&quot;" calcext:base-cell-address="卡牌.C1098"/>
            <calcext:condition calcext:apply-style-name="德鲁伊" calcext:value="=&quot;德鲁伊&quot;" calcext:base-cell-address="卡牌.C1098"/>
            <calcext:condition calcext:apply-style-name="萨满祭司" calcext:value="=&quot;萨满祭司&quot;" calcext:base-cell-address="卡牌.C1098"/>
            <calcext:condition calcext:apply-style-name="圣骑士" calcext:value="=&quot;圣骑士&quot;" calcext:base-cell-address="卡牌.C1098"/>
          </calcext:conditional-format>
          <calcext:conditional-format calcext:target-range-address="卡牌.C1099:卡牌.C1099">
            <calcext:condition calcext:apply-style-name="战士" calcext:value="=&quot;战士&quot;" calcext:base-cell-address="卡牌.C1099"/>
            <calcext:condition calcext:apply-style-name="术士" calcext:value="=&quot;术士&quot;" calcext:base-cell-address="卡牌.C1099"/>
            <calcext:condition calcext:apply-style-name="法师" calcext:value="=&quot;法师&quot;" calcext:base-cell-address="卡牌.C1099"/>
            <calcext:condition calcext:apply-style-name="潜行者" calcext:value="=&quot;潜行者&quot;" calcext:base-cell-address="卡牌.C1099"/>
            <calcext:condition calcext:apply-style-name="猎人" calcext:value="=&quot;猎人&quot;" calcext:base-cell-address="卡牌.C1099"/>
            <calcext:condition calcext:apply-style-name="德鲁伊" calcext:value="=&quot;德鲁伊&quot;" calcext:base-cell-address="卡牌.C1099"/>
            <calcext:condition calcext:apply-style-name="萨满祭司" calcext:value="=&quot;萨满祭司&quot;" calcext:base-cell-address="卡牌.C1099"/>
            <calcext:condition calcext:apply-style-name="圣骑士" calcext:value="=&quot;圣骑士&quot;" calcext:base-cell-address="卡牌.C1099"/>
          </calcext:conditional-format>
          <calcext:conditional-format calcext:target-range-address="卡牌.C1100:卡牌.C1100">
            <calcext:condition calcext:apply-style-name="战士" calcext:value="=&quot;战士&quot;" calcext:base-cell-address="卡牌.C1100"/>
            <calcext:condition calcext:apply-style-name="术士" calcext:value="=&quot;术士&quot;" calcext:base-cell-address="卡牌.C1100"/>
            <calcext:condition calcext:apply-style-name="法师" calcext:value="=&quot;法师&quot;" calcext:base-cell-address="卡牌.C1100"/>
            <calcext:condition calcext:apply-style-name="潜行者" calcext:value="=&quot;潜行者&quot;" calcext:base-cell-address="卡牌.C1100"/>
            <calcext:condition calcext:apply-style-name="猎人" calcext:value="=&quot;猎人&quot;" calcext:base-cell-address="卡牌.C1100"/>
            <calcext:condition calcext:apply-style-name="德鲁伊" calcext:value="=&quot;德鲁伊&quot;" calcext:base-cell-address="卡牌.C1100"/>
            <calcext:condition calcext:apply-style-name="萨满祭司" calcext:value="=&quot;萨满祭司&quot;" calcext:base-cell-address="卡牌.C1100"/>
            <calcext:condition calcext:apply-style-name="圣骑士" calcext:value="=&quot;圣骑士&quot;" calcext:base-cell-address="卡牌.C1100"/>
          </calcext:conditional-format>
          <calcext:conditional-format calcext:target-range-address="卡牌.C1101:卡牌.C1101">
            <calcext:condition calcext:apply-style-name="战士" calcext:value="=&quot;战士&quot;" calcext:base-cell-address="卡牌.C1101"/>
            <calcext:condition calcext:apply-style-name="术士" calcext:value="=&quot;术士&quot;" calcext:base-cell-address="卡牌.C1101"/>
            <calcext:condition calcext:apply-style-name="法师" calcext:value="=&quot;法师&quot;" calcext:base-cell-address="卡牌.C1101"/>
            <calcext:condition calcext:apply-style-name="潜行者" calcext:value="=&quot;潜行者&quot;" calcext:base-cell-address="卡牌.C1101"/>
            <calcext:condition calcext:apply-style-name="猎人" calcext:value="=&quot;猎人&quot;" calcext:base-cell-address="卡牌.C1101"/>
            <calcext:condition calcext:apply-style-name="德鲁伊" calcext:value="=&quot;德鲁伊&quot;" calcext:base-cell-address="卡牌.C1101"/>
            <calcext:condition calcext:apply-style-name="萨满祭司" calcext:value="=&quot;萨满祭司&quot;" calcext:base-cell-address="卡牌.C1101"/>
            <calcext:condition calcext:apply-style-name="圣骑士" calcext:value="=&quot;圣骑士&quot;" calcext:base-cell-address="卡牌.C1101"/>
          </calcext:conditional-format>
          <calcext:conditional-format calcext:target-range-address="卡牌.C1102:卡牌.C1102">
            <calcext:condition calcext:apply-style-name="战士" calcext:value="=&quot;战士&quot;" calcext:base-cell-address="卡牌.C1102"/>
            <calcext:condition calcext:apply-style-name="术士" calcext:value="=&quot;术士&quot;" calcext:base-cell-address="卡牌.C1102"/>
            <calcext:condition calcext:apply-style-name="法师" calcext:value="=&quot;法师&quot;" calcext:base-cell-address="卡牌.C1102"/>
            <calcext:condition calcext:apply-style-name="潜行者" calcext:value="=&quot;潜行者&quot;" calcext:base-cell-address="卡牌.C1102"/>
            <calcext:condition calcext:apply-style-name="猎人" calcext:value="=&quot;猎人&quot;" calcext:base-cell-address="卡牌.C1102"/>
            <calcext:condition calcext:apply-style-name="德鲁伊" calcext:value="=&quot;德鲁伊&quot;" calcext:base-cell-address="卡牌.C1102"/>
            <calcext:condition calcext:apply-style-name="萨满祭司" calcext:value="=&quot;萨满祭司&quot;" calcext:base-cell-address="卡牌.C1102"/>
            <calcext:condition calcext:apply-style-name="圣骑士" calcext:value="=&quot;圣骑士&quot;" calcext:base-cell-address="卡牌.C1102"/>
          </calcext:conditional-format>
          <calcext:conditional-format calcext:target-range-address="卡牌.C1103:卡牌.C1103">
            <calcext:condition calcext:apply-style-name="战士" calcext:value="=&quot;战士&quot;" calcext:base-cell-address="卡牌.C1103"/>
            <calcext:condition calcext:apply-style-name="术士" calcext:value="=&quot;术士&quot;" calcext:base-cell-address="卡牌.C1103"/>
            <calcext:condition calcext:apply-style-name="法师" calcext:value="=&quot;法师&quot;" calcext:base-cell-address="卡牌.C1103"/>
            <calcext:condition calcext:apply-style-name="潜行者" calcext:value="=&quot;潜行者&quot;" calcext:base-cell-address="卡牌.C1103"/>
            <calcext:condition calcext:apply-style-name="猎人" calcext:value="=&quot;猎人&quot;" calcext:base-cell-address="卡牌.C1103"/>
            <calcext:condition calcext:apply-style-name="德鲁伊" calcext:value="=&quot;德鲁伊&quot;" calcext:base-cell-address="卡牌.C1103"/>
            <calcext:condition calcext:apply-style-name="萨满祭司" calcext:value="=&quot;萨满祭司&quot;" calcext:base-cell-address="卡牌.C1103"/>
            <calcext:condition calcext:apply-style-name="圣骑士" calcext:value="=&quot;圣骑士&quot;" calcext:base-cell-address="卡牌.C1103"/>
          </calcext:conditional-format>
          <calcext:conditional-format calcext:target-range-address="卡牌.C1104:卡牌.C1104">
            <calcext:condition calcext:apply-style-name="战士" calcext:value="=&quot;战士&quot;" calcext:base-cell-address="卡牌.C1104"/>
            <calcext:condition calcext:apply-style-name="术士" calcext:value="=&quot;术士&quot;" calcext:base-cell-address="卡牌.C1104"/>
            <calcext:condition calcext:apply-style-name="法师" calcext:value="=&quot;法师&quot;" calcext:base-cell-address="卡牌.C1104"/>
            <calcext:condition calcext:apply-style-name="潜行者" calcext:value="=&quot;潜行者&quot;" calcext:base-cell-address="卡牌.C1104"/>
            <calcext:condition calcext:apply-style-name="猎人" calcext:value="=&quot;猎人&quot;" calcext:base-cell-address="卡牌.C1104"/>
            <calcext:condition calcext:apply-style-name="德鲁伊" calcext:value="=&quot;德鲁伊&quot;" calcext:base-cell-address="卡牌.C1104"/>
            <calcext:condition calcext:apply-style-name="萨满祭司" calcext:value="=&quot;萨满祭司&quot;" calcext:base-cell-address="卡牌.C1104"/>
            <calcext:condition calcext:apply-style-name="圣骑士" calcext:value="=&quot;圣骑士&quot;" calcext:base-cell-address="卡牌.C1104"/>
          </calcext:conditional-format>
          <calcext:conditional-format calcext:target-range-address="卡牌.C1105:卡牌.C1105">
            <calcext:condition calcext:apply-style-name="战士" calcext:value="=&quot;战士&quot;" calcext:base-cell-address="卡牌.C1105"/>
            <calcext:condition calcext:apply-style-name="术士" calcext:value="=&quot;术士&quot;" calcext:base-cell-address="卡牌.C1105"/>
            <calcext:condition calcext:apply-style-name="法师" calcext:value="=&quot;法师&quot;" calcext:base-cell-address="卡牌.C1105"/>
            <calcext:condition calcext:apply-style-name="潜行者" calcext:value="=&quot;潜行者&quot;" calcext:base-cell-address="卡牌.C1105"/>
            <calcext:condition calcext:apply-style-name="猎人" calcext:value="=&quot;猎人&quot;" calcext:base-cell-address="卡牌.C1105"/>
            <calcext:condition calcext:apply-style-name="德鲁伊" calcext:value="=&quot;德鲁伊&quot;" calcext:base-cell-address="卡牌.C1105"/>
            <calcext:condition calcext:apply-style-name="萨满祭司" calcext:value="=&quot;萨满祭司&quot;" calcext:base-cell-address="卡牌.C1105"/>
            <calcext:condition calcext:apply-style-name="圣骑士" calcext:value="=&quot;圣骑士&quot;" calcext:base-cell-address="卡牌.C1105"/>
          </calcext:conditional-format>
          <calcext:conditional-format calcext:target-range-address="卡牌.C1107:卡牌.C1107">
            <calcext:condition calcext:apply-style-name="战士" calcext:value="=&quot;战士&quot;" calcext:base-cell-address="卡牌.C1107"/>
            <calcext:condition calcext:apply-style-name="术士" calcext:value="=&quot;术士&quot;" calcext:base-cell-address="卡牌.C1107"/>
            <calcext:condition calcext:apply-style-name="法师" calcext:value="=&quot;法师&quot;" calcext:base-cell-address="卡牌.C1107"/>
            <calcext:condition calcext:apply-style-name="潜行者" calcext:value="=&quot;潜行者&quot;" calcext:base-cell-address="卡牌.C1107"/>
            <calcext:condition calcext:apply-style-name="猎人" calcext:value="=&quot;猎人&quot;" calcext:base-cell-address="卡牌.C1107"/>
            <calcext:condition calcext:apply-style-name="德鲁伊" calcext:value="=&quot;德鲁伊&quot;" calcext:base-cell-address="卡牌.C1107"/>
            <calcext:condition calcext:apply-style-name="萨满祭司" calcext:value="=&quot;萨满祭司&quot;" calcext:base-cell-address="卡牌.C1107"/>
            <calcext:condition calcext:apply-style-name="圣骑士" calcext:value="=&quot;圣骑士&quot;" calcext:base-cell-address="卡牌.C1107"/>
          </calcext:conditional-format>
          <calcext:conditional-format calcext:target-range-address="卡牌.C1108:卡牌.C1108">
            <calcext:condition calcext:apply-style-name="战士" calcext:value="=&quot;战士&quot;" calcext:base-cell-address="卡牌.C1108"/>
            <calcext:condition calcext:apply-style-name="术士" calcext:value="=&quot;术士&quot;" calcext:base-cell-address="卡牌.C1108"/>
            <calcext:condition calcext:apply-style-name="法师" calcext:value="=&quot;法师&quot;" calcext:base-cell-address="卡牌.C1108"/>
            <calcext:condition calcext:apply-style-name="潜行者" calcext:value="=&quot;潜行者&quot;" calcext:base-cell-address="卡牌.C1108"/>
            <calcext:condition calcext:apply-style-name="猎人" calcext:value="=&quot;猎人&quot;" calcext:base-cell-address="卡牌.C1108"/>
            <calcext:condition calcext:apply-style-name="德鲁伊" calcext:value="=&quot;德鲁伊&quot;" calcext:base-cell-address="卡牌.C1108"/>
            <calcext:condition calcext:apply-style-name="萨满祭司" calcext:value="=&quot;萨满祭司&quot;" calcext:base-cell-address="卡牌.C1108"/>
            <calcext:condition calcext:apply-style-name="圣骑士" calcext:value="=&quot;圣骑士&quot;" calcext:base-cell-address="卡牌.C1108"/>
          </calcext:conditional-format>
          <calcext:conditional-format calcext:target-range-address="卡牌.C1109:卡牌.C1109">
            <calcext:condition calcext:apply-style-name="战士" calcext:value="=&quot;战士&quot;" calcext:base-cell-address="卡牌.C1109"/>
            <calcext:condition calcext:apply-style-name="术士" calcext:value="=&quot;术士&quot;" calcext:base-cell-address="卡牌.C1109"/>
            <calcext:condition calcext:apply-style-name="法师" calcext:value="=&quot;法师&quot;" calcext:base-cell-address="卡牌.C1109"/>
            <calcext:condition calcext:apply-style-name="潜行者" calcext:value="=&quot;潜行者&quot;" calcext:base-cell-address="卡牌.C1109"/>
            <calcext:condition calcext:apply-style-name="猎人" calcext:value="=&quot;猎人&quot;" calcext:base-cell-address="卡牌.C1109"/>
            <calcext:condition calcext:apply-style-name="德鲁伊" calcext:value="=&quot;德鲁伊&quot;" calcext:base-cell-address="卡牌.C1109"/>
            <calcext:condition calcext:apply-style-name="萨满祭司" calcext:value="=&quot;萨满祭司&quot;" calcext:base-cell-address="卡牌.C1109"/>
            <calcext:condition calcext:apply-style-name="圣骑士" calcext:value="=&quot;圣骑士&quot;" calcext:base-cell-address="卡牌.C1109"/>
          </calcext:conditional-format>
          <calcext:conditional-format calcext:target-range-address="卡牌.C1110:卡牌.C1110">
            <calcext:condition calcext:apply-style-name="战士" calcext:value="=&quot;战士&quot;" calcext:base-cell-address="卡牌.C1110"/>
            <calcext:condition calcext:apply-style-name="术士" calcext:value="=&quot;术士&quot;" calcext:base-cell-address="卡牌.C1110"/>
            <calcext:condition calcext:apply-style-name="法师" calcext:value="=&quot;法师&quot;" calcext:base-cell-address="卡牌.C1110"/>
            <calcext:condition calcext:apply-style-name="潜行者" calcext:value="=&quot;潜行者&quot;" calcext:base-cell-address="卡牌.C1110"/>
            <calcext:condition calcext:apply-style-name="猎人" calcext:value="=&quot;猎人&quot;" calcext:base-cell-address="卡牌.C1110"/>
            <calcext:condition calcext:apply-style-name="德鲁伊" calcext:value="=&quot;德鲁伊&quot;" calcext:base-cell-address="卡牌.C1110"/>
            <calcext:condition calcext:apply-style-name="萨满祭司" calcext:value="=&quot;萨满祭司&quot;" calcext:base-cell-address="卡牌.C1110"/>
            <calcext:condition calcext:apply-style-name="圣骑士" calcext:value="=&quot;圣骑士&quot;" calcext:base-cell-address="卡牌.C1110"/>
          </calcext:conditional-format>
          <calcext:conditional-format calcext:target-range-address="卡牌.C1111:卡牌.C1111">
            <calcext:condition calcext:apply-style-name="战士" calcext:value="=&quot;战士&quot;" calcext:base-cell-address="卡牌.C1111"/>
            <calcext:condition calcext:apply-style-name="术士" calcext:value="=&quot;术士&quot;" calcext:base-cell-address="卡牌.C1111"/>
            <calcext:condition calcext:apply-style-name="法师" calcext:value="=&quot;法师&quot;" calcext:base-cell-address="卡牌.C1111"/>
            <calcext:condition calcext:apply-style-name="潜行者" calcext:value="=&quot;潜行者&quot;" calcext:base-cell-address="卡牌.C1111"/>
            <calcext:condition calcext:apply-style-name="猎人" calcext:value="=&quot;猎人&quot;" calcext:base-cell-address="卡牌.C1111"/>
            <calcext:condition calcext:apply-style-name="德鲁伊" calcext:value="=&quot;德鲁伊&quot;" calcext:base-cell-address="卡牌.C1111"/>
            <calcext:condition calcext:apply-style-name="萨满祭司" calcext:value="=&quot;萨满祭司&quot;" calcext:base-cell-address="卡牌.C1111"/>
            <calcext:condition calcext:apply-style-name="圣骑士" calcext:value="=&quot;圣骑士&quot;" calcext:base-cell-address="卡牌.C1111"/>
          </calcext:conditional-format>
          <calcext:conditional-format calcext:target-range-address="卡牌.C1112:卡牌.C1112">
            <calcext:condition calcext:apply-style-name="战士" calcext:value="=&quot;战士&quot;" calcext:base-cell-address="卡牌.C1112"/>
            <calcext:condition calcext:apply-style-name="术士" calcext:value="=&quot;术士&quot;" calcext:base-cell-address="卡牌.C1112"/>
            <calcext:condition calcext:apply-style-name="法师" calcext:value="=&quot;法师&quot;" calcext:base-cell-address="卡牌.C1112"/>
            <calcext:condition calcext:apply-style-name="潜行者" calcext:value="=&quot;潜行者&quot;" calcext:base-cell-address="卡牌.C1112"/>
            <calcext:condition calcext:apply-style-name="猎人" calcext:value="=&quot;猎人&quot;" calcext:base-cell-address="卡牌.C1112"/>
            <calcext:condition calcext:apply-style-name="德鲁伊" calcext:value="=&quot;德鲁伊&quot;" calcext:base-cell-address="卡牌.C1112"/>
            <calcext:condition calcext:apply-style-name="萨满祭司" calcext:value="=&quot;萨满祭司&quot;" calcext:base-cell-address="卡牌.C1112"/>
            <calcext:condition calcext:apply-style-name="圣骑士" calcext:value="=&quot;圣骑士&quot;" calcext:base-cell-address="卡牌.C1112"/>
          </calcext:conditional-format>
          <calcext:conditional-format calcext:target-range-address="卡牌.C1113:卡牌.C1113">
            <calcext:condition calcext:apply-style-name="战士" calcext:value="=&quot;战士&quot;" calcext:base-cell-address="卡牌.C1113"/>
            <calcext:condition calcext:apply-style-name="术士" calcext:value="=&quot;术士&quot;" calcext:base-cell-address="卡牌.C1113"/>
            <calcext:condition calcext:apply-style-name="法师" calcext:value="=&quot;法师&quot;" calcext:base-cell-address="卡牌.C1113"/>
            <calcext:condition calcext:apply-style-name="潜行者" calcext:value="=&quot;潜行者&quot;" calcext:base-cell-address="卡牌.C1113"/>
            <calcext:condition calcext:apply-style-name="猎人" calcext:value="=&quot;猎人&quot;" calcext:base-cell-address="卡牌.C1113"/>
            <calcext:condition calcext:apply-style-name="德鲁伊" calcext:value="=&quot;德鲁伊&quot;" calcext:base-cell-address="卡牌.C1113"/>
            <calcext:condition calcext:apply-style-name="萨满祭司" calcext:value="=&quot;萨满祭司&quot;" calcext:base-cell-address="卡牌.C1113"/>
            <calcext:condition calcext:apply-style-name="圣骑士" calcext:value="=&quot;圣骑士&quot;" calcext:base-cell-address="卡牌.C1113"/>
          </calcext:conditional-format>
          <calcext:conditional-format calcext:target-range-address="卡牌.C1114:卡牌.C1114">
            <calcext:condition calcext:apply-style-name="战士" calcext:value="=&quot;战士&quot;" calcext:base-cell-address="卡牌.C1114"/>
            <calcext:condition calcext:apply-style-name="术士" calcext:value="=&quot;术士&quot;" calcext:base-cell-address="卡牌.C1114"/>
            <calcext:condition calcext:apply-style-name="法师" calcext:value="=&quot;法师&quot;" calcext:base-cell-address="卡牌.C1114"/>
            <calcext:condition calcext:apply-style-name="潜行者" calcext:value="=&quot;潜行者&quot;" calcext:base-cell-address="卡牌.C1114"/>
            <calcext:condition calcext:apply-style-name="猎人" calcext:value="=&quot;猎人&quot;" calcext:base-cell-address="卡牌.C1114"/>
            <calcext:condition calcext:apply-style-name="德鲁伊" calcext:value="=&quot;德鲁伊&quot;" calcext:base-cell-address="卡牌.C1114"/>
            <calcext:condition calcext:apply-style-name="萨满祭司" calcext:value="=&quot;萨满祭司&quot;" calcext:base-cell-address="卡牌.C1114"/>
            <calcext:condition calcext:apply-style-name="圣骑士" calcext:value="=&quot;圣骑士&quot;" calcext:base-cell-address="卡牌.C1114"/>
          </calcext:conditional-format>
          <calcext:conditional-format calcext:target-range-address="卡牌.C1115:卡牌.C1115">
            <calcext:condition calcext:apply-style-name="战士" calcext:value="=&quot;战士&quot;" calcext:base-cell-address="卡牌.C1115"/>
            <calcext:condition calcext:apply-style-name="术士" calcext:value="=&quot;术士&quot;" calcext:base-cell-address="卡牌.C1115"/>
            <calcext:condition calcext:apply-style-name="法师" calcext:value="=&quot;法师&quot;" calcext:base-cell-address="卡牌.C1115"/>
            <calcext:condition calcext:apply-style-name="潜行者" calcext:value="=&quot;潜行者&quot;" calcext:base-cell-address="卡牌.C1115"/>
            <calcext:condition calcext:apply-style-name="猎人" calcext:value="=&quot;猎人&quot;" calcext:base-cell-address="卡牌.C1115"/>
            <calcext:condition calcext:apply-style-name="德鲁伊" calcext:value="=&quot;德鲁伊&quot;" calcext:base-cell-address="卡牌.C1115"/>
            <calcext:condition calcext:apply-style-name="萨满祭司" calcext:value="=&quot;萨满祭司&quot;" calcext:base-cell-address="卡牌.C1115"/>
            <calcext:condition calcext:apply-style-name="圣骑士" calcext:value="=&quot;圣骑士&quot;" calcext:base-cell-address="卡牌.C1115"/>
          </calcext:conditional-format>
          <calcext:conditional-format calcext:target-range-address="卡牌.C1116:卡牌.C1116">
            <calcext:condition calcext:apply-style-name="战士" calcext:value="=&quot;战士&quot;" calcext:base-cell-address="卡牌.C1116"/>
            <calcext:condition calcext:apply-style-name="术士" calcext:value="=&quot;术士&quot;" calcext:base-cell-address="卡牌.C1116"/>
            <calcext:condition calcext:apply-style-name="法师" calcext:value="=&quot;法师&quot;" calcext:base-cell-address="卡牌.C1116"/>
            <calcext:condition calcext:apply-style-name="潜行者" calcext:value="=&quot;潜行者&quot;" calcext:base-cell-address="卡牌.C1116"/>
            <calcext:condition calcext:apply-style-name="猎人" calcext:value="=&quot;猎人&quot;" calcext:base-cell-address="卡牌.C1116"/>
            <calcext:condition calcext:apply-style-name="德鲁伊" calcext:value="=&quot;德鲁伊&quot;" calcext:base-cell-address="卡牌.C1116"/>
            <calcext:condition calcext:apply-style-name="萨满祭司" calcext:value="=&quot;萨满祭司&quot;" calcext:base-cell-address="卡牌.C1116"/>
            <calcext:condition calcext:apply-style-name="圣骑士" calcext:value="=&quot;圣骑士&quot;" calcext:base-cell-address="卡牌.C1116"/>
          </calcext:conditional-format>
          <calcext:conditional-format calcext:target-range-address="卡牌.C1117:卡牌.C1117">
            <calcext:condition calcext:apply-style-name="战士" calcext:value="=&quot;战士&quot;" calcext:base-cell-address="卡牌.C1117"/>
            <calcext:condition calcext:apply-style-name="术士" calcext:value="=&quot;术士&quot;" calcext:base-cell-address="卡牌.C1117"/>
            <calcext:condition calcext:apply-style-name="法师" calcext:value="=&quot;法师&quot;" calcext:base-cell-address="卡牌.C1117"/>
            <calcext:condition calcext:apply-style-name="潜行者" calcext:value="=&quot;潜行者&quot;" calcext:base-cell-address="卡牌.C1117"/>
            <calcext:condition calcext:apply-style-name="猎人" calcext:value="=&quot;猎人&quot;" calcext:base-cell-address="卡牌.C1117"/>
            <calcext:condition calcext:apply-style-name="德鲁伊" calcext:value="=&quot;德鲁伊&quot;" calcext:base-cell-address="卡牌.C1117"/>
            <calcext:condition calcext:apply-style-name="萨满祭司" calcext:value="=&quot;萨满祭司&quot;" calcext:base-cell-address="卡牌.C1117"/>
            <calcext:condition calcext:apply-style-name="圣骑士" calcext:value="=&quot;圣骑士&quot;" calcext:base-cell-address="卡牌.C1117"/>
          </calcext:conditional-format>
          <calcext:conditional-format calcext:target-range-address="卡牌.C1118:卡牌.C1118">
            <calcext:condition calcext:apply-style-name="战士" calcext:value="=&quot;战士&quot;" calcext:base-cell-address="卡牌.C1118"/>
            <calcext:condition calcext:apply-style-name="术士" calcext:value="=&quot;术士&quot;" calcext:base-cell-address="卡牌.C1118"/>
            <calcext:condition calcext:apply-style-name="法师" calcext:value="=&quot;法师&quot;" calcext:base-cell-address="卡牌.C1118"/>
            <calcext:condition calcext:apply-style-name="潜行者" calcext:value="=&quot;潜行者&quot;" calcext:base-cell-address="卡牌.C1118"/>
            <calcext:condition calcext:apply-style-name="猎人" calcext:value="=&quot;猎人&quot;" calcext:base-cell-address="卡牌.C1118"/>
            <calcext:condition calcext:apply-style-name="德鲁伊" calcext:value="=&quot;德鲁伊&quot;" calcext:base-cell-address="卡牌.C1118"/>
            <calcext:condition calcext:apply-style-name="萨满祭司" calcext:value="=&quot;萨满祭司&quot;" calcext:base-cell-address="卡牌.C1118"/>
            <calcext:condition calcext:apply-style-name="圣骑士" calcext:value="=&quot;圣骑士&quot;" calcext:base-cell-address="卡牌.C1118"/>
          </calcext:conditional-format>
          <calcext:conditional-format calcext:target-range-address="卡牌.C1119:卡牌.C1119">
            <calcext:condition calcext:apply-style-name="战士" calcext:value="=&quot;战士&quot;" calcext:base-cell-address="卡牌.C1119"/>
            <calcext:condition calcext:apply-style-name="术士" calcext:value="=&quot;术士&quot;" calcext:base-cell-address="卡牌.C1119"/>
            <calcext:condition calcext:apply-style-name="法师" calcext:value="=&quot;法师&quot;" calcext:base-cell-address="卡牌.C1119"/>
            <calcext:condition calcext:apply-style-name="潜行者" calcext:value="=&quot;潜行者&quot;" calcext:base-cell-address="卡牌.C1119"/>
            <calcext:condition calcext:apply-style-name="猎人" calcext:value="=&quot;猎人&quot;" calcext:base-cell-address="卡牌.C1119"/>
            <calcext:condition calcext:apply-style-name="德鲁伊" calcext:value="=&quot;德鲁伊&quot;" calcext:base-cell-address="卡牌.C1119"/>
            <calcext:condition calcext:apply-style-name="萨满祭司" calcext:value="=&quot;萨满祭司&quot;" calcext:base-cell-address="卡牌.C1119"/>
            <calcext:condition calcext:apply-style-name="圣骑士" calcext:value="=&quot;圣骑士&quot;" calcext:base-cell-address="卡牌.C1119"/>
          </calcext:conditional-format>
          <calcext:conditional-format calcext:target-range-address="卡牌.C1120:卡牌.C1120">
            <calcext:condition calcext:apply-style-name="战士" calcext:value="=&quot;战士&quot;" calcext:base-cell-address="卡牌.C1120"/>
            <calcext:condition calcext:apply-style-name="术士" calcext:value="=&quot;术士&quot;" calcext:base-cell-address="卡牌.C1120"/>
            <calcext:condition calcext:apply-style-name="法师" calcext:value="=&quot;法师&quot;" calcext:base-cell-address="卡牌.C1120"/>
            <calcext:condition calcext:apply-style-name="潜行者" calcext:value="=&quot;潜行者&quot;" calcext:base-cell-address="卡牌.C1120"/>
            <calcext:condition calcext:apply-style-name="猎人" calcext:value="=&quot;猎人&quot;" calcext:base-cell-address="卡牌.C1120"/>
            <calcext:condition calcext:apply-style-name="德鲁伊" calcext:value="=&quot;德鲁伊&quot;" calcext:base-cell-address="卡牌.C1120"/>
            <calcext:condition calcext:apply-style-name="萨满祭司" calcext:value="=&quot;萨满祭司&quot;" calcext:base-cell-address="卡牌.C1120"/>
            <calcext:condition calcext:apply-style-name="圣骑士" calcext:value="=&quot;圣骑士&quot;" calcext:base-cell-address="卡牌.C1120"/>
          </calcext:conditional-format>
          <calcext:conditional-format calcext:target-range-address="卡牌.C1121:卡牌.C1121">
            <calcext:condition calcext:apply-style-name="战士" calcext:value="=&quot;战士&quot;" calcext:base-cell-address="卡牌.C1121"/>
            <calcext:condition calcext:apply-style-name="术士" calcext:value="=&quot;术士&quot;" calcext:base-cell-address="卡牌.C1121"/>
            <calcext:condition calcext:apply-style-name="法师" calcext:value="=&quot;法师&quot;" calcext:base-cell-address="卡牌.C1121"/>
            <calcext:condition calcext:apply-style-name="潜行者" calcext:value="=&quot;潜行者&quot;" calcext:base-cell-address="卡牌.C1121"/>
            <calcext:condition calcext:apply-style-name="猎人" calcext:value="=&quot;猎人&quot;" calcext:base-cell-address="卡牌.C1121"/>
            <calcext:condition calcext:apply-style-name="德鲁伊" calcext:value="=&quot;德鲁伊&quot;" calcext:base-cell-address="卡牌.C1121"/>
            <calcext:condition calcext:apply-style-name="萨满祭司" calcext:value="=&quot;萨满祭司&quot;" calcext:base-cell-address="卡牌.C1121"/>
            <calcext:condition calcext:apply-style-name="圣骑士" calcext:value="=&quot;圣骑士&quot;" calcext:base-cell-address="卡牌.C1121"/>
          </calcext:conditional-format>
          <calcext:conditional-format calcext:target-range-address="卡牌.C1122:卡牌.C1122">
            <calcext:condition calcext:apply-style-name="战士" calcext:value="=&quot;战士&quot;" calcext:base-cell-address="卡牌.C1122"/>
            <calcext:condition calcext:apply-style-name="术士" calcext:value="=&quot;术士&quot;" calcext:base-cell-address="卡牌.C1122"/>
            <calcext:condition calcext:apply-style-name="法师" calcext:value="=&quot;法师&quot;" calcext:base-cell-address="卡牌.C1122"/>
            <calcext:condition calcext:apply-style-name="潜行者" calcext:value="=&quot;潜行者&quot;" calcext:base-cell-address="卡牌.C1122"/>
            <calcext:condition calcext:apply-style-name="猎人" calcext:value="=&quot;猎人&quot;" calcext:base-cell-address="卡牌.C1122"/>
            <calcext:condition calcext:apply-style-name="德鲁伊" calcext:value="=&quot;德鲁伊&quot;" calcext:base-cell-address="卡牌.C1122"/>
            <calcext:condition calcext:apply-style-name="萨满祭司" calcext:value="=&quot;萨满祭司&quot;" calcext:base-cell-address="卡牌.C1122"/>
            <calcext:condition calcext:apply-style-name="圣骑士" calcext:value="=&quot;圣骑士&quot;" calcext:base-cell-address="卡牌.C1122"/>
          </calcext:conditional-format>
          <calcext:conditional-format calcext:target-range-address="卡牌.C1123:卡牌.C1123">
            <calcext:condition calcext:apply-style-name="战士" calcext:value="=&quot;战士&quot;" calcext:base-cell-address="卡牌.C1123"/>
            <calcext:condition calcext:apply-style-name="术士" calcext:value="=&quot;术士&quot;" calcext:base-cell-address="卡牌.C1123"/>
            <calcext:condition calcext:apply-style-name="法师" calcext:value="=&quot;法师&quot;" calcext:base-cell-address="卡牌.C1123"/>
            <calcext:condition calcext:apply-style-name="潜行者" calcext:value="=&quot;潜行者&quot;" calcext:base-cell-address="卡牌.C1123"/>
            <calcext:condition calcext:apply-style-name="猎人" calcext:value="=&quot;猎人&quot;" calcext:base-cell-address="卡牌.C1123"/>
            <calcext:condition calcext:apply-style-name="德鲁伊" calcext:value="=&quot;德鲁伊&quot;" calcext:base-cell-address="卡牌.C1123"/>
            <calcext:condition calcext:apply-style-name="萨满祭司" calcext:value="=&quot;萨满祭司&quot;" calcext:base-cell-address="卡牌.C1123"/>
            <calcext:condition calcext:apply-style-name="圣骑士" calcext:value="=&quot;圣骑士&quot;" calcext:base-cell-address="卡牌.C1123"/>
          </calcext:conditional-format>
          <calcext:conditional-format calcext:target-range-address="卡牌.C1124:卡牌.C1124">
            <calcext:condition calcext:apply-style-name="战士" calcext:value="=&quot;战士&quot;" calcext:base-cell-address="卡牌.C1124"/>
            <calcext:condition calcext:apply-style-name="术士" calcext:value="=&quot;术士&quot;" calcext:base-cell-address="卡牌.C1124"/>
            <calcext:condition calcext:apply-style-name="法师" calcext:value="=&quot;法师&quot;" calcext:base-cell-address="卡牌.C1124"/>
            <calcext:condition calcext:apply-style-name="潜行者" calcext:value="=&quot;潜行者&quot;" calcext:base-cell-address="卡牌.C1124"/>
            <calcext:condition calcext:apply-style-name="猎人" calcext:value="=&quot;猎人&quot;" calcext:base-cell-address="卡牌.C1124"/>
            <calcext:condition calcext:apply-style-name="德鲁伊" calcext:value="=&quot;德鲁伊&quot;" calcext:base-cell-address="卡牌.C1124"/>
            <calcext:condition calcext:apply-style-name="萨满祭司" calcext:value="=&quot;萨满祭司&quot;" calcext:base-cell-address="卡牌.C1124"/>
            <calcext:condition calcext:apply-style-name="圣骑士" calcext:value="=&quot;圣骑士&quot;" calcext:base-cell-address="卡牌.C1124"/>
          </calcext:conditional-format>
          <calcext:conditional-format calcext:target-range-address="卡牌.C1125:卡牌.C1125">
            <calcext:condition calcext:apply-style-name="战士" calcext:value="=&quot;战士&quot;" calcext:base-cell-address="卡牌.C1125"/>
            <calcext:condition calcext:apply-style-name="术士" calcext:value="=&quot;术士&quot;" calcext:base-cell-address="卡牌.C1125"/>
            <calcext:condition calcext:apply-style-name="法师" calcext:value="=&quot;法师&quot;" calcext:base-cell-address="卡牌.C1125"/>
            <calcext:condition calcext:apply-style-name="潜行者" calcext:value="=&quot;潜行者&quot;" calcext:base-cell-address="卡牌.C1125"/>
            <calcext:condition calcext:apply-style-name="猎人" calcext:value="=&quot;猎人&quot;" calcext:base-cell-address="卡牌.C1125"/>
            <calcext:condition calcext:apply-style-name="德鲁伊" calcext:value="=&quot;德鲁伊&quot;" calcext:base-cell-address="卡牌.C1125"/>
            <calcext:condition calcext:apply-style-name="萨满祭司" calcext:value="=&quot;萨满祭司&quot;" calcext:base-cell-address="卡牌.C1125"/>
            <calcext:condition calcext:apply-style-name="圣骑士" calcext:value="=&quot;圣骑士&quot;" calcext:base-cell-address="卡牌.C1125"/>
          </calcext:conditional-format>
          <calcext:conditional-format calcext:target-range-address="卡牌.C1126:卡牌.C1126">
            <calcext:condition calcext:apply-style-name="战士" calcext:value="=&quot;战士&quot;" calcext:base-cell-address="卡牌.C1126"/>
            <calcext:condition calcext:apply-style-name="术士" calcext:value="=&quot;术士&quot;" calcext:base-cell-address="卡牌.C1126"/>
            <calcext:condition calcext:apply-style-name="法师" calcext:value="=&quot;法师&quot;" calcext:base-cell-address="卡牌.C1126"/>
            <calcext:condition calcext:apply-style-name="潜行者" calcext:value="=&quot;潜行者&quot;" calcext:base-cell-address="卡牌.C1126"/>
            <calcext:condition calcext:apply-style-name="猎人" calcext:value="=&quot;猎人&quot;" calcext:base-cell-address="卡牌.C1126"/>
            <calcext:condition calcext:apply-style-name="德鲁伊" calcext:value="=&quot;德鲁伊&quot;" calcext:base-cell-address="卡牌.C1126"/>
            <calcext:condition calcext:apply-style-name="萨满祭司" calcext:value="=&quot;萨满祭司&quot;" calcext:base-cell-address="卡牌.C1126"/>
            <calcext:condition calcext:apply-style-name="圣骑士" calcext:value="=&quot;圣骑士&quot;" calcext:base-cell-address="卡牌.C1126"/>
          </calcext:conditional-format>
          <calcext:conditional-format calcext:target-range-address="卡牌.C1127:卡牌.C1127">
            <calcext:condition calcext:apply-style-name="战士" calcext:value="=&quot;战士&quot;" calcext:base-cell-address="卡牌.C1127"/>
            <calcext:condition calcext:apply-style-name="术士" calcext:value="=&quot;术士&quot;" calcext:base-cell-address="卡牌.C1127"/>
            <calcext:condition calcext:apply-style-name="法师" calcext:value="=&quot;法师&quot;" calcext:base-cell-address="卡牌.C1127"/>
            <calcext:condition calcext:apply-style-name="潜行者" calcext:value="=&quot;潜行者&quot;" calcext:base-cell-address="卡牌.C1127"/>
            <calcext:condition calcext:apply-style-name="猎人" calcext:value="=&quot;猎人&quot;" calcext:base-cell-address="卡牌.C1127"/>
            <calcext:condition calcext:apply-style-name="德鲁伊" calcext:value="=&quot;德鲁伊&quot;" calcext:base-cell-address="卡牌.C1127"/>
            <calcext:condition calcext:apply-style-name="萨满祭司" calcext:value="=&quot;萨满祭司&quot;" calcext:base-cell-address="卡牌.C1127"/>
            <calcext:condition calcext:apply-style-name="圣骑士" calcext:value="=&quot;圣骑士&quot;" calcext:base-cell-address="卡牌.C1127"/>
          </calcext:conditional-format>
          <calcext:conditional-format calcext:target-range-address="卡牌.C1128:卡牌.C1128">
            <calcext:condition calcext:apply-style-name="战士" calcext:value="=&quot;战士&quot;" calcext:base-cell-address="卡牌.C1128"/>
            <calcext:condition calcext:apply-style-name="术士" calcext:value="=&quot;术士&quot;" calcext:base-cell-address="卡牌.C1128"/>
            <calcext:condition calcext:apply-style-name="法师" calcext:value="=&quot;法师&quot;" calcext:base-cell-address="卡牌.C1128"/>
            <calcext:condition calcext:apply-style-name="潜行者" calcext:value="=&quot;潜行者&quot;" calcext:base-cell-address="卡牌.C1128"/>
            <calcext:condition calcext:apply-style-name="猎人" calcext:value="=&quot;猎人&quot;" calcext:base-cell-address="卡牌.C1128"/>
            <calcext:condition calcext:apply-style-name="德鲁伊" calcext:value="=&quot;德鲁伊&quot;" calcext:base-cell-address="卡牌.C1128"/>
            <calcext:condition calcext:apply-style-name="萨满祭司" calcext:value="=&quot;萨满祭司&quot;" calcext:base-cell-address="卡牌.C1128"/>
            <calcext:condition calcext:apply-style-name="圣骑士" calcext:value="=&quot;圣骑士&quot;" calcext:base-cell-address="卡牌.C1128"/>
          </calcext:conditional-format>
          <calcext:conditional-format calcext:target-range-address="卡牌.C1129:卡牌.C1129">
            <calcext:condition calcext:apply-style-name="战士" calcext:value="=&quot;战士&quot;" calcext:base-cell-address="卡牌.C1129"/>
            <calcext:condition calcext:apply-style-name="术士" calcext:value="=&quot;术士&quot;" calcext:base-cell-address="卡牌.C1129"/>
            <calcext:condition calcext:apply-style-name="法师" calcext:value="=&quot;法师&quot;" calcext:base-cell-address="卡牌.C1129"/>
            <calcext:condition calcext:apply-style-name="潜行者" calcext:value="=&quot;潜行者&quot;" calcext:base-cell-address="卡牌.C1129"/>
            <calcext:condition calcext:apply-style-name="猎人" calcext:value="=&quot;猎人&quot;" calcext:base-cell-address="卡牌.C1129"/>
            <calcext:condition calcext:apply-style-name="德鲁伊" calcext:value="=&quot;德鲁伊&quot;" calcext:base-cell-address="卡牌.C1129"/>
            <calcext:condition calcext:apply-style-name="萨满祭司" calcext:value="=&quot;萨满祭司&quot;" calcext:base-cell-address="卡牌.C1129"/>
            <calcext:condition calcext:apply-style-name="圣骑士" calcext:value="=&quot;圣骑士&quot;" calcext:base-cell-address="卡牌.C1129"/>
          </calcext:conditional-format>
          <calcext:conditional-format calcext:target-range-address="卡牌.C1130:卡牌.C1130">
            <calcext:condition calcext:apply-style-name="战士" calcext:value="=&quot;战士&quot;" calcext:base-cell-address="卡牌.C1130"/>
            <calcext:condition calcext:apply-style-name="术士" calcext:value="=&quot;术士&quot;" calcext:base-cell-address="卡牌.C1130"/>
            <calcext:condition calcext:apply-style-name="法师" calcext:value="=&quot;法师&quot;" calcext:base-cell-address="卡牌.C1130"/>
            <calcext:condition calcext:apply-style-name="潜行者" calcext:value="=&quot;潜行者&quot;" calcext:base-cell-address="卡牌.C1130"/>
            <calcext:condition calcext:apply-style-name="猎人" calcext:value="=&quot;猎人&quot;" calcext:base-cell-address="卡牌.C1130"/>
            <calcext:condition calcext:apply-style-name="德鲁伊" calcext:value="=&quot;德鲁伊&quot;" calcext:base-cell-address="卡牌.C1130"/>
            <calcext:condition calcext:apply-style-name="萨满祭司" calcext:value="=&quot;萨满祭司&quot;" calcext:base-cell-address="卡牌.C1130"/>
            <calcext:condition calcext:apply-style-name="圣骑士" calcext:value="=&quot;圣骑士&quot;" calcext:base-cell-address="卡牌.C1130"/>
          </calcext:conditional-format>
          <calcext:conditional-format calcext:target-range-address="卡牌.C1131:卡牌.C1131">
            <calcext:condition calcext:apply-style-name="战士" calcext:value="=&quot;战士&quot;" calcext:base-cell-address="卡牌.C1131"/>
            <calcext:condition calcext:apply-style-name="术士" calcext:value="=&quot;术士&quot;" calcext:base-cell-address="卡牌.C1131"/>
            <calcext:condition calcext:apply-style-name="法师" calcext:value="=&quot;法师&quot;" calcext:base-cell-address="卡牌.C1131"/>
            <calcext:condition calcext:apply-style-name="潜行者" calcext:value="=&quot;潜行者&quot;" calcext:base-cell-address="卡牌.C1131"/>
            <calcext:condition calcext:apply-style-name="猎人" calcext:value="=&quot;猎人&quot;" calcext:base-cell-address="卡牌.C1131"/>
            <calcext:condition calcext:apply-style-name="德鲁伊" calcext:value="=&quot;德鲁伊&quot;" calcext:base-cell-address="卡牌.C1131"/>
            <calcext:condition calcext:apply-style-name="萨满祭司" calcext:value="=&quot;萨满祭司&quot;" calcext:base-cell-address="卡牌.C1131"/>
            <calcext:condition calcext:apply-style-name="圣骑士" calcext:value="=&quot;圣骑士&quot;" calcext:base-cell-address="卡牌.C1131"/>
          </calcext:conditional-format>
          <calcext:conditional-format calcext:target-range-address="卡牌.C1132:卡牌.C1132">
            <calcext:condition calcext:apply-style-name="战士" calcext:value="=&quot;战士&quot;" calcext:base-cell-address="卡牌.C1132"/>
            <calcext:condition calcext:apply-style-name="术士" calcext:value="=&quot;术士&quot;" calcext:base-cell-address="卡牌.C1132"/>
            <calcext:condition calcext:apply-style-name="法师" calcext:value="=&quot;法师&quot;" calcext:base-cell-address="卡牌.C1132"/>
            <calcext:condition calcext:apply-style-name="潜行者" calcext:value="=&quot;潜行者&quot;" calcext:base-cell-address="卡牌.C1132"/>
            <calcext:condition calcext:apply-style-name="猎人" calcext:value="=&quot;猎人&quot;" calcext:base-cell-address="卡牌.C1132"/>
            <calcext:condition calcext:apply-style-name="德鲁伊" calcext:value="=&quot;德鲁伊&quot;" calcext:base-cell-address="卡牌.C1132"/>
            <calcext:condition calcext:apply-style-name="萨满祭司" calcext:value="=&quot;萨满祭司&quot;" calcext:base-cell-address="卡牌.C1132"/>
            <calcext:condition calcext:apply-style-name="圣骑士" calcext:value="=&quot;圣骑士&quot;" calcext:base-cell-address="卡牌.C1132"/>
          </calcext:conditional-format>
          <calcext:conditional-format calcext:target-range-address="卡牌.C1133:卡牌.C1133">
            <calcext:condition calcext:apply-style-name="战士" calcext:value="=&quot;战士&quot;" calcext:base-cell-address="卡牌.C1133"/>
            <calcext:condition calcext:apply-style-name="术士" calcext:value="=&quot;术士&quot;" calcext:base-cell-address="卡牌.C1133"/>
            <calcext:condition calcext:apply-style-name="法师" calcext:value="=&quot;法师&quot;" calcext:base-cell-address="卡牌.C1133"/>
            <calcext:condition calcext:apply-style-name="潜行者" calcext:value="=&quot;潜行者&quot;" calcext:base-cell-address="卡牌.C1133"/>
            <calcext:condition calcext:apply-style-name="猎人" calcext:value="=&quot;猎人&quot;" calcext:base-cell-address="卡牌.C1133"/>
            <calcext:condition calcext:apply-style-name="德鲁伊" calcext:value="=&quot;德鲁伊&quot;" calcext:base-cell-address="卡牌.C1133"/>
            <calcext:condition calcext:apply-style-name="萨满祭司" calcext:value="=&quot;萨满祭司&quot;" calcext:base-cell-address="卡牌.C1133"/>
            <calcext:condition calcext:apply-style-name="圣骑士" calcext:value="=&quot;圣骑士&quot;" calcext:base-cell-address="卡牌.C1133"/>
          </calcext:conditional-format>
          <calcext:conditional-format calcext:target-range-address="卡牌.C1134:卡牌.C1134">
            <calcext:condition calcext:apply-style-name="战士" calcext:value="=&quot;战士&quot;" calcext:base-cell-address="卡牌.C1134"/>
            <calcext:condition calcext:apply-style-name="术士" calcext:value="=&quot;术士&quot;" calcext:base-cell-address="卡牌.C1134"/>
            <calcext:condition calcext:apply-style-name="法师" calcext:value="=&quot;法师&quot;" calcext:base-cell-address="卡牌.C1134"/>
            <calcext:condition calcext:apply-style-name="潜行者" calcext:value="=&quot;潜行者&quot;" calcext:base-cell-address="卡牌.C1134"/>
            <calcext:condition calcext:apply-style-name="猎人" calcext:value="=&quot;猎人&quot;" calcext:base-cell-address="卡牌.C1134"/>
            <calcext:condition calcext:apply-style-name="德鲁伊" calcext:value="=&quot;德鲁伊&quot;" calcext:base-cell-address="卡牌.C1134"/>
            <calcext:condition calcext:apply-style-name="萨满祭司" calcext:value="=&quot;萨满祭司&quot;" calcext:base-cell-address="卡牌.C1134"/>
            <calcext:condition calcext:apply-style-name="圣骑士" calcext:value="=&quot;圣骑士&quot;" calcext:base-cell-address="卡牌.C1134"/>
          </calcext:conditional-format>
          <calcext:conditional-format calcext:target-range-address="卡牌.C1135:卡牌.C1135">
            <calcext:condition calcext:apply-style-name="战士" calcext:value="=&quot;战士&quot;" calcext:base-cell-address="卡牌.C1135"/>
            <calcext:condition calcext:apply-style-name="术士" calcext:value="=&quot;术士&quot;" calcext:base-cell-address="卡牌.C1135"/>
            <calcext:condition calcext:apply-style-name="法师" calcext:value="=&quot;法师&quot;" calcext:base-cell-address="卡牌.C1135"/>
            <calcext:condition calcext:apply-style-name="潜行者" calcext:value="=&quot;潜行者&quot;" calcext:base-cell-address="卡牌.C1135"/>
            <calcext:condition calcext:apply-style-name="猎人" calcext:value="=&quot;猎人&quot;" calcext:base-cell-address="卡牌.C1135"/>
            <calcext:condition calcext:apply-style-name="德鲁伊" calcext:value="=&quot;德鲁伊&quot;" calcext:base-cell-address="卡牌.C1135"/>
            <calcext:condition calcext:apply-style-name="萨满祭司" calcext:value="=&quot;萨满祭司&quot;" calcext:base-cell-address="卡牌.C1135"/>
            <calcext:condition calcext:apply-style-name="圣骑士" calcext:value="=&quot;圣骑士&quot;" calcext:base-cell-address="卡牌.C1135"/>
          </calcext:conditional-format>
          <calcext:conditional-format calcext:target-range-address="卡牌.C1137:卡牌.C1137">
            <calcext:condition calcext:apply-style-name="战士" calcext:value="=&quot;战士&quot;" calcext:base-cell-address="卡牌.C1137"/>
            <calcext:condition calcext:apply-style-name="术士" calcext:value="=&quot;术士&quot;" calcext:base-cell-address="卡牌.C1137"/>
            <calcext:condition calcext:apply-style-name="法师" calcext:value="=&quot;法师&quot;" calcext:base-cell-address="卡牌.C1137"/>
            <calcext:condition calcext:apply-style-name="潜行者" calcext:value="=&quot;潜行者&quot;" calcext:base-cell-address="卡牌.C1137"/>
            <calcext:condition calcext:apply-style-name="猎人" calcext:value="=&quot;猎人&quot;" calcext:base-cell-address="卡牌.C1137"/>
            <calcext:condition calcext:apply-style-name="德鲁伊" calcext:value="=&quot;德鲁伊&quot;" calcext:base-cell-address="卡牌.C1137"/>
            <calcext:condition calcext:apply-style-name="萨满祭司" calcext:value="=&quot;萨满祭司&quot;" calcext:base-cell-address="卡牌.C1137"/>
            <calcext:condition calcext:apply-style-name="圣骑士" calcext:value="=&quot;圣骑士&quot;" calcext:base-cell-address="卡牌.C1137"/>
          </calcext:conditional-format>
          <calcext:conditional-format calcext:target-range-address="卡牌.C1138:卡牌.C1138">
            <calcext:condition calcext:apply-style-name="战士" calcext:value="=&quot;战士&quot;" calcext:base-cell-address="卡牌.C1138"/>
            <calcext:condition calcext:apply-style-name="术士" calcext:value="=&quot;术士&quot;" calcext:base-cell-address="卡牌.C1138"/>
            <calcext:condition calcext:apply-style-name="法师" calcext:value="=&quot;法师&quot;" calcext:base-cell-address="卡牌.C1138"/>
            <calcext:condition calcext:apply-style-name="潜行者" calcext:value="=&quot;潜行者&quot;" calcext:base-cell-address="卡牌.C1138"/>
            <calcext:condition calcext:apply-style-name="猎人" calcext:value="=&quot;猎人&quot;" calcext:base-cell-address="卡牌.C1138"/>
            <calcext:condition calcext:apply-style-name="德鲁伊" calcext:value="=&quot;德鲁伊&quot;" calcext:base-cell-address="卡牌.C1138"/>
            <calcext:condition calcext:apply-style-name="萨满祭司" calcext:value="=&quot;萨满祭司&quot;" calcext:base-cell-address="卡牌.C1138"/>
            <calcext:condition calcext:apply-style-name="圣骑士" calcext:value="=&quot;圣骑士&quot;" calcext:base-cell-address="卡牌.C1138"/>
          </calcext:conditional-format>
          <calcext:conditional-format calcext:target-range-address="卡牌.C1139:卡牌.C1139">
            <calcext:condition calcext:apply-style-name="战士" calcext:value="=&quot;战士&quot;" calcext:base-cell-address="卡牌.C1139"/>
            <calcext:condition calcext:apply-style-name="术士" calcext:value="=&quot;术士&quot;" calcext:base-cell-address="卡牌.C1139"/>
            <calcext:condition calcext:apply-style-name="法师" calcext:value="=&quot;法师&quot;" calcext:base-cell-address="卡牌.C1139"/>
            <calcext:condition calcext:apply-style-name="潜行者" calcext:value="=&quot;潜行者&quot;" calcext:base-cell-address="卡牌.C1139"/>
            <calcext:condition calcext:apply-style-name="猎人" calcext:value="=&quot;猎人&quot;" calcext:base-cell-address="卡牌.C1139"/>
            <calcext:condition calcext:apply-style-name="德鲁伊" calcext:value="=&quot;德鲁伊&quot;" calcext:base-cell-address="卡牌.C1139"/>
            <calcext:condition calcext:apply-style-name="萨满祭司" calcext:value="=&quot;萨满祭司&quot;" calcext:base-cell-address="卡牌.C1139"/>
            <calcext:condition calcext:apply-style-name="圣骑士" calcext:value="=&quot;圣骑士&quot;" calcext:base-cell-address="卡牌.C1139"/>
          </calcext:conditional-format>
          <calcext:conditional-format calcext:target-range-address="卡牌.C1140:卡牌.C1140">
            <calcext:condition calcext:apply-style-name="战士" calcext:value="=&quot;战士&quot;" calcext:base-cell-address="卡牌.C1140"/>
            <calcext:condition calcext:apply-style-name="术士" calcext:value="=&quot;术士&quot;" calcext:base-cell-address="卡牌.C1140"/>
            <calcext:condition calcext:apply-style-name="法师" calcext:value="=&quot;法师&quot;" calcext:base-cell-address="卡牌.C1140"/>
            <calcext:condition calcext:apply-style-name="潜行者" calcext:value="=&quot;潜行者&quot;" calcext:base-cell-address="卡牌.C1140"/>
            <calcext:condition calcext:apply-style-name="猎人" calcext:value="=&quot;猎人&quot;" calcext:base-cell-address="卡牌.C1140"/>
            <calcext:condition calcext:apply-style-name="德鲁伊" calcext:value="=&quot;德鲁伊&quot;" calcext:base-cell-address="卡牌.C1140"/>
            <calcext:condition calcext:apply-style-name="萨满祭司" calcext:value="=&quot;萨满祭司&quot;" calcext:base-cell-address="卡牌.C1140"/>
            <calcext:condition calcext:apply-style-name="圣骑士" calcext:value="=&quot;圣骑士&quot;" calcext:base-cell-address="卡牌.C1140"/>
          </calcext:conditional-format>
          <calcext:conditional-format calcext:target-range-address="卡牌.C1141:卡牌.C1141">
            <calcext:condition calcext:apply-style-name="战士" calcext:value="=&quot;战士&quot;" calcext:base-cell-address="卡牌.C1141"/>
            <calcext:condition calcext:apply-style-name="术士" calcext:value="=&quot;术士&quot;" calcext:base-cell-address="卡牌.C1141"/>
            <calcext:condition calcext:apply-style-name="法师" calcext:value="=&quot;法师&quot;" calcext:base-cell-address="卡牌.C1141"/>
            <calcext:condition calcext:apply-style-name="潜行者" calcext:value="=&quot;潜行者&quot;" calcext:base-cell-address="卡牌.C1141"/>
            <calcext:condition calcext:apply-style-name="猎人" calcext:value="=&quot;猎人&quot;" calcext:base-cell-address="卡牌.C1141"/>
            <calcext:condition calcext:apply-style-name="德鲁伊" calcext:value="=&quot;德鲁伊&quot;" calcext:base-cell-address="卡牌.C1141"/>
            <calcext:condition calcext:apply-style-name="萨满祭司" calcext:value="=&quot;萨满祭司&quot;" calcext:base-cell-address="卡牌.C1141"/>
            <calcext:condition calcext:apply-style-name="圣骑士" calcext:value="=&quot;圣骑士&quot;" calcext:base-cell-address="卡牌.C1141"/>
          </calcext:conditional-format>
          <calcext:conditional-format calcext:target-range-address="卡牌.C1142:卡牌.C1142">
            <calcext:condition calcext:apply-style-name="战士" calcext:value="=&quot;战士&quot;" calcext:base-cell-address="卡牌.C1142"/>
            <calcext:condition calcext:apply-style-name="术士" calcext:value="=&quot;术士&quot;" calcext:base-cell-address="卡牌.C1142"/>
            <calcext:condition calcext:apply-style-name="法师" calcext:value="=&quot;法师&quot;" calcext:base-cell-address="卡牌.C1142"/>
            <calcext:condition calcext:apply-style-name="潜行者" calcext:value="=&quot;潜行者&quot;" calcext:base-cell-address="卡牌.C1142"/>
            <calcext:condition calcext:apply-style-name="猎人" calcext:value="=&quot;猎人&quot;" calcext:base-cell-address="卡牌.C1142"/>
            <calcext:condition calcext:apply-style-name="德鲁伊" calcext:value="=&quot;德鲁伊&quot;" calcext:base-cell-address="卡牌.C1142"/>
            <calcext:condition calcext:apply-style-name="萨满祭司" calcext:value="=&quot;萨满祭司&quot;" calcext:base-cell-address="卡牌.C1142"/>
            <calcext:condition calcext:apply-style-name="圣骑士" calcext:value="=&quot;圣骑士&quot;" calcext:base-cell-address="卡牌.C1142"/>
          </calcext:conditional-format>
          <calcext:conditional-format calcext:target-range-address="卡牌.C1143:卡牌.C1143">
            <calcext:condition calcext:apply-style-name="战士" calcext:value="=&quot;战士&quot;" calcext:base-cell-address="卡牌.C1143"/>
            <calcext:condition calcext:apply-style-name="术士" calcext:value="=&quot;术士&quot;" calcext:base-cell-address="卡牌.C1143"/>
            <calcext:condition calcext:apply-style-name="法师" calcext:value="=&quot;法师&quot;" calcext:base-cell-address="卡牌.C1143"/>
            <calcext:condition calcext:apply-style-name="潜行者" calcext:value="=&quot;潜行者&quot;" calcext:base-cell-address="卡牌.C1143"/>
            <calcext:condition calcext:apply-style-name="猎人" calcext:value="=&quot;猎人&quot;" calcext:base-cell-address="卡牌.C1143"/>
            <calcext:condition calcext:apply-style-name="德鲁伊" calcext:value="=&quot;德鲁伊&quot;" calcext:base-cell-address="卡牌.C1143"/>
            <calcext:condition calcext:apply-style-name="萨满祭司" calcext:value="=&quot;萨满祭司&quot;" calcext:base-cell-address="卡牌.C1143"/>
            <calcext:condition calcext:apply-style-name="圣骑士" calcext:value="=&quot;圣骑士&quot;" calcext:base-cell-address="卡牌.C1143"/>
          </calcext:conditional-format>
          <calcext:conditional-format calcext:target-range-address="卡牌.C1144:卡牌.C1144">
            <calcext:condition calcext:apply-style-name="战士" calcext:value="=&quot;战士&quot;" calcext:base-cell-address="卡牌.C1144"/>
            <calcext:condition calcext:apply-style-name="术士" calcext:value="=&quot;术士&quot;" calcext:base-cell-address="卡牌.C1144"/>
            <calcext:condition calcext:apply-style-name="法师" calcext:value="=&quot;法师&quot;" calcext:base-cell-address="卡牌.C1144"/>
            <calcext:condition calcext:apply-style-name="潜行者" calcext:value="=&quot;潜行者&quot;" calcext:base-cell-address="卡牌.C1144"/>
            <calcext:condition calcext:apply-style-name="猎人" calcext:value="=&quot;猎人&quot;" calcext:base-cell-address="卡牌.C1144"/>
            <calcext:condition calcext:apply-style-name="德鲁伊" calcext:value="=&quot;德鲁伊&quot;" calcext:base-cell-address="卡牌.C1144"/>
            <calcext:condition calcext:apply-style-name="萨满祭司" calcext:value="=&quot;萨满祭司&quot;" calcext:base-cell-address="卡牌.C1144"/>
            <calcext:condition calcext:apply-style-name="圣骑士" calcext:value="=&quot;圣骑士&quot;" calcext:base-cell-address="卡牌.C1144"/>
          </calcext:conditional-format>
          <calcext:conditional-format calcext:target-range-address="卡牌.C1145:卡牌.C1145">
            <calcext:condition calcext:apply-style-name="战士" calcext:value="=&quot;战士&quot;" calcext:base-cell-address="卡牌.C1145"/>
            <calcext:condition calcext:apply-style-name="术士" calcext:value="=&quot;术士&quot;" calcext:base-cell-address="卡牌.C1145"/>
            <calcext:condition calcext:apply-style-name="法师" calcext:value="=&quot;法师&quot;" calcext:base-cell-address="卡牌.C1145"/>
            <calcext:condition calcext:apply-style-name="潜行者" calcext:value="=&quot;潜行者&quot;" calcext:base-cell-address="卡牌.C1145"/>
            <calcext:condition calcext:apply-style-name="猎人" calcext:value="=&quot;猎人&quot;" calcext:base-cell-address="卡牌.C1145"/>
            <calcext:condition calcext:apply-style-name="德鲁伊" calcext:value="=&quot;德鲁伊&quot;" calcext:base-cell-address="卡牌.C1145"/>
            <calcext:condition calcext:apply-style-name="萨满祭司" calcext:value="=&quot;萨满祭司&quot;" calcext:base-cell-address="卡牌.C1145"/>
            <calcext:condition calcext:apply-style-name="圣骑士" calcext:value="=&quot;圣骑士&quot;" calcext:base-cell-address="卡牌.C1145"/>
          </calcext:conditional-format>
          <calcext:conditional-format calcext:target-range-address="卡牌.C1147:卡牌.C1147">
            <calcext:condition calcext:apply-style-name="战士" calcext:value="=&quot;战士&quot;" calcext:base-cell-address="卡牌.C1147"/>
            <calcext:condition calcext:apply-style-name="术士" calcext:value="=&quot;术士&quot;" calcext:base-cell-address="卡牌.C1147"/>
            <calcext:condition calcext:apply-style-name="法师" calcext:value="=&quot;法师&quot;" calcext:base-cell-address="卡牌.C1147"/>
            <calcext:condition calcext:apply-style-name="潜行者" calcext:value="=&quot;潜行者&quot;" calcext:base-cell-address="卡牌.C1147"/>
            <calcext:condition calcext:apply-style-name="猎人" calcext:value="=&quot;猎人&quot;" calcext:base-cell-address="卡牌.C1147"/>
            <calcext:condition calcext:apply-style-name="德鲁伊" calcext:value="=&quot;德鲁伊&quot;" calcext:base-cell-address="卡牌.C1147"/>
            <calcext:condition calcext:apply-style-name="萨满祭司" calcext:value="=&quot;萨满祭司&quot;" calcext:base-cell-address="卡牌.C1147"/>
            <calcext:condition calcext:apply-style-name="圣骑士" calcext:value="=&quot;圣骑士&quot;" calcext:base-cell-address="卡牌.C1147"/>
          </calcext:conditional-format>
          <calcext:conditional-format calcext:target-range-address="卡牌.C1148:卡牌.C1148">
            <calcext:condition calcext:apply-style-name="战士" calcext:value="=&quot;战士&quot;" calcext:base-cell-address="卡牌.C1148"/>
            <calcext:condition calcext:apply-style-name="术士" calcext:value="=&quot;术士&quot;" calcext:base-cell-address="卡牌.C1148"/>
            <calcext:condition calcext:apply-style-name="法师" calcext:value="=&quot;法师&quot;" calcext:base-cell-address="卡牌.C1148"/>
            <calcext:condition calcext:apply-style-name="潜行者" calcext:value="=&quot;潜行者&quot;" calcext:base-cell-address="卡牌.C1148"/>
            <calcext:condition calcext:apply-style-name="猎人" calcext:value="=&quot;猎人&quot;" calcext:base-cell-address="卡牌.C1148"/>
            <calcext:condition calcext:apply-style-name="德鲁伊" calcext:value="=&quot;德鲁伊&quot;" calcext:base-cell-address="卡牌.C1148"/>
            <calcext:condition calcext:apply-style-name="萨满祭司" calcext:value="=&quot;萨满祭司&quot;" calcext:base-cell-address="卡牌.C1148"/>
            <calcext:condition calcext:apply-style-name="圣骑士" calcext:value="=&quot;圣骑士&quot;" calcext:base-cell-address="卡牌.C1148"/>
          </calcext:conditional-format>
          <calcext:conditional-format calcext:target-range-address="卡牌.C1149:卡牌.C1149">
            <calcext:condition calcext:apply-style-name="战士" calcext:value="=&quot;战士&quot;" calcext:base-cell-address="卡牌.C1149"/>
            <calcext:condition calcext:apply-style-name="术士" calcext:value="=&quot;术士&quot;" calcext:base-cell-address="卡牌.C1149"/>
            <calcext:condition calcext:apply-style-name="法师" calcext:value="=&quot;法师&quot;" calcext:base-cell-address="卡牌.C1149"/>
            <calcext:condition calcext:apply-style-name="潜行者" calcext:value="=&quot;潜行者&quot;" calcext:base-cell-address="卡牌.C1149"/>
            <calcext:condition calcext:apply-style-name="猎人" calcext:value="=&quot;猎人&quot;" calcext:base-cell-address="卡牌.C1149"/>
            <calcext:condition calcext:apply-style-name="德鲁伊" calcext:value="=&quot;德鲁伊&quot;" calcext:base-cell-address="卡牌.C1149"/>
            <calcext:condition calcext:apply-style-name="萨满祭司" calcext:value="=&quot;萨满祭司&quot;" calcext:base-cell-address="卡牌.C1149"/>
            <calcext:condition calcext:apply-style-name="圣骑士" calcext:value="=&quot;圣骑士&quot;" calcext:base-cell-address="卡牌.C1149"/>
          </calcext:conditional-format>
          <calcext:conditional-format calcext:target-range-address="卡牌.C1150:卡牌.C1150">
            <calcext:condition calcext:apply-style-name="战士" calcext:value="=&quot;战士&quot;" calcext:base-cell-address="卡牌.C1150"/>
            <calcext:condition calcext:apply-style-name="术士" calcext:value="=&quot;术士&quot;" calcext:base-cell-address="卡牌.C1150"/>
            <calcext:condition calcext:apply-style-name="法师" calcext:value="=&quot;法师&quot;" calcext:base-cell-address="卡牌.C1150"/>
            <calcext:condition calcext:apply-style-name="潜行者" calcext:value="=&quot;潜行者&quot;" calcext:base-cell-address="卡牌.C1150"/>
            <calcext:condition calcext:apply-style-name="猎人" calcext:value="=&quot;猎人&quot;" calcext:base-cell-address="卡牌.C1150"/>
            <calcext:condition calcext:apply-style-name="德鲁伊" calcext:value="=&quot;德鲁伊&quot;" calcext:base-cell-address="卡牌.C1150"/>
            <calcext:condition calcext:apply-style-name="萨满祭司" calcext:value="=&quot;萨满祭司&quot;" calcext:base-cell-address="卡牌.C1150"/>
            <calcext:condition calcext:apply-style-name="圣骑士" calcext:value="=&quot;圣骑士&quot;" calcext:base-cell-address="卡牌.C1150"/>
          </calcext:conditional-format>
          <calcext:conditional-format calcext:target-range-address="卡牌.C1151:卡牌.C1151">
            <calcext:condition calcext:apply-style-name="战士" calcext:value="=&quot;战士&quot;" calcext:base-cell-address="卡牌.C1151"/>
            <calcext:condition calcext:apply-style-name="术士" calcext:value="=&quot;术士&quot;" calcext:base-cell-address="卡牌.C1151"/>
            <calcext:condition calcext:apply-style-name="法师" calcext:value="=&quot;法师&quot;" calcext:base-cell-address="卡牌.C1151"/>
            <calcext:condition calcext:apply-style-name="潜行者" calcext:value="=&quot;潜行者&quot;" calcext:base-cell-address="卡牌.C1151"/>
            <calcext:condition calcext:apply-style-name="猎人" calcext:value="=&quot;猎人&quot;" calcext:base-cell-address="卡牌.C1151"/>
            <calcext:condition calcext:apply-style-name="德鲁伊" calcext:value="=&quot;德鲁伊&quot;" calcext:base-cell-address="卡牌.C1151"/>
            <calcext:condition calcext:apply-style-name="萨满祭司" calcext:value="=&quot;萨满祭司&quot;" calcext:base-cell-address="卡牌.C1151"/>
            <calcext:condition calcext:apply-style-name="圣骑士" calcext:value="=&quot;圣骑士&quot;" calcext:base-cell-address="卡牌.C1151"/>
          </calcext:conditional-format>
          <calcext:conditional-format calcext:target-range-address="卡牌.C1152:卡牌.C1152">
            <calcext:condition calcext:apply-style-name="战士" calcext:value="=&quot;战士&quot;" calcext:base-cell-address="卡牌.C1152"/>
            <calcext:condition calcext:apply-style-name="术士" calcext:value="=&quot;术士&quot;" calcext:base-cell-address="卡牌.C1152"/>
            <calcext:condition calcext:apply-style-name="法师" calcext:value="=&quot;法师&quot;" calcext:base-cell-address="卡牌.C1152"/>
            <calcext:condition calcext:apply-style-name="潜行者" calcext:value="=&quot;潜行者&quot;" calcext:base-cell-address="卡牌.C1152"/>
            <calcext:condition calcext:apply-style-name="猎人" calcext:value="=&quot;猎人&quot;" calcext:base-cell-address="卡牌.C1152"/>
            <calcext:condition calcext:apply-style-name="德鲁伊" calcext:value="=&quot;德鲁伊&quot;" calcext:base-cell-address="卡牌.C1152"/>
            <calcext:condition calcext:apply-style-name="萨满祭司" calcext:value="=&quot;萨满祭司&quot;" calcext:base-cell-address="卡牌.C1152"/>
            <calcext:condition calcext:apply-style-name="圣骑士" calcext:value="=&quot;圣骑士&quot;" calcext:base-cell-address="卡牌.C1152"/>
          </calcext:conditional-format>
          <calcext:conditional-format calcext:target-range-address="卡牌.C1153:卡牌.C1153">
            <calcext:condition calcext:apply-style-name="战士" calcext:value="=&quot;战士&quot;" calcext:base-cell-address="卡牌.C1153"/>
            <calcext:condition calcext:apply-style-name="术士" calcext:value="=&quot;术士&quot;" calcext:base-cell-address="卡牌.C1153"/>
            <calcext:condition calcext:apply-style-name="法师" calcext:value="=&quot;法师&quot;" calcext:base-cell-address="卡牌.C1153"/>
            <calcext:condition calcext:apply-style-name="潜行者" calcext:value="=&quot;潜行者&quot;" calcext:base-cell-address="卡牌.C1153"/>
            <calcext:condition calcext:apply-style-name="猎人" calcext:value="=&quot;猎人&quot;" calcext:base-cell-address="卡牌.C1153"/>
            <calcext:condition calcext:apply-style-name="德鲁伊" calcext:value="=&quot;德鲁伊&quot;" calcext:base-cell-address="卡牌.C1153"/>
            <calcext:condition calcext:apply-style-name="萨满祭司" calcext:value="=&quot;萨满祭司&quot;" calcext:base-cell-address="卡牌.C1153"/>
            <calcext:condition calcext:apply-style-name="圣骑士" calcext:value="=&quot;圣骑士&quot;" calcext:base-cell-address="卡牌.C1153"/>
          </calcext:conditional-format>
          <calcext:conditional-format calcext:target-range-address="卡牌.C1154:卡牌.C1154">
            <calcext:condition calcext:apply-style-name="战士" calcext:value="=&quot;战士&quot;" calcext:base-cell-address="卡牌.C1154"/>
            <calcext:condition calcext:apply-style-name="术士" calcext:value="=&quot;术士&quot;" calcext:base-cell-address="卡牌.C1154"/>
            <calcext:condition calcext:apply-style-name="法师" calcext:value="=&quot;法师&quot;" calcext:base-cell-address="卡牌.C1154"/>
            <calcext:condition calcext:apply-style-name="潜行者" calcext:value="=&quot;潜行者&quot;" calcext:base-cell-address="卡牌.C1154"/>
            <calcext:condition calcext:apply-style-name="猎人" calcext:value="=&quot;猎人&quot;" calcext:base-cell-address="卡牌.C1154"/>
            <calcext:condition calcext:apply-style-name="德鲁伊" calcext:value="=&quot;德鲁伊&quot;" calcext:base-cell-address="卡牌.C1154"/>
            <calcext:condition calcext:apply-style-name="萨满祭司" calcext:value="=&quot;萨满祭司&quot;" calcext:base-cell-address="卡牌.C1154"/>
            <calcext:condition calcext:apply-style-name="圣骑士" calcext:value="=&quot;圣骑士&quot;" calcext:base-cell-address="卡牌.C1154"/>
          </calcext:conditional-format>
          <calcext:conditional-format calcext:target-range-address="卡牌.C1155:卡牌.C1155">
            <calcext:condition calcext:apply-style-name="战士" calcext:value="=&quot;战士&quot;" calcext:base-cell-address="卡牌.C1155"/>
            <calcext:condition calcext:apply-style-name="术士" calcext:value="=&quot;术士&quot;" calcext:base-cell-address="卡牌.C1155"/>
            <calcext:condition calcext:apply-style-name="法师" calcext:value="=&quot;法师&quot;" calcext:base-cell-address="卡牌.C1155"/>
            <calcext:condition calcext:apply-style-name="潜行者" calcext:value="=&quot;潜行者&quot;" calcext:base-cell-address="卡牌.C1155"/>
            <calcext:condition calcext:apply-style-name="猎人" calcext:value="=&quot;猎人&quot;" calcext:base-cell-address="卡牌.C1155"/>
            <calcext:condition calcext:apply-style-name="德鲁伊" calcext:value="=&quot;德鲁伊&quot;" calcext:base-cell-address="卡牌.C1155"/>
            <calcext:condition calcext:apply-style-name="萨满祭司" calcext:value="=&quot;萨满祭司&quot;" calcext:base-cell-address="卡牌.C1155"/>
            <calcext:condition calcext:apply-style-name="圣骑士" calcext:value="=&quot;圣骑士&quot;" calcext:base-cell-address="卡牌.C1155"/>
          </calcext:conditional-format>
          <calcext:conditional-format calcext:target-range-address="卡牌.C1156:卡牌.C1156">
            <calcext:condition calcext:apply-style-name="战士" calcext:value="=&quot;战士&quot;" calcext:base-cell-address="卡牌.C1156"/>
            <calcext:condition calcext:apply-style-name="术士" calcext:value="=&quot;术士&quot;" calcext:base-cell-address="卡牌.C1156"/>
            <calcext:condition calcext:apply-style-name="法师" calcext:value="=&quot;法师&quot;" calcext:base-cell-address="卡牌.C1156"/>
            <calcext:condition calcext:apply-style-name="潜行者" calcext:value="=&quot;潜行者&quot;" calcext:base-cell-address="卡牌.C1156"/>
            <calcext:condition calcext:apply-style-name="猎人" calcext:value="=&quot;猎人&quot;" calcext:base-cell-address="卡牌.C1156"/>
            <calcext:condition calcext:apply-style-name="德鲁伊" calcext:value="=&quot;德鲁伊&quot;" calcext:base-cell-address="卡牌.C1156"/>
            <calcext:condition calcext:apply-style-name="萨满祭司" calcext:value="=&quot;萨满祭司&quot;" calcext:base-cell-address="卡牌.C1156"/>
            <calcext:condition calcext:apply-style-name="圣骑士" calcext:value="=&quot;圣骑士&quot;" calcext:base-cell-address="卡牌.C1156"/>
          </calcext:conditional-format>
          <calcext:conditional-format calcext:target-range-address="卡牌.C1157:卡牌.C1157">
            <calcext:condition calcext:apply-style-name="战士" calcext:value="=&quot;战士&quot;" calcext:base-cell-address="卡牌.C1157"/>
            <calcext:condition calcext:apply-style-name="术士" calcext:value="=&quot;术士&quot;" calcext:base-cell-address="卡牌.C1157"/>
            <calcext:condition calcext:apply-style-name="法师" calcext:value="=&quot;法师&quot;" calcext:base-cell-address="卡牌.C1157"/>
            <calcext:condition calcext:apply-style-name="潜行者" calcext:value="=&quot;潜行者&quot;" calcext:base-cell-address="卡牌.C1157"/>
            <calcext:condition calcext:apply-style-name="猎人" calcext:value="=&quot;猎人&quot;" calcext:base-cell-address="卡牌.C1157"/>
            <calcext:condition calcext:apply-style-name="德鲁伊" calcext:value="=&quot;德鲁伊&quot;" calcext:base-cell-address="卡牌.C1157"/>
            <calcext:condition calcext:apply-style-name="萨满祭司" calcext:value="=&quot;萨满祭司&quot;" calcext:base-cell-address="卡牌.C1157"/>
            <calcext:condition calcext:apply-style-name="圣骑士" calcext:value="=&quot;圣骑士&quot;" calcext:base-cell-address="卡牌.C1157"/>
          </calcext:conditional-format>
          <calcext:conditional-format calcext:target-range-address="卡牌.C1158:卡牌.C1158">
            <calcext:condition calcext:apply-style-name="战士" calcext:value="=&quot;战士&quot;" calcext:base-cell-address="卡牌.C1158"/>
            <calcext:condition calcext:apply-style-name="术士" calcext:value="=&quot;术士&quot;" calcext:base-cell-address="卡牌.C1158"/>
            <calcext:condition calcext:apply-style-name="法师" calcext:value="=&quot;法师&quot;" calcext:base-cell-address="卡牌.C1158"/>
            <calcext:condition calcext:apply-style-name="潜行者" calcext:value="=&quot;潜行者&quot;" calcext:base-cell-address="卡牌.C1158"/>
            <calcext:condition calcext:apply-style-name="猎人" calcext:value="=&quot;猎人&quot;" calcext:base-cell-address="卡牌.C1158"/>
            <calcext:condition calcext:apply-style-name="德鲁伊" calcext:value="=&quot;德鲁伊&quot;" calcext:base-cell-address="卡牌.C1158"/>
            <calcext:condition calcext:apply-style-name="萨满祭司" calcext:value="=&quot;萨满祭司&quot;" calcext:base-cell-address="卡牌.C1158"/>
            <calcext:condition calcext:apply-style-name="圣骑士" calcext:value="=&quot;圣骑士&quot;" calcext:base-cell-address="卡牌.C1158"/>
          </calcext:conditional-format>
          <calcext:conditional-format calcext:target-range-address="卡牌.C1159:卡牌.C1159">
            <calcext:condition calcext:apply-style-name="战士" calcext:value="=&quot;战士&quot;" calcext:base-cell-address="卡牌.C1159"/>
            <calcext:condition calcext:apply-style-name="术士" calcext:value="=&quot;术士&quot;" calcext:base-cell-address="卡牌.C1159"/>
            <calcext:condition calcext:apply-style-name="法师" calcext:value="=&quot;法师&quot;" calcext:base-cell-address="卡牌.C1159"/>
            <calcext:condition calcext:apply-style-name="潜行者" calcext:value="=&quot;潜行者&quot;" calcext:base-cell-address="卡牌.C1159"/>
            <calcext:condition calcext:apply-style-name="猎人" calcext:value="=&quot;猎人&quot;" calcext:base-cell-address="卡牌.C1159"/>
            <calcext:condition calcext:apply-style-name="德鲁伊" calcext:value="=&quot;德鲁伊&quot;" calcext:base-cell-address="卡牌.C1159"/>
            <calcext:condition calcext:apply-style-name="萨满祭司" calcext:value="=&quot;萨满祭司&quot;" calcext:base-cell-address="卡牌.C1159"/>
            <calcext:condition calcext:apply-style-name="圣骑士" calcext:value="=&quot;圣骑士&quot;" calcext:base-cell-address="卡牌.C1159"/>
          </calcext:conditional-format>
          <calcext:conditional-format calcext:target-range-address="卡牌.C1160:卡牌.C1160">
            <calcext:condition calcext:apply-style-name="战士" calcext:value="=&quot;战士&quot;" calcext:base-cell-address="卡牌.C1160"/>
            <calcext:condition calcext:apply-style-name="术士" calcext:value="=&quot;术士&quot;" calcext:base-cell-address="卡牌.C1160"/>
            <calcext:condition calcext:apply-style-name="法师" calcext:value="=&quot;法师&quot;" calcext:base-cell-address="卡牌.C1160"/>
            <calcext:condition calcext:apply-style-name="潜行者" calcext:value="=&quot;潜行者&quot;" calcext:base-cell-address="卡牌.C1160"/>
            <calcext:condition calcext:apply-style-name="猎人" calcext:value="=&quot;猎人&quot;" calcext:base-cell-address="卡牌.C1160"/>
            <calcext:condition calcext:apply-style-name="德鲁伊" calcext:value="=&quot;德鲁伊&quot;" calcext:base-cell-address="卡牌.C1160"/>
            <calcext:condition calcext:apply-style-name="萨满祭司" calcext:value="=&quot;萨满祭司&quot;" calcext:base-cell-address="卡牌.C1160"/>
            <calcext:condition calcext:apply-style-name="圣骑士" calcext:value="=&quot;圣骑士&quot;" calcext:base-cell-address="卡牌.C1160"/>
          </calcext:conditional-format>
          <calcext:conditional-format calcext:target-range-address="卡牌.C1161:卡牌.C1161">
            <calcext:condition calcext:apply-style-name="战士" calcext:value="=&quot;战士&quot;" calcext:base-cell-address="卡牌.C1161"/>
            <calcext:condition calcext:apply-style-name="术士" calcext:value="=&quot;术士&quot;" calcext:base-cell-address="卡牌.C1161"/>
            <calcext:condition calcext:apply-style-name="法师" calcext:value="=&quot;法师&quot;" calcext:base-cell-address="卡牌.C1161"/>
            <calcext:condition calcext:apply-style-name="潜行者" calcext:value="=&quot;潜行者&quot;" calcext:base-cell-address="卡牌.C1161"/>
            <calcext:condition calcext:apply-style-name="猎人" calcext:value="=&quot;猎人&quot;" calcext:base-cell-address="卡牌.C1161"/>
            <calcext:condition calcext:apply-style-name="德鲁伊" calcext:value="=&quot;德鲁伊&quot;" calcext:base-cell-address="卡牌.C1161"/>
            <calcext:condition calcext:apply-style-name="萨满祭司" calcext:value="=&quot;萨满祭司&quot;" calcext:base-cell-address="卡牌.C1161"/>
            <calcext:condition calcext:apply-style-name="圣骑士" calcext:value="=&quot;圣骑士&quot;" calcext:base-cell-address="卡牌.C1161"/>
          </calcext:conditional-format>
          <calcext:conditional-format calcext:target-range-address="卡牌.C1162:卡牌.C1162">
            <calcext:condition calcext:apply-style-name="战士" calcext:value="=&quot;战士&quot;" calcext:base-cell-address="卡牌.C1162"/>
            <calcext:condition calcext:apply-style-name="术士" calcext:value="=&quot;术士&quot;" calcext:base-cell-address="卡牌.C1162"/>
            <calcext:condition calcext:apply-style-name="法师" calcext:value="=&quot;法师&quot;" calcext:base-cell-address="卡牌.C1162"/>
            <calcext:condition calcext:apply-style-name="潜行者" calcext:value="=&quot;潜行者&quot;" calcext:base-cell-address="卡牌.C1162"/>
            <calcext:condition calcext:apply-style-name="猎人" calcext:value="=&quot;猎人&quot;" calcext:base-cell-address="卡牌.C1162"/>
            <calcext:condition calcext:apply-style-name="德鲁伊" calcext:value="=&quot;德鲁伊&quot;" calcext:base-cell-address="卡牌.C1162"/>
            <calcext:condition calcext:apply-style-name="萨满祭司" calcext:value="=&quot;萨满祭司&quot;" calcext:base-cell-address="卡牌.C1162"/>
            <calcext:condition calcext:apply-style-name="圣骑士" calcext:value="=&quot;圣骑士&quot;" calcext:base-cell-address="卡牌.C1162"/>
          </calcext:conditional-format>
          <calcext:conditional-format calcext:target-range-address="卡牌.C1163:卡牌.C1163">
            <calcext:condition calcext:apply-style-name="战士" calcext:value="=&quot;战士&quot;" calcext:base-cell-address="卡牌.C1163"/>
            <calcext:condition calcext:apply-style-name="术士" calcext:value="=&quot;术士&quot;" calcext:base-cell-address="卡牌.C1163"/>
            <calcext:condition calcext:apply-style-name="法师" calcext:value="=&quot;法师&quot;" calcext:base-cell-address="卡牌.C1163"/>
            <calcext:condition calcext:apply-style-name="潜行者" calcext:value="=&quot;潜行者&quot;" calcext:base-cell-address="卡牌.C1163"/>
            <calcext:condition calcext:apply-style-name="猎人" calcext:value="=&quot;猎人&quot;" calcext:base-cell-address="卡牌.C1163"/>
            <calcext:condition calcext:apply-style-name="德鲁伊" calcext:value="=&quot;德鲁伊&quot;" calcext:base-cell-address="卡牌.C1163"/>
            <calcext:condition calcext:apply-style-name="萨满祭司" calcext:value="=&quot;萨满祭司&quot;" calcext:base-cell-address="卡牌.C1163"/>
            <calcext:condition calcext:apply-style-name="圣骑士" calcext:value="=&quot;圣骑士&quot;" calcext:base-cell-address="卡牌.C1163"/>
          </calcext:conditional-format>
          <calcext:conditional-format calcext:target-range-address="卡牌.C1164:卡牌.C1164">
            <calcext:condition calcext:apply-style-name="战士" calcext:value="=&quot;战士&quot;" calcext:base-cell-address="卡牌.C1164"/>
            <calcext:condition calcext:apply-style-name="术士" calcext:value="=&quot;术士&quot;" calcext:base-cell-address="卡牌.C1164"/>
            <calcext:condition calcext:apply-style-name="法师" calcext:value="=&quot;法师&quot;" calcext:base-cell-address="卡牌.C1164"/>
            <calcext:condition calcext:apply-style-name="潜行者" calcext:value="=&quot;潜行者&quot;" calcext:base-cell-address="卡牌.C1164"/>
            <calcext:condition calcext:apply-style-name="猎人" calcext:value="=&quot;猎人&quot;" calcext:base-cell-address="卡牌.C1164"/>
            <calcext:condition calcext:apply-style-name="德鲁伊" calcext:value="=&quot;德鲁伊&quot;" calcext:base-cell-address="卡牌.C1164"/>
            <calcext:condition calcext:apply-style-name="萨满祭司" calcext:value="=&quot;萨满祭司&quot;" calcext:base-cell-address="卡牌.C1164"/>
            <calcext:condition calcext:apply-style-name="圣骑士" calcext:value="=&quot;圣骑士&quot;" calcext:base-cell-address="卡牌.C1164"/>
          </calcext:conditional-format>
          <calcext:conditional-format calcext:target-range-address="卡牌.C1165:卡牌.C1165">
            <calcext:condition calcext:apply-style-name="战士" calcext:value="=&quot;战士&quot;" calcext:base-cell-address="卡牌.C1165"/>
            <calcext:condition calcext:apply-style-name="术士" calcext:value="=&quot;术士&quot;" calcext:base-cell-address="卡牌.C1165"/>
            <calcext:condition calcext:apply-style-name="法师" calcext:value="=&quot;法师&quot;" calcext:base-cell-address="卡牌.C1165"/>
            <calcext:condition calcext:apply-style-name="潜行者" calcext:value="=&quot;潜行者&quot;" calcext:base-cell-address="卡牌.C1165"/>
            <calcext:condition calcext:apply-style-name="猎人" calcext:value="=&quot;猎人&quot;" calcext:base-cell-address="卡牌.C1165"/>
            <calcext:condition calcext:apply-style-name="德鲁伊" calcext:value="=&quot;德鲁伊&quot;" calcext:base-cell-address="卡牌.C1165"/>
            <calcext:condition calcext:apply-style-name="萨满祭司" calcext:value="=&quot;萨满祭司&quot;" calcext:base-cell-address="卡牌.C1165"/>
            <calcext:condition calcext:apply-style-name="圣骑士" calcext:value="=&quot;圣骑士&quot;" calcext:base-cell-address="卡牌.C1165"/>
          </calcext:conditional-format>
          <calcext:conditional-format calcext:target-range-address="卡牌.C1166:卡牌.C1166">
            <calcext:condition calcext:apply-style-name="战士" calcext:value="=&quot;战士&quot;" calcext:base-cell-address="卡牌.C1166"/>
            <calcext:condition calcext:apply-style-name="术士" calcext:value="=&quot;术士&quot;" calcext:base-cell-address="卡牌.C1166"/>
            <calcext:condition calcext:apply-style-name="法师" calcext:value="=&quot;法师&quot;" calcext:base-cell-address="卡牌.C1166"/>
            <calcext:condition calcext:apply-style-name="潜行者" calcext:value="=&quot;潜行者&quot;" calcext:base-cell-address="卡牌.C1166"/>
            <calcext:condition calcext:apply-style-name="猎人" calcext:value="=&quot;猎人&quot;" calcext:base-cell-address="卡牌.C1166"/>
            <calcext:condition calcext:apply-style-name="德鲁伊" calcext:value="=&quot;德鲁伊&quot;" calcext:base-cell-address="卡牌.C1166"/>
            <calcext:condition calcext:apply-style-name="萨满祭司" calcext:value="=&quot;萨满祭司&quot;" calcext:base-cell-address="卡牌.C1166"/>
            <calcext:condition calcext:apply-style-name="圣骑士" calcext:value="=&quot;圣骑士&quot;" calcext:base-cell-address="卡牌.C1166"/>
          </calcext:conditional-format>
          <calcext:conditional-format calcext:target-range-address="卡牌.C1167:卡牌.C1167">
            <calcext:condition calcext:apply-style-name="战士" calcext:value="=&quot;战士&quot;" calcext:base-cell-address="卡牌.C1167"/>
            <calcext:condition calcext:apply-style-name="术士" calcext:value="=&quot;术士&quot;" calcext:base-cell-address="卡牌.C1167"/>
            <calcext:condition calcext:apply-style-name="法师" calcext:value="=&quot;法师&quot;" calcext:base-cell-address="卡牌.C1167"/>
            <calcext:condition calcext:apply-style-name="潜行者" calcext:value="=&quot;潜行者&quot;" calcext:base-cell-address="卡牌.C1167"/>
            <calcext:condition calcext:apply-style-name="猎人" calcext:value="=&quot;猎人&quot;" calcext:base-cell-address="卡牌.C1167"/>
            <calcext:condition calcext:apply-style-name="德鲁伊" calcext:value="=&quot;德鲁伊&quot;" calcext:base-cell-address="卡牌.C1167"/>
            <calcext:condition calcext:apply-style-name="萨满祭司" calcext:value="=&quot;萨满祭司&quot;" calcext:base-cell-address="卡牌.C1167"/>
            <calcext:condition calcext:apply-style-name="圣骑士" calcext:value="=&quot;圣骑士&quot;" calcext:base-cell-address="卡牌.C1167"/>
          </calcext:conditional-format>
          <calcext:conditional-format calcext:target-range-address="卡牌.C1168:卡牌.C1168">
            <calcext:condition calcext:apply-style-name="战士" calcext:value="=&quot;战士&quot;" calcext:base-cell-address="卡牌.C1168"/>
            <calcext:condition calcext:apply-style-name="术士" calcext:value="=&quot;术士&quot;" calcext:base-cell-address="卡牌.C1168"/>
            <calcext:condition calcext:apply-style-name="法师" calcext:value="=&quot;法师&quot;" calcext:base-cell-address="卡牌.C1168"/>
            <calcext:condition calcext:apply-style-name="潜行者" calcext:value="=&quot;潜行者&quot;" calcext:base-cell-address="卡牌.C1168"/>
            <calcext:condition calcext:apply-style-name="猎人" calcext:value="=&quot;猎人&quot;" calcext:base-cell-address="卡牌.C1168"/>
            <calcext:condition calcext:apply-style-name="德鲁伊" calcext:value="=&quot;德鲁伊&quot;" calcext:base-cell-address="卡牌.C1168"/>
            <calcext:condition calcext:apply-style-name="萨满祭司" calcext:value="=&quot;萨满祭司&quot;" calcext:base-cell-address="卡牌.C1168"/>
            <calcext:condition calcext:apply-style-name="圣骑士" calcext:value="=&quot;圣骑士&quot;" calcext:base-cell-address="卡牌.C1168"/>
          </calcext:conditional-format>
          <calcext:conditional-format calcext:target-range-address="卡牌.C1169:卡牌.C1169">
            <calcext:condition calcext:apply-style-name="战士" calcext:value="=&quot;战士&quot;" calcext:base-cell-address="卡牌.C1169"/>
            <calcext:condition calcext:apply-style-name="术士" calcext:value="=&quot;术士&quot;" calcext:base-cell-address="卡牌.C1169"/>
            <calcext:condition calcext:apply-style-name="法师" calcext:value="=&quot;法师&quot;" calcext:base-cell-address="卡牌.C1169"/>
            <calcext:condition calcext:apply-style-name="潜行者" calcext:value="=&quot;潜行者&quot;" calcext:base-cell-address="卡牌.C1169"/>
            <calcext:condition calcext:apply-style-name="猎人" calcext:value="=&quot;猎人&quot;" calcext:base-cell-address="卡牌.C1169"/>
            <calcext:condition calcext:apply-style-name="德鲁伊" calcext:value="=&quot;德鲁伊&quot;" calcext:base-cell-address="卡牌.C1169"/>
            <calcext:condition calcext:apply-style-name="萨满祭司" calcext:value="=&quot;萨满祭司&quot;" calcext:base-cell-address="卡牌.C1169"/>
            <calcext:condition calcext:apply-style-name="圣骑士" calcext:value="=&quot;圣骑士&quot;" calcext:base-cell-address="卡牌.C1169"/>
          </calcext:conditional-format>
          <calcext:conditional-format calcext:target-range-address="卡牌.C1170:卡牌.C1170">
            <calcext:condition calcext:apply-style-name="战士" calcext:value="=&quot;战士&quot;" calcext:base-cell-address="卡牌.C1170"/>
            <calcext:condition calcext:apply-style-name="术士" calcext:value="=&quot;术士&quot;" calcext:base-cell-address="卡牌.C1170"/>
            <calcext:condition calcext:apply-style-name="法师" calcext:value="=&quot;法师&quot;" calcext:base-cell-address="卡牌.C1170"/>
            <calcext:condition calcext:apply-style-name="潜行者" calcext:value="=&quot;潜行者&quot;" calcext:base-cell-address="卡牌.C1170"/>
            <calcext:condition calcext:apply-style-name="猎人" calcext:value="=&quot;猎人&quot;" calcext:base-cell-address="卡牌.C1170"/>
            <calcext:condition calcext:apply-style-name="德鲁伊" calcext:value="=&quot;德鲁伊&quot;" calcext:base-cell-address="卡牌.C1170"/>
            <calcext:condition calcext:apply-style-name="萨满祭司" calcext:value="=&quot;萨满祭司&quot;" calcext:base-cell-address="卡牌.C1170"/>
            <calcext:condition calcext:apply-style-name="圣骑士" calcext:value="=&quot;圣骑士&quot;" calcext:base-cell-address="卡牌.C1170"/>
          </calcext:conditional-format>
          <calcext:conditional-format calcext:target-range-address="卡牌.C1171:卡牌.C1171">
            <calcext:condition calcext:apply-style-name="战士" calcext:value="=&quot;战士&quot;" calcext:base-cell-address="卡牌.C1171"/>
            <calcext:condition calcext:apply-style-name="术士" calcext:value="=&quot;术士&quot;" calcext:base-cell-address="卡牌.C1171"/>
            <calcext:condition calcext:apply-style-name="法师" calcext:value="=&quot;法师&quot;" calcext:base-cell-address="卡牌.C1171"/>
            <calcext:condition calcext:apply-style-name="潜行者" calcext:value="=&quot;潜行者&quot;" calcext:base-cell-address="卡牌.C1171"/>
            <calcext:condition calcext:apply-style-name="猎人" calcext:value="=&quot;猎人&quot;" calcext:base-cell-address="卡牌.C1171"/>
            <calcext:condition calcext:apply-style-name="德鲁伊" calcext:value="=&quot;德鲁伊&quot;" calcext:base-cell-address="卡牌.C1171"/>
            <calcext:condition calcext:apply-style-name="萨满祭司" calcext:value="=&quot;萨满祭司&quot;" calcext:base-cell-address="卡牌.C1171"/>
            <calcext:condition calcext:apply-style-name="圣骑士" calcext:value="=&quot;圣骑士&quot;" calcext:base-cell-address="卡牌.C1171"/>
          </calcext:conditional-format>
          <calcext:conditional-format calcext:target-range-address="卡牌.C1172:卡牌.C1172">
            <calcext:condition calcext:apply-style-name="战士" calcext:value="=&quot;战士&quot;" calcext:base-cell-address="卡牌.C1172"/>
            <calcext:condition calcext:apply-style-name="术士" calcext:value="=&quot;术士&quot;" calcext:base-cell-address="卡牌.C1172"/>
            <calcext:condition calcext:apply-style-name="法师" calcext:value="=&quot;法师&quot;" calcext:base-cell-address="卡牌.C1172"/>
            <calcext:condition calcext:apply-style-name="潜行者" calcext:value="=&quot;潜行者&quot;" calcext:base-cell-address="卡牌.C1172"/>
            <calcext:condition calcext:apply-style-name="猎人" calcext:value="=&quot;猎人&quot;" calcext:base-cell-address="卡牌.C1172"/>
            <calcext:condition calcext:apply-style-name="德鲁伊" calcext:value="=&quot;德鲁伊&quot;" calcext:base-cell-address="卡牌.C1172"/>
            <calcext:condition calcext:apply-style-name="萨满祭司" calcext:value="=&quot;萨满祭司&quot;" calcext:base-cell-address="卡牌.C1172"/>
            <calcext:condition calcext:apply-style-name="圣骑士" calcext:value="=&quot;圣骑士&quot;" calcext:base-cell-address="卡牌.C1172"/>
          </calcext:conditional-format>
          <calcext:conditional-format calcext:target-range-address="卡牌.C1173:卡牌.C1173">
            <calcext:condition calcext:apply-style-name="战士" calcext:value="=&quot;战士&quot;" calcext:base-cell-address="卡牌.C1173"/>
            <calcext:condition calcext:apply-style-name="术士" calcext:value="=&quot;术士&quot;" calcext:base-cell-address="卡牌.C1173"/>
            <calcext:condition calcext:apply-style-name="法师" calcext:value="=&quot;法师&quot;" calcext:base-cell-address="卡牌.C1173"/>
            <calcext:condition calcext:apply-style-name="潜行者" calcext:value="=&quot;潜行者&quot;" calcext:base-cell-address="卡牌.C1173"/>
            <calcext:condition calcext:apply-style-name="猎人" calcext:value="=&quot;猎人&quot;" calcext:base-cell-address="卡牌.C1173"/>
            <calcext:condition calcext:apply-style-name="德鲁伊" calcext:value="=&quot;德鲁伊&quot;" calcext:base-cell-address="卡牌.C1173"/>
            <calcext:condition calcext:apply-style-name="萨满祭司" calcext:value="=&quot;萨满祭司&quot;" calcext:base-cell-address="卡牌.C1173"/>
            <calcext:condition calcext:apply-style-name="圣骑士" calcext:value="=&quot;圣骑士&quot;" calcext:base-cell-address="卡牌.C1173"/>
          </calcext:conditional-format>
          <calcext:conditional-format calcext:target-range-address="卡牌.C1174:卡牌.C1174">
            <calcext:condition calcext:apply-style-name="战士" calcext:value="=&quot;战士&quot;" calcext:base-cell-address="卡牌.C1174"/>
            <calcext:condition calcext:apply-style-name="术士" calcext:value="=&quot;术士&quot;" calcext:base-cell-address="卡牌.C1174"/>
            <calcext:condition calcext:apply-style-name="法师" calcext:value="=&quot;法师&quot;" calcext:base-cell-address="卡牌.C1174"/>
            <calcext:condition calcext:apply-style-name="潜行者" calcext:value="=&quot;潜行者&quot;" calcext:base-cell-address="卡牌.C1174"/>
            <calcext:condition calcext:apply-style-name="猎人" calcext:value="=&quot;猎人&quot;" calcext:base-cell-address="卡牌.C1174"/>
            <calcext:condition calcext:apply-style-name="德鲁伊" calcext:value="=&quot;德鲁伊&quot;" calcext:base-cell-address="卡牌.C1174"/>
            <calcext:condition calcext:apply-style-name="萨满祭司" calcext:value="=&quot;萨满祭司&quot;" calcext:base-cell-address="卡牌.C1174"/>
            <calcext:condition calcext:apply-style-name="圣骑士" calcext:value="=&quot;圣骑士&quot;" calcext:base-cell-address="卡牌.C1174"/>
          </calcext:conditional-format>
          <calcext:conditional-format calcext:target-range-address="卡牌.C1175:卡牌.C1175">
            <calcext:condition calcext:apply-style-name="战士" calcext:value="=&quot;战士&quot;" calcext:base-cell-address="卡牌.C1175"/>
            <calcext:condition calcext:apply-style-name="术士" calcext:value="=&quot;术士&quot;" calcext:base-cell-address="卡牌.C1175"/>
            <calcext:condition calcext:apply-style-name="法师" calcext:value="=&quot;法师&quot;" calcext:base-cell-address="卡牌.C1175"/>
            <calcext:condition calcext:apply-style-name="潜行者" calcext:value="=&quot;潜行者&quot;" calcext:base-cell-address="卡牌.C1175"/>
            <calcext:condition calcext:apply-style-name="猎人" calcext:value="=&quot;猎人&quot;" calcext:base-cell-address="卡牌.C1175"/>
            <calcext:condition calcext:apply-style-name="德鲁伊" calcext:value="=&quot;德鲁伊&quot;" calcext:base-cell-address="卡牌.C1175"/>
            <calcext:condition calcext:apply-style-name="萨满祭司" calcext:value="=&quot;萨满祭司&quot;" calcext:base-cell-address="卡牌.C1175"/>
            <calcext:condition calcext:apply-style-name="圣骑士" calcext:value="=&quot;圣骑士&quot;" calcext:base-cell-address="卡牌.C1175"/>
          </calcext:conditional-format>
          <calcext:conditional-format calcext:target-range-address="卡牌.C1176:卡牌.C1176">
            <calcext:condition calcext:apply-style-name="战士" calcext:value="=&quot;战士&quot;" calcext:base-cell-address="卡牌.C1176"/>
            <calcext:condition calcext:apply-style-name="术士" calcext:value="=&quot;术士&quot;" calcext:base-cell-address="卡牌.C1176"/>
            <calcext:condition calcext:apply-style-name="法师" calcext:value="=&quot;法师&quot;" calcext:base-cell-address="卡牌.C1176"/>
            <calcext:condition calcext:apply-style-name="潜行者" calcext:value="=&quot;潜行者&quot;" calcext:base-cell-address="卡牌.C1176"/>
            <calcext:condition calcext:apply-style-name="猎人" calcext:value="=&quot;猎人&quot;" calcext:base-cell-address="卡牌.C1176"/>
            <calcext:condition calcext:apply-style-name="德鲁伊" calcext:value="=&quot;德鲁伊&quot;" calcext:base-cell-address="卡牌.C1176"/>
            <calcext:condition calcext:apply-style-name="萨满祭司" calcext:value="=&quot;萨满祭司&quot;" calcext:base-cell-address="卡牌.C1176"/>
            <calcext:condition calcext:apply-style-name="圣骑士" calcext:value="=&quot;圣骑士&quot;" calcext:base-cell-address="卡牌.C1176"/>
          </calcext:conditional-format>
          <calcext:conditional-format calcext:target-range-address="卡牌.C1177:卡牌.C1177">
            <calcext:condition calcext:apply-style-name="战士" calcext:value="=&quot;战士&quot;" calcext:base-cell-address="卡牌.C1177"/>
            <calcext:condition calcext:apply-style-name="术士" calcext:value="=&quot;术士&quot;" calcext:base-cell-address="卡牌.C1177"/>
            <calcext:condition calcext:apply-style-name="法师" calcext:value="=&quot;法师&quot;" calcext:base-cell-address="卡牌.C1177"/>
            <calcext:condition calcext:apply-style-name="潜行者" calcext:value="=&quot;潜行者&quot;" calcext:base-cell-address="卡牌.C1177"/>
            <calcext:condition calcext:apply-style-name="猎人" calcext:value="=&quot;猎人&quot;" calcext:base-cell-address="卡牌.C1177"/>
            <calcext:condition calcext:apply-style-name="德鲁伊" calcext:value="=&quot;德鲁伊&quot;" calcext:base-cell-address="卡牌.C1177"/>
            <calcext:condition calcext:apply-style-name="萨满祭司" calcext:value="=&quot;萨满祭司&quot;" calcext:base-cell-address="卡牌.C1177"/>
            <calcext:condition calcext:apply-style-name="圣骑士" calcext:value="=&quot;圣骑士&quot;" calcext:base-cell-address="卡牌.C1177"/>
          </calcext:conditional-format>
          <calcext:conditional-format calcext:target-range-address="卡牌.C1178:卡牌.C1178">
            <calcext:condition calcext:apply-style-name="战士" calcext:value="=&quot;战士&quot;" calcext:base-cell-address="卡牌.C1178"/>
            <calcext:condition calcext:apply-style-name="术士" calcext:value="=&quot;术士&quot;" calcext:base-cell-address="卡牌.C1178"/>
            <calcext:condition calcext:apply-style-name="法师" calcext:value="=&quot;法师&quot;" calcext:base-cell-address="卡牌.C1178"/>
            <calcext:condition calcext:apply-style-name="潜行者" calcext:value="=&quot;潜行者&quot;" calcext:base-cell-address="卡牌.C1178"/>
            <calcext:condition calcext:apply-style-name="猎人" calcext:value="=&quot;猎人&quot;" calcext:base-cell-address="卡牌.C1178"/>
            <calcext:condition calcext:apply-style-name="德鲁伊" calcext:value="=&quot;德鲁伊&quot;" calcext:base-cell-address="卡牌.C1178"/>
            <calcext:condition calcext:apply-style-name="萨满祭司" calcext:value="=&quot;萨满祭司&quot;" calcext:base-cell-address="卡牌.C1178"/>
            <calcext:condition calcext:apply-style-name="圣骑士" calcext:value="=&quot;圣骑士&quot;" calcext:base-cell-address="卡牌.C1178"/>
          </calcext:conditional-format>
          <calcext:conditional-format calcext:target-range-address="卡牌.C1179:卡牌.C1179">
            <calcext:condition calcext:apply-style-name="战士" calcext:value="=&quot;战士&quot;" calcext:base-cell-address="卡牌.C1179"/>
            <calcext:condition calcext:apply-style-name="术士" calcext:value="=&quot;术士&quot;" calcext:base-cell-address="卡牌.C1179"/>
            <calcext:condition calcext:apply-style-name="法师" calcext:value="=&quot;法师&quot;" calcext:base-cell-address="卡牌.C1179"/>
            <calcext:condition calcext:apply-style-name="潜行者" calcext:value="=&quot;潜行者&quot;" calcext:base-cell-address="卡牌.C1179"/>
            <calcext:condition calcext:apply-style-name="猎人" calcext:value="=&quot;猎人&quot;" calcext:base-cell-address="卡牌.C1179"/>
            <calcext:condition calcext:apply-style-name="德鲁伊" calcext:value="=&quot;德鲁伊&quot;" calcext:base-cell-address="卡牌.C1179"/>
            <calcext:condition calcext:apply-style-name="萨满祭司" calcext:value="=&quot;萨满祭司&quot;" calcext:base-cell-address="卡牌.C1179"/>
            <calcext:condition calcext:apply-style-name="圣骑士" calcext:value="=&quot;圣骑士&quot;" calcext:base-cell-address="卡牌.C1179"/>
          </calcext:conditional-format>
          <calcext:conditional-format calcext:target-range-address="卡牌.C1180:卡牌.C1180">
            <calcext:condition calcext:apply-style-name="战士" calcext:value="=&quot;战士&quot;" calcext:base-cell-address="卡牌.C1180"/>
            <calcext:condition calcext:apply-style-name="术士" calcext:value="=&quot;术士&quot;" calcext:base-cell-address="卡牌.C1180"/>
            <calcext:condition calcext:apply-style-name="法师" calcext:value="=&quot;法师&quot;" calcext:base-cell-address="卡牌.C1180"/>
            <calcext:condition calcext:apply-style-name="潜行者" calcext:value="=&quot;潜行者&quot;" calcext:base-cell-address="卡牌.C1180"/>
            <calcext:condition calcext:apply-style-name="猎人" calcext:value="=&quot;猎人&quot;" calcext:base-cell-address="卡牌.C1180"/>
            <calcext:condition calcext:apply-style-name="德鲁伊" calcext:value="=&quot;德鲁伊&quot;" calcext:base-cell-address="卡牌.C1180"/>
            <calcext:condition calcext:apply-style-name="萨满祭司" calcext:value="=&quot;萨满祭司&quot;" calcext:base-cell-address="卡牌.C1180"/>
            <calcext:condition calcext:apply-style-name="圣骑士" calcext:value="=&quot;圣骑士&quot;" calcext:base-cell-address="卡牌.C1180"/>
          </calcext:conditional-format>
          <calcext:conditional-format calcext:target-range-address="卡牌.C1181:卡牌.C1181">
            <calcext:condition calcext:apply-style-name="战士" calcext:value="=&quot;战士&quot;" calcext:base-cell-address="卡牌.C1181"/>
            <calcext:condition calcext:apply-style-name="术士" calcext:value="=&quot;术士&quot;" calcext:base-cell-address="卡牌.C1181"/>
            <calcext:condition calcext:apply-style-name="法师" calcext:value="=&quot;法师&quot;" calcext:base-cell-address="卡牌.C1181"/>
            <calcext:condition calcext:apply-style-name="潜行者" calcext:value="=&quot;潜行者&quot;" calcext:base-cell-address="卡牌.C1181"/>
            <calcext:condition calcext:apply-style-name="猎人" calcext:value="=&quot;猎人&quot;" calcext:base-cell-address="卡牌.C1181"/>
            <calcext:condition calcext:apply-style-name="德鲁伊" calcext:value="=&quot;德鲁伊&quot;" calcext:base-cell-address="卡牌.C1181"/>
            <calcext:condition calcext:apply-style-name="萨满祭司" calcext:value="=&quot;萨满祭司&quot;" calcext:base-cell-address="卡牌.C1181"/>
            <calcext:condition calcext:apply-style-name="圣骑士" calcext:value="=&quot;圣骑士&quot;" calcext:base-cell-address="卡牌.C1181"/>
          </calcext:conditional-format>
          <calcext:conditional-format calcext:target-range-address="卡牌.C1182:卡牌.C1182">
            <calcext:condition calcext:apply-style-name="战士" calcext:value="=&quot;战士&quot;" calcext:base-cell-address="卡牌.C1182"/>
            <calcext:condition calcext:apply-style-name="术士" calcext:value="=&quot;术士&quot;" calcext:base-cell-address="卡牌.C1182"/>
            <calcext:condition calcext:apply-style-name="法师" calcext:value="=&quot;法师&quot;" calcext:base-cell-address="卡牌.C1182"/>
            <calcext:condition calcext:apply-style-name="潜行者" calcext:value="=&quot;潜行者&quot;" calcext:base-cell-address="卡牌.C1182"/>
            <calcext:condition calcext:apply-style-name="猎人" calcext:value="=&quot;猎人&quot;" calcext:base-cell-address="卡牌.C1182"/>
            <calcext:condition calcext:apply-style-name="德鲁伊" calcext:value="=&quot;德鲁伊&quot;" calcext:base-cell-address="卡牌.C1182"/>
            <calcext:condition calcext:apply-style-name="萨满祭司" calcext:value="=&quot;萨满祭司&quot;" calcext:base-cell-address="卡牌.C1182"/>
            <calcext:condition calcext:apply-style-name="圣骑士" calcext:value="=&quot;圣骑士&quot;" calcext:base-cell-address="卡牌.C1182"/>
          </calcext:conditional-format>
          <calcext:conditional-format calcext:target-range-address="卡牌.C1183:卡牌.C1183">
            <calcext:condition calcext:apply-style-name="战士" calcext:value="=&quot;战士&quot;" calcext:base-cell-address="卡牌.C1183"/>
            <calcext:condition calcext:apply-style-name="术士" calcext:value="=&quot;术士&quot;" calcext:base-cell-address="卡牌.C1183"/>
            <calcext:condition calcext:apply-style-name="法师" calcext:value="=&quot;法师&quot;" calcext:base-cell-address="卡牌.C1183"/>
            <calcext:condition calcext:apply-style-name="潜行者" calcext:value="=&quot;潜行者&quot;" calcext:base-cell-address="卡牌.C1183"/>
            <calcext:condition calcext:apply-style-name="猎人" calcext:value="=&quot;猎人&quot;" calcext:base-cell-address="卡牌.C1183"/>
            <calcext:condition calcext:apply-style-name="德鲁伊" calcext:value="=&quot;德鲁伊&quot;" calcext:base-cell-address="卡牌.C1183"/>
            <calcext:condition calcext:apply-style-name="萨满祭司" calcext:value="=&quot;萨满祭司&quot;" calcext:base-cell-address="卡牌.C1183"/>
            <calcext:condition calcext:apply-style-name="圣骑士" calcext:value="=&quot;圣骑士&quot;" calcext:base-cell-address="卡牌.C1183"/>
          </calcext:conditional-format>
          <calcext:conditional-format calcext:target-range-address="卡牌.C1184:卡牌.C1184">
            <calcext:condition calcext:apply-style-name="战士" calcext:value="=&quot;战士&quot;" calcext:base-cell-address="卡牌.C1184"/>
            <calcext:condition calcext:apply-style-name="术士" calcext:value="=&quot;术士&quot;" calcext:base-cell-address="卡牌.C1184"/>
            <calcext:condition calcext:apply-style-name="法师" calcext:value="=&quot;法师&quot;" calcext:base-cell-address="卡牌.C1184"/>
            <calcext:condition calcext:apply-style-name="潜行者" calcext:value="=&quot;潜行者&quot;" calcext:base-cell-address="卡牌.C1184"/>
            <calcext:condition calcext:apply-style-name="猎人" calcext:value="=&quot;猎人&quot;" calcext:base-cell-address="卡牌.C1184"/>
            <calcext:condition calcext:apply-style-name="德鲁伊" calcext:value="=&quot;德鲁伊&quot;" calcext:base-cell-address="卡牌.C1184"/>
            <calcext:condition calcext:apply-style-name="萨满祭司" calcext:value="=&quot;萨满祭司&quot;" calcext:base-cell-address="卡牌.C1184"/>
            <calcext:condition calcext:apply-style-name="圣骑士" calcext:value="=&quot;圣骑士&quot;" calcext:base-cell-address="卡牌.C1184"/>
          </calcext:conditional-format>
          <calcext:conditional-format calcext:target-range-address="卡牌.C1185:卡牌.C1185">
            <calcext:condition calcext:apply-style-name="战士" calcext:value="=&quot;战士&quot;" calcext:base-cell-address="卡牌.C1185"/>
            <calcext:condition calcext:apply-style-name="术士" calcext:value="=&quot;术士&quot;" calcext:base-cell-address="卡牌.C1185"/>
            <calcext:condition calcext:apply-style-name="法师" calcext:value="=&quot;法师&quot;" calcext:base-cell-address="卡牌.C1185"/>
            <calcext:condition calcext:apply-style-name="潜行者" calcext:value="=&quot;潜行者&quot;" calcext:base-cell-address="卡牌.C1185"/>
            <calcext:condition calcext:apply-style-name="猎人" calcext:value="=&quot;猎人&quot;" calcext:base-cell-address="卡牌.C1185"/>
            <calcext:condition calcext:apply-style-name="德鲁伊" calcext:value="=&quot;德鲁伊&quot;" calcext:base-cell-address="卡牌.C1185"/>
            <calcext:condition calcext:apply-style-name="萨满祭司" calcext:value="=&quot;萨满祭司&quot;" calcext:base-cell-address="卡牌.C1185"/>
            <calcext:condition calcext:apply-style-name="圣骑士" calcext:value="=&quot;圣骑士&quot;" calcext:base-cell-address="卡牌.C1185"/>
          </calcext:conditional-format>
          <calcext:conditional-format calcext:target-range-address="卡牌.C1186:卡牌.C1186">
            <calcext:condition calcext:apply-style-name="战士" calcext:value="=&quot;战士&quot;" calcext:base-cell-address="卡牌.C1186"/>
            <calcext:condition calcext:apply-style-name="术士" calcext:value="=&quot;术士&quot;" calcext:base-cell-address="卡牌.C1186"/>
            <calcext:condition calcext:apply-style-name="法师" calcext:value="=&quot;法师&quot;" calcext:base-cell-address="卡牌.C1186"/>
            <calcext:condition calcext:apply-style-name="潜行者" calcext:value="=&quot;潜行者&quot;" calcext:base-cell-address="卡牌.C1186"/>
            <calcext:condition calcext:apply-style-name="猎人" calcext:value="=&quot;猎人&quot;" calcext:base-cell-address="卡牌.C1186"/>
            <calcext:condition calcext:apply-style-name="德鲁伊" calcext:value="=&quot;德鲁伊&quot;" calcext:base-cell-address="卡牌.C1186"/>
            <calcext:condition calcext:apply-style-name="萨满祭司" calcext:value="=&quot;萨满祭司&quot;" calcext:base-cell-address="卡牌.C1186"/>
            <calcext:condition calcext:apply-style-name="圣骑士" calcext:value="=&quot;圣骑士&quot;" calcext:base-cell-address="卡牌.C1186"/>
          </calcext:conditional-format>
          <calcext:conditional-format calcext:target-range-address="卡牌.C1187:卡牌.C1187">
            <calcext:condition calcext:apply-style-name="战士" calcext:value="=&quot;战士&quot;" calcext:base-cell-address="卡牌.C1187"/>
            <calcext:condition calcext:apply-style-name="术士" calcext:value="=&quot;术士&quot;" calcext:base-cell-address="卡牌.C1187"/>
            <calcext:condition calcext:apply-style-name="法师" calcext:value="=&quot;法师&quot;" calcext:base-cell-address="卡牌.C1187"/>
            <calcext:condition calcext:apply-style-name="潜行者" calcext:value="=&quot;潜行者&quot;" calcext:base-cell-address="卡牌.C1187"/>
            <calcext:condition calcext:apply-style-name="猎人" calcext:value="=&quot;猎人&quot;" calcext:base-cell-address="卡牌.C1187"/>
            <calcext:condition calcext:apply-style-name="德鲁伊" calcext:value="=&quot;德鲁伊&quot;" calcext:base-cell-address="卡牌.C1187"/>
            <calcext:condition calcext:apply-style-name="萨满祭司" calcext:value="=&quot;萨满祭司&quot;" calcext:base-cell-address="卡牌.C1187"/>
            <calcext:condition calcext:apply-style-name="圣骑士" calcext:value="=&quot;圣骑士&quot;" calcext:base-cell-address="卡牌.C1187"/>
          </calcext:conditional-format>
          <calcext:conditional-format calcext:target-range-address="卡牌.C1188:卡牌.C1188">
            <calcext:condition calcext:apply-style-name="战士" calcext:value="=&quot;战士&quot;" calcext:base-cell-address="卡牌.C1188"/>
            <calcext:condition calcext:apply-style-name="术士" calcext:value="=&quot;术士&quot;" calcext:base-cell-address="卡牌.C1188"/>
            <calcext:condition calcext:apply-style-name="法师" calcext:value="=&quot;法师&quot;" calcext:base-cell-address="卡牌.C1188"/>
            <calcext:condition calcext:apply-style-name="潜行者" calcext:value="=&quot;潜行者&quot;" calcext:base-cell-address="卡牌.C1188"/>
            <calcext:condition calcext:apply-style-name="猎人" calcext:value="=&quot;猎人&quot;" calcext:base-cell-address="卡牌.C1188"/>
            <calcext:condition calcext:apply-style-name="德鲁伊" calcext:value="=&quot;德鲁伊&quot;" calcext:base-cell-address="卡牌.C1188"/>
            <calcext:condition calcext:apply-style-name="萨满祭司" calcext:value="=&quot;萨满祭司&quot;" calcext:base-cell-address="卡牌.C1188"/>
            <calcext:condition calcext:apply-style-name="圣骑士" calcext:value="=&quot;圣骑士&quot;" calcext:base-cell-address="卡牌.C1188"/>
          </calcext:conditional-format>
          <calcext:conditional-format calcext:target-range-address="卡牌.C1189:卡牌.C1189">
            <calcext:condition calcext:apply-style-name="战士" calcext:value="=&quot;战士&quot;" calcext:base-cell-address="卡牌.C1189"/>
            <calcext:condition calcext:apply-style-name="术士" calcext:value="=&quot;术士&quot;" calcext:base-cell-address="卡牌.C1189"/>
            <calcext:condition calcext:apply-style-name="法师" calcext:value="=&quot;法师&quot;" calcext:base-cell-address="卡牌.C1189"/>
            <calcext:condition calcext:apply-style-name="潜行者" calcext:value="=&quot;潜行者&quot;" calcext:base-cell-address="卡牌.C1189"/>
            <calcext:condition calcext:apply-style-name="猎人" calcext:value="=&quot;猎人&quot;" calcext:base-cell-address="卡牌.C1189"/>
            <calcext:condition calcext:apply-style-name="德鲁伊" calcext:value="=&quot;德鲁伊&quot;" calcext:base-cell-address="卡牌.C1189"/>
            <calcext:condition calcext:apply-style-name="萨满祭司" calcext:value="=&quot;萨满祭司&quot;" calcext:base-cell-address="卡牌.C1189"/>
            <calcext:condition calcext:apply-style-name="圣骑士" calcext:value="=&quot;圣骑士&quot;" calcext:base-cell-address="卡牌.C1189"/>
          </calcext:conditional-format>
          <calcext:conditional-format calcext:target-range-address="卡牌.C1190:卡牌.C1190">
            <calcext:condition calcext:apply-style-name="战士" calcext:value="=&quot;战士&quot;" calcext:base-cell-address="卡牌.C1190"/>
            <calcext:condition calcext:apply-style-name="术士" calcext:value="=&quot;术士&quot;" calcext:base-cell-address="卡牌.C1190"/>
            <calcext:condition calcext:apply-style-name="法师" calcext:value="=&quot;法师&quot;" calcext:base-cell-address="卡牌.C1190"/>
            <calcext:condition calcext:apply-style-name="潜行者" calcext:value="=&quot;潜行者&quot;" calcext:base-cell-address="卡牌.C1190"/>
            <calcext:condition calcext:apply-style-name="猎人" calcext:value="=&quot;猎人&quot;" calcext:base-cell-address="卡牌.C1190"/>
            <calcext:condition calcext:apply-style-name="德鲁伊" calcext:value="=&quot;德鲁伊&quot;" calcext:base-cell-address="卡牌.C1190"/>
            <calcext:condition calcext:apply-style-name="萨满祭司" calcext:value="=&quot;萨满祭司&quot;" calcext:base-cell-address="卡牌.C1190"/>
            <calcext:condition calcext:apply-style-name="圣骑士" calcext:value="=&quot;圣骑士&quot;" calcext:base-cell-address="卡牌.C1190"/>
          </calcext:conditional-format>
        </calcext:conditional-formats>
      </table:table>
      <table:table table:name="其他" table:style-name="ta2">
        <table:table-column table:style-name="co16" table:default-cell-style-name="ce39"/>
        <table:table-column table:style-name="co17" table:number-columns-repeated="3" table:default-cell-style-name="ce44"/>
        <table:table-column table:style-name="co18" table:default-cell-style-name="ce44"/>
        <table:table-column table:style-name="co15" table:number-columns-repeated="248" table:default-cell-style-name="ce44"/>
        <table:table-column table:style-name="co15" table:number-columns-repeated="771" table:default-cell-style-name="Default"/>
        <table:table-row table:style-name="ro7">
          <table:table-cell table:style-name="ce166" office:value-type="string" calcext:value-type="string" table:number-columns-spanned="1" table:number-rows-spanned="2">
            <text:p>职业</text:p>
          </table:table-cell>
          <table:table-cell table:style-name="ce166" office:value-type="string" calcext:value-type="string" table:number-columns-spanned="3" table:number-rows-spanned="1">
            <text:p>技能评分</text:p>
          </table:table-cell>
          <table:covered-table-cell table:number-columns-repeated="2" table:style-name="ce167"/>
          <table:table-cell table:style-name="ce166" office:value-type="string" calcext:value-type="string" table:number-columns-spanned="1" table:number-rows-spanned="2">
            <text:p><text:s/>技能等效估计</text:p>
          </table:table-cell>
          <table:table-cell table:number-columns-repeated="1019"/>
        </table:table-row>
        <table:table-row table:style-name="ro7">
          <table:covered-table-cell table:style-name="ce167"/>
          <table:table-cell table:style-name="ce167" office:value-type="string" calcext:value-type="string">
            <text:p>卡差</text:p>
          </table:table-cell>
          <table:table-cell table:style-name="ce167" office:value-type="string" calcext:value-type="string">
            <text:p>场面</text:p>
          </table:table-cell>
          <table:table-cell table:style-name="ce167" office:value-type="string" calcext:value-type="string">
            <text:p>血量</text:p>
          </table:table-cell>
          <table:covered-table-cell table:style-name="ce167"/>
          <table:table-cell table:number-columns-repeated="1019"/>
        </table:table-row>
        <table:table-row table:style-name="ro8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造成1点伤害</text:p>
          </table:table-cell>
          <table:table-cell table:number-columns-repeated="1019"/>
        </table:table-row>
        <table:table-row table:style-name="ro8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office:value-type="string" calcext:value-type="string">
            <text:p>3/4几率嘲讽0/2,1/4圣骑技能</text:p>
          </table:table-cell>
          <table:table-cell table:number-columns-repeated="1019"/>
        </table:table-row>
        <table:table-row table:style-name="ro8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office:value-type="string" calcext:value-type="string">
            <text:p>回1点血然后对敌方英雄造成1点伤害</text:p>
          </table:table-cell>
          <table:table-cell table:number-columns-repeated="1019"/>
        </table:table-row>
        <table:table-row table:style-name="ro8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office:value-type="string" calcext:value-type="string">
            <text:p>回1点血和造成1点伤害取中间值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office:value-type="string" calcext:value-type="string">
            <text:p>对自身造成2点伤害抽1张卡</text:p>
          </table:table-cell>
          <table:table-cell table:style-name="ce167"/>
          <table:table-cell table:number-columns-repeated="1018"/>
        </table:table-row>
        <table:table-row table:style-name="ro8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2点伤害</text:p>
          </table:table-cell>
          <table:table-cell table:number-columns-repeated="1019"/>
        </table:table-row>
        <table:table-row table:style-name="ro8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1点伤害+1/1武器</text:p>
          </table:table-cell>
          <table:table-cell table:style-name="ce167"/>
          <table:table-cell table:number-columns-repeated="1018"/>
        </table:table-row>
        <table:table-row table:style-name="ro8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恢复3点生命</text:p>
          </table:table-cell>
          <table:table-cell table:number-columns-repeated="1019"/>
        </table:table-row>
        <table:table-row table:style-name="ro8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office:value-type="string" calcext:value-type="string">
            <text:p>恢复2点生命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零件</text:p>
          </table:table-cell>
          <table:table-cell table:formula="of:=AVERAGE([.B14:.B18])" office:value-type="float" office:value="0.5" calcext:value-type="float">
            <text:p>0.5</text:p>
          </table:table-cell>
          <table:table-cell table:formula="of:=AVERAGE([.C14:.C18])" office:value-type="float" office:value="0.7" calcext:value-type="float">
            <text:p>0.7</text:p>
          </table:table-cell>
          <table:table-cell table:formula="of:=AVERAGE([.D14:.D18])" office:value-type="float" office:value="0.6" calcext:value-type="float">
            <text:p>0.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攻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血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冻结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隐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回收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7">
          <table:table-cell table:style-name="ce41" office:value-type="string" calcext:value-type="string">
            <text:p>狂野模式卡</text:p>
          </table:table-cell>
          <table:table-cell table:number-columns-repeated="1023"/>
        </table:table-row>
        <table:table-row table:style-name="ro7">
          <table:table-cell table:style-name="普通" office:value-type="string" calcext:value-type="string">
            <text:p>弱</text:p>
          </table:table-cell>
          <table:table-cell table:number-columns-repeated="1023"/>
        </table:table-row>
        <table:table-row table:style-name="ro7">
          <table:table-cell table:style-name="ce72" office:value-type="string" calcext:value-type="string">
            <text:p>中</text:p>
          </table:table-cell>
          <table:table-cell table:number-columns-repeated="1023"/>
        </table:table-row>
        <table:table-row table:style-name="ro7">
          <table:table-cell table:style-name="ce70" office:value-type="string" calcext:value-type="string">
            <text:p>强</text:p>
          </table:table-cell>
          <table:table-cell table:number-columns-repeated="1023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当前标准天梯主流" table:style-name="ta4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V105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卡牌类型">
      <style:text-properties fo:color="#993300"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  <style:text-properties fo:font-size="12pt" style:font-size-asian="12pt" style:font-size-complex="12pt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卡牌类型" style:family="table-cell" style:parent-style-name="Default">
      <style:table-cell-properties loext:vertical-justify="auto"/>
      <style:paragraph-properties css3t:text-justify="auto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评分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优秀" style:family="table-cell" style:parent-style-name="评分">
      <style:table-cell-properties fo:background-color="#ff7f00"/>
      <style:text-properties fo:font-size="12pt" style:font-size-asian="12pt" style:font-size-complex="12pt"/>
    </style:style>
    <style:style style:name="良好" style:family="table-cell" style:parent-style-name="评分">
      <style:table-cell-properties fo:background-color="#ffff00"/>
    </style:style>
    <style:style style:name="普通" style:family="table-cell" style:parent-style-name="评分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family="微软雅黑" fo:font-size="12pt" fo:font-style="normal" fo:text-shadow="none" style:text-underline-style="none" fo:font-weight="normal" style:font-name-asian="微软雅黑1" style:font-family-asian="微软雅黑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00/00/00</text:date>, <text:time style:data-style-name="N2" text:time-value="15:44:53.656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4-09T16:21:28.481000000</dc:date>
    <meta:generator>LibreOffice/5.3.0.3$Windows_X86_64 LibreOffice_project/7074905676c47b82bbcfbea1aeefc84afe1c50e1</meta:generator>
    <meta:editing-duration>PT3H39M33S</meta:editing-duration>
    <meta:editing-cycles>63</meta:editing-cycles>
    <meta:document-statistic meta:table-count="4" meta:cell-count="13824" meta:object-count="0"/>
    <meta:user-defined meta:name="KSOProductBuildVer">2052-10.1.0.5973</meta:user-defined>
    <meta:user-defined meta:name="KSOReadingLayout" meta:value-type="boolean">true</meta:user-defined>
  </office:meta>
</office:document-meta>
</file>